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微軟正黑體" svg:font-family="微軟正黑體"/>
    <style:font-face style:name="新細明體" svg:font-family="新細明體"/>
    <style:font-face style:name="標楷體" svg:font-family="標楷體"/>
    <style:font-face style:name="Segoe UI Symbol" svg:font-family="&quot;Segoe UI Symbol&quot;"/>
    <style:font-face style:name="細明體" svg:font-family="細明體"/>
  </office:font-face-decls>
  <office:automatic-styles>
    <style:style style:name="ce1" style:family="table-cell" style:parent-style-name="Default" style:data-style-name="N51"/>
    <style:style style:name="ce2" style:family="table-cell" style:parent-style-name="Default" style:data-style-name="N51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51">
      <style:text-properties style:font-name="標楷體" style:font-name-asian="標楷體" style:font-name-complex="標楷體" style:font-family-generic="script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8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51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_19968__33324___36895__22577__34920_" style:data-style-name="N51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_36895__22577__34920_" style:data-style-name="N51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51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51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Default" style:data-style-name="N51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9968__33324___36895__22577__34920_" style:data-style-name="N51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_36895__22577__34920_" style:data-style-name="N51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_36895__22577__34920_" style:data-style-name="N51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51">
      <style:table-cell-properties fo:border-top="none" fo:border-bottom="thin solid #000000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Default" style:data-style-name="N51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Default" style:data-style-name="N51">
      <style:table-cell-properties fo:background-color="transparent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_19968__33324___36895__22577__34920_" style:data-style-name="N51">
      <style:table-cell-properties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Default" style:data-style-name="N51">
      <style:table-cell-properties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Default" style:data-style-name="N51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_21315__20998__20301__91_0_93_" style:data-style-name="N52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_21315__20998__20301__91_0_93_" style:data-style-name="N53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Default" style:data-style-name="N51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" style:family="table-cell" style:parent-style-name="_19968__33324___36895__22577__34920_" style:data-style-name="N51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" style:family="table-cell" style:parent-style-name="_19968__33324___36895__22577__34920_" style:data-style-name="N51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" style:family="table-cell" style:parent-style-name="_19968__33324___36895__22577__34920_" style:data-style-name="N51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" style:family="table-cell" style:parent-style-name="Default" style:data-style-name="N51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Default" style:data-style-name="N51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" style:family="table-cell" style:parent-style-name="_21315__20998__20301__91_0_93_" style:data-style-name="N54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55">
      <style:table-cell-properties style:vertical-align="middl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54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5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" style:data-style-name="N54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Default" style:data-style-name="N51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" style:data-style-name="N55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5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54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54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" style:data-style-name="N55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" style:data-style-name="N55">
      <style:table-cell-properties fo:border-top="none" fo:border-bottom="none" fo:border-left="none" fo:border-right="thin solid #000000" style:vertical-align="middle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" style:data-style-name="N54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21315__20998__20301__91_0_93_" style:data-style-name="N54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" style:data-style-name="N55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91_0_93_" style:data-style-name="N55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21315__20998__20301__91_0_93_" style:data-style-name="N54">
      <style:table-cell-properties fo:border-top="none" fo:border-bottom="thin solid #000000" fo:border-left="none" fo:border-right="none" style:vertical-align="middle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21315__20998__20301__91_0_93_" style:data-style-name="N55">
      <style:table-cell-properties fo:border-top="none" fo:border-bottom="thin solid #000000" fo:border-left="none" fo:border-right="none" style:vertical-align="middle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" style:data-style-name="N55">
      <style:table-cell-properties fo:border-top="none" fo:border-bottom="thin solid #000000" fo:border-left="none" fo:border-right="thin solid #000000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_21315__20998__20301__91_0_93_" style:data-style-name="N54">
      <style:table-cell-properties fo:border-top="none" fo:border-bottom="thin solid #000000" fo:border-left="none" fo:border-right="none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59" style:family="table-cell" style:parent-style-name="_21315__20998__20301__91_0_93_" style:data-style-name="N54">
      <style:table-cell-properties fo:border-top="none" fo:border-bottom="thin solid #000000" fo:border-left="none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21315__20998__20301__91_0_93_" style:data-style-name="N55">
      <style:table-cell-properties fo:border-top="none" fo:border-bottom="thin solid #000000" fo:border-left="none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21315__20998__20301__91_0_93_" style:data-style-name="N55">
      <style:table-cell-properties fo:border-top="thin solid #000000" fo:border-bottom="thin dotte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" style:data-style-name="N55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Default" style:data-style-name="N51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" style:data-style-name="N55">
      <style:table-cell-properties fo:border-top="thin dotte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21315__20998__20301__91_0_93_" style:data-style-name="N55">
      <style:table-cell-properties fo:border-top="thin dotte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21315__20998__20301__91_0_93_" style:data-style-name="N54">
      <style:table-cell-properties fo:border-top="thin dotted #000000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Default" style:data-style-name="N51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21315__20998__20301__91_0_93_" style:data-style-name="N55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_21315__20998__20301__91_0_93_" style:data-style-name="N55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19968__33324___36895__22577__34920_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19968__33324___36895__22577__34920_" style:data-style-name="N0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19968__33324___36895__22577__34920_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Default" style:data-style-name="N51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77" style:family="table-cell" style:parent-style-name="Default" style:data-style-name="N51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9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0" style:family="table-cell" style:parent-style-name="_19968__33324___36895__22577__34920_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1" style:family="table-cell" style:parent-style-name="_19968__33324___36895__22577__34920_" style:data-style-name="N51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2" style:family="table-cell" style:parent-style-name="_19968__33324___36895__22577__34920_" style:data-style-name="N51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3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51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5" style:family="table-cell" style:parent-style-name="_19968__33324___36895__22577__34920_" style:data-style-name="N51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6" style:family="table-cell" style:parent-style-name="_19968__33324___36895__22577__34920_" style:data-style-name="N51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7" style:family="table-cell" style:parent-style-name="Default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8" style:family="table-cell" style:parent-style-name="Default" style:data-style-name="N51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9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_36895__22577__34920_" style:data-style-name="N51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_36895__22577__34920_" style:data-style-name="N51">
      <style:table-cell-properties fo:border-top="thin solid #000000" fo:border-bottom="thin dotte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_36895__22577__34920_" style:data-style-name="N51">
      <style:table-cell-properties fo:border-top="thin dotted #000000" fo:border-bottom="thin dotte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_36895__22577__34920_" style:data-style-name="N51">
      <style:table-cell-properties fo:border-top="thin dotte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95" style:family="table-cell" style:parent-style-name="Default" style:data-style-name="N51">
      <style:table-cell-properties fo:border-top="thin dotte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Default" style:data-style-name="N51">
      <style:table-cell-properties fo:background-color="#FFFFFF"/>
    </style:style>
    <style:style style:name="ce97" style:family="table-cell" style:parent-style-name="Default" style:data-style-name="N0">
      <style:table-cell-properties fo:background-color="#FFFFFF"/>
    </style:style>
    <style:style style:name="ce9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9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0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1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2" style:family="table-cell" style:parent-style-name="_19968__33324___36895__22577__34920_" style:data-style-name="N51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3" style:family="table-cell" style:parent-style-name="Default" style:data-style-name="N51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4" style:family="table-cell" style:parent-style-name="_19968__33324___36895__22577__34920_" style:data-style-name="N51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_19968__33324___36895__22577__34920_" style:data-style-name="N51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6" style:family="table-cell" style:parent-style-name="_19968__33324___36895__22577__34920_" style:data-style-name="N51">
      <style:table-cell-properties style:vertical-align="to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7" style:family="table-cell" style:parent-style-name="_19968__33324___36895__22577__34920_" style:data-style-name="N51">
      <style:table-cell-properties style:vertical-align="to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8" style:family="table-cell" style:parent-style-name="_19968__33324___36895__22577__34920_" style:data-style-name="N51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_19968__33324___36895__22577__34920_" style:data-style-name="N51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0" style:family="table-cell" style:parent-style-name="_19968__33324___36895__22577__34920_" style:data-style-name="N51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1" style:family="table-cell" style:parent-style-name="_19968__33324___36895__22577__34920_" style:data-style-name="N51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_19968__33324___36895__22577__34920_" style:data-style-name="N51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3" style:family="table-cell" style:parent-style-name="_19968__33324___36895__22577__34920_" style:data-style-name="N5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_19968__33324___36895__22577__34920_" style:data-style-name="N51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Default" style:data-style-name="N51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6" style:family="table-cell" style:parent-style-name="_19968__33324___36895__22577__34920_" style:data-style-name="N51">
      <style:table-cell-properties fo:border-top="none" fo:border-bottom="thin solid #000000" fo:border-left="none" fo:border-right="thin solid #000000" style:vertical-align="automatic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118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0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Default" style:data-style-name="N51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2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23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_21315__20998__20301__91_0_93_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_21315__20998__20301__91_0_93_" style:data-style-name="N5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6" style:family="table-cell" style:parent-style-name="_21315__20998__20301__91_0_93_" style:data-style-name="N52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28" style:family="table-cell" style:parent-style-name="_21315__20998__20301__91_0_93_" style:data-style-name="N54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_21315__20998__20301__91_0_93_" style:data-style-name="N54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_21315__20998__20301__91_0_93_" style:data-style-name="N54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_21315__20998__20301__91_0_93_" style:data-style-name="N5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3" style:family="table-cell" style:parent-style-name="_21315__20998__20301__91_0_93_" style:data-style-name="N5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4" style:family="table-cell" style:parent-style-name="_21315__20998__20301__91_0_93_" style:data-style-name="N54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5" style:family="table-cell" style:parent-style-name="_21315__20998__20301__91_0_93_" style:data-style-name="N54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_21315__20998__20301__91_0_93_" style:data-style-name="N54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Default" style:data-style-name="N51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8" style:family="table-cell" style:parent-style-name="_19968__33324___36895__22577__34920_" style:data-style-name="N51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9" style:family="table-cell" style:parent-style-name="_21315__20998__20301__91_0_93_" style:data-style-name="N5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21315__20998__20301__91_0_93_" style:data-style-name="N54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_21315__20998__20301__91_0_93_" style:data-style-name="N54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_21315__20998__20301__91_0_93_" style:data-style-name="N55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3" style:family="table-cell" style:parent-style-name="_21315__20998__20301__91_0_93_" style:data-style-name="N55">
      <style:table-cell-properties fo:border-top="none" fo:border-bottom="thin solid #000000" fo:border-left="none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4" style:family="table-cell" style:parent-style-name="_21315__20998__20301__91_0_93_" style:data-style-name="N54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" style:data-style-name="N55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6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47" style:family="table-cell" style:parent-style-name="_19968__33324___36895__22577__34920_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19968__33324___36895__22577__34920_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3" style:family="table-cell" style:parent-style-name="_19968__33324___36895__22577__34920_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4" style:family="table-cell" style:parent-style-name="_19968__33324___36895__22577__34920_" style:data-style-name="N51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5" style:family="table-cell" style:parent-style-name="_19968__33324___36895__22577__34920_" style:data-style-name="N51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6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7" style:family="table-cell" style:parent-style-name="_19968__33324___36895__22577__34920_" style:data-style-name="N51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8" style:family="table-cell" style:parent-style-name="_19968__33324___36895__22577__34920_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9" style:family="table-cell" style:parent-style-name="_19968__33324___36895__22577__34920_" style:data-style-name="N51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0" style:family="table-cell" style:parent-style-name="Default" style:data-style-name="N51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1" style:family="table-cell" style:parent-style-name="_19968__33324__Book2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162" style:family="table-cell" style:parent-style-name="_19968__33324__Book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63" style:family="table-cell" style:parent-style-name="_19968__33324__Book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64" style:family="table-cell" style:parent-style-name="_19968__33324__Book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65" style:family="table-cell" style:parent-style-name="_19968__33324__Book2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66" style:family="table-cell" style:parent-style-name="_19968__33324__Book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7" style:family="table-cell" style:parent-style-name="_19968__33324__Book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68" style:family="table-cell" style:parent-style-name="_19968__33324__Book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0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_19968__33324__92.10_22806__31821__33287__22823__38520__37197__20598__35657__20214__21029__21450__22283__31821__21029_" style:data-style-name="N54">
      <style:table-cell-properties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_19968__33324__Book3" style:data-style-name="N55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_19968__33324__Book2" style:data-style-name="N57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19968__33324__92.10_22806__31821__33287__22823__38520__37197__20598__35657__20214__21029__21450__22283__31821__21029_" style:data-style-name="N54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_19968__33324__Book3" style:data-style-name="N55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8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79" style:family="table-cell" style:parent-style-name="_19968__33324__92.10_22806__31821__33287__22823__38520__37197__20598__35657__20214__21029__21450__22283__31821__21029_" style:data-style-name="N54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80" style:family="table-cell" style:parent-style-name="_19968__33324__Book3" style:data-style-name="N55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1" style:family="table-cell" style:parent-style-name="_19968__33324__32_3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82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3" style:family="table-cell" style:parent-style-name="_19968__33324__Book2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184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5" style:family="table-cell" style:parent-style-name="_19968__33324__Book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6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7" style:family="table-cell" style:parent-style-name="_19968__33324___36895__22577__34920_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51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1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2.51354166666667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09020833333333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2.01083333333333cm"/>
    </style:style>
    <style:style style:name="co20" style:family="table-column">
      <style:table-column-properties fo:break-before="auto" style:column-width="1.984375cm"/>
    </style:style>
    <style:style style:name="co21" style:family="table-column">
      <style:table-column-properties fo:break-before="auto" style:column-width="1.87854166666667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 style:use-optimal-column-width="true"/>
    </style:style>
    <style:style style:name="co25" style:family="table-column">
      <style:table-column-properties fo:break-before="auto" style:column-width="1.5875cm"/>
    </style:style>
    <style:style style:name="co26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1.77270833333333cm"/>
    </style:style>
    <style:style style:name="ro1" style:family="table-row">
      <style:table-row-properties style:row-height="4.9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4.5pt" style:use-optimal-row-height="false" fo:break-before="auto"/>
    </style:style>
    <style:style style:name="ro12" style:family="table-row">
      <style:table-row-properties style:row-height="34.15pt" style:use-optimal-row-height="false" fo:break-before="auto"/>
    </style:style>
    <style:style style:name="ro13" style:family="table-row">
      <style:table-row-properties style:row-height="22.9pt" style:use-optimal-row-height="false" fo:break-before="auto"/>
    </style:style>
    <style:style style:name="ro14" style:family="table-row">
      <style:table-row-properties style:row-height="19.15pt" style:use-optimal-row-height="false" fo:break-before="auto"/>
    </style:style>
    <style:style style:name="ro15" style:family="table-row">
      <style:table-row-properties style:row-height="17.45pt" style:use-optimal-row-height="false" fo:break-before="auto"/>
    </style:style>
    <style:style style:name="ro16" style:family="table-row">
      <style:table-row-properties style:row-height="30.2pt" style:use-optimal-row-height="false" fo:break-before="auto"/>
    </style:style>
    <style:style style:name="ro17" style:family="table-row">
      <style:table-row-properties style:row-height="19.9pt" style:use-optimal-row-height="false" fo:break-before="auto"/>
    </style:style>
    <style:style style:name="ro18" style:family="table-row">
      <style:table-row-properties style:row-height="27pt" style:use-optimal-row-height="false" fo:break-before="auto"/>
    </style:style>
    <style:style style:name="ro19" style:family="table-row">
      <style:table-row-properties style:row-height="24.6pt" style:use-optimal-row-height="false" fo:break-before="auto"/>
    </style:style>
    <style:style style:name="ro20" style:family="table-row">
      <style:table-row-properties style:row-height="23.45pt" style:use-optimal-row-height="false" fo:break-before="auto"/>
    </style:style>
    <style:style style:name="ro21" style:family="table-row">
      <style:table-row-properties style:row-height="26.1pt" style:use-optimal-row-height="false" fo:break-before="auto"/>
    </style:style>
    <style:style style:name="ro22" style:family="table-row">
      <style:table-row-properties style:row-height="24pt" style:use-optimal-row-height="false" fo:break-before="auto"/>
    </style:style>
    <style:style style:name="ro23" style:family="table-row">
      <style:table-row-properties style:row-height="28.9pt" style:use-optimal-row-height="false" fo:break-before="auto"/>
    </style:style>
    <style:style style:name="ro24" style:family="table-row">
      <style:table-row-properties style:row-height="17.25pt" style:use-optimal-row-height="true" fo:break-before="auto"/>
    </style:style>
    <style:style style:name="ro25" style:family="table-row">
      <style:table-row-properties style:row-height="18.75pt" style:use-optimal-row-height="false" fo:break-before="auto"/>
    </style:style>
    <style:style style:name="ro26" style:family="table-row">
      <style:table-row-properties style:row-height="17.1pt" style:use-optimal-row-height="false" fo:break-before="auto"/>
    </style:style>
    <style:style style:name="ro27" style:family="table-row">
      <style:table-row-properties style:row-height="15pt" style:use-optimal-row-height="true" fo:break-before="auto"/>
    </style:style>
    <style:style style:name="ro28" style:family="table-row">
      <style:table-row-properties style:row-height="23.25pt" style:use-optimal-row-height="false" fo:break-before="auto"/>
    </style:style>
    <style:style style:name="ro29" style:family="table-row">
      <style:table-row-properties style:row-height="8.45pt" style:use-optimal-row-height="false" fo:break-before="auto"/>
    </style:style>
    <style:style style:name="ro30" style:family="table-row">
      <style:table-row-properties style:row-height="25.15pt" style:use-optimal-row-height="false" fo:break-before="auto"/>
    </style:style>
    <style:style style:name="ro31" style:family="table-row">
      <style:table-row-properties style:row-height="26.45pt" style:use-optimal-row-height="false" fo:break-before="auto"/>
    </style:style>
    <style:style style:name="ro3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" table:number-columns-repeated="6" table:default-cell-style-name="ce2"/>
        <table:table-column table:style-name="co1" table:number-columns-repeated="7" table:default-cell-style-name="ce3"/>
        <table:table-column table:style-name="co1" table:default-cell-style-name="ce2"/>
        <table:table-column table:style-name="co10" table:number-columns-repeated="16353" table:default-cell-style-name="ce2"/>
        <table:table-row table:style-name="ro1">
          <table:table-cell table:number-columns-repeated="23" table:style-name="ce2"/>
          <table:table-cell table:number-columns-repeated="7" table:style-name="ce3"/>
          <table:table-cell table:number-columns-repeated="16354" table:style-name="ce2"/>
        </table:table-row>
        <table:table-row table:style-name="ro2">
          <table:table-cell office:value-type="string" table:number-columns-spanned="16" table:number-rows-spanned="1" table:style-name="ce78">
            <text:p>民 國 109 年 10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78">
            <text:p>民 國 109 年 10 月 戶 口 統 計 速 報 表(續)</text:p>
          </table:table-cell>
          <table:covered-table-cell table:number-columns-repeated="14"/>
          <table:table-cell table:number-columns-repeated="16353" table:style-name="ce4"/>
        </table:table-row>
        <table:table-row table:style-name="ro3">
          <table:table-cell table:number-columns-repeated="15" table:style-name="ce5"/>
          <table:table-cell table:style-name="ce6"/>
          <table:table-cell table:number-columns-repeated="7" table:style-name="ce5"/>
          <table:table-cell table:number-columns-repeated="7" table:style-name="ce7"/>
          <table:table-cell office:value-type="string" table:style-name="ce6">
            <text:p><text:span text:style-name="T10">單位：人；</text:span>‰<text:span text:style-name="T10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79">
            <text:p><text:span text:style-name="T10">年月別</text:span></text:p>
          </table:table-cell>
          <table:covered-table-cell/>
          <table:table-cell table:style-name="ce8"/>
          <table:table-cell office:value-type="string" table:style-name="ce9">
            <text:p><text:span text:style-name="T10">人</text:span></text:p>
          </table:table-cell>
          <table:table-cell office:value-type="string" table:style-name="ce9">
            <text:p><text:span text:style-name="T10">口</text:span></text:p>
          </table:table-cell>
          <table:table-cell office:value-type="string" table:style-name="ce9">
            <text:p><text:span text:style-name="T10">數</text:span></text:p>
          </table:table-cell>
          <table:table-cell office:value-type="string" table:number-columns-spanned="4" table:number-rows-spanned="1" table:style-name="ce80">
            <text:p><text:span text:style-name="T10">出</text:span><text:s text:c="6"/><text:span text:style-name="T10">　</text:span><text:s text:c="2"/><text:span text:style-name="T10">　生</text:span></text:p>
          </table:table-cell>
          <table:covered-table-cell table:number-columns-repeated="3"/>
          <table:table-cell office:value-type="string" table:number-columns-spanned="4" table:number-rows-spanned="1" table:style-name="ce80">
            <text:p><text:span text:style-name="T10">死　</text:span><text:s text:c="7"/><text:span text:style-name="T10">　亡</text:span></text:p>
          </table:table-cell>
          <table:covered-table-cell table:number-columns-repeated="3"/>
          <table:table-cell office:value-type="string" table:number-columns-spanned="2" table:number-rows-spanned="1" table:style-name="ce80">
            <text:p><text:span text:style-name="T10">自</text:span><text:s/><text:span text:style-name="T10">然</text:span><text:s/><text:span text:style-name="T10">增</text:span><text:s/><text:span text:style-name="T10">加</text:span></text:p>
          </table:table-cell>
          <table:covered-table-cell/>
          <table:table-cell office:value-type="string" table:number-columns-spanned="6" table:number-rows-spanned="1" table:style-name="ce80">
            <text:p><text:s text:c="2"/><text:span text:style-name="T10">結</text:span><text:s text:c="7"/><text:span text:style-name="T10">婚　</text:span><text:s/>(<text:span text:style-name="T10">對</text:span><text:s text:c="3"/><text:span text:style-name="T10">數</text:span>)</text:p>
          </table:table-cell>
          <table:covered-table-cell table:number-columns-repeated="5"/>
          <table:table-cell office:value-type="string" table:number-columns-spanned="6" table:number-rows-spanned="1" table:style-name="ce81">
            <text:p><text:s text:c="11"/><text:span text:style-name="T10">離</text:span><text:s text:c="5"/><text:span text:style-name="T10">婚</text:span><text:s text:c="2"/>/<text:s text:c="2"/><text:span text:style-name="T10">終</text:span><text:s text:c="4"/><text:span text:style-name="T10">止</text:span><text:s text:c="2"/>(<text:span text:style-name="T10">對</text:span><text:s text:c="2"/><text:span text:style-name="T10">數</text:span>)</text:p>
          </table:table-cell>
          <table:covered-table-cell table:number-columns-repeated="5"/>
          <table:table-cell office:value-type="string" table:number-columns-spanned="1" table:number-rows-spanned="4" table:style-name="ce82">
            <text:p><text:span text:style-name="T10">遷入</text:span><text:span text:style-name="T10"/></text:p>
            <text:p><text:span text:style-name="T10">人數</text:span></text:p>
          </table:table-cell>
          <table:table-cell office:value-type="string" table:number-columns-spanned="1" table:number-rows-spanned="4" table:style-name="ce82">
            <text:p><text:span text:style-name="T10">遷出</text:span><text:span text:style-name="T10"/></text:p>
            <text:p><text:span text:style-name="T10">人數</text:span></text:p>
          </table:table-cell>
          <table:table-cell office:value-type="string" table:number-columns-spanned="1" table:number-rows-spanned="4" table:style-name="ce83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84">
            <text:p><text:span text:style-name="T10">戶　數</text:span></text:p>
          </table:table-cell>
          <table:table-cell table:number-columns-repeated="3" table:style-name="ce11"/>
          <table:table-cell office:value-type="string" table:number-columns-spanned="1" table:number-rows-spanned="3" table:style-name="ce80">
            <text:p><text:span text:style-name="T10">計</text:span></text:p>
          </table:table-cell>
          <table:table-cell office:value-type="string" table:number-columns-spanned="1" table:number-rows-spanned="3" table:style-name="ce80">
            <text:p><text:span text:style-name="T10">男</text:span></text:p>
          </table:table-cell>
          <table:table-cell office:value-type="string" table:number-columns-spanned="1" table:number-rows-spanned="3" table:style-name="ce80">
            <text:p><text:span text:style-name="T10">女</text:span></text:p>
          </table:table-cell>
          <table:table-cell office:value-type="string" table:style-name="ce12">
            <text:p><text:span text:style-name="T10">折合年</text:span></text:p>
          </table:table-cell>
          <table:table-cell office:value-type="string" table:number-columns-spanned="1" table:number-rows-spanned="3" table:style-name="ce80">
            <text:p><text:span text:style-name="T10">計</text:span></text:p>
          </table:table-cell>
          <table:table-cell office:value-type="string" table:number-columns-spanned="1" table:number-rows-spanned="3" table:style-name="ce80">
            <text:p><text:span text:style-name="T10">男</text:span></text:p>
          </table:table-cell>
          <table:table-cell office:value-type="string" table:number-columns-spanned="1" table:number-rows-spanned="3" table:style-name="ce80">
            <text:p><text:span text:style-name="T10">女</text:span></text:p>
          </table:table-cell>
          <table:table-cell office:value-type="string" table:style-name="ce13">
            <text:p><text:span text:style-name="T10">折合年</text:span></text:p>
          </table:table-cell>
          <table:table-cell office:value-type="string" table:style-name="ce11">
            <text:p><text:s/></text:p>
          </table:table-cell>
          <table:table-cell office:value-type="string" table:style-name="ce14">
            <text:p><text:span text:style-name="T10">折合年自</text:span></text:p>
          </table:table-cell>
          <table:table-cell office:value-type="string" table:number-columns-spanned="1" table:number-rows-spanned="3" table:style-name="ce80">
            <text:p><text:span text:style-name="T10">合</text:span><text:s/><text:span text:style-name="T10">計</text:span></text:p>
          </table:table-cell>
          <table:table-cell office:value-type="string" table:number-columns-spanned="1" table:number-rows-spanned="3" table:style-name="ce85">
            <text:p><text:span text:style-name="T10">不同性別</text:span></text:p>
          </table:table-cell>
          <table:table-cell office:value-type="string" table:number-columns-spanned="3" table:number-rows-spanned="1" table:style-name="ce80">
            <text:p><text:span text:style-name="T10">相同性別</text:span></text:p>
          </table:table-cell>
          <table:covered-table-cell table:number-columns-repeated="2"/>
          <table:table-cell office:value-type="string" table:style-name="ce13">
            <text:p><text:span text:style-name="T10">折合年</text:span></text:p>
          </table:table-cell>
          <table:table-cell office:value-type="string" table:number-columns-spanned="1" table:number-rows-spanned="3" table:style-name="ce80">
            <text:p><text:span text:style-name="T10">合</text:span><text:s/><text:span text:style-name="T10">計</text:span></text:p>
          </table:table-cell>
          <table:table-cell office:value-type="string" table:number-columns-spanned="1" table:number-rows-spanned="3" table:style-name="ce82">
            <text:p><text:span text:style-name="T10">不同性別</text:span></text:p>
          </table:table-cell>
          <table:table-cell office:value-type="string" table:number-columns-spanned="3" table:number-rows-spanned="1" table:style-name="ce86">
            <text:p><text:span text:style-name="T10">相同性別</text:span></text:p>
          </table:table-cell>
          <table:covered-table-cell table:number-columns-repeated="2"/>
          <table:table-cell office:value-type="string" table:style-name="ce15">
            <text:p><text:span text:style-name="T10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10">
            <text:p><text:span text:style-name="T10">計</text:span></text:p>
          </table:table-cell>
          <table:table-cell office:value-type="string" table:style-name="ce10">
            <text:p><text:span text:style-name="T10">男</text:span></text:p>
          </table:table-cell>
          <table:table-cell office:value-type="string" table:style-name="ce10">
            <text:p><text:span text:style-name="T10">女</text:span></text:p>
          </table:table-cell>
          <table:covered-table-cell/>
          <table:covered-table-cell/>
          <table:covered-table-cell/>
          <table:table-cell office:value-type="string" table:style-name="ce16">
            <text:p><text:span text:style-name="T10">粗出生率</text:span></text:p>
          </table:table-cell>
          <table:covered-table-cell/>
          <table:covered-table-cell/>
          <table:covered-table-cell/>
          <table:table-cell office:value-type="string" table:style-name="ce16">
            <text:p><text:span text:style-name="T10">粗死亡率</text:span></text:p>
          </table:table-cell>
          <table:table-cell office:value-type="string" table:style-name="ce10">
            <text:p><text:span text:style-name="T10">人數</text:span></text:p>
          </table:table-cell>
          <table:table-cell office:value-type="string" table:style-name="ce14">
            <text:p><text:span text:style-name="T10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80">
            <text:p><text:span text:style-name="T10">計</text:span></text:p>
          </table:table-cell>
          <table:table-cell office:value-type="string" table:number-columns-spanned="1" table:number-rows-spanned="2" table:style-name="ce80">
            <text:p><text:span text:style-name="T10">男</text:span></text:p>
          </table:table-cell>
          <table:table-cell office:value-type="string" table:number-columns-spanned="1" table:number-rows-spanned="2" table:style-name="ce87">
            <text:p><text:span text:style-name="T10">女</text:span></text:p>
          </table:table-cell>
          <table:table-cell office:value-type="string" table:style-name="ce16">
            <text:p><text:span text:style-name="T10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86">
            <text:p><text:span text:style-name="T10">計</text:span></text:p>
          </table:table-cell>
          <table:table-cell office:value-type="string" table:number-columns-spanned="1" table:number-rows-spanned="2" table:style-name="ce86">
            <text:p><text:span text:style-name="T10">男</text:span></text:p>
          </table:table-cell>
          <table:table-cell office:value-type="string" table:number-columns-spanned="1" table:number-rows-spanned="2" table:style-name="ce88">
            <text:p><text:span text:style-name="T10">女</text:span></text:p>
          </table:table-cell>
          <table:table-cell office:value-type="string" table:style-name="ce17">
            <text:p><text:span text:style-name="T10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18"/>
          <table:table-cell table:style-name="ce19"/>
          <table:table-cell table:number-columns-repeated="2" table:style-name="ce20"/>
          <table:covered-table-cell/>
          <table:covered-table-cell/>
          <table:covered-table-cell/>
          <table:table-cell office:value-type="string" table:style-name="ce20">
            <text:p>‰</text:p>
          </table:table-cell>
          <table:covered-table-cell/>
          <table:covered-table-cell/>
          <table:covered-table-cell/>
          <table:table-cell office:value-type="string" table:style-name="ce21">
            <text:p>‰</text:p>
          </table:table-cell>
          <table:table-cell table:style-name="ce20"/>
          <table:table-cell office:value-type="string" table:style-name="ce20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0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table-cell table:number-columns-repeated="16353" table:style-name="ce23"/>
        </table:table-row>
        <table:table-row table:style-name="ro6">
          <table:table-cell table:style-name="ce12"/>
          <table:table-cell table:style-name="ce24"/>
          <table:table-cell table:style-name="ce25"/>
          <table:table-cell table:style-name="ce26"/>
          <table:table-cell table:number-columns-repeated="2" table:style-name="ce27"/>
          <table:table-cell office:value-type="float" office:value="0" table:style-name="ce28">
            <text:p>—</text:p>
          </table:table-cell>
          <table:table-cell table:number-columns-repeated="2" table:style-name="ce12"/>
          <table:table-cell table:style-name="ce27"/>
          <table:table-cell table:number-columns-repeated="3" table:style-name="ce12"/>
          <table:table-cell table:style-name="ce27"/>
          <table:table-cell office:value-type="float" office:value="0" table:style-name="ce29">
            <text:p>—</text:p>
          </table:table-cell>
          <table:table-cell table:style-name="ce30"/>
          <table:table-cell table:style-name="ce12"/>
          <table:table-cell table:style-name="ce31"/>
          <table:table-cell table:number-columns-repeated="2" table:style-name="ce12"/>
          <table:table-cell table:number-columns-repeated="2" table:style-name="ce27"/>
          <table:table-cell table:style-name="ce12"/>
          <table:table-cell table:style-name="ce32"/>
          <table:table-cell table:number-columns-repeated="2" table:style-name="ce33"/>
          <table:table-cell table:number-columns-repeated="2" table:style-name="ce34"/>
          <table:table-cell table:number-columns-repeated="2" table:style-name="ce33"/>
          <table:table-cell table:style-name="ce35"/>
          <table:table-cell table:number-columns-repeated="16353" table:style-name="ce23"/>
        </table:table-row>
        <table:table-row table:style-name="ro7">
          <table:table-cell office:value-type="string" table:number-columns-spanned="2" table:number-rows-spanned="1" table:style-name="ce89">
            <text:p>40<text:s/><text:span text:style-name="T12">年</text:span></text:p>
          </table:table-cell>
          <table:covered-table-cell/>
          <table:table-cell office:value-type="float" office:value="1440787" table:style-name="ce36">
            <text:p>1,440,787</text:p>
          </table:table-cell>
          <table:table-cell office:value-type="float" office:value="7869247" table:style-name="ce36">
            <text:p>7,869,247</text:p>
          </table:table-cell>
          <table:table-cell office:value-type="float" office:value="4016708" table:style-name="ce36">
            <text:p>4,016,708</text:p>
          </table:table-cell>
          <table:table-cell office:value-type="float" office:value="3852539" table:style-name="ce36">
            <text:p>3,852,539</text:p>
          </table:table-cell>
          <table:table-cell office:value-type="float" office:value="385383" table:style-name="ce36">
            <text:p>385,383</text:p>
          </table:table-cell>
          <table:table-cell office:value-type="float" office:value="197297" table:style-name="ce36">
            <text:p>197,297</text:p>
          </table:table-cell>
          <table:table-cell office:value-type="float" office:value="188086" table:style-name="ce36">
            <text:p>188,086</text:p>
          </table:table-cell>
          <table:table-cell office:value-type="float" office:value="49.97" table:style-name="ce37">
            <text:p>49.97</text:p>
          </table:table-cell>
          <table:table-cell office:value-type="float" office:value="89259" table:style-name="ce36">
            <text:p>89,259</text:p>
          </table:table-cell>
          <table:table-cell office:value-type="float" office:value="46225" table:style-name="ce36">
            <text:p>46,225</text:p>
          </table:table-cell>
          <table:table-cell office:value-type="float" office:value="43034" table:style-name="ce36">
            <text:p>43,034</text:p>
          </table:table-cell>
          <table:table-cell office:value-type="float" office:value="11.57" table:style-name="ce37">
            <text:p>11.57</text:p>
          </table:table-cell>
          <table:table-cell office:value-type="float" office:value="296124" table:style-name="ce36">
            <text:p>296,124</text:p>
          </table:table-cell>
          <table:table-cell office:value-type="float" office:value="38.4" table:style-name="ce38">
            <text:p>38.40</text:p>
          </table:table-cell>
          <table:table-cell table:style-name="ce36"/>
          <table:table-cell office:value-type="float" office:value="73676" table:style-name="ce36">
            <text:p>73,676</text:p>
          </table:table-cell>
          <table:table-cell table:number-columns-repeated="3" table:style-name="ce36"/>
          <table:table-cell office:value-type="float" office:value="9.5500000000000007" table:style-name="ce37">
            <text:p>9.55</text:p>
          </table:table-cell>
          <table:table-cell table:style-name="ce36"/>
          <table:table-cell office:value-type="float" office:value="3858" table:style-name="ce39">
            <text:p>3,858</text:p>
          </table:table-cell>
          <table:table-cell table:number-columns-repeated="3" table:style-name="ce39"/>
          <table:table-cell office:value-type="float" office:value="0.5" table:style-name="ce40">
            <text:p>0.50</text:p>
          </table:table-cell>
          <table:table-cell office:value-type="string" table:style-name="ce41">
            <text:p>…</text:p>
          </table:table-cell>
          <table:table-cell office:value-type="string" table:style-name="ce41">
            <text:p>…</text:p>
          </table:table-cell>
          <table:table-cell office:value-type="float" office:value="170729" table:style-name="ce42">
            <text:p>170,729</text:p>
          </table:table-cell>
          <table:table-cell table:number-columns-repeated="16353" table:style-name="ce43"/>
        </table:table-row>
        <table:table-row table:style-name="ro7">
          <table:table-cell office:value-type="string" table:number-columns-spanned="2" table:number-rows-spanned="1" table:style-name="ce89">
            <text:p>50<text:s/><text:span text:style-name="T12">年</text:span></text:p>
          </table:table-cell>
          <table:covered-table-cell/>
          <table:table-cell office:value-type="float" office:value="2002493" table:style-name="ce36">
            <text:p>2,002,493</text:p>
          </table:table-cell>
          <table:table-cell office:value-type="float" office:value="11149139" table:style-name="ce36">
            <text:p>11,149,139</text:p>
          </table:table-cell>
          <table:table-cell office:value-type="float" office:value="5715463" table:style-name="ce36">
            <text:p>5,715,463</text:p>
          </table:table-cell>
          <table:table-cell office:value-type="float" office:value="5433676" table:style-name="ce36">
            <text:p>5,433,676</text:p>
          </table:table-cell>
          <table:table-cell office:value-type="float" office:value="420254" table:style-name="ce36">
            <text:p>420,254</text:p>
          </table:table-cell>
          <table:table-cell office:value-type="float" office:value="216728" table:style-name="ce36">
            <text:p>216,728</text:p>
          </table:table-cell>
          <table:table-cell office:value-type="float" office:value="203526" table:style-name="ce36">
            <text:p>203,526</text:p>
          </table:table-cell>
          <table:table-cell office:value-type="float" office:value="38.31" table:style-name="ce37">
            <text:p>38.31</text:p>
          </table:table-cell>
          <table:table-cell office:value-type="float" office:value="73823" table:style-name="ce36">
            <text:p>73,823</text:p>
          </table:table-cell>
          <table:table-cell office:value-type="float" office:value="40570" table:style-name="ce36">
            <text:p>40,570</text:p>
          </table:table-cell>
          <table:table-cell office:value-type="float" office:value="33253" table:style-name="ce36">
            <text:p>33,253</text:p>
          </table:table-cell>
          <table:table-cell office:value-type="float" office:value="6.73" table:style-name="ce37">
            <text:p>6.73</text:p>
          </table:table-cell>
          <table:table-cell office:value-type="float" office:value="346431" table:style-name="ce36">
            <text:p>346,431</text:p>
          </table:table-cell>
          <table:table-cell office:value-type="float" office:value="31.58" table:style-name="ce38">
            <text:p>31.58</text:p>
          </table:table-cell>
          <table:table-cell table:style-name="ce36"/>
          <table:table-cell office:value-type="float" office:value="83797" table:style-name="ce36">
            <text:p>83,797</text:p>
          </table:table-cell>
          <table:table-cell table:number-columns-repeated="3" table:style-name="ce36"/>
          <table:table-cell office:value-type="float" office:value="7.51" table:style-name="ce37">
            <text:p>7.51</text:p>
          </table:table-cell>
          <table:table-cell table:style-name="ce36"/>
          <table:table-cell office:value-type="float" office:value="4487" table:style-name="ce39">
            <text:p>4,487</text:p>
          </table:table-cell>
          <table:table-cell table:number-columns-repeated="3" table:style-name="ce39"/>
          <table:table-cell office:value-type="float" office:value="0.4" table:style-name="ce40">
            <text:p>0.40</text:p>
          </table:table-cell>
          <table:table-cell office:value-type="string" table:style-name="ce41">
            <text:p>…</text:p>
          </table:table-cell>
          <table:table-cell office:value-type="string" table:style-name="ce41">
            <text:p>…</text:p>
          </table:table-cell>
          <table:table-cell office:value-type="float" office:value="218098" table:style-name="ce42">
            <text:p>218,098</text:p>
          </table:table-cell>
          <table:table-cell table:number-columns-repeated="16353" table:style-name="ce43"/>
        </table:table-row>
        <table:table-row table:style-name="ro7">
          <table:table-cell office:value-type="string" table:number-columns-spanned="2" table:number-rows-spanned="1" table:style-name="ce89">
            <text:p>60<text:s/><text:span text:style-name="T12">年</text:span></text:p>
          </table:table-cell>
          <table:covered-table-cell/>
          <table:table-cell office:value-type="float" office:value="2702792" table:style-name="ce36">
            <text:p>2,702,792</text:p>
          </table:table-cell>
          <table:table-cell office:value-type="float" office:value="14994823" table:style-name="ce36">
            <text:p>14,994,823</text:p>
          </table:table-cell>
          <table:table-cell office:value-type="float" office:value="7895140" table:style-name="ce36">
            <text:p>7,895,140</text:p>
          </table:table-cell>
          <table:table-cell office:value-type="float" office:value="7099683" table:style-name="ce36">
            <text:p>7,099,683</text:p>
          </table:table-cell>
          <table:table-cell office:value-type="float" office:value="380424" table:style-name="ce36">
            <text:p>380,424</text:p>
          </table:table-cell>
          <table:table-cell office:value-type="float" office:value="195938" table:style-name="ce36">
            <text:p>195,938</text:p>
          </table:table-cell>
          <table:table-cell office:value-type="float" office:value="184486" table:style-name="ce36">
            <text:p>184,486</text:p>
          </table:table-cell>
          <table:table-cell office:value-type="float" office:value="25.64" table:style-name="ce37">
            <text:p>25.64</text:p>
          </table:table-cell>
          <table:table-cell office:value-type="float" office:value="70954" table:style-name="ce36">
            <text:p>70,954</text:p>
          </table:table-cell>
          <table:table-cell office:value-type="float" office:value="41596" table:style-name="ce36">
            <text:p>41,596</text:p>
          </table:table-cell>
          <table:table-cell office:value-type="float" office:value="29358" table:style-name="ce36">
            <text:p>29,358</text:p>
          </table:table-cell>
          <table:table-cell office:value-type="float" office:value="4.78" table:style-name="ce37">
            <text:p>4.78</text:p>
          </table:table-cell>
          <table:table-cell office:value-type="float" office:value="309470" table:style-name="ce36">
            <text:p>309,470</text:p>
          </table:table-cell>
          <table:table-cell office:value-type="float" office:value="20.86" table:style-name="ce38">
            <text:p>20.86</text:p>
          </table:table-cell>
          <table:table-cell table:style-name="ce36"/>
          <table:table-cell office:value-type="float" office:value="106812" table:style-name="ce36">
            <text:p>106,812</text:p>
          </table:table-cell>
          <table:table-cell table:number-columns-repeated="3" table:style-name="ce36"/>
          <table:table-cell office:value-type="float" office:value="7.2" table:style-name="ce37">
            <text:p>7.20</text:p>
          </table:table-cell>
          <table:table-cell table:style-name="ce36"/>
          <table:table-cell office:value-type="float" office:value="5310" table:style-name="ce39">
            <text:p>5,310</text:p>
          </table:table-cell>
          <table:table-cell table:number-columns-repeated="3" table:style-name="ce39"/>
          <table:table-cell office:value-type="float" office:value="0.36" table:style-name="ce40">
            <text:p>0.36</text:p>
          </table:table-cell>
          <table:table-cell office:value-type="string" table:style-name="ce41">
            <text:p>…</text:p>
          </table:table-cell>
          <table:table-cell office:value-type="string" table:style-name="ce41">
            <text:p>…</text:p>
          </table:table-cell>
          <table:table-cell office:value-type="float" office:value="270905" table:style-name="ce36">
            <text:p>270,905</text:p>
          </table:table-cell>
          <table:table-cell table:number-columns-repeated="16353" table:style-name="ce43"/>
        </table:table-row>
        <table:table-row table:style-name="ro7">
          <table:table-cell office:value-type="string" table:number-columns-spanned="2" table:number-rows-spanned="1" table:style-name="ce89">
            <text:p>70<text:s/><text:span text:style-name="T12">年</text:span></text:p>
          </table:table-cell>
          <table:covered-table-cell/>
          <table:table-cell office:value-type="float" office:value="3906015" table:style-name="ce36">
            <text:p>3,906,015</text:p>
          </table:table-cell>
          <table:table-cell office:value-type="float" office:value="18193955" table:style-name="ce36">
            <text:p>18,193,955</text:p>
          </table:table-cell>
          <table:table-cell office:value-type="float" office:value="9479508" table:style-name="ce36">
            <text:p>9,479,508</text:p>
          </table:table-cell>
          <table:table-cell office:value-type="float" office:value="8714447" table:style-name="ce36">
            <text:p>8,714,447</text:p>
          </table:table-cell>
          <table:table-cell office:value-type="float" office:value="412779" table:style-name="ce36">
            <text:p>412,779</text:p>
          </table:table-cell>
          <table:table-cell office:value-type="float" office:value="213273" table:style-name="ce36">
            <text:p>213,273</text:p>
          </table:table-cell>
          <table:table-cell office:value-type="float" office:value="199506" table:style-name="ce36">
            <text:p>199,506</text:p>
          </table:table-cell>
          <table:table-cell office:value-type="float" office:value="22.97" table:style-name="ce37">
            <text:p>22.97</text:p>
          </table:table-cell>
          <table:table-cell office:value-type="float" office:value="86848" table:style-name="ce36">
            <text:p>86,848</text:p>
          </table:table-cell>
          <table:table-cell office:value-type="float" office:value="52627" table:style-name="ce36">
            <text:p>52,627</text:p>
          </table:table-cell>
          <table:table-cell office:value-type="float" office:value="34221" table:style-name="ce36">
            <text:p>34,221</text:p>
          </table:table-cell>
          <table:table-cell office:value-type="float" office:value="4.83" table:style-name="ce37">
            <text:p>4.83</text:p>
          </table:table-cell>
          <table:table-cell office:value-type="float" office:value="325931" table:style-name="ce36">
            <text:p>325,931</text:p>
          </table:table-cell>
          <table:table-cell office:value-type="float" office:value="18.14" table:style-name="ce38">
            <text:p>18.14</text:p>
          </table:table-cell>
          <table:table-cell table:style-name="ce36"/>
          <table:table-cell office:value-type="float" office:value="167496" table:style-name="ce36">
            <text:p>167,496</text:p>
          </table:table-cell>
          <table:table-cell table:number-columns-repeated="3" table:style-name="ce36"/>
          <table:table-cell office:value-type="float" office:value="9.2899999999999991" table:style-name="ce37">
            <text:p>9.29</text:p>
          </table:table-cell>
          <table:table-cell table:style-name="ce36"/>
          <table:table-cell office:value-type="float" office:value="14875" table:style-name="ce39">
            <text:p>14,875</text:p>
          </table:table-cell>
          <table:table-cell table:number-columns-repeated="3" table:style-name="ce39"/>
          <table:table-cell office:value-type="float" office:value="0.83" table:style-name="ce40">
            <text:p>0.83</text:p>
          </table:table-cell>
          <table:table-cell office:value-type="string" table:style-name="ce41">
            <text:p>…</text:p>
          </table:table-cell>
          <table:table-cell office:value-type="string" table:style-name="ce41">
            <text:p>…</text:p>
          </table:table-cell>
          <table:table-cell office:value-type="float" office:value="310116" table:style-name="ce36">
            <text:p>310,116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80<text:s/><text:span text:style-name="T12">年</text:span></text:p>
          </table:table-cell>
          <table:covered-table-cell/>
          <table:table-cell office:value-type="float" office:value="5227185" table:style-name="ce36">
            <text:p>5,227,185</text:p>
          </table:table-cell>
          <table:table-cell office:value-type="float" office:value="20605831" table:style-name="ce36">
            <text:p>20,605,831</text:p>
          </table:table-cell>
          <table:table-cell office:value-type="float" office:value="10640276" table:style-name="ce36">
            <text:p>10,640,276</text:p>
          </table:table-cell>
          <table:table-cell office:value-type="float" office:value="9965555" table:style-name="ce36">
            <text:p>9,965,555</text:p>
          </table:table-cell>
          <table:table-cell office:value-type="float" office:value="321932" table:style-name="ce36">
            <text:p>321,932</text:p>
          </table:table-cell>
          <table:table-cell office:value-type="float" office:value="168865" table:style-name="ce36">
            <text:p>168,865</text:p>
          </table:table-cell>
          <table:table-cell office:value-type="float" office:value="153067" table:style-name="ce36">
            <text:p>153,067</text:p>
          </table:table-cell>
          <table:table-cell office:value-type="float" office:value="15.7" table:style-name="ce37">
            <text:p>15.70</text:p>
          </table:table-cell>
          <table:table-cell office:value-type="float" office:value="106284" table:style-name="ce36">
            <text:p>106,284</text:p>
          </table:table-cell>
          <table:table-cell office:value-type="float" office:value="65386" table:style-name="ce36">
            <text:p>65,386</text:p>
          </table:table-cell>
          <table:table-cell office:value-type="float" office:value="40898" table:style-name="ce36">
            <text:p>40,898</text:p>
          </table:table-cell>
          <table:table-cell office:value-type="float" office:value="5.18" table:style-name="ce37">
            <text:p>5.18</text:p>
          </table:table-cell>
          <table:table-cell office:value-type="float" office:value="215648" table:style-name="ce36">
            <text:p>215,648</text:p>
          </table:table-cell>
          <table:table-cell office:value-type="float" office:value="10.52" table:style-name="ce38">
            <text:p>10.52</text:p>
          </table:table-cell>
          <table:table-cell table:style-name="ce36"/>
          <table:table-cell office:value-type="float" office:value="162972" table:style-name="ce36">
            <text:p>162,972</text:p>
          </table:table-cell>
          <table:table-cell table:number-columns-repeated="3" table:style-name="ce36"/>
          <table:table-cell office:value-type="float" office:value="7.95" table:style-name="ce37">
            <text:p>7.95</text:p>
          </table:table-cell>
          <table:table-cell table:style-name="ce36"/>
          <table:table-cell office:value-type="float" office:value="28298" table:style-name="ce39">
            <text:p>28,298</text:p>
          </table:table-cell>
          <table:table-cell table:number-columns-repeated="3" table:style-name="ce39"/>
          <table:table-cell office:value-type="float" office:value="1.38" table:style-name="ce40">
            <text:p>1.38</text:p>
          </table:table-cell>
          <table:table-cell office:value-type="float" office:value="1477764" table:style-name="ce39">
            <text:p>1,477,764</text:p>
          </table:table-cell>
          <table:table-cell office:value-type="float" office:value="1489892" table:style-name="ce39">
            <text:p>1,489,892</text:p>
          </table:table-cell>
          <table:table-cell office:value-type="float" office:value="345523" table:style-name="ce36">
            <text:p>345,523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90<text:s/><text:span text:style-name="T12">年</text:span></text:p>
          </table:table-cell>
          <table:covered-table-cell/>
          <table:table-cell office:value-type="float" office:value="6802281" table:style-name="ce36">
            <text:p>6,802,281</text:p>
          </table:table-cell>
          <table:table-cell office:value-type="float" office:value="22405568" table:style-name="ce36">
            <text:p>22,405,568</text:p>
          </table:table-cell>
          <table:table-cell office:value-type="float" office:value="11441651" table:style-name="ce36">
            <text:p>11,441,651</text:p>
          </table:table-cell>
          <table:table-cell office:value-type="float" office:value="10963917" table:style-name="ce36">
            <text:p>10,963,917</text:p>
          </table:table-cell>
          <table:table-cell office:value-type="float" office:value="260354" table:style-name="ce36">
            <text:p>260,354</text:p>
          </table:table-cell>
          <table:table-cell office:value-type="float" office:value="135596" table:style-name="ce36">
            <text:p>135,596</text:p>
          </table:table-cell>
          <table:table-cell office:value-type="float" office:value="124758" table:style-name="ce36">
            <text:p>124,758</text:p>
          </table:table-cell>
          <table:table-cell office:value-type="float" office:value="11.65" table:style-name="ce37">
            <text:p>11.65</text:p>
          </table:table-cell>
          <table:table-cell office:value-type="float" office:value="127647" table:style-name="ce36">
            <text:p>127,647</text:p>
          </table:table-cell>
          <table:table-cell office:value-type="float" office:value="79319" table:style-name="ce36">
            <text:p>79,319</text:p>
          </table:table-cell>
          <table:table-cell office:value-type="float" office:value="48328" table:style-name="ce36">
            <text:p>48,328</text:p>
          </table:table-cell>
          <table:table-cell office:value-type="float" office:value="5.71" table:style-name="ce37">
            <text:p>5.71</text:p>
          </table:table-cell>
          <table:table-cell office:value-type="float" office:value="132707" table:style-name="ce36">
            <text:p>132,707</text:p>
          </table:table-cell>
          <table:table-cell office:value-type="float" office:value="5.94" table:style-name="ce38">
            <text:p>5.94</text:p>
          </table:table-cell>
          <table:table-cell table:style-name="ce36"/>
          <table:table-cell office:value-type="float" office:value="170515" table:style-name="ce36">
            <text:p>170,515</text:p>
          </table:table-cell>
          <table:table-cell table:number-columns-repeated="3" table:style-name="ce36"/>
          <table:table-cell office:value-type="float" office:value="7.63" table:style-name="ce37">
            <text:p>7.63</text:p>
          </table:table-cell>
          <table:table-cell table:style-name="ce36"/>
          <table:table-cell office:value-type="float" office:value="56538" table:style-name="ce39">
            <text:p>56,538</text:p>
          </table:table-cell>
          <table:table-cell table:number-columns-repeated="3" table:style-name="ce39"/>
          <table:table-cell office:value-type="float" office:value="2.5299999999999998" table:style-name="ce40">
            <text:p>2.53</text:p>
          </table:table-cell>
          <table:table-cell office:value-type="float" office:value="1373363" table:style-name="ce39">
            <text:p>1,373,363</text:p>
          </table:table-cell>
          <table:table-cell office:value-type="float" office:value="1377174" table:style-name="ce39">
            <text:p>1,377,174</text:p>
          </table:table-cell>
          <table:table-cell office:value-type="float" office:value="420892" table:style-name="ce36">
            <text:p>420,892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95<text:s/><text:span text:style-name="T12">年</text:span></text:p>
          </table:table-cell>
          <table:covered-table-cell/>
          <table:table-cell office:value-type="float" office:value="7394758" table:style-name="ce36">
            <text:p>7,394,758</text:p>
          </table:table-cell>
          <table:table-cell office:value-type="float" office:value="22876527" table:style-name="ce36">
            <text:p>22,876,527</text:p>
          </table:table-cell>
          <table:table-cell office:value-type="float" office:value="11591707" table:style-name="ce36">
            <text:p>11,591,707</text:p>
          </table:table-cell>
          <table:table-cell office:value-type="float" office:value="11284820" table:style-name="ce36">
            <text:p>11,284,820</text:p>
          </table:table-cell>
          <table:table-cell office:value-type="float" office:value="204459" table:style-name="ce36">
            <text:p>204,459</text:p>
          </table:table-cell>
          <table:table-cell office:value-type="float" office:value="106936" table:style-name="ce36">
            <text:p>106,936</text:p>
          </table:table-cell>
          <table:table-cell office:value-type="float" office:value="97523" table:style-name="ce36">
            <text:p>97,523</text:p>
          </table:table-cell>
          <table:table-cell office:value-type="float" office:value="8.9600000000000009" table:style-name="ce37">
            <text:p>8.96</text:p>
          </table:table-cell>
          <table:table-cell office:value-type="float" office:value="135839" table:style-name="ce36">
            <text:p>135,839</text:p>
          </table:table-cell>
          <table:table-cell office:value-type="float" office:value="84800" table:style-name="ce36">
            <text:p>84,800</text:p>
          </table:table-cell>
          <table:table-cell office:value-type="float" office:value="51039" table:style-name="ce36">
            <text:p>51,039</text:p>
          </table:table-cell>
          <table:table-cell office:value-type="float" office:value="5.95" table:style-name="ce37">
            <text:p>5.95</text:p>
          </table:table-cell>
          <table:table-cell office:value-type="float" office:value="68620" table:style-name="ce36">
            <text:p>68,620</text:p>
          </table:table-cell>
          <table:table-cell office:value-type="float" office:value="3.01" table:style-name="ce38">
            <text:p>3.01</text:p>
          </table:table-cell>
          <table:table-cell table:style-name="ce36"/>
          <table:table-cell office:value-type="float" office:value="142669" table:style-name="ce36">
            <text:p>142,669</text:p>
          </table:table-cell>
          <table:table-cell table:number-columns-repeated="3" table:style-name="ce36"/>
          <table:table-cell office:value-type="float" office:value="6.25" table:style-name="ce37">
            <text:p>6.25</text:p>
          </table:table-cell>
          <table:table-cell table:style-name="ce36"/>
          <table:table-cell office:value-type="float" office:value="64540" table:style-name="ce39">
            <text:p>64,540</text:p>
          </table:table-cell>
          <table:table-cell table:number-columns-repeated="3" table:style-name="ce39"/>
          <table:table-cell office:value-type="float" office:value="2.83" table:style-name="ce40">
            <text:p>2.83</text:p>
          </table:table-cell>
          <table:table-cell office:value-type="float" office:value="1414340" table:style-name="ce39">
            <text:p>1,414,340</text:p>
          </table:table-cell>
          <table:table-cell office:value-type="float" office:value="1376816" table:style-name="ce39">
            <text:p>1,376,816</text:p>
          </table:table-cell>
          <table:table-cell office:value-type="float" office:value="474919" table:style-name="ce36">
            <text:p>474,919</text:p>
          </table:table-cell>
          <table:table-cell table:number-columns-repeated="16353" table:style-name="ce44"/>
        </table:table-row>
        <table:table-row table:style-name="ro7" table:visibility="collapse">
          <table:table-cell office:value-type="string" table:number-columns-spanned="2" table:number-rows-spanned="1" table:style-name="ce89">
            <text:p>96<text:s/><text:span text:style-name="T12">年</text:span></text:p>
          </table:table-cell>
          <table:covered-table-cell/>
          <table:table-cell office:value-type="float" office:value="7512449" table:style-name="ce36">
            <text:p>7,512,449</text:p>
          </table:table-cell>
          <table:table-cell office:value-type="float" office:value="22958360" table:style-name="ce36">
            <text:p>22,958,360</text:p>
          </table:table-cell>
          <table:table-cell office:value-type="float" office:value="11608767" table:style-name="ce36">
            <text:p>11,608,767</text:p>
          </table:table-cell>
          <table:table-cell office:value-type="float" office:value="11349593" table:style-name="ce36">
            <text:p>11,349,593</text:p>
          </table:table-cell>
          <table:table-cell office:value-type="float" office:value="204414" table:style-name="ce36">
            <text:p>204,414</text:p>
          </table:table-cell>
          <table:table-cell office:value-type="float" office:value="106898" table:style-name="ce36">
            <text:p>106,898</text:p>
          </table:table-cell>
          <table:table-cell office:value-type="float" office:value="97516" table:style-name="ce36">
            <text:p>97,516</text:p>
          </table:table-cell>
          <table:table-cell office:value-type="float" office:value="8.92" table:style-name="ce45">
            <text:p>8.92</text:p>
          </table:table-cell>
          <table:table-cell office:value-type="float" office:value="141111" table:style-name="ce36">
            <text:p>141,111</text:p>
          </table:table-cell>
          <table:table-cell office:value-type="float" office:value="87029" table:style-name="ce36">
            <text:p>87,029</text:p>
          </table:table-cell>
          <table:table-cell office:value-type="float" office:value="54082" table:style-name="ce36">
            <text:p>54,082</text:p>
          </table:table-cell>
          <table:table-cell office:value-type="float" office:value="6.16" table:style-name="ce37">
            <text:p>6.16</text:p>
          </table:table-cell>
          <table:table-cell office:value-type="float" office:value="63303" table:style-name="ce36">
            <text:p>63,303</text:p>
          </table:table-cell>
          <table:table-cell office:value-type="float" office:value="2.76" table:style-name="ce38">
            <text:p>2.76</text:p>
          </table:table-cell>
          <table:table-cell table:style-name="ce36"/>
          <table:table-cell office:value-type="float" office:value="135041" table:style-name="ce36">
            <text:p>135,041</text:p>
          </table:table-cell>
          <table:table-cell table:number-columns-repeated="3" table:style-name="ce36"/>
          <table:table-cell office:value-type="float" office:value="5.89" table:style-name="ce37">
            <text:p>5.89</text:p>
          </table:table-cell>
          <table:table-cell table:style-name="ce36"/>
          <table:table-cell office:value-type="float" office:value="58518" table:style-name="ce39">
            <text:p>58,518</text:p>
          </table:table-cell>
          <table:table-cell table:number-columns-repeated="3" table:style-name="ce39"/>
          <table:table-cell office:value-type="float" office:value="2.5499999999999998" table:style-name="ce40">
            <text:p>2.55</text:p>
          </table:table-cell>
          <table:table-cell office:value-type="float" office:value="1173040" table:style-name="ce39">
            <text:p>1,173,040</text:p>
          </table:table-cell>
          <table:table-cell office:value-type="float" office:value="1154510" table:style-name="ce39">
            <text:p>1,154,510</text:p>
          </table:table-cell>
          <table:table-cell office:value-type="float" office:value="484174" table:style-name="ce36">
            <text:p>484,174</text:p>
          </table:table-cell>
          <table:table-cell table:number-columns-repeated="16353" table:style-name="ce44"/>
        </table:table-row>
        <table:table-row table:style-name="ro7" table:visibility="collapse">
          <table:table-cell office:value-type="string" table:number-columns-spanned="2" table:number-rows-spanned="1" table:style-name="ce89">
            <text:p>97<text:s/><text:span text:style-name="T12">年</text:span></text:p>
          </table:table-cell>
          <table:covered-table-cell/>
          <table:table-cell office:value-type="float" office:value="7655772" table:style-name="ce36">
            <text:p>7,655,772</text:p>
          </table:table-cell>
          <table:table-cell office:value-type="float" office:value="23037031" table:style-name="ce36">
            <text:p>23,037,031</text:p>
          </table:table-cell>
          <table:table-cell office:value-type="float" office:value="11626351" table:style-name="ce36">
            <text:p>11,626,351</text:p>
          </table:table-cell>
          <table:table-cell office:value-type="float" office:value="11410680" table:style-name="ce36">
            <text:p>11,410,680</text:p>
          </table:table-cell>
          <table:table-cell office:value-type="float" office:value="198733" table:style-name="ce36">
            <text:p>198,733</text:p>
          </table:table-cell>
          <table:table-cell office:value-type="float" office:value="103937" table:style-name="ce36">
            <text:p>103,937</text:p>
          </table:table-cell>
          <table:table-cell office:value-type="float" office:value="94796" table:style-name="ce36">
            <text:p>94,796</text:p>
          </table:table-cell>
          <table:table-cell office:value-type="float" office:value="8.64" table:style-name="ce37">
            <text:p>8.64</text:p>
          </table:table-cell>
          <table:table-cell office:value-type="float" office:value="143624" table:style-name="ce36">
            <text:p>143,624</text:p>
          </table:table-cell>
          <table:table-cell office:value-type="float" office:value="88541" table:style-name="ce36">
            <text:p>88,541</text:p>
          </table:table-cell>
          <table:table-cell office:value-type="float" office:value="55083" table:style-name="ce36">
            <text:p>55,083</text:p>
          </table:table-cell>
          <table:table-cell office:value-type="float" office:value="6.25" table:style-name="ce37">
            <text:p>6.25</text:p>
          </table:table-cell>
          <table:table-cell office:value-type="float" office:value="55109" table:style-name="ce36">
            <text:p>55,109</text:p>
          </table:table-cell>
          <table:table-cell office:value-type="float" office:value="2.4" table:style-name="ce38">
            <text:p>2.40</text:p>
          </table:table-cell>
          <table:table-cell table:style-name="ce36"/>
          <table:table-cell office:value-type="float" office:value="154866" table:style-name="ce36">
            <text:p>154,866</text:p>
          </table:table-cell>
          <table:table-cell table:number-columns-repeated="3" table:style-name="ce36"/>
          <table:table-cell office:value-type="float" office:value="6.73" table:style-name="ce37">
            <text:p>6.73</text:p>
          </table:table-cell>
          <table:table-cell table:style-name="ce36"/>
          <table:table-cell office:value-type="float" office:value="55995" table:style-name="ce39">
            <text:p>55,995</text:p>
          </table:table-cell>
          <table:table-cell table:number-columns-repeated="3" table:style-name="ce39"/>
          <table:table-cell office:value-type="float" office:value="2.4300000000000002" table:style-name="ce40">
            <text:p>2.43</text:p>
          </table:table-cell>
          <table:table-cell office:value-type="float" office:value="1196407" table:style-name="ce39">
            <text:p>1,196,407</text:p>
          </table:table-cell>
          <table:table-cell office:value-type="float" office:value="1172845" table:style-name="ce39">
            <text:p>1,172,845</text:p>
          </table:table-cell>
          <table:table-cell office:value-type="float" office:value="494107" table:style-name="ce36">
            <text:p>494,107</text:p>
          </table:table-cell>
          <table:table-cell table:number-columns-repeated="16353" table:style-name="ce44"/>
        </table:table-row>
        <table:table-row table:style-name="ro7" table:visibility="collapse">
          <table:table-cell office:value-type="string" table:number-columns-spanned="2" table:number-rows-spanned="1" table:style-name="ce89">
            <text:p>98<text:s/><text:span text:style-name="T12">年</text:span></text:p>
          </table:table-cell>
          <table:covered-table-cell/>
          <table:table-cell office:value-type="float" office:value="7805834" table:style-name="ce36">
            <text:p>7,805,834</text:p>
          </table:table-cell>
          <table:table-cell office:value-type="float" office:value="23119772" table:style-name="ce36">
            <text:p>23,119,772</text:p>
          </table:table-cell>
          <table:table-cell office:value-type="float" office:value="11636734" table:style-name="ce36">
            <text:p>11,636,734</text:p>
          </table:table-cell>
          <table:table-cell office:value-type="float" office:value="11483038" table:style-name="ce36">
            <text:p>11,483,038</text:p>
          </table:table-cell>
          <table:table-cell office:value-type="float" office:value="191310" table:style-name="ce36">
            <text:p>191,310</text:p>
          </table:table-cell>
          <table:table-cell office:value-type="float" office:value="99492" table:style-name="ce36">
            <text:p>99,492</text:p>
          </table:table-cell>
          <table:table-cell office:value-type="float" office:value="91818" table:style-name="ce36">
            <text:p>91,818</text:p>
          </table:table-cell>
          <table:table-cell office:value-type="float" office:value="8.2899999999999991" table:style-name="ce37">
            <text:p>8.29</text:p>
          </table:table-cell>
          <table:table-cell office:value-type="float" office:value="143582" table:style-name="ce36">
            <text:p>143,582</text:p>
          </table:table-cell>
          <table:table-cell office:value-type="float" office:value="88088" table:style-name="ce36">
            <text:p>88,088</text:p>
          </table:table-cell>
          <table:table-cell office:value-type="float" office:value="55494" table:style-name="ce36">
            <text:p>55,494</text:p>
          </table:table-cell>
          <table:table-cell office:value-type="float" office:value="6.22" table:style-name="ce37">
            <text:p>6.22</text:p>
          </table:table-cell>
          <table:table-cell office:value-type="float" office:value="47728" table:style-name="ce36">
            <text:p>47,728</text:p>
          </table:table-cell>
          <table:table-cell office:value-type="float" office:value="2.0699999999999998" table:style-name="ce38">
            <text:p>2.07</text:p>
          </table:table-cell>
          <table:table-cell table:style-name="ce36"/>
          <table:table-cell office:value-type="float" office:value="117099" table:style-name="ce36">
            <text:p>117,099</text:p>
          </table:table-cell>
          <table:table-cell table:number-columns-repeated="3" table:style-name="ce36"/>
          <table:table-cell office:value-type="float" office:value="5.07" table:style-name="ce37">
            <text:p>5.07</text:p>
          </table:table-cell>
          <table:table-cell table:style-name="ce36"/>
          <table:table-cell office:value-type="float" office:value="57223" table:style-name="ce39">
            <text:p>57,223</text:p>
          </table:table-cell>
          <table:table-cell table:number-columns-repeated="3" table:style-name="ce39"/>
          <table:table-cell office:value-type="float" office:value="2.48" table:style-name="ce40">
            <text:p>2.48</text:p>
          </table:table-cell>
          <table:table-cell office:value-type="float" office:value="1198561" table:style-name="ce39">
            <text:p>1,198,561</text:p>
          </table:table-cell>
          <table:table-cell office:value-type="float" office:value="1163548" table:style-name="ce39">
            <text:p>1,163,548</text:p>
          </table:table-cell>
          <table:table-cell office:value-type="float" office:value="504531" table:style-name="ce36">
            <text:p>504,531</text:p>
          </table:table-cell>
          <table:table-cell table:number-columns-repeated="16353" table:style-name="ce44"/>
        </table:table-row>
        <table:table-row table:style-name="ro7" table:visibility="collapse">
          <table:table-cell office:value-type="string" table:number-columns-spanned="2" table:number-rows-spanned="1" table:style-name="ce89">
            <text:p>99<text:s/><text:span text:style-name="T12">年</text:span></text:p>
          </table:table-cell>
          <table:covered-table-cell/>
          <table:table-cell office:value-type="float" office:value="7937024" table:style-name="ce36">
            <text:p>7,937,024</text:p>
          </table:table-cell>
          <table:table-cell office:value-type="float" office:value="23162123" table:style-name="ce36">
            <text:p>23,162,123</text:p>
          </table:table-cell>
          <table:table-cell office:value-type="float" office:value="11635225" table:style-name="ce36">
            <text:p>11,635,225</text:p>
          </table:table-cell>
          <table:table-cell office:value-type="float" office:value="11526898" table:style-name="ce36">
            <text:p>11,526,898</text:p>
          </table:table-cell>
          <table:table-cell office:value-type="float" office:value="166886" table:style-name="ce36">
            <text:p>166,886</text:p>
          </table:table-cell>
          <table:table-cell office:value-type="float" office:value="87213" table:style-name="ce36">
            <text:p>87,213</text:p>
          </table:table-cell>
          <table:table-cell office:value-type="float" office:value="79673" table:style-name="ce36">
            <text:p>79,673</text:p>
          </table:table-cell>
          <table:table-cell office:value-type="float" office:value="7.21" table:style-name="ce37">
            <text:p>7.21</text:p>
          </table:table-cell>
          <table:table-cell office:value-type="float" office:value="145772" table:style-name="ce36">
            <text:p>145,772</text:p>
          </table:table-cell>
          <table:table-cell office:value-type="float" office:value="89152" table:style-name="ce36">
            <text:p>89,152</text:p>
          </table:table-cell>
          <table:table-cell office:value-type="float" office:value="56620" table:style-name="ce36">
            <text:p>56,620</text:p>
          </table:table-cell>
          <table:table-cell office:value-type="float" office:value="6.3" table:style-name="ce37">
            <text:p>6.30</text:p>
          </table:table-cell>
          <table:table-cell office:value-type="float" office:value="21114" table:style-name="ce36">
            <text:p>21,114</text:p>
          </table:table-cell>
          <table:table-cell office:value-type="float" office:value="0.91" table:style-name="ce38">
            <text:p>0.91</text:p>
          </table:table-cell>
          <table:table-cell table:style-name="ce36"/>
          <table:table-cell office:value-type="float" office:value="138819" table:style-name="ce36">
            <text:p>138,819</text:p>
          </table:table-cell>
          <table:table-cell table:number-columns-repeated="3" table:style-name="ce36"/>
          <table:table-cell office:value-type="float" office:value="6" table:style-name="ce37">
            <text:p>6.00</text:p>
          </table:table-cell>
          <table:table-cell table:style-name="ce36"/>
          <table:table-cell office:value-type="float" office:value="58115" table:style-name="ce39">
            <text:p>58,115</text:p>
          </table:table-cell>
          <table:table-cell table:number-columns-repeated="3" table:style-name="ce39"/>
          <table:table-cell office:value-type="float" office:value="2.5099999999999998" table:style-name="ce40">
            <text:p>2.51</text:p>
          </table:table-cell>
          <table:table-cell office:value-type="float" office:value="1213899" table:style-name="ce39">
            <text:p>1,213,899</text:p>
          </table:table-cell>
          <table:table-cell office:value-type="float" office:value="1192662" table:style-name="ce39">
            <text:p>1,192,662</text:p>
          </table:table-cell>
          <table:table-cell office:value-type="float" office:value="512701" table:style-name="ce36">
            <text:p>512,701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100<text:span text:style-name="T12">年</text:span></text:p>
          </table:table-cell>
          <table:covered-table-cell/>
          <table:table-cell office:value-type="float" office:value="8057761" table:style-name="ce36">
            <text:p>8,057,761</text:p>
          </table:table-cell>
          <table:table-cell office:value-type="float" office:value="23224912" table:style-name="ce36">
            <text:p>23,224,912</text:p>
          </table:table-cell>
          <table:table-cell office:value-type="float" office:value="11645674" table:style-name="ce36">
            <text:p>11,645,674</text:p>
          </table:table-cell>
          <table:table-cell office:value-type="float" office:value="11579238" table:style-name="ce36">
            <text:p>11,579,238</text:p>
          </table:table-cell>
          <table:table-cell office:value-type="float" office:value="196627" table:style-name="ce36">
            <text:p>196,627</text:p>
          </table:table-cell>
          <table:table-cell office:value-type="float" office:value="101943" table:style-name="ce36">
            <text:p>101,943</text:p>
          </table:table-cell>
          <table:table-cell office:value-type="float" office:value="94684" table:style-name="ce36">
            <text:p>94,684</text:p>
          </table:table-cell>
          <table:table-cell office:value-type="float" office:value="8.48" table:style-name="ce37">
            <text:p>8.48</text:p>
          </table:table-cell>
          <table:table-cell office:value-type="float" office:value="152915" table:style-name="ce36">
            <text:p>152,915</text:p>
          </table:table-cell>
          <table:table-cell office:value-type="float" office:value="93810" table:style-name="ce36">
            <text:p>93,810</text:p>
          </table:table-cell>
          <table:table-cell office:value-type="float" office:value="59105" table:style-name="ce36">
            <text:p>59,105</text:p>
          </table:table-cell>
          <table:table-cell office:value-type="float" office:value="6.59" table:style-name="ce37">
            <text:p>6.59</text:p>
          </table:table-cell>
          <table:table-cell office:value-type="float" office:value="43712" table:style-name="ce36">
            <text:p>43,712</text:p>
          </table:table-cell>
          <table:table-cell office:value-type="float" office:value="1.88" table:style-name="ce38">
            <text:p>1.88</text:p>
          </table:table-cell>
          <table:table-cell table:style-name="ce36"/>
          <table:table-cell office:value-type="float" office:value="165327" table:style-name="ce36">
            <text:p>165,327</text:p>
          </table:table-cell>
          <table:table-cell table:number-columns-repeated="3" table:style-name="ce36"/>
          <table:table-cell office:value-type="float" office:value="7.13" table:style-name="ce37">
            <text:p>7.13</text:p>
          </table:table-cell>
          <table:table-cell table:style-name="ce36"/>
          <table:table-cell office:value-type="float" office:value="57008" table:style-name="ce39">
            <text:p>57,008</text:p>
          </table:table-cell>
          <table:table-cell table:number-columns-repeated="3" table:style-name="ce39"/>
          <table:table-cell office:value-type="float" office:value="2.46" table:style-name="ce40">
            <text:p>2.46</text:p>
          </table:table-cell>
          <table:table-cell office:value-type="float" office:value="1128449" table:style-name="ce39">
            <text:p>1,128,449</text:p>
          </table:table-cell>
          <table:table-cell office:value-type="float" office:value="1109372" table:style-name="ce39">
            <text:p>1,109,372</text:p>
          </table:table-cell>
          <table:table-cell office:value-type="float" office:value="519984" table:style-name="ce36">
            <text:p>519,984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101<text:span text:style-name="T12">年</text:span></text:p>
          </table:table-cell>
          <table:covered-table-cell/>
          <table:table-cell office:value-type="float" office:value="8186432" table:style-name="ce36">
            <text:p>8,186,432</text:p>
          </table:table-cell>
          <table:table-cell office:value-type="float" office:value="23315822" table:style-name="ce36">
            <text:p>23,315,822</text:p>
          </table:table-cell>
          <table:table-cell office:value-type="float" office:value="11673319" table:style-name="ce36">
            <text:p>11,673,319</text:p>
          </table:table-cell>
          <table:table-cell office:value-type="float" office:value="11642503" table:style-name="ce36">
            <text:p>11,642,503</text:p>
          </table:table-cell>
          <table:table-cell office:value-type="float" office:value="229481" table:style-name="ce36">
            <text:p>229,481</text:p>
          </table:table-cell>
          <table:table-cell office:value-type="float" office:value="118848" table:style-name="ce36">
            <text:p>118,848</text:p>
          </table:table-cell>
          <table:table-cell office:value-type="float" office:value="110633" table:style-name="ce36">
            <text:p>110,633</text:p>
          </table:table-cell>
          <table:table-cell office:value-type="float" office:value="9.86" table:style-name="ce45">
            <text:p>9.86</text:p>
          </table:table-cell>
          <table:table-cell office:value-type="float" office:value="154251" table:style-name="ce36">
            <text:p>154,251</text:p>
          </table:table-cell>
          <table:table-cell office:value-type="float" office:value="93618" table:style-name="ce36">
            <text:p>93,618</text:p>
          </table:table-cell>
          <table:table-cell office:value-type="float" office:value="60633" table:style-name="ce36">
            <text:p>60,633</text:p>
          </table:table-cell>
          <table:table-cell office:value-type="float" office:value="6.63" table:style-name="ce37">
            <text:p>6.63</text:p>
          </table:table-cell>
          <table:table-cell office:value-type="float" office:value="75230" table:style-name="ce36">
            <text:p>75,230</text:p>
          </table:table-cell>
          <table:table-cell office:value-type="float" office:value="3.23" table:style-name="ce38">
            <text:p>3.23</text:p>
          </table:table-cell>
          <table:table-cell table:style-name="ce36"/>
          <table:table-cell office:value-type="float" office:value="143384" table:style-name="ce36">
            <text:p>143,384</text:p>
          </table:table-cell>
          <table:table-cell table:number-columns-repeated="3" table:style-name="ce36"/>
          <table:table-cell office:value-type="float" office:value="6.16" table:style-name="ce37">
            <text:p>6.16</text:p>
          </table:table-cell>
          <table:table-cell table:style-name="ce36"/>
          <table:table-cell office:value-type="float" office:value="55980" table:style-name="ce39">
            <text:p>55,980</text:p>
          </table:table-cell>
          <table:table-cell table:number-columns-repeated="3" table:style-name="ce39"/>
          <table:table-cell office:value-type="float" office:value="2.41" table:style-name="ce40">
            <text:p>2.41</text:p>
          </table:table-cell>
          <table:table-cell office:value-type="float" office:value="1118006" table:style-name="ce39">
            <text:p>1,118,006</text:p>
          </table:table-cell>
          <table:table-cell office:value-type="float" office:value="1102326" table:style-name="ce39">
            <text:p>1,102,326</text:p>
          </table:table-cell>
          <table:table-cell office:value-type="float" office:value="527250" table:style-name="ce36">
            <text:p>527,250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102<text:span text:style-name="T12">年</text:span></text:p>
          </table:table-cell>
          <table:covered-table-cell/>
          <table:table-cell office:value-type="float" office:value="8286260" table:style-name="ce36">
            <text:p>8,286,260</text:p>
          </table:table-cell>
          <table:table-cell office:value-type="float" office:value="23373517" table:style-name="ce36">
            <text:p>23,373,517</text:p>
          </table:table-cell>
          <table:table-cell office:value-type="float" office:value="11684674" table:style-name="ce36">
            <text:p>11,684,674</text:p>
          </table:table-cell>
          <table:table-cell office:value-type="float" office:value="11688843" table:style-name="ce36">
            <text:p>11,688,843</text:p>
          </table:table-cell>
          <table:table-cell office:value-type="float" office:value="199113" table:style-name="ce36">
            <text:p>199,113</text:p>
          </table:table-cell>
          <table:table-cell office:value-type="float" office:value="103120" table:style-name="ce36">
            <text:p>103,120</text:p>
          </table:table-cell>
          <table:table-cell office:value-type="float" office:value="95993" table:style-name="ce36">
            <text:p>95,993</text:p>
          </table:table-cell>
          <table:table-cell office:value-type="float" office:value="8.5299999999999994" table:style-name="ce37">
            <text:p>8.53</text:p>
          </table:table-cell>
          <table:table-cell office:value-type="float" office:value="155908" table:style-name="ce36">
            <text:p>155,908</text:p>
          </table:table-cell>
          <table:table-cell office:value-type="float" office:value="94505" table:style-name="ce36">
            <text:p>94,505</text:p>
          </table:table-cell>
          <table:table-cell office:value-type="float" office:value="61403" table:style-name="ce36">
            <text:p>61,403</text:p>
          </table:table-cell>
          <table:table-cell office:value-type="float" office:value="6.68" table:style-name="ce37">
            <text:p>6.68</text:p>
          </table:table-cell>
          <table:table-cell office:value-type="float" office:value="43205" table:style-name="ce36">
            <text:p>43,205</text:p>
          </table:table-cell>
          <table:table-cell office:value-type="float" office:value="1.85" table:style-name="ce38">
            <text:p>1.85</text:p>
          </table:table-cell>
          <table:table-cell table:style-name="ce36"/>
          <table:table-cell office:value-type="float" office:value="147636" table:style-name="ce36">
            <text:p>147,636</text:p>
          </table:table-cell>
          <table:table-cell table:number-columns-repeated="3" table:style-name="ce36"/>
          <table:table-cell office:value-type="float" office:value="6.32" table:style-name="ce37">
            <text:p>6.32</text:p>
          </table:table-cell>
          <table:table-cell table:style-name="ce36"/>
          <table:table-cell office:value-type="float" office:value="53604" table:style-name="ce39">
            <text:p>53,604</text:p>
          </table:table-cell>
          <table:table-cell table:number-columns-repeated="3" table:style-name="ce39"/>
          <table:table-cell office:value-type="float" office:value="2.2999999999999998" table:style-name="ce40">
            <text:p>2.30</text:p>
          </table:table-cell>
          <table:table-cell office:value-type="float" office:value="1079702" table:style-name="ce39">
            <text:p>1,079,702</text:p>
          </table:table-cell>
          <table:table-cell office:value-type="float" office:value="1065212" table:style-name="ce39">
            <text:p>1,065,212</text:p>
          </table:table-cell>
          <table:table-cell office:value-type="float" office:value="533601" table:style-name="ce36">
            <text:p>533,601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103<text:span text:style-name="T12">年</text:span></text:p>
          </table:table-cell>
          <table:covered-table-cell/>
          <table:table-cell office:value-type="float" office:value="8382699" table:style-name="ce36">
            <text:p>8,382,699</text:p>
          </table:table-cell>
          <table:table-cell office:value-type="float" office:value="23433753" table:style-name="ce36">
            <text:p>23,433,753</text:p>
          </table:table-cell>
          <table:table-cell office:value-type="float" office:value="11697971" table:style-name="ce36">
            <text:p>11,697,971</text:p>
          </table:table-cell>
          <table:table-cell office:value-type="float" office:value="11735782" table:style-name="ce36">
            <text:p>11,735,782</text:p>
          </table:table-cell>
          <table:table-cell office:value-type="float" office:value="210383" table:style-name="ce36">
            <text:p>210,383</text:p>
          </table:table-cell>
          <table:table-cell office:value-type="float" office:value="108817" table:style-name="ce36">
            <text:p>108,817</text:p>
          </table:table-cell>
          <table:table-cell office:value-type="float" office:value="101566" table:style-name="ce36">
            <text:p>101,566</text:p>
          </table:table-cell>
          <table:table-cell office:value-type="float" office:value="8.99" table:style-name="ce37">
            <text:p>8.99</text:p>
          </table:table-cell>
          <table:table-cell office:value-type="float" office:value="163929" table:style-name="ce36">
            <text:p>163,929</text:p>
          </table:table-cell>
          <table:table-cell office:value-type="float" office:value="98733" table:style-name="ce36">
            <text:p>98,733</text:p>
          </table:table-cell>
          <table:table-cell office:value-type="float" office:value="65196" table:style-name="ce36">
            <text:p>65,196</text:p>
          </table:table-cell>
          <table:table-cell office:value-type="float" office:value="7" table:style-name="ce37">
            <text:p>7.00</text:p>
          </table:table-cell>
          <table:table-cell office:value-type="float" office:value="46454" table:style-name="ce36">
            <text:p>46,454</text:p>
          </table:table-cell>
          <table:table-cell office:value-type="float" office:value="1.98" table:style-name="ce38">
            <text:p>1.98</text:p>
          </table:table-cell>
          <table:table-cell table:style-name="ce36"/>
          <table:table-cell office:value-type="float" office:value="149287" table:style-name="ce36">
            <text:p>149,287</text:p>
          </table:table-cell>
          <table:table-cell table:number-columns-repeated="3" table:style-name="ce36"/>
          <table:table-cell office:value-type="float" office:value="6.38" table:style-name="ce37">
            <text:p>6.38</text:p>
          </table:table-cell>
          <table:table-cell table:style-name="ce36"/>
          <table:table-cell office:value-type="float" office:value="53190" table:style-name="ce39">
            <text:p>53,190</text:p>
          </table:table-cell>
          <table:table-cell table:number-columns-repeated="3" table:style-name="ce39"/>
          <table:table-cell office:value-type="float" office:value="2.27" table:style-name="ce40">
            <text:p>2.27</text:p>
          </table:table-cell>
          <table:table-cell office:value-type="float" office:value="1073783" table:style-name="ce39">
            <text:p>1,073,783</text:p>
          </table:table-cell>
          <table:table-cell office:value-type="float" office:value="1060001" table:style-name="ce39">
            <text:p>1,060,001</text:p>
          </table:table-cell>
          <table:table-cell office:value-type="float" office:value="540023" table:style-name="ce36">
            <text:p>540,023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104<text:span text:style-name="T12">年</text:span></text:p>
          </table:table-cell>
          <table:covered-table-cell/>
          <table:table-cell office:value-type="float" office:value="8468978" table:style-name="ce36">
            <text:p>8,468,978</text:p>
          </table:table-cell>
          <table:table-cell office:value-type="float" office:value="23492074" table:style-name="ce36">
            <text:p>23,492,074</text:p>
          </table:table-cell>
          <table:table-cell office:value-type="float" office:value="11712047" table:style-name="ce36">
            <text:p>11,712,047</text:p>
          </table:table-cell>
          <table:table-cell office:value-type="float" office:value="11780027" table:style-name="ce36">
            <text:p>11,780,027</text:p>
          </table:table-cell>
          <table:table-cell office:value-type="float" office:value="213598" table:style-name="ce36">
            <text:p>213,598</text:p>
          </table:table-cell>
          <table:table-cell office:value-type="float" office:value="111041" table:style-name="ce36">
            <text:p>111,041</text:p>
          </table:table-cell>
          <table:table-cell office:value-type="float" office:value="102557" table:style-name="ce36">
            <text:p>102,557</text:p>
          </table:table-cell>
          <table:table-cell office:value-type="float" office:value="9.1" table:style-name="ce37">
            <text:p>9.10</text:p>
          </table:table-cell>
          <table:table-cell office:value-type="float" office:value="163858" table:style-name="ce36">
            <text:p>163,858</text:p>
          </table:table-cell>
          <table:table-cell office:value-type="float" office:value="98580" table:style-name="ce36">
            <text:p>98,580</text:p>
          </table:table-cell>
          <table:table-cell office:value-type="float" office:value="65278" table:style-name="ce36">
            <text:p>65,278</text:p>
          </table:table-cell>
          <table:table-cell office:value-type="float" office:value="6.98" table:style-name="ce37">
            <text:p>6.98</text:p>
          </table:table-cell>
          <table:table-cell office:value-type="float" office:value="49740" table:style-name="ce36">
            <text:p>49,740</text:p>
          </table:table-cell>
          <table:table-cell office:value-type="float" office:value="2.12" table:style-name="ce38">
            <text:p>2.12</text:p>
          </table:table-cell>
          <table:table-cell table:style-name="ce36"/>
          <table:table-cell office:value-type="float" office:value="154346" table:style-name="ce36">
            <text:p>154,346</text:p>
          </table:table-cell>
          <table:table-cell table:number-columns-repeated="3" table:style-name="ce36"/>
          <table:table-cell office:value-type="float" office:value="6.58" table:style-name="ce37">
            <text:p>6.58</text:p>
          </table:table-cell>
          <table:table-cell table:style-name="ce36"/>
          <table:table-cell office:value-type="float" office:value="53459" table:style-name="ce39">
            <text:p>53,459</text:p>
          </table:table-cell>
          <table:table-cell table:number-columns-repeated="3" table:style-name="ce39"/>
          <table:table-cell office:value-type="float" office:value="2.2799999999999998" table:style-name="ce40">
            <text:p>2.28</text:p>
          </table:table-cell>
          <table:table-cell office:value-type="float" office:value="1004108" table:style-name="ce39">
            <text:p>1,004,108</text:p>
          </table:table-cell>
          <table:table-cell office:value-type="float" office:value="995527" table:style-name="ce39">
            <text:p>995,527</text:p>
          </table:table-cell>
          <table:table-cell office:value-type="float" office:value="546698" table:style-name="ce36">
            <text:p>546,698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105<text:span text:style-name="T12">年</text:span></text:p>
          </table:table-cell>
          <table:covered-table-cell/>
          <table:table-cell office:value-type="float" office:value="8561383" table:style-name="ce36">
            <text:p>8,561,383</text:p>
          </table:table-cell>
          <table:table-cell office:value-type="float" office:value="23539816" table:style-name="ce36">
            <text:p>23,539,816</text:p>
          </table:table-cell>
          <table:table-cell office:value-type="float" office:value="11719270" table:style-name="ce36">
            <text:p>11,719,270</text:p>
          </table:table-cell>
          <table:table-cell office:value-type="float" office:value="11820546" table:style-name="ce36">
            <text:p>11,820,546</text:p>
          </table:table-cell>
          <table:table-cell office:value-type="float" office:value="208440" table:style-name="ce36">
            <text:p>208,440</text:p>
          </table:table-cell>
          <table:table-cell office:value-type="float" office:value="108133" table:style-name="ce36">
            <text:p>108,133</text:p>
          </table:table-cell>
          <table:table-cell office:value-type="float" office:value="100307" table:style-name="ce36">
            <text:p>100,307</text:p>
          </table:table-cell>
          <table:table-cell office:value-type="float" office:value="8.86" table:style-name="ce37">
            <text:p>8.86</text:p>
          </table:table-cell>
          <table:table-cell office:value-type="float" office:value="172405" table:style-name="ce36">
            <text:p>172,405</text:p>
          </table:table-cell>
          <table:table-cell office:value-type="float" office:value="103144" table:style-name="ce36">
            <text:p>103,144</text:p>
          </table:table-cell>
          <table:table-cell office:value-type="float" office:value="69261" table:style-name="ce36">
            <text:p>69,261</text:p>
          </table:table-cell>
          <table:table-cell office:value-type="float" office:value="7.33" table:style-name="ce37">
            <text:p>7.33</text:p>
          </table:table-cell>
          <table:table-cell office:value-type="float" office:value="36035" table:style-name="ce36">
            <text:p>36,035</text:p>
          </table:table-cell>
          <table:table-cell office:value-type="float" office:value="1.53" table:style-name="ce38">
            <text:p>1.53</text:p>
          </table:table-cell>
          <table:table-cell table:style-name="ce36"/>
          <table:table-cell office:value-type="float" office:value="147861" table:style-name="ce36">
            <text:p>147,861</text:p>
          </table:table-cell>
          <table:table-cell table:number-columns-repeated="3" table:style-name="ce36"/>
          <table:table-cell office:value-type="float" office:value="6.29" table:style-name="ce37">
            <text:p>6.29</text:p>
          </table:table-cell>
          <table:table-cell table:style-name="ce36"/>
          <table:table-cell office:value-type="float" office:value="53837" table:style-name="ce39">
            <text:p>53,837</text:p>
          </table:table-cell>
          <table:table-cell table:number-columns-repeated="3" table:style-name="ce39"/>
          <table:table-cell office:value-type="float" office:value="2.29" table:style-name="ce40">
            <text:p>2.29</text:p>
          </table:table-cell>
          <table:table-cell office:value-type="float" office:value="964536" table:style-name="ce39">
            <text:p>964,536</text:p>
          </table:table-cell>
          <table:table-cell office:value-type="float" office:value="952829" table:style-name="ce39">
            <text:p>952,829</text:p>
          </table:table-cell>
          <table:table-cell office:value-type="float" office:value="553228" table:style-name="ce36">
            <text:p>553,228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106<text:span text:style-name="T12">年</text:span></text:p>
          </table:table-cell>
          <table:covered-table-cell/>
          <table:table-cell office:value-type="float" office:value="8649000" table:style-name="ce36">
            <text:p>8,649,000</text:p>
          </table:table-cell>
          <table:table-cell office:value-type="float" office:value="23571227" table:style-name="ce36">
            <text:p>23,571,227</text:p>
          </table:table-cell>
          <table:table-cell office:value-type="float" office:value="11719580" table:style-name="ce36">
            <text:p>11,719,580</text:p>
          </table:table-cell>
          <table:table-cell office:value-type="float" office:value="11851647" table:style-name="ce36">
            <text:p>11,851,647</text:p>
          </table:table-cell>
          <table:table-cell office:value-type="float" office:value="193844" table:style-name="ce36">
            <text:p>193,844</text:p>
          </table:table-cell>
          <table:table-cell office:value-type="float" office:value="100477" table:style-name="ce36">
            <text:p>100,477</text:p>
          </table:table-cell>
          <table:table-cell office:value-type="float" office:value="93367" table:style-name="ce36">
            <text:p>93,367</text:p>
          </table:table-cell>
          <table:table-cell office:value-type="float" office:value="8.23" table:style-name="ce37">
            <text:p>8.23</text:p>
          </table:table-cell>
          <table:table-cell office:value-type="float" office:value="171242" table:style-name="ce36">
            <text:p>171,242</text:p>
          </table:table-cell>
          <table:table-cell office:value-type="float" office:value="101555" table:style-name="ce36">
            <text:p>101,555</text:p>
          </table:table-cell>
          <table:table-cell office:value-type="float" office:value="69687" table:style-name="ce36">
            <text:p>69,687</text:p>
          </table:table-cell>
          <table:table-cell office:value-type="float" office:value="7.27" table:style-name="ce37">
            <text:p>7.27</text:p>
          </table:table-cell>
          <table:table-cell office:value-type="float" office:value="22602" table:style-name="ce36">
            <text:p>22,602</text:p>
          </table:table-cell>
          <table:table-cell office:value-type="float" office:value="0.96" table:style-name="ce38">
            <text:p>0.96</text:p>
          </table:table-cell>
          <table:table-cell table:style-name="ce36"/>
          <table:table-cell office:value-type="float" office:value="138034" table:style-name="ce36">
            <text:p>138,034</text:p>
          </table:table-cell>
          <table:table-cell table:number-columns-repeated="3" table:style-name="ce36"/>
          <table:table-cell office:value-type="float" office:value="5.86" table:style-name="ce37">
            <text:p>5.86</text:p>
          </table:table-cell>
          <table:table-cell table:style-name="ce36"/>
          <table:table-cell office:value-type="float" office:value="54412" table:style-name="ce39">
            <text:p>54,412</text:p>
          </table:table-cell>
          <table:table-cell table:number-columns-repeated="3" table:style-name="ce39"/>
          <table:table-cell office:value-type="float" office:value="2.31" table:style-name="ce40">
            <text:p>2.31</text:p>
          </table:table-cell>
          <table:table-cell office:value-type="float" office:value="948049" table:style-name="ce39">
            <text:p>948,049</text:p>
          </table:table-cell>
          <table:table-cell office:value-type="float" office:value="939240" table:style-name="ce39">
            <text:p>939,240</text:p>
          </table:table-cell>
          <table:table-cell office:value-type="float" office:value="559426" table:style-name="ce36">
            <text:p>559,426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107<text:span text:style-name="T12">年</text:span></text:p>
          </table:table-cell>
          <table:covered-table-cell/>
          <table:table-cell office:value-type="float" office:value="8734477" table:style-name="ce36">
            <text:p>8,734,477</text:p>
          </table:table-cell>
          <table:table-cell office:value-type="float" office:value="23588932" table:style-name="ce36">
            <text:p>23,588,932</text:p>
          </table:table-cell>
          <table:table-cell office:value-type="float" office:value="11712913" table:style-name="ce36">
            <text:p>11,712,913</text:p>
          </table:table-cell>
          <table:table-cell office:value-type="float" office:value="11876019" table:style-name="ce36">
            <text:p>11,876,019</text:p>
          </table:table-cell>
          <table:table-cell office:value-type="float" office:value="181601" table:style-name="ce36">
            <text:p>181,601</text:p>
          </table:table-cell>
          <table:table-cell office:value-type="float" office:value="93876" table:style-name="ce36">
            <text:p>93,876</text:p>
          </table:table-cell>
          <table:table-cell office:value-type="float" office:value="87725" table:style-name="ce36">
            <text:p>87,725</text:p>
          </table:table-cell>
          <table:table-cell office:value-type="float" office:value="7.7" table:style-name="ce37">
            <text:p>7.70</text:p>
          </table:table-cell>
          <table:table-cell office:value-type="float" office:value="172784" table:style-name="ce36">
            <text:p>172,784</text:p>
          </table:table-cell>
          <table:table-cell office:value-type="float" office:value="101931" table:style-name="ce36">
            <text:p>101,931</text:p>
          </table:table-cell>
          <table:table-cell office:value-type="float" office:value="70853" table:style-name="ce36">
            <text:p>70,853</text:p>
          </table:table-cell>
          <table:table-cell office:value-type="float" office:value="7.33" table:style-name="ce37">
            <text:p>7.33</text:p>
          </table:table-cell>
          <table:table-cell office:value-type="float" office:value="8817" table:style-name="ce36">
            <text:p>8,817</text:p>
          </table:table-cell>
          <table:table-cell office:value-type="float" office:value="0.37" table:style-name="ce38">
            <text:p>0.37</text:p>
          </table:table-cell>
          <table:table-cell table:style-name="ce36"/>
          <table:table-cell office:value-type="float" office:value="135403" table:style-name="ce36">
            <text:p>135,403</text:p>
          </table:table-cell>
          <table:table-cell table:number-columns-repeated="3" table:style-name="ce36"/>
          <table:table-cell office:value-type="float" office:value="5.74" table:style-name="ce37">
            <text:p>5.74</text:p>
          </table:table-cell>
          <table:table-cell table:style-name="ce36"/>
          <table:table-cell office:value-type="float" office:value="54443" table:style-name="ce39">
            <text:p>54,443</text:p>
          </table:table-cell>
          <table:table-cell table:number-columns-repeated="3" table:style-name="ce39"/>
          <table:table-cell office:value-type="float" office:value="2.31" table:style-name="ce40">
            <text:p>2.31</text:p>
          </table:table-cell>
          <table:table-cell office:value-type="float" office:value="984815" table:style-name="ce39">
            <text:p>984,815</text:p>
          </table:table-cell>
          <table:table-cell office:value-type="float" office:value="975927" table:style-name="ce39">
            <text:p>975,927</text:p>
          </table:table-cell>
          <table:table-cell office:value-type="float" office:value="565561" table:style-name="ce36">
            <text:p>565,561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108<text:span text:style-name="T12">年</text:span></text:p>
          </table:table-cell>
          <table:covered-table-cell/>
          <table:table-cell office:value-type="float" office:value="8832745" table:style-name="ce39">
            <text:p>8,832,745</text:p>
          </table:table-cell>
          <table:table-cell office:value-type="float" office:value="23603121" table:style-name="ce39">
            <text:p>23,603,121</text:p>
          </table:table-cell>
          <table:table-cell office:value-type="float" office:value="11705186" table:style-name="ce39">
            <text:p>11,705,186</text:p>
          </table:table-cell>
          <table:table-cell office:value-type="float" office:value="11897935" table:style-name="ce39">
            <text:p>11,897,935</text:p>
          </table:table-cell>
          <table:table-cell office:value-type="float" office:value="177767" table:style-name="ce36">
            <text:p>177,767</text:p>
          </table:table-cell>
          <table:table-cell office:value-type="float" office:value="92237" table:style-name="ce36">
            <text:p>92,237</text:p>
          </table:table-cell>
          <table:table-cell office:value-type="float" office:value="85530" table:style-name="ce36">
            <text:p>85,530</text:p>
          </table:table-cell>
          <table:table-cell office:value-type="float" office:value="7.53" table:style-name="ce40">
            <text:p>7.53</text:p>
          </table:table-cell>
          <table:table-cell office:value-type="float" office:value="176296" table:style-name="ce36">
            <text:p>176,296</text:p>
          </table:table-cell>
          <table:table-cell office:value-type="float" office:value="103720" table:style-name="ce36">
            <text:p>103,720</text:p>
          </table:table-cell>
          <table:table-cell office:value-type="float" office:value="72576" table:style-name="ce36">
            <text:p>72,576</text:p>
          </table:table-cell>
          <table:table-cell office:value-type="float" office:value="7.47" table:style-name="ce40">
            <text:p>7.47</text:p>
          </table:table-cell>
          <table:table-cell office:value-type="float" office:value="1471" table:style-name="ce36">
            <text:p>1,471</text:p>
          </table:table-cell>
          <table:table-cell office:value-type="float" office:value="6.2E-2" table:style-name="ce46">
            <text:p>0.06</text:p>
          </table:table-cell>
          <table:table-cell office:value-type="float" office:value="134524" table:style-name="ce47">
            <text:p>134,524</text:p>
          </table:table-cell>
          <table:table-cell office:value-type="float" office:value="131585" table:style-name="ce47">
            <text:p>131,585</text:p>
          </table:table-cell>
          <table:table-cell office:value-type="float" office:value="2939" table:style-name="ce36">
            <text:p>2,939</text:p>
          </table:table-cell>
          <table:table-cell office:value-type="float" office:value="928" table:style-name="ce39">
            <text:p>928</text:p>
          </table:table-cell>
          <table:table-cell office:value-type="float" office:value="2011" table:style-name="ce39">
            <text:p>2,011</text:p>
          </table:table-cell>
          <table:table-cell office:value-type="float" office:value="5.7" table:style-name="ce40">
            <text:p>5.70</text:p>
          </table:table-cell>
          <table:table-cell office:value-type="float" office:value="54473" table:style-name="ce39">
            <text:p>54,473</text:p>
          </table:table-cell>
          <table:table-cell office:value-type="float" office:value="54363" table:style-name="ce39">
            <text:p>54,363</text:p>
          </table:table-cell>
          <table:table-cell office:value-type="float" office:value="110" table:style-name="ce39">
            <text:p>110</text:p>
          </table:table-cell>
          <table:table-cell office:value-type="float" office:value="50" table:style-name="ce39">
            <text:p>50</text:p>
          </table:table-cell>
          <table:table-cell office:value-type="float" office:value="60" table:style-name="ce39">
            <text:p>60</text:p>
          </table:table-cell>
          <table:table-cell office:value-type="float" office:value="2.31" table:style-name="ce40">
            <text:p>2.31</text:p>
          </table:table-cell>
          <table:table-cell office:value-type="float" office:value="972043" table:style-name="ce39">
            <text:p>972,043</text:p>
          </table:table-cell>
          <table:table-cell office:value-type="float" office:value="959325" table:style-name="ce39">
            <text:p>959,325</text:p>
          </table:table-cell>
          <table:table-cell office:value-type="float" office:value="571427" table:style-name="ce39">
            <text:p>571,427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1<text:s/><text:span text:style-name="T8">月</text:span></text:p>
          </table:table-cell>
          <table:covered-table-cell/>
          <table:table-cell office:value-type="float" office:value="8740977" table:style-name="ce48">
            <text:p>8,740,977</text:p>
          </table:table-cell>
          <table:table-cell office:value-type="float" office:value="23590744" table:style-name="ce48">
            <text:p>23,590,744</text:p>
          </table:table-cell>
          <table:table-cell office:value-type="float" office:value="11712236" table:style-name="ce48">
            <text:p>11,712,236</text:p>
          </table:table-cell>
          <table:table-cell office:value-type="float" office:value="11878508" table:style-name="ce48">
            <text:p>11,878,508</text:p>
          </table:table-cell>
          <table:table-cell office:value-type="float" office:value="17139" table:style-name="ce48">
            <text:p>17,139</text:p>
          </table:table-cell>
          <table:table-cell office:value-type="float" office:value="8762" table:style-name="ce48">
            <text:p>8,762</text:p>
          </table:table-cell>
          <table:table-cell office:value-type="float" office:value="8377" table:style-name="ce48">
            <text:p>8,377</text:p>
          </table:table-cell>
          <table:table-cell office:value-type="float" office:value="8.5500000000000007" table:style-name="ce49">
            <text:p>8.55</text:p>
          </table:table-cell>
          <table:table-cell office:value-type="float" office:value="16622" table:style-name="ce48">
            <text:p>16,622</text:p>
          </table:table-cell>
          <table:table-cell office:value-type="float" office:value="9853" table:style-name="ce48">
            <text:p>9,853</text:p>
          </table:table-cell>
          <table:table-cell office:value-type="float" office:value="6769" table:style-name="ce48">
            <text:p>6,769</text:p>
          </table:table-cell>
          <table:table-cell office:value-type="float" office:value="8.3000000000000007" table:style-name="ce49">
            <text:p>8.30</text:p>
          </table:table-cell>
          <table:table-cell office:value-type="float" office:value="517" table:style-name="ce48">
            <text:p>517</text:p>
          </table:table-cell>
          <table:table-cell office:value-type="float" office:value="0.26" table:style-name="ce50">
            <text:p>0.26</text:p>
          </table:table-cell>
          <table:table-cell office:value-type="float" office:value="13902" table:style-name="ce51">
            <text:p>13,902</text:p>
          </table:table-cell>
          <table:table-cell office:value-type="float" office:value="13902" table:style-name="ce51">
            <text:p>13,902</text:p>
          </table:table-cell>
          <table:table-cell table:style-name="ce51"/>
          <table:table-cell table:number-columns-repeated="2" table:style-name="ce52"/>
          <table:table-cell office:value-type="float" office:value="6.94" table:style-name="ce53">
            <text:p>6.94</text:p>
          </table:table-cell>
          <table:table-cell office:value-type="float" office:value="4775" table:style-name="ce52">
            <text:p>4,775</text:p>
          </table:table-cell>
          <table:table-cell office:value-type="float" office:value="4775" table:style-name="ce52">
            <text:p>4,775</text:p>
          </table:table-cell>
          <table:table-cell table:number-columns-repeated="3" table:style-name="ce52"/>
          <table:table-cell office:value-type="float" office:value="2.38" table:style-name="ce53">
            <text:p>2.38</text:p>
          </table:table-cell>
          <table:table-cell office:value-type="float" office:value="88882" table:style-name="ce52">
            <text:p>88,882</text:p>
          </table:table-cell>
          <table:table-cell office:value-type="float" office:value="87587" table:style-name="ce52">
            <text:p>87,587</text:p>
          </table:table-cell>
          <table:table-cell office:value-type="float" office:value="566129" table:style-name="ce48">
            <text:p>566,129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2<text:s/><text:span text:style-name="T8">月</text:span></text:p>
          </table:table-cell>
          <table:covered-table-cell/>
          <table:table-cell office:value-type="float" office:value="8746680" table:style-name="ce48">
            <text:p>8,746,680</text:p>
          </table:table-cell>
          <table:table-cell office:value-type="float" office:value="23590004" table:style-name="ce48">
            <text:p>23,590,004</text:p>
          </table:table-cell>
          <table:table-cell office:value-type="float" office:value="11710952" table:style-name="ce48">
            <text:p>11,710,952</text:p>
          </table:table-cell>
          <table:table-cell office:value-type="float" office:value="11879052" table:style-name="ce48">
            <text:p>11,879,052</text:p>
          </table:table-cell>
          <table:table-cell office:value-type="float" office:value="12497" table:style-name="ce48">
            <text:p>12,497</text:p>
          </table:table-cell>
          <table:table-cell office:value-type="float" office:value="6475" table:style-name="ce48">
            <text:p>6,475</text:p>
          </table:table-cell>
          <table:table-cell office:value-type="float" office:value="6022" table:style-name="ce48">
            <text:p>6,022</text:p>
          </table:table-cell>
          <table:table-cell office:value-type="float" office:value="6.91" table:style-name="ce49">
            <text:p>6.91</text:p>
          </table:table-cell>
          <table:table-cell office:value-type="float" office:value="13352" table:style-name="ce48">
            <text:p>13,352</text:p>
          </table:table-cell>
          <table:table-cell office:value-type="float" office:value="7781" table:style-name="ce48">
            <text:p>7,781</text:p>
          </table:table-cell>
          <table:table-cell office:value-type="float" office:value="5571" table:style-name="ce48">
            <text:p>5,571</text:p>
          </table:table-cell>
          <table:table-cell office:value-type="float" office:value="7.38" table:style-name="ce49">
            <text:p>7.38</text:p>
          </table:table-cell>
          <table:table-cell office:value-type="float" office:value="-855" table:style-name="ce48">
            <text:p>–855</text:p>
          </table:table-cell>
          <table:table-cell office:value-type="float" office:value="-0.47" table:style-name="ce50">
            <text:p>–0.47</text:p>
          </table:table-cell>
          <table:table-cell office:value-type="float" office:value="9986" table:style-name="ce51">
            <text:p>9,986</text:p>
          </table:table-cell>
          <table:table-cell office:value-type="float" office:value="9986" table:style-name="ce51">
            <text:p>9,986</text:p>
          </table:table-cell>
          <table:table-cell table:style-name="ce51"/>
          <table:table-cell table:number-columns-repeated="2" table:style-name="ce52"/>
          <table:table-cell office:value-type="float" office:value="5.52" table:style-name="ce53">
            <text:p>5.52</text:p>
          </table:table-cell>
          <table:table-cell office:value-type="float" office:value="3505" table:style-name="ce52">
            <text:p>3,505</text:p>
          </table:table-cell>
          <table:table-cell office:value-type="float" office:value="3505" table:style-name="ce52">
            <text:p>3,505</text:p>
          </table:table-cell>
          <table:table-cell table:number-columns-repeated="3" table:style-name="ce52"/>
          <table:table-cell office:value-type="float" office:value="1.94" table:style-name="ce53">
            <text:p>1.94</text:p>
          </table:table-cell>
          <table:table-cell office:value-type="float" office:value="68557" table:style-name="ce52">
            <text:p>68,557</text:p>
          </table:table-cell>
          <table:table-cell office:value-type="float" office:value="68442" table:style-name="ce52">
            <text:p>68,442</text:p>
          </table:table-cell>
          <table:table-cell office:value-type="float" office:value="566565" table:style-name="ce48">
            <text:p>566,565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3<text:s/><text:span text:style-name="T8">月</text:span></text:p>
          </table:table-cell>
          <table:covered-table-cell/>
          <table:table-cell office:value-type="float" office:value="8754384" table:style-name="ce48">
            <text:p>8,754,384</text:p>
          </table:table-cell>
          <table:table-cell office:value-type="float" office:value="23589192" table:style-name="ce48">
            <text:p>23,589,192</text:p>
          </table:table-cell>
          <table:table-cell office:value-type="float" office:value="11709344" table:style-name="ce48">
            <text:p>11,709,344</text:p>
          </table:table-cell>
          <table:table-cell office:value-type="float" office:value="11879848" table:style-name="ce48">
            <text:p>11,879,848</text:p>
          </table:table-cell>
          <table:table-cell office:value-type="float" office:value="14567" table:style-name="ce48">
            <text:p>14,567</text:p>
          </table:table-cell>
          <table:table-cell office:value-type="float" office:value="7632" table:style-name="ce48">
            <text:p>7,632</text:p>
          </table:table-cell>
          <table:table-cell office:value-type="float" office:value="6935" table:style-name="ce48">
            <text:p>6,935</text:p>
          </table:table-cell>
          <table:table-cell office:value-type="float" office:value="7.27" table:style-name="ce49">
            <text:p>7.27</text:p>
          </table:table-cell>
          <table:table-cell office:value-type="float" office:value="15171" table:style-name="ce48">
            <text:p>15,171</text:p>
          </table:table-cell>
          <table:table-cell office:value-type="float" office:value="8989" table:style-name="ce48">
            <text:p>8,989</text:p>
          </table:table-cell>
          <table:table-cell office:value-type="float" office:value="6182" table:style-name="ce48">
            <text:p>6,182</text:p>
          </table:table-cell>
          <table:table-cell office:value-type="float" office:value="7.57" table:style-name="ce49">
            <text:p>7.57</text:p>
          </table:table-cell>
          <table:table-cell office:value-type="float" office:value="-604" table:style-name="ce48">
            <text:p>–604</text:p>
          </table:table-cell>
          <table:table-cell office:value-type="float" office:value="-0.3" table:style-name="ce50">
            <text:p>–0.30</text:p>
          </table:table-cell>
          <table:table-cell office:value-type="float" office:value="11180" table:style-name="ce51">
            <text:p>11,180</text:p>
          </table:table-cell>
          <table:table-cell office:value-type="float" office:value="11180" table:style-name="ce51">
            <text:p>11,180</text:p>
          </table:table-cell>
          <table:table-cell table:style-name="ce51"/>
          <table:table-cell table:number-columns-repeated="2" table:style-name="ce52"/>
          <table:table-cell office:value-type="float" office:value="5.58" table:style-name="ce53">
            <text:p>5.58</text:p>
          </table:table-cell>
          <table:table-cell office:value-type="float" office:value="4456" table:style-name="ce52">
            <text:p>4,456</text:p>
          </table:table-cell>
          <table:table-cell office:value-type="float" office:value="4456" table:style-name="ce52">
            <text:p>4,456</text:p>
          </table:table-cell>
          <table:table-cell table:number-columns-repeated="3" table:style-name="ce52"/>
          <table:table-cell office:value-type="float" office:value="2.2200000000000002" table:style-name="ce53">
            <text:p>2.22</text:p>
          </table:table-cell>
          <table:table-cell office:value-type="float" office:value="84368" table:style-name="ce52">
            <text:p>84,368</text:p>
          </table:table-cell>
          <table:table-cell office:value-type="float" office:value="84576" table:style-name="ce52">
            <text:p>84,576</text:p>
          </table:table-cell>
          <table:table-cell office:value-type="float" office:value="567044" table:style-name="ce48">
            <text:p>567,044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4<text:s/><text:span text:style-name="T8">月</text:span></text:p>
          </table:table-cell>
          <table:covered-table-cell/>
          <table:table-cell office:value-type="float" office:value="8762104" table:style-name="ce48">
            <text:p>8,762,104</text:p>
          </table:table-cell>
          <table:table-cell office:value-type="float" office:value="23589312" table:style-name="ce48">
            <text:p>23,589,312</text:p>
          </table:table-cell>
          <table:table-cell office:value-type="float" office:value="11708129" table:style-name="ce48">
            <text:p>11,708,129</text:p>
          </table:table-cell>
          <table:table-cell office:value-type="float" office:value="11881183" table:style-name="ce48">
            <text:p>11,881,183</text:p>
          </table:table-cell>
          <table:table-cell office:value-type="float" office:value="14285" table:style-name="ce48">
            <text:p>14,285</text:p>
          </table:table-cell>
          <table:table-cell office:value-type="float" office:value="7435" table:style-name="ce48">
            <text:p>7,435</text:p>
          </table:table-cell>
          <table:table-cell office:value-type="float" office:value="6850" table:style-name="ce48">
            <text:p>6,850</text:p>
          </table:table-cell>
          <table:table-cell office:value-type="float" office:value="7.37" table:style-name="ce49">
            <text:p>7.37</text:p>
          </table:table-cell>
          <table:table-cell office:value-type="float" office:value="14996" table:style-name="ce48">
            <text:p>14,996</text:p>
          </table:table-cell>
          <table:table-cell office:value-type="float" office:value="8806" table:style-name="ce48">
            <text:p>8,806</text:p>
          </table:table-cell>
          <table:table-cell office:value-type="float" office:value="6190" table:style-name="ce48">
            <text:p>6,190</text:p>
          </table:table-cell>
          <table:table-cell office:value-type="float" office:value="7.73" table:style-name="ce49">
            <text:p>7.73</text:p>
          </table:table-cell>
          <table:table-cell office:value-type="float" office:value="-711" table:style-name="ce48">
            <text:p>–711</text:p>
          </table:table-cell>
          <table:table-cell office:value-type="float" office:value="-0.37" table:style-name="ce50">
            <text:p>–0.37</text:p>
          </table:table-cell>
          <table:table-cell office:value-type="float" office:value="9387" table:style-name="ce51">
            <text:p>9,387</text:p>
          </table:table-cell>
          <table:table-cell office:value-type="float" office:value="9387" table:style-name="ce51">
            <text:p>9,387</text:p>
          </table:table-cell>
          <table:table-cell table:style-name="ce51"/>
          <table:table-cell table:number-columns-repeated="2" table:style-name="ce52"/>
          <table:table-cell office:value-type="float" office:value="4.84" table:style-name="ce53">
            <text:p>4.84</text:p>
          </table:table-cell>
          <table:table-cell office:value-type="float" office:value="4627" table:style-name="ce52">
            <text:p>4,627</text:p>
          </table:table-cell>
          <table:table-cell office:value-type="float" office:value="4627" table:style-name="ce52">
            <text:p>4,627</text:p>
          </table:table-cell>
          <table:table-cell table:number-columns-repeated="3" table:style-name="ce52"/>
          <table:table-cell office:value-type="float" office:value="2.39" table:style-name="ce53">
            <text:p>2.39</text:p>
          </table:table-cell>
          <table:table-cell office:value-type="float" office:value="84757" table:style-name="ce52">
            <text:p>84,757</text:p>
          </table:table-cell>
          <table:table-cell office:value-type="float" office:value="83926" table:style-name="ce52">
            <text:p>83,926</text:p>
          </table:table-cell>
          <table:table-cell office:value-type="float" office:value="567502" table:style-name="ce48">
            <text:p>567,502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5<text:s/><text:span text:style-name="T8">月</text:span></text:p>
          </table:table-cell>
          <table:covered-table-cell/>
          <table:table-cell office:value-type="float" office:value="8771842" table:style-name="ce48">
            <text:p>8,771,842</text:p>
          </table:table-cell>
          <table:table-cell office:value-type="float" office:value="23589870" table:style-name="ce48">
            <text:p>23,589,870</text:p>
          </table:table-cell>
          <table:table-cell office:value-type="float" office:value="11707074" table:style-name="ce48">
            <text:p>11,707,074</text:p>
          </table:table-cell>
          <table:table-cell office:value-type="float" office:value="11882796" table:style-name="ce48">
            <text:p>11,882,796</text:p>
          </table:table-cell>
          <table:table-cell office:value-type="float" office:value="14587" table:style-name="ce48">
            <text:p>14,587</text:p>
          </table:table-cell>
          <table:table-cell office:value-type="float" office:value="7504" table:style-name="ce48">
            <text:p>7,504</text:p>
          </table:table-cell>
          <table:table-cell office:value-type="float" office:value="7083" table:style-name="ce48">
            <text:p>7,083</text:p>
          </table:table-cell>
          <table:table-cell office:value-type="float" office:value="7.28" table:style-name="ce49">
            <text:p>7.28</text:p>
          </table:table-cell>
          <table:table-cell office:value-type="float" office:value="14655" table:style-name="ce48">
            <text:p>14,655</text:p>
          </table:table-cell>
          <table:table-cell office:value-type="float" office:value="8655" table:style-name="ce48">
            <text:p>8,655</text:p>
          </table:table-cell>
          <table:table-cell office:value-type="float" office:value="6000" table:style-name="ce48">
            <text:p>6,000</text:p>
          </table:table-cell>
          <table:table-cell office:value-type="float" office:value="7.31" table:style-name="ce49">
            <text:p>7.31</text:p>
          </table:table-cell>
          <table:table-cell office:value-type="float" office:value="-68" table:style-name="ce48">
            <text:p>–68</text:p>
          </table:table-cell>
          <table:table-cell office:value-type="float" office:value="-0.03" table:style-name="ce50">
            <text:p>–0.03</text:p>
          </table:table-cell>
          <table:table-cell office:value-type="float" office:value="13106" table:style-name="ce51">
            <text:p>13,106</text:p>
          </table:table-cell>
          <table:table-cell office:value-type="float" office:value="12332" table:style-name="ce51">
            <text:p>12,332</text:p>
          </table:table-cell>
          <table:table-cell office:value-type="float" office:value="774" table:style-name="ce51">
            <text:p>774</text:p>
          </table:table-cell>
          <table:table-cell office:value-type="float" office:value="265" table:style-name="ce52">
            <text:p>265</text:p>
          </table:table-cell>
          <table:table-cell office:value-type="float" office:value="509" table:style-name="ce52">
            <text:p>509</text:p>
          </table:table-cell>
          <table:table-cell office:value-type="float" office:value="6.54" table:style-name="ce53">
            <text:p>6.54</text:p>
          </table:table-cell>
          <table:table-cell office:value-type="float" office:value="4916" table:style-name="ce52">
            <text:p>4,916</text:p>
          </table:table-cell>
          <table:table-cell office:value-type="float" office:value="4916" table:style-name="ce52">
            <text:p>4,916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2.4500000000000002" table:style-name="ce53">
            <text:p>2.45</text:p>
          </table:table-cell>
          <table:table-cell office:value-type="float" office:value="92651" table:style-name="ce52">
            <text:p>92,651</text:p>
          </table:table-cell>
          <table:table-cell office:value-type="float" office:value="92025" table:style-name="ce52">
            <text:p>92,025</text:p>
          </table:table-cell>
          <table:table-cell office:value-type="float" office:value="567987" table:style-name="ce48">
            <text:p>567,987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6<text:s/><text:span text:style-name="T8">月</text:span></text:p>
          </table:table-cell>
          <table:covered-table-cell/>
          <table:table-cell office:value-type="float" office:value="8778661" table:style-name="ce48">
            <text:p>8,778,661</text:p>
          </table:table-cell>
          <table:table-cell office:value-type="float" office:value="23591031" table:style-name="ce48">
            <text:p>23,591,031</text:p>
          </table:table-cell>
          <table:table-cell office:value-type="float" office:value="11706411" table:style-name="ce48">
            <text:p>11,706,411</text:p>
          </table:table-cell>
          <table:table-cell office:value-type="float" office:value="11884620" table:style-name="ce48">
            <text:p>11,884,620</text:p>
          </table:table-cell>
          <table:table-cell office:value-type="float" office:value="12886" table:style-name="ce48">
            <text:p>12,886</text:p>
          </table:table-cell>
          <table:table-cell office:value-type="float" office:value="6737" table:style-name="ce48">
            <text:p>6,737</text:p>
          </table:table-cell>
          <table:table-cell office:value-type="float" office:value="6149" table:style-name="ce48">
            <text:p>6,149</text:p>
          </table:table-cell>
          <table:table-cell office:value-type="float" office:value="6.65" table:style-name="ce49">
            <text:p>6.65</text:p>
          </table:table-cell>
          <table:table-cell office:value-type="float" office:value="13302" table:style-name="ce48">
            <text:p>13,302</text:p>
          </table:table-cell>
          <table:table-cell office:value-type="float" office:value="7888" table:style-name="ce48">
            <text:p>7,888</text:p>
          </table:table-cell>
          <table:table-cell office:value-type="float" office:value="5414" table:style-name="ce48">
            <text:p>5,414</text:p>
          </table:table-cell>
          <table:table-cell office:value-type="float" office:value="6.86" table:style-name="ce49">
            <text:p>6.86</text:p>
          </table:table-cell>
          <table:table-cell office:value-type="float" office:value="-416" table:style-name="ce48">
            <text:p>–416</text:p>
          </table:table-cell>
          <table:table-cell office:value-type="float" office:value="-0.21" table:style-name="ce50">
            <text:p>–0.21</text:p>
          </table:table-cell>
          <table:table-cell office:value-type="float" office:value="11326" table:style-name="ce51">
            <text:p>11,326</text:p>
          </table:table-cell>
          <table:table-cell office:value-type="float" office:value="10810" table:style-name="ce51">
            <text:p>10,810</text:p>
          </table:table-cell>
          <table:table-cell office:value-type="float" office:value="516" table:style-name="ce51">
            <text:p>516</text:p>
          </table:table-cell>
          <table:table-cell office:value-type="float" office:value="150" table:style-name="ce52">
            <text:p>150</text:p>
          </table:table-cell>
          <table:table-cell office:value-type="float" office:value="366" table:style-name="ce52">
            <text:p>366</text:p>
          </table:table-cell>
          <table:table-cell office:value-type="float" office:value="5.84" table:style-name="ce53">
            <text:p>5.84</text:p>
          </table:table-cell>
          <table:table-cell office:value-type="float" office:value="4400" table:style-name="ce52">
            <text:p>4,400</text:p>
          </table:table-cell>
          <table:table-cell office:value-type="float" office:value="4398" table:style-name="ce52">
            <text:p>4,398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2.27" table:style-name="ce53">
            <text:p>2.27</text:p>
          </table:table-cell>
          <table:table-cell office:value-type="float" office:value="76443" table:style-name="ce52">
            <text:p>76,443</text:p>
          </table:table-cell>
          <table:table-cell office:value-type="float" office:value="74866" table:style-name="ce52">
            <text:p>74,866</text:p>
          </table:table-cell>
          <table:table-cell office:value-type="float" office:value="568465" table:style-name="ce48">
            <text:p>568,465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7<text:s/><text:span text:style-name="T8">月</text:span></text:p>
          </table:table-cell>
          <table:covered-table-cell/>
          <table:table-cell office:value-type="float" office:value="8788954" table:style-name="ce48">
            <text:p>8,788,954</text:p>
          </table:table-cell>
          <table:table-cell office:value-type="float" office:value="23592598" table:style-name="ce48">
            <text:p>23,592,598</text:p>
          </table:table-cell>
          <table:table-cell office:value-type="float" office:value="11705811" table:style-name="ce48">
            <text:p>11,705,811</text:p>
          </table:table-cell>
          <table:table-cell office:value-type="float" office:value="11886787" table:style-name="ce48">
            <text:p>11,886,787</text:p>
          </table:table-cell>
          <table:table-cell office:value-type="float" office:value="15104" table:style-name="ce48">
            <text:p>15,104</text:p>
          </table:table-cell>
          <table:table-cell office:value-type="float" office:value="7803" table:style-name="ce48">
            <text:p>7,803</text:p>
          </table:table-cell>
          <table:table-cell office:value-type="float" office:value="7301" table:style-name="ce48">
            <text:p>7,301</text:p>
          </table:table-cell>
          <table:table-cell office:value-type="float" office:value="7.54" table:style-name="ce53">
            <text:p>7.54</text:p>
          </table:table-cell>
          <table:table-cell office:value-type="float" office:value="15854" table:style-name="ce48">
            <text:p>15,854</text:p>
          </table:table-cell>
          <table:table-cell office:value-type="float" office:value="9248" table:style-name="ce48">
            <text:p>9,248</text:p>
          </table:table-cell>
          <table:table-cell office:value-type="float" office:value="6606" table:style-name="ce48">
            <text:p>6,606</text:p>
          </table:table-cell>
          <table:table-cell office:value-type="float" office:value="7.91" table:style-name="ce53">
            <text:p>7.91</text:p>
          </table:table-cell>
          <table:table-cell office:value-type="float" office:value="-750" table:style-name="ce48">
            <text:p>–750</text:p>
          </table:table-cell>
          <table:table-cell office:value-type="float" office:value="-0.37" table:style-name="ce54">
            <text:p>–0.37</text:p>
          </table:table-cell>
          <table:table-cell office:value-type="float" office:value="10432" table:style-name="ce51">
            <text:p>10,432</text:p>
          </table:table-cell>
          <table:table-cell office:value-type="float" office:value="10098" table:style-name="ce51">
            <text:p>10,098</text:p>
          </table:table-cell>
          <table:table-cell office:value-type="float" office:value="334" table:style-name="ce51">
            <text:p>334</text:p>
          </table:table-cell>
          <table:table-cell office:value-type="float" office:value="126" table:style-name="ce52">
            <text:p>126</text:p>
          </table:table-cell>
          <table:table-cell office:value-type="float" office:value="208" table:style-name="ce52">
            <text:p>208</text:p>
          </table:table-cell>
          <table:table-cell office:value-type="float" office:value="5.21" table:style-name="ce53">
            <text:p>5.21</text:p>
          </table:table-cell>
          <table:table-cell office:value-type="float" office:value="5035" table:style-name="ce52">
            <text:p>5,035</text:p>
          </table:table-cell>
          <table:table-cell office:value-type="float" office:value="5022" table:style-name="ce52">
            <text:p>5,022</text:p>
          </table:table-cell>
          <table:table-cell office:value-type="float" office:value="13" table:style-name="ce52">
            <text:p>13</text:p>
          </table:table-cell>
          <table:table-cell office:value-type="float" office:value="10" table:style-name="ce52">
            <text:p>10</text:p>
          </table:table-cell>
          <table:table-cell office:value-type="float" office:value="3" table:style-name="ce52">
            <text:p>3</text:p>
          </table:table-cell>
          <table:table-cell office:value-type="float" office:value="2.5099999999999998" table:style-name="ce53">
            <text:p>2.51</text:p>
          </table:table-cell>
          <table:table-cell office:value-type="float" office:value="98131" table:style-name="ce52">
            <text:p>98,131</text:p>
          </table:table-cell>
          <table:table-cell office:value-type="float" office:value="95814" table:style-name="ce52">
            <text:p>95,814</text:p>
          </table:table-cell>
          <table:table-cell office:value-type="float" office:value="569008" table:style-name="ce48">
            <text:p>569,008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8<text:s/><text:span text:style-name="T8">月</text:span></text:p>
          </table:table-cell>
          <table:covered-table-cell/>
          <table:table-cell office:value-type="float" office:value="8802401" table:style-name="ce48">
            <text:p>8,802,401</text:p>
          </table:table-cell>
          <table:table-cell office:value-type="float" office:value="23593794" table:style-name="ce48">
            <text:p>23,593,794</text:p>
          </table:table-cell>
          <table:table-cell office:value-type="float" office:value="11705234" table:style-name="ce48">
            <text:p>11,705,234</text:p>
          </table:table-cell>
          <table:table-cell office:value-type="float" office:value="11888560" table:style-name="ce48">
            <text:p>11,888,560</text:p>
          </table:table-cell>
          <table:table-cell office:value-type="float" office:value="14330" table:style-name="ce48">
            <text:p>14,330</text:p>
          </table:table-cell>
          <table:table-cell office:value-type="float" office:value="7427" table:style-name="ce48">
            <text:p>7,427</text:p>
          </table:table-cell>
          <table:table-cell office:value-type="float" office:value="6903" table:style-name="ce48">
            <text:p>6,903</text:p>
          </table:table-cell>
          <table:table-cell office:value-type="float" office:value="7.15" table:style-name="ce49">
            <text:p>7.15</text:p>
          </table:table-cell>
          <table:table-cell office:value-type="float" office:value="13983" table:style-name="ce48">
            <text:p>13,983</text:p>
          </table:table-cell>
          <table:table-cell office:value-type="float" office:value="8190" table:style-name="ce48">
            <text:p>8,190</text:p>
          </table:table-cell>
          <table:table-cell office:value-type="float" office:value="5793" table:style-name="ce48">
            <text:p>5,793</text:p>
          </table:table-cell>
          <table:table-cell office:value-type="float" office:value="6.98" table:style-name="ce49">
            <text:p>6.98</text:p>
          </table:table-cell>
          <table:table-cell office:value-type="float" office:value="347" table:style-name="ce48">
            <text:p>347</text:p>
          </table:table-cell>
          <table:table-cell office:value-type="float" office:value="0.17" table:style-name="ce50">
            <text:p>0.17</text:p>
          </table:table-cell>
          <table:table-cell office:value-type="float" office:value="5121" table:style-name="ce51">
            <text:p>5,121</text:p>
          </table:table-cell>
          <table:table-cell office:value-type="float" office:value="4918" table:style-name="ce51">
            <text:p>4,918</text:p>
          </table:table-cell>
          <table:table-cell office:value-type="float" office:value="203" table:style-name="ce51">
            <text:p>203</text:p>
          </table:table-cell>
          <table:table-cell office:value-type="float" office:value="64" table:style-name="ce52">
            <text:p>64</text:p>
          </table:table-cell>
          <table:table-cell office:value-type="float" office:value="139" table:style-name="ce52">
            <text:p>139</text:p>
          </table:table-cell>
          <table:table-cell office:value-type="float" office:value="2.56" table:style-name="ce53">
            <text:p>2.56</text:p>
          </table:table-cell>
          <table:table-cell office:value-type="float" office:value="4665" table:style-name="ce52">
            <text:p>4,665</text:p>
          </table:table-cell>
          <table:table-cell office:value-type="float" office:value="4646" table:style-name="ce52">
            <text:p>4,646</text:p>
          </table:table-cell>
          <table:table-cell office:value-type="float" office:value="19" table:style-name="ce52">
            <text:p>19</text:p>
          </table:table-cell>
          <table:table-cell office:value-type="float" office:value="7" table:style-name="ce52">
            <text:p>7</text:p>
          </table:table-cell>
          <table:table-cell office:value-type="float" office:value="12" table:style-name="ce52">
            <text:p>12</text:p>
          </table:table-cell>
          <table:table-cell office:value-type="float" office:value="2.33" table:style-name="ce53">
            <text:p>2.33</text:p>
          </table:table-cell>
          <table:table-cell office:value-type="float" office:value="92486" table:style-name="ce52">
            <text:p>92,486</text:p>
          </table:table-cell>
          <table:table-cell office:value-type="float" office:value="91637" table:style-name="ce52">
            <text:p>91,637</text:p>
          </table:table-cell>
          <table:table-cell office:value-type="float" office:value="569677" table:style-name="ce48">
            <text:p>569,677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9<text:s/><text:span text:style-name="T8">月</text:span></text:p>
          </table:table-cell>
          <table:covered-table-cell/>
          <table:table-cell office:value-type="float" office:value="8824319" table:style-name="ce48">
            <text:p>8,824,319</text:p>
          </table:table-cell>
          <table:table-cell office:value-type="float" office:value="23593783" table:style-name="ce48">
            <text:p>23,593,783</text:p>
          </table:table-cell>
          <table:table-cell office:value-type="float" office:value="11704227" table:style-name="ce48">
            <text:p>11,704,227</text:p>
          </table:table-cell>
          <table:table-cell office:value-type="float" office:value="11889556" table:style-name="ce48">
            <text:p>11,889,556</text:p>
          </table:table-cell>
          <table:table-cell office:value-type="float" office:value="14533" table:style-name="ce48">
            <text:p>14,533</text:p>
          </table:table-cell>
          <table:table-cell office:value-type="float" office:value="7515" table:style-name="ce48">
            <text:p>7,515</text:p>
          </table:table-cell>
          <table:table-cell office:value-type="float" office:value="7018" table:style-name="ce48">
            <text:p>7,018</text:p>
          </table:table-cell>
          <table:table-cell office:value-type="float" office:value="7.49" table:style-name="ce49">
            <text:p>7.49</text:p>
          </table:table-cell>
          <table:table-cell office:value-type="float" office:value="13866" table:style-name="ce48">
            <text:p>13,866</text:p>
          </table:table-cell>
          <table:table-cell office:value-type="float" office:value="8148" table:style-name="ce48">
            <text:p>8,148</text:p>
          </table:table-cell>
          <table:table-cell office:value-type="float" office:value="5718" table:style-name="ce48">
            <text:p>5,718</text:p>
          </table:table-cell>
          <table:table-cell office:value-type="float" office:value="7.15" table:style-name="ce49">
            <text:p>7.15</text:p>
          </table:table-cell>
          <table:table-cell office:value-type="float" office:value="667" table:style-name="ce48">
            <text:p>667</text:p>
          </table:table-cell>
          <table:table-cell office:value-type="float" office:value="0.34" table:style-name="ce50">
            <text:p>0.34</text:p>
          </table:table-cell>
          <table:table-cell office:value-type="float" office:value="11656" table:style-name="ce51">
            <text:p>11,656</text:p>
          </table:table-cell>
          <table:table-cell office:value-type="float" office:value="11328" table:style-name="ce51">
            <text:p>11,328</text:p>
          </table:table-cell>
          <table:table-cell office:value-type="float" office:value="328" table:style-name="ce51">
            <text:p>328</text:p>
          </table:table-cell>
          <table:table-cell office:value-type="float" office:value="89" table:style-name="ce52">
            <text:p>89</text:p>
          </table:table-cell>
          <table:table-cell office:value-type="float" office:value="239" table:style-name="ce52">
            <text:p>239</text:p>
          </table:table-cell>
          <table:table-cell office:value-type="float" office:value="6.01" table:style-name="ce53">
            <text:p>6.01</text:p>
          </table:table-cell>
          <table:table-cell office:value-type="float" office:value="4402" table:style-name="ce52">
            <text:p>4,402</text:p>
          </table:table-cell>
          <table:table-cell office:value-type="float" office:value="4386" table:style-name="ce52">
            <text:p>4,386</text:p>
          </table:table-cell>
          <table:table-cell office:value-type="float" office:value="16" table:style-name="ce52">
            <text:p>16</text:p>
          </table:table-cell>
          <table:table-cell office:value-type="float" office:value="10" table:style-name="ce52">
            <text:p>10</text:p>
          </table:table-cell>
          <table:table-cell office:value-type="float" office:value="6" table:style-name="ce52">
            <text:p>6</text:p>
          </table:table-cell>
          <table:table-cell office:value-type="float" office:value="2.27" table:style-name="ce53">
            <text:p>2.27</text:p>
          </table:table-cell>
          <table:table-cell office:value-type="float" office:value="90276" table:style-name="ce52">
            <text:p>90,276</text:p>
          </table:table-cell>
          <table:table-cell office:value-type="float" office:value="90954" table:style-name="ce52">
            <text:p>90,954</text:p>
          </table:table-cell>
          <table:table-cell office:value-type="float" office:value="570074" table:style-name="ce48">
            <text:p>570,074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10<text:s/><text:span text:style-name="T8">月</text:span></text:p>
          </table:table-cell>
          <table:covered-table-cell/>
          <table:table-cell office:value-type="float" office:value="8826808" table:style-name="ce48">
            <text:p>8,826,808</text:p>
          </table:table-cell>
          <table:table-cell office:value-type="float" office:value="23596266" table:style-name="ce48">
            <text:p>23,596,266</text:p>
          </table:table-cell>
          <table:table-cell office:value-type="float" office:value="11704142" table:style-name="ce48">
            <text:p>11,704,142</text:p>
          </table:table-cell>
          <table:table-cell office:value-type="float" office:value="11892124" table:style-name="ce48">
            <text:p>11,892,124</text:p>
          </table:table-cell>
          <table:table-cell office:value-type="float" office:value="16236" table:style-name="ce48">
            <text:p>16,236</text:p>
          </table:table-cell>
          <table:table-cell office:value-type="float" office:value="8413" table:style-name="ce48">
            <text:p>8,413</text:p>
          </table:table-cell>
          <table:table-cell office:value-type="float" office:value="7823" table:style-name="ce48">
            <text:p>7,823</text:p>
          </table:table-cell>
          <table:table-cell office:value-type="float" office:value="8.1" table:style-name="ce49">
            <text:p>8.10</text:p>
          </table:table-cell>
          <table:table-cell office:value-type="float" office:value="15350" table:style-name="ce48">
            <text:p>15,350</text:p>
          </table:table-cell>
          <table:table-cell office:value-type="float" office:value="9024" table:style-name="ce48">
            <text:p>9,024</text:p>
          </table:table-cell>
          <table:table-cell office:value-type="float" office:value="6326" table:style-name="ce48">
            <text:p>6,326</text:p>
          </table:table-cell>
          <table:table-cell office:value-type="float" office:value="7.66" table:style-name="ce49">
            <text:p>7.66</text:p>
          </table:table-cell>
          <table:table-cell office:value-type="float" office:value="886" table:style-name="ce48">
            <text:p>886</text:p>
          </table:table-cell>
          <table:table-cell office:value-type="float" office:value="0.44" table:style-name="ce50">
            <text:p>0.44</text:p>
          </table:table-cell>
          <table:table-cell office:value-type="float" office:value="12000" table:style-name="ce51">
            <text:p>12,000</text:p>
          </table:table-cell>
          <table:table-cell office:value-type="float" office:value="11765" table:style-name="ce51">
            <text:p>11,765</text:p>
          </table:table-cell>
          <table:table-cell office:value-type="float" office:value="235" table:style-name="ce51">
            <text:p>235</text:p>
          </table:table-cell>
          <table:table-cell office:value-type="float" office:value="77" table:style-name="ce52">
            <text:p>77</text:p>
          </table:table-cell>
          <table:table-cell office:value-type="float" office:value="158" table:style-name="ce52">
            <text:p>158</text:p>
          </table:table-cell>
          <table:table-cell office:value-type="float" office:value="5.99" table:style-name="ce53">
            <text:p>5.99</text:p>
          </table:table-cell>
          <table:table-cell office:value-type="float" office:value="4779" table:style-name="ce52">
            <text:p>4,779</text:p>
          </table:table-cell>
          <table:table-cell office:value-type="float" office:value="4758" table:style-name="ce52">
            <text:p>4,758</text:p>
          </table:table-cell>
          <table:table-cell office:value-type="float" office:value="21" table:style-name="ce52">
            <text:p>21</text:p>
          </table:table-cell>
          <table:table-cell office:value-type="float" office:value="11" table:style-name="ce52">
            <text:p>11</text:p>
          </table:table-cell>
          <table:table-cell office:value-type="float" office:value="10" table:style-name="ce52">
            <text:p>10</text:p>
          </table:table-cell>
          <table:table-cell office:value-type="float" office:value="2.38" table:style-name="ce53">
            <text:p>2.38</text:p>
          </table:table-cell>
          <table:table-cell office:value-type="float" office:value="69619" table:style-name="ce52">
            <text:p>69,619</text:p>
          </table:table-cell>
          <table:table-cell office:value-type="float" office:value="68022" table:style-name="ce52">
            <text:p>68,022</text:p>
          </table:table-cell>
          <table:table-cell office:value-type="float" office:value="570608" table:style-name="ce48">
            <text:p>570,608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11<text:s/><text:span text:style-name="T8">月</text:span></text:p>
          </table:table-cell>
          <table:covered-table-cell/>
          <table:table-cell office:value-type="float" office:value="8830422" table:style-name="ce48">
            <text:p>8,830,422</text:p>
          </table:table-cell>
          <table:table-cell office:value-type="float" office:value="23598776" table:style-name="ce48">
            <text:p>23,598,776</text:p>
          </table:table-cell>
          <table:table-cell office:value-type="float" office:value="11704260" table:style-name="ce48">
            <text:p>11,704,260</text:p>
          </table:table-cell>
          <table:table-cell office:value-type="float" office:value="11894516" table:style-name="ce48">
            <text:p>11,894,516</text:p>
          </table:table-cell>
          <table:table-cell office:value-type="float" office:value="14687" table:style-name="ce48">
            <text:p>14,687</text:p>
          </table:table-cell>
          <table:table-cell office:value-type="float" office:value="7770" table:style-name="ce48">
            <text:p>7,770</text:p>
          </table:table-cell>
          <table:table-cell office:value-type="float" office:value="6917" table:style-name="ce48">
            <text:p>6,917</text:p>
          </table:table-cell>
          <table:table-cell office:value-type="float" office:value="7.57" table:style-name="ce49">
            <text:p>7.57</text:p>
          </table:table-cell>
          <table:table-cell office:value-type="float" office:value="13739" table:style-name="ce48">
            <text:p>13,739</text:p>
          </table:table-cell>
          <table:table-cell office:value-type="float" office:value="8113" table:style-name="ce48">
            <text:p>8,113</text:p>
          </table:table-cell>
          <table:table-cell office:value-type="float" office:value="5626" table:style-name="ce48">
            <text:p>5,626</text:p>
          </table:table-cell>
          <table:table-cell office:value-type="float" office:value="7.08" table:style-name="ce49">
            <text:p>7.08</text:p>
          </table:table-cell>
          <table:table-cell office:value-type="float" office:value="948" table:style-name="ce48">
            <text:p>948</text:p>
          </table:table-cell>
          <table:table-cell office:value-type="float" office:value="0.49" table:style-name="ce50">
            <text:p>0.49</text:p>
          </table:table-cell>
          <table:table-cell office:value-type="float" office:value="12497" table:style-name="ce51">
            <text:p>12,497</text:p>
          </table:table-cell>
          <table:table-cell office:value-type="float" office:value="12264" table:style-name="ce51">
            <text:p>12,264</text:p>
          </table:table-cell>
          <table:table-cell office:value-type="float" office:value="233" table:style-name="ce51">
            <text:p>233</text:p>
          </table:table-cell>
          <table:table-cell office:value-type="float" office:value="66" table:style-name="ce52">
            <text:p>66</text:p>
          </table:table-cell>
          <table:table-cell office:value-type="float" office:value="167" table:style-name="ce52">
            <text:p>167</text:p>
          </table:table-cell>
          <table:table-cell office:value-type="float" office:value="6.44" table:style-name="ce53">
            <text:p>6.44</text:p>
          </table:table-cell>
          <table:table-cell office:value-type="float" office:value="4476" table:style-name="ce52">
            <text:p>4,476</text:p>
          </table:table-cell>
          <table:table-cell office:value-type="float" office:value="4452" table:style-name="ce52">
            <text:p>4,452</text:p>
          </table:table-cell>
          <table:table-cell office:value-type="float" office:value="24" table:style-name="ce52">
            <text:p>24</text:p>
          </table:table-cell>
          <table:table-cell office:value-type="float" office:value="9" table:style-name="ce52">
            <text:p>9</text:p>
          </table:table-cell>
          <table:table-cell office:value-type="float" office:value="15" table:style-name="ce52">
            <text:p>15</text:p>
          </table:table-cell>
          <table:table-cell office:value-type="float" office:value="2.31" table:style-name="ce53">
            <text:p>2.31</text:p>
          </table:table-cell>
          <table:table-cell office:value-type="float" office:value="62816" table:style-name="ce52">
            <text:p>62,816</text:p>
          </table:table-cell>
          <table:table-cell office:value-type="float" office:value="61254" table:style-name="ce52">
            <text:p>61,254</text:p>
          </table:table-cell>
          <table:table-cell office:value-type="float" office:value="570952" table:style-name="ce48">
            <text:p>570,952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12<text:s/><text:span text:style-name="T8">月</text:span></text:p>
          </table:table-cell>
          <table:covered-table-cell/>
          <table:table-cell office:value-type="float" office:value="8832745" table:style-name="ce48">
            <text:p>8,832,745</text:p>
          </table:table-cell>
          <table:table-cell office:value-type="float" office:value="23603121" table:style-name="ce48">
            <text:p>23,603,121</text:p>
          </table:table-cell>
          <table:table-cell office:value-type="float" office:value="11705186" table:style-name="ce48">
            <text:p>11,705,186</text:p>
          </table:table-cell>
          <table:table-cell office:value-type="float" office:value="11897935" table:style-name="ce48">
            <text:p>11,897,935</text:p>
          </table:table-cell>
          <table:table-cell office:value-type="float" office:value="16916" table:style-name="ce48">
            <text:p>16,916</text:p>
          </table:table-cell>
          <table:table-cell office:value-type="float" office:value="8764" table:style-name="ce48">
            <text:p>8,764</text:p>
          </table:table-cell>
          <table:table-cell office:value-type="float" office:value="8152" table:style-name="ce48">
            <text:p>8,152</text:p>
          </table:table-cell>
          <table:table-cell office:value-type="float" office:value="8.44" table:style-name="ce49">
            <text:p>8.44</text:p>
          </table:table-cell>
          <table:table-cell office:value-type="float" office:value="15406" table:style-name="ce48">
            <text:p>15,406</text:p>
          </table:table-cell>
          <table:table-cell office:value-type="float" office:value="9025" table:style-name="ce48">
            <text:p>9,025</text:p>
          </table:table-cell>
          <table:table-cell office:value-type="float" office:value="6381" table:style-name="ce48">
            <text:p>6,381</text:p>
          </table:table-cell>
          <table:table-cell office:value-type="float" office:value="7.69" table:style-name="ce49">
            <text:p>7.69</text:p>
          </table:table-cell>
          <table:table-cell office:value-type="float" office:value="1510" table:style-name="ce48">
            <text:p>1,510</text:p>
          </table:table-cell>
          <table:table-cell office:value-type="float" office:value="0.75" table:style-name="ce50">
            <text:p>0.75</text:p>
          </table:table-cell>
          <table:table-cell office:value-type="float" office:value="13931" table:style-name="ce51">
            <text:p>13,931</text:p>
          </table:table-cell>
          <table:table-cell office:value-type="float" office:value="13615" table:style-name="ce51">
            <text:p>13,615</text:p>
          </table:table-cell>
          <table:table-cell office:value-type="float" office:value="316" table:style-name="ce51">
            <text:p>316</text:p>
          </table:table-cell>
          <table:table-cell office:value-type="float" office:value="91" table:style-name="ce52">
            <text:p>91</text:p>
          </table:table-cell>
          <table:table-cell office:value-type="float" office:value="225" table:style-name="ce52">
            <text:p>225</text:p>
          </table:table-cell>
          <table:table-cell office:value-type="float" office:value="6.95" table:style-name="ce53">
            <text:p>6.95</text:p>
          </table:table-cell>
          <table:table-cell office:value-type="float" office:value="4437" table:style-name="ce52">
            <text:p>4,437</text:p>
          </table:table-cell>
          <table:table-cell office:value-type="float" office:value="4422" table:style-name="ce52">
            <text:p>4,422</text:p>
          </table:table-cell>
          <table:table-cell office:value-type="float" office:value="15" table:style-name="ce52">
            <text:p>15</text:p>
          </table:table-cell>
          <table:table-cell office:value-type="float" office:value="2" table:style-name="ce52">
            <text:p>2</text:p>
          </table:table-cell>
          <table:table-cell office:value-type="float" office:value="13" table:style-name="ce52">
            <text:p>13</text:p>
          </table:table-cell>
          <table:table-cell office:value-type="float" office:value="2.21" table:style-name="ce53">
            <text:p>2.21</text:p>
          </table:table-cell>
          <table:table-cell office:value-type="float" office:value="63057" table:style-name="ce52">
            <text:p>63,057</text:p>
          </table:table-cell>
          <table:table-cell office:value-type="float" office:value="60222" table:style-name="ce52">
            <text:p>60,222</text:p>
          </table:table-cell>
          <table:table-cell office:value-type="float" office:value="571427" table:style-name="ce48">
            <text:p>571,427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89">
            <text:p>109<text:span text:style-name="T12">年</text:span>1~10<text:span text:style-name="T12">月</text:span></text:p>
          </table:table-cell>
          <table:covered-table-cell/>
          <table:table-cell office:value-type="float" office:value="8923738" table:style-name="ce36">
            <text:p>8,923,738</text:p>
          </table:table-cell>
          <table:table-cell office:value-type="float" office:value="23566471" table:style-name="ce36">
            <text:p>23,566,471</text:p>
          </table:table-cell>
          <table:table-cell office:value-type="float" office:value="11677788" table:style-name="ce36">
            <text:p>11,677,788</text:p>
          </table:table-cell>
          <table:table-cell office:value-type="float" office:value="11888683" table:style-name="ce36">
            <text:p>11,888,683</text:p>
          </table:table-cell>
          <table:table-cell office:value-type="float" office:value="133046" table:style-name="ce36">
            <text:p>133,046</text:p>
          </table:table-cell>
          <table:table-cell office:value-type="float" office:value="69006" table:style-name="ce36">
            <text:p>69,006</text:p>
          </table:table-cell>
          <table:table-cell office:value-type="float" office:value="64040" table:style-name="ce36">
            <text:p>64,040</text:p>
          </table:table-cell>
          <table:table-cell office:value-type="float" office:value="6.77" table:style-name="ce37">
            <text:p>6.77</text:p>
          </table:table-cell>
          <table:table-cell office:value-type="float" office:value="143807" table:style-name="ce36">
            <text:p>143,807</text:p>
          </table:table-cell>
          <table:table-cell office:value-type="float" office:value="84253" table:style-name="ce36">
            <text:p>84,253</text:p>
          </table:table-cell>
          <table:table-cell office:value-type="float" office:value="59554" table:style-name="ce36">
            <text:p>59,554</text:p>
          </table:table-cell>
          <table:table-cell office:value-type="float" office:value="7.32" table:style-name="ce37">
            <text:p>7.32</text:p>
          </table:table-cell>
          <table:table-cell office:value-type="float" office:value="-10761" table:style-name="ce36">
            <text:p>–10,761</text:p>
          </table:table-cell>
          <table:table-cell office:value-type="float" office:value="-0.55000000000000004" table:style-name="ce38">
            <text:p>–0.55</text:p>
          </table:table-cell>
          <table:table-cell office:value-type="float" office:value="96878" table:style-name="ce47">
            <text:p>96,878</text:p>
          </table:table-cell>
          <table:table-cell office:value-type="float" office:value="94912" table:style-name="ce47">
            <text:p>94,912</text:p>
          </table:table-cell>
          <table:table-cell office:value-type="float" office:value="1966" table:style-name="ce47">
            <text:p>1,966</text:p>
          </table:table-cell>
          <table:table-cell office:value-type="float" office:value="584" table:style-name="ce39">
            <text:p>584</text:p>
          </table:table-cell>
          <table:table-cell office:value-type="float" office:value="1382" table:style-name="ce39">
            <text:p>1,382</text:p>
          </table:table-cell>
          <table:table-cell office:value-type="float" office:value="4.93" table:style-name="ce37">
            <text:p>4.93</text:p>
          </table:table-cell>
          <table:table-cell office:value-type="float" office:value="43133" table:style-name="ce39">
            <text:p>43,133</text:p>
          </table:table-cell>
          <table:table-cell office:value-type="float" office:value="42851" table:style-name="ce39">
            <text:p>42,851</text:p>
          </table:table-cell>
          <table:table-cell office:value-type="float" office:value="282" table:style-name="ce39">
            <text:p>282</text:p>
          </table:table-cell>
          <table:table-cell office:value-type="float" office:value="76" table:style-name="ce39">
            <text:p>76</text:p>
          </table:table-cell>
          <table:table-cell office:value-type="float" office:value="206" table:style-name="ce39">
            <text:p>206</text:p>
          </table:table-cell>
          <table:table-cell office:value-type="float" office:value="2.1946172440923384" table:style-name="ce37">
            <text:p>2.19</text:p>
          </table:table-cell>
          <table:table-cell office:value-type="float" office:value="799699" table:style-name="ce39">
            <text:p>799,699</text:p>
          </table:table-cell>
          <table:table-cell office:value-type="float" office:value="825588" table:style-name="ce39">
            <text:p>825,588</text:p>
          </table:table-cell>
          <table:table-cell office:value-type="float" office:value="575967" table:style-name="ce36">
            <text:p>575,967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1<text:s/><text:span text:style-name="T8">月</text:span></text:p>
          </table:table-cell>
          <table:covered-table-cell/>
          <table:table-cell office:value-type="float" office:value="8835281" table:style-name="ce48">
            <text:p>8,835,281</text:p>
          </table:table-cell>
          <table:table-cell office:value-type="float" office:value="23604265" table:style-name="ce48">
            <text:p>23,604,265</text:p>
          </table:table-cell>
          <table:table-cell office:value-type="float" office:value="11704308" table:style-name="ce48">
            <text:p>11,704,308</text:p>
          </table:table-cell>
          <table:table-cell office:value-type="float" office:value="11899957" table:style-name="ce48">
            <text:p>11,899,957</text:p>
          </table:table-cell>
          <table:table-cell office:value-type="float" office:value="12510" table:style-name="ce48">
            <text:p>12,510</text:p>
          </table:table-cell>
          <table:table-cell office:value-type="float" office:value="6445" table:style-name="ce48">
            <text:p>6,445</text:p>
          </table:table-cell>
          <table:table-cell office:value-type="float" office:value="6065" table:style-name="ce48">
            <text:p>6,065</text:p>
          </table:table-cell>
          <table:table-cell office:value-type="float" office:value="6.26" table:style-name="ce49">
            <text:p>6.26</text:p>
          </table:table-cell>
          <table:table-cell office:value-type="float" office:value="14673" table:style-name="ce48">
            <text:p>14,673</text:p>
          </table:table-cell>
          <table:table-cell office:value-type="float" office:value="8649" table:style-name="ce48">
            <text:p>8,649</text:p>
          </table:table-cell>
          <table:table-cell office:value-type="float" office:value="6024" table:style-name="ce48">
            <text:p>6,024</text:p>
          </table:table-cell>
          <table:table-cell office:value-type="float" office:value="7.34" table:style-name="ce49">
            <text:p>7.34</text:p>
          </table:table-cell>
          <table:table-cell office:value-type="float" office:value="-2163" table:style-name="ce48">
            <text:p>–2,163</text:p>
          </table:table-cell>
          <table:table-cell office:value-type="float" office:value="-1.08" table:style-name="ce50">
            <text:p>–1.08</text:p>
          </table:table-cell>
          <table:table-cell office:value-type="float" office:value="12677" table:style-name="ce51">
            <text:p>12,677</text:p>
          </table:table-cell>
          <table:table-cell office:value-type="float" office:value="12473" table:style-name="ce51">
            <text:p>12,473</text:p>
          </table:table-cell>
          <table:table-cell office:value-type="float" office:value="204" table:style-name="ce51">
            <text:p>204</text:p>
          </table:table-cell>
          <table:table-cell office:value-type="float" office:value="69" table:style-name="ce52">
            <text:p>69</text:p>
          </table:table-cell>
          <table:table-cell office:value-type="float" office:value="135" table:style-name="ce52">
            <text:p>135</text:p>
          </table:table-cell>
          <table:table-cell office:value-type="float" office:value="6.34" table:style-name="ce53">
            <text:p>6.34</text:p>
          </table:table-cell>
          <table:table-cell office:value-type="float" office:value="3672" table:style-name="ce52">
            <text:p>3,672</text:p>
          </table:table-cell>
          <table:table-cell office:value-type="float" office:value="3648" table:style-name="ce52">
            <text:p>3,648</text:p>
          </table:table-cell>
          <table:table-cell office:value-type="float" office:value="24" table:style-name="ce52">
            <text:p>24</text:p>
          </table:table-cell>
          <table:table-cell office:value-type="float" office:value="7" table:style-name="ce52">
            <text:p>7</text:p>
          </table:table-cell>
          <table:table-cell office:value-type="float" office:value="17" table:style-name="ce52">
            <text:p>17</text:p>
          </table:table-cell>
          <table:table-cell office:value-type="float" office:value="1.84" table:style-name="ce53">
            <text:p>1.84</text:p>
          </table:table-cell>
          <table:table-cell office:value-type="float" office:value="73313" table:style-name="ce52">
            <text:p>73,313</text:p>
          </table:table-cell>
          <table:table-cell office:value-type="float" office:value="70006" table:style-name="ce52">
            <text:p>70,006</text:p>
          </table:table-cell>
          <table:table-cell office:value-type="float" office:value="571816" table:style-name="ce48">
            <text:p>571,816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2<text:s/><text:span text:style-name="T8">月</text:span></text:p>
          </table:table-cell>
          <table:covered-table-cell/>
          <table:table-cell office:value-type="float" office:value="8841182" table:style-name="ce48">
            <text:p>8,841,182</text:p>
          </table:table-cell>
          <table:table-cell office:value-type="float" office:value="23600903" table:style-name="ce48">
            <text:p>23,600,903</text:p>
          </table:table-cell>
          <table:table-cell office:value-type="float" office:value="11701322" table:style-name="ce48">
            <text:p>11,701,322</text:p>
          </table:table-cell>
          <table:table-cell office:value-type="float" office:value="11899581" table:style-name="ce48">
            <text:p>11,899,581</text:p>
          </table:table-cell>
          <table:table-cell office:value-type="float" office:value="13536" table:style-name="ce48">
            <text:p>13,536</text:p>
          </table:table-cell>
          <table:table-cell office:value-type="float" office:value="6926" table:style-name="ce48">
            <text:p>6,926</text:p>
          </table:table-cell>
          <table:table-cell office:value-type="float" office:value="6610" table:style-name="ce48">
            <text:p>6,610</text:p>
          </table:table-cell>
          <table:table-cell office:value-type="float" office:value="7.24" table:style-name="ce49">
            <text:p>7.24</text:p>
          </table:table-cell>
          <table:table-cell office:value-type="float" office:value="16211" table:style-name="ce48">
            <text:p>16,211</text:p>
          </table:table-cell>
          <table:table-cell office:value-type="float" office:value="9525" table:style-name="ce48">
            <text:p>9,525</text:p>
          </table:table-cell>
          <table:table-cell office:value-type="float" office:value="6686" table:style-name="ce48">
            <text:p>6,686</text:p>
          </table:table-cell>
          <table:table-cell office:value-type="float" office:value="8.67" table:style-name="ce49">
            <text:p>8.67</text:p>
          </table:table-cell>
          <table:table-cell office:value-type="float" office:value="-2675" table:style-name="ce48">
            <text:p>–2,675</text:p>
          </table:table-cell>
          <table:table-cell office:value-type="float" office:value="-1.43" table:style-name="ce50">
            <text:p>–1.43</text:p>
          </table:table-cell>
          <table:table-cell office:value-type="float" office:value="11092" table:style-name="ce51">
            <text:p>11,092</text:p>
          </table:table-cell>
          <table:table-cell office:value-type="float" office:value="10833" table:style-name="ce51">
            <text:p>10,833</text:p>
          </table:table-cell>
          <table:table-cell office:value-type="float" office:value="259" table:style-name="ce51">
            <text:p>259</text:p>
          </table:table-cell>
          <table:table-cell office:value-type="float" office:value="75" table:style-name="ce52">
            <text:p>75</text:p>
          </table:table-cell>
          <table:table-cell office:value-type="float" office:value="184" table:style-name="ce52">
            <text:p>184</text:p>
          </table:table-cell>
          <table:table-cell office:value-type="float" office:value="5.93" table:style-name="ce53">
            <text:p>5.93</text:p>
          </table:table-cell>
          <table:table-cell office:value-type="float" office:value="4234" table:style-name="ce52">
            <text:p>4,234</text:p>
          </table:table-cell>
          <table:table-cell office:value-type="float" office:value="4210" table:style-name="ce52">
            <text:p>4,210</text:p>
          </table:table-cell>
          <table:table-cell office:value-type="float" office:value="24" table:style-name="ce52">
            <text:p>24</text:p>
          </table:table-cell>
          <table:table-cell office:value-type="float" office:value="7" table:style-name="ce52">
            <text:p>7</text:p>
          </table:table-cell>
          <table:table-cell office:value-type="float" office:value="17" table:style-name="ce52">
            <text:p>17</text:p>
          </table:table-cell>
          <table:table-cell office:value-type="float" office:value="2.2599999999999998" table:style-name="ce53">
            <text:p>2.26</text:p>
          </table:table-cell>
          <table:table-cell office:value-type="float" office:value="82908" table:style-name="ce52">
            <text:p>82,908</text:p>
          </table:table-cell>
          <table:table-cell office:value-type="float" office:value="83595" table:style-name="ce52">
            <text:p>83,595</text:p>
          </table:table-cell>
          <table:table-cell office:value-type="float" office:value="572224" table:style-name="ce48">
            <text:p>572,224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3<text:s/><text:span text:style-name="T8">月</text:span></text:p>
          </table:table-cell>
          <table:covered-table-cell/>
          <table:table-cell office:value-type="float" office:value="8848368" table:style-name="ce48">
            <text:p>8,848,368</text:p>
          </table:table-cell>
          <table:table-cell office:value-type="float" office:value="23596493" table:style-name="ce48">
            <text:p>23,596,493</text:p>
          </table:table-cell>
          <table:table-cell office:value-type="float" office:value="11697977" table:style-name="ce48">
            <text:p>11,697,977</text:p>
          </table:table-cell>
          <table:table-cell office:value-type="float" office:value="11898516" table:style-name="ce48">
            <text:p>11,898,516</text:p>
          </table:table-cell>
          <table:table-cell office:value-type="float" office:value="14368" table:style-name="ce48">
            <text:p>14,368</text:p>
          </table:table-cell>
          <table:table-cell office:value-type="float" office:value="7439" table:style-name="ce48">
            <text:p>7,439</text:p>
          </table:table-cell>
          <table:table-cell office:value-type="float" office:value="6929" table:style-name="ce48">
            <text:p>6,929</text:p>
          </table:table-cell>
          <table:table-cell office:value-type="float" office:value="7.19" table:style-name="ce49">
            <text:p>7.19</text:p>
          </table:table-cell>
          <table:table-cell office:value-type="float" office:value="16083" table:style-name="ce48">
            <text:p>16,083</text:p>
          </table:table-cell>
          <table:table-cell office:value-type="float" office:value="9449" table:style-name="ce48">
            <text:p>9,449</text:p>
          </table:table-cell>
          <table:table-cell office:value-type="float" office:value="6634" table:style-name="ce48">
            <text:p>6,634</text:p>
          </table:table-cell>
          <table:table-cell office:value-type="float" office:value="8.0500000000000007" table:style-name="ce49">
            <text:p>8.05</text:p>
          </table:table-cell>
          <table:table-cell office:value-type="float" office:value="-1715" table:style-name="ce48">
            <text:p>–1,715</text:p>
          </table:table-cell>
          <table:table-cell office:value-type="float" office:value="-0.86" table:style-name="ce50">
            <text:p>–0.86</text:p>
          </table:table-cell>
          <table:table-cell office:value-type="float" office:value="9378" table:style-name="ce51">
            <text:p>9,378</text:p>
          </table:table-cell>
          <table:table-cell office:value-type="float" office:value="9227" table:style-name="ce51">
            <text:p>9,227</text:p>
          </table:table-cell>
          <table:table-cell office:value-type="float" office:value="151" table:style-name="ce51">
            <text:p>151</text:p>
          </table:table-cell>
          <table:table-cell office:value-type="float" office:value="50" table:style-name="ce52">
            <text:p>50</text:p>
          </table:table-cell>
          <table:table-cell office:value-type="float" office:value="101" table:style-name="ce52">
            <text:p>101</text:p>
          </table:table-cell>
          <table:table-cell office:value-type="float" office:value="4.6900000000000004" table:style-name="ce53">
            <text:p>4.69</text:p>
          </table:table-cell>
          <table:table-cell office:value-type="float" office:value="4654" table:style-name="ce52">
            <text:p>4,654</text:p>
          </table:table-cell>
          <table:table-cell office:value-type="float" office:value="4624" table:style-name="ce52">
            <text:p>4,624</text:p>
          </table:table-cell>
          <table:table-cell office:value-type="float" office:value="30" table:style-name="ce52">
            <text:p>30</text:p>
          </table:table-cell>
          <table:table-cell office:value-type="float" office:value="10" table:style-name="ce52">
            <text:p>10</text:p>
          </table:table-cell>
          <table:table-cell office:value-type="float" office:value="20" table:style-name="ce52">
            <text:p>20</text:p>
          </table:table-cell>
          <table:table-cell office:value-type="float" office:value="2.33" table:style-name="ce53">
            <text:p>2.33</text:p>
          </table:table-cell>
          <table:table-cell office:value-type="float" office:value="87117" table:style-name="ce52">
            <text:p>87,117</text:p>
          </table:table-cell>
          <table:table-cell office:value-type="float" office:value="89812" table:style-name="ce52">
            <text:p>89,812</text:p>
          </table:table-cell>
          <table:table-cell office:value-type="float" office:value="572675" table:style-name="ce48">
            <text:p>572,675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4<text:s/><text:span text:style-name="T8">月</text:span></text:p>
          </table:table-cell>
          <table:covered-table-cell/>
          <table:table-cell office:value-type="float" office:value="8854938" table:style-name="ce48">
            <text:p>8,854,938</text:p>
          </table:table-cell>
          <table:table-cell office:value-type="float" office:value="23591920" table:style-name="ce48">
            <text:p>23,591,920</text:p>
          </table:table-cell>
          <table:table-cell office:value-type="float" office:value="11694751" table:style-name="ce48">
            <text:p>11,694,751</text:p>
          </table:table-cell>
          <table:table-cell office:value-type="float" office:value="11897169" table:style-name="ce48">
            <text:p>11,897,169</text:p>
          </table:table-cell>
          <table:table-cell office:value-type="float" office:value="12864" table:style-name="ce48">
            <text:p>12,864</text:p>
          </table:table-cell>
          <table:table-cell office:value-type="float" office:value="6642" table:style-name="ce48">
            <text:p>6,642</text:p>
          </table:table-cell>
          <table:table-cell office:value-type="float" office:value="6222" table:style-name="ce48">
            <text:p>6,222</text:p>
          </table:table-cell>
          <table:table-cell office:value-type="float" office:value="6.65" table:style-name="ce49">
            <text:p>6.65</text:p>
          </table:table-cell>
          <table:table-cell office:value-type="float" office:value="14423" table:style-name="ce48">
            <text:p>14,423</text:p>
          </table:table-cell>
          <table:table-cell office:value-type="float" office:value="8417" table:style-name="ce48">
            <text:p>8,417</text:p>
          </table:table-cell>
          <table:table-cell office:value-type="float" office:value="6006" table:style-name="ce48">
            <text:p>6,006</text:p>
          </table:table-cell>
          <table:table-cell office:value-type="float" office:value="7.46" table:style-name="ce49">
            <text:p>7.46</text:p>
          </table:table-cell>
          <table:table-cell office:value-type="float" office:value="-1559" table:style-name="ce48">
            <text:p>–1,559</text:p>
          </table:table-cell>
          <table:table-cell office:value-type="float" office:value="-0.81" table:style-name="ce50">
            <text:p>–0.81</text:p>
          </table:table-cell>
          <table:table-cell office:value-type="float" office:value="6939" table:style-name="ce51">
            <text:p>6,939</text:p>
          </table:table-cell>
          <table:table-cell office:value-type="float" office:value="6807" table:style-name="ce51">
            <text:p>6,807</text:p>
          </table:table-cell>
          <table:table-cell office:value-type="float" office:value="132" table:style-name="ce51">
            <text:p>132</text:p>
          </table:table-cell>
          <table:table-cell office:value-type="float" office:value="39" table:style-name="ce52">
            <text:p>39</text:p>
          </table:table-cell>
          <table:table-cell office:value-type="float" office:value="93" table:style-name="ce52">
            <text:p>93</text:p>
          </table:table-cell>
          <table:table-cell office:value-type="float" office:value="3.59" table:style-name="ce53">
            <text:p>3.59</text:p>
          </table:table-cell>
          <table:table-cell office:value-type="float" office:value="4024" table:style-name="ce52">
            <text:p>4,024</text:p>
          </table:table-cell>
          <table:table-cell office:value-type="float" office:value="3989" table:style-name="ce52">
            <text:p>3,989</text:p>
          </table:table-cell>
          <table:table-cell office:value-type="float" office:value="35" table:style-name="ce52">
            <text:p>35</text:p>
          </table:table-cell>
          <table:table-cell office:value-type="float" office:value="11" table:style-name="ce52">
            <text:p>11</text:p>
          </table:table-cell>
          <table:table-cell office:value-type="float" office:value="24" table:style-name="ce52">
            <text:p>24</text:p>
          </table:table-cell>
          <table:table-cell office:value-type="float" office:value="2.08" table:style-name="ce53">
            <text:p>2.08</text:p>
          </table:table-cell>
          <table:table-cell office:value-type="float" office:value="74075" table:style-name="ce52">
            <text:p>74,075</text:p>
          </table:table-cell>
          <table:table-cell office:value-type="float" office:value="77089" table:style-name="ce52">
            <text:p>77,089</text:p>
          </table:table-cell>
          <table:table-cell office:value-type="float" office:value="573086" table:style-name="ce48">
            <text:p>573,086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5<text:s/><text:span text:style-name="T8">月</text:span></text:p>
          </table:table-cell>
          <table:covered-table-cell/>
          <table:table-cell office:value-type="float" office:value="8865759" table:style-name="ce48">
            <text:p>8,865,759</text:p>
          </table:table-cell>
          <table:table-cell office:value-type="float" office:value="23586562" table:style-name="ce48">
            <text:p>23,586,562</text:p>
          </table:table-cell>
          <table:table-cell office:value-type="float" office:value="11691334" table:style-name="ce48">
            <text:p>11,691,334</text:p>
          </table:table-cell>
          <table:table-cell office:value-type="float" office:value="11895228" table:style-name="ce48">
            <text:p>11,895,228</text:p>
          </table:table-cell>
          <table:table-cell office:value-type="float" office:value="12235" table:style-name="ce48">
            <text:p>12,235</text:p>
          </table:table-cell>
          <table:table-cell office:value-type="float" office:value="6403" table:style-name="ce48">
            <text:p>6,403</text:p>
          </table:table-cell>
          <table:table-cell office:value-type="float" office:value="5832" table:style-name="ce48">
            <text:p>5,832</text:p>
          </table:table-cell>
          <table:table-cell office:value-type="float" office:value="6.12" table:style-name="ce49">
            <text:p>6.12</text:p>
          </table:table-cell>
          <table:table-cell office:value-type="float" office:value="13272" table:style-name="ce48">
            <text:p>13,272</text:p>
          </table:table-cell>
          <table:table-cell office:value-type="float" office:value="7871" table:style-name="ce48">
            <text:p>7,871</text:p>
          </table:table-cell>
          <table:table-cell office:value-type="float" office:value="5401" table:style-name="ce48">
            <text:p>5,401</text:p>
          </table:table-cell>
          <table:table-cell office:value-type="float" office:value="6.64" table:style-name="ce49">
            <text:p>6.64</text:p>
          </table:table-cell>
          <table:table-cell office:value-type="float" office:value="-1037" table:style-name="ce48">
            <text:p>–1,037</text:p>
          </table:table-cell>
          <table:table-cell office:value-type="float" office:value="-0.52" table:style-name="ce50">
            <text:p>–0.52</text:p>
          </table:table-cell>
          <table:table-cell office:value-type="float" office:value="15370" table:style-name="ce51">
            <text:p>15,370</text:p>
          </table:table-cell>
          <table:table-cell office:value-type="float" office:value="14968" table:style-name="ce51">
            <text:p>14,968</text:p>
          </table:table-cell>
          <table:table-cell office:value-type="float" office:value="402" table:style-name="ce51">
            <text:p>402</text:p>
          </table:table-cell>
          <table:table-cell office:value-type="float" office:value="96" table:style-name="ce52">
            <text:p>96</text:p>
          </table:table-cell>
          <table:table-cell office:value-type="float" office:value="306" table:style-name="ce52">
            <text:p>306</text:p>
          </table:table-cell>
          <table:table-cell office:value-type="float" office:value="7.69" table:style-name="ce53">
            <text:p>7.69</text:p>
          </table:table-cell>
          <table:table-cell office:value-type="float" office:value="4447" table:style-name="ce52">
            <text:p>4,447</text:p>
          </table:table-cell>
          <table:table-cell office:value-type="float" office:value="4419" table:style-name="ce52">
            <text:p>4,419</text:p>
          </table:table-cell>
          <table:table-cell office:value-type="float" office:value="28" table:style-name="ce52">
            <text:p>28</text:p>
          </table:table-cell>
          <table:table-cell office:value-type="float" office:value="5" table:style-name="ce52">
            <text:p>5</text:p>
          </table:table-cell>
          <table:table-cell office:value-type="float" office:value="23" table:style-name="ce52">
            <text:p>23</text:p>
          </table:table-cell>
          <table:table-cell office:value-type="float" office:value="2.23" table:style-name="ce53">
            <text:p>2.23</text:p>
          </table:table-cell>
          <table:table-cell office:value-type="float" office:value="76367" table:style-name="ce52">
            <text:p>76,367</text:p>
          </table:table-cell>
          <table:table-cell office:value-type="float" office:value="80688" table:style-name="ce52">
            <text:p>80,688</text:p>
          </table:table-cell>
          <table:table-cell office:value-type="float" office:value="573469" table:style-name="ce48">
            <text:p>573,469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6<text:s/><text:span text:style-name="T8">月</text:span></text:p>
          </table:table-cell>
          <table:covered-table-cell/>
          <table:table-cell office:value-type="float" office:value="8874204" table:style-name="ce48">
            <text:p>8,874,204</text:p>
          </table:table-cell>
          <table:table-cell office:value-type="float" office:value="23583823" table:style-name="ce48">
            <text:p>23,583,823</text:p>
          </table:table-cell>
          <table:table-cell office:value-type="float" office:value="11689221" table:style-name="ce48">
            <text:p>11,689,221</text:p>
          </table:table-cell>
          <table:table-cell office:value-type="float" office:value="11894602" table:style-name="ce48">
            <text:p>11,894,602</text:p>
          </table:table-cell>
          <table:table-cell office:value-type="float" office:value="14247" table:style-name="ce48">
            <text:p>14,247</text:p>
          </table:table-cell>
          <table:table-cell office:value-type="float" office:value="7408" table:style-name="ce48">
            <text:p>7,408</text:p>
          </table:table-cell>
          <table:table-cell office:value-type="float" office:value="6839" table:style-name="ce48">
            <text:p>6,839</text:p>
          </table:table-cell>
          <table:table-cell office:value-type="float" office:value="7.37" table:style-name="ce49">
            <text:p>7.37</text:p>
          </table:table-cell>
          <table:table-cell office:value-type="float" office:value="13893" table:style-name="ce48">
            <text:p>13,893</text:p>
          </table:table-cell>
          <table:table-cell office:value-type="float" office:value="8120" table:style-name="ce48">
            <text:p>8,120</text:p>
          </table:table-cell>
          <table:table-cell office:value-type="float" office:value="5773" table:style-name="ce48">
            <text:p>5,773</text:p>
          </table:table-cell>
          <table:table-cell office:value-type="float" office:value="7.19" table:style-name="ce49">
            <text:p>7.19</text:p>
          </table:table-cell>
          <table:table-cell office:value-type="float" office:value="354" table:style-name="ce48">
            <text:p>354</text:p>
          </table:table-cell>
          <table:table-cell office:value-type="float" office:value="0.18" table:style-name="ce50">
            <text:p>0.18</text:p>
          </table:table-cell>
          <table:table-cell office:value-type="float" office:value="6889" table:style-name="ce51">
            <text:p>6,889</text:p>
          </table:table-cell>
          <table:table-cell office:value-type="float" office:value="6745" table:style-name="ce51">
            <text:p>6,745</text:p>
          </table:table-cell>
          <table:table-cell office:value-type="float" office:value="144" table:style-name="ce51">
            <text:p>144</text:p>
          </table:table-cell>
          <table:table-cell office:value-type="float" office:value="51" table:style-name="ce52">
            <text:p>51</text:p>
          </table:table-cell>
          <table:table-cell office:value-type="float" office:value="93" table:style-name="ce52">
            <text:p>93</text:p>
          </table:table-cell>
          <table:table-cell office:value-type="float" office:value="3.56" table:style-name="ce53">
            <text:p>3.56</text:p>
          </table:table-cell>
          <table:table-cell office:value-type="float" office:value="4259" table:style-name="ce52">
            <text:p>4,259</text:p>
          </table:table-cell>
          <table:table-cell office:value-type="float" office:value="4235" table:style-name="ce52">
            <text:p>4,235</text:p>
          </table:table-cell>
          <table:table-cell office:value-type="float" office:value="24" table:style-name="ce52">
            <text:p>24</text:p>
          </table:table-cell>
          <table:table-cell office:value-type="float" office:value="6" table:style-name="ce52">
            <text:p>6</text:p>
          </table:table-cell>
          <table:table-cell office:value-type="float" office:value="18" table:style-name="ce52">
            <text:p>18</text:p>
          </table:table-cell>
          <table:table-cell office:value-type="float" office:value="2.2000000000000002" table:style-name="ce53">
            <text:p>2.20</text:p>
          </table:table-cell>
          <table:table-cell office:value-type="float" office:value="72568" table:style-name="ce52">
            <text:p>72,568</text:p>
          </table:table-cell>
          <table:table-cell office:value-type="float" office:value="75661" table:style-name="ce52">
            <text:p>75,661</text:p>
          </table:table-cell>
          <table:table-cell office:value-type="float" office:value="573980" table:style-name="ce48">
            <text:p>573,980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7<text:s/><text:span text:style-name="T8">月</text:span></text:p>
          </table:table-cell>
          <table:covered-table-cell/>
          <table:table-cell office:value-type="float" office:value="8884763" table:style-name="ce48">
            <text:p>8,884,763</text:p>
          </table:table-cell>
          <table:table-cell office:value-type="float" office:value="23578705" table:style-name="ce48">
            <text:p>23,578,705</text:p>
          </table:table-cell>
          <table:table-cell office:value-type="float" office:value="11685947" table:style-name="ce48">
            <text:p>11,685,947</text:p>
          </table:table-cell>
          <table:table-cell office:value-type="float" office:value="11892758" table:style-name="ce48">
            <text:p>11,892,758</text:p>
          </table:table-cell>
          <table:table-cell office:value-type="float" office:value="12614" table:style-name="ce48">
            <text:p>12,614</text:p>
          </table:table-cell>
          <table:table-cell office:value-type="float" office:value="6582" table:style-name="ce48">
            <text:p>6,582</text:p>
          </table:table-cell>
          <table:table-cell office:value-type="float" office:value="6032" table:style-name="ce48">
            <text:p>6,032</text:p>
          </table:table-cell>
          <table:table-cell office:value-type="float" office:value="6.32" table:style-name="ce49">
            <text:p>6.32</text:p>
          </table:table-cell>
          <table:table-cell office:value-type="float" office:value="14533" table:style-name="ce48">
            <text:p>14,533</text:p>
          </table:table-cell>
          <table:table-cell office:value-type="float" office:value="8381" table:style-name="ce48">
            <text:p>8,381</text:p>
          </table:table-cell>
          <table:table-cell office:value-type="float" office:value="6152" table:style-name="ce48">
            <text:p>6,152</text:p>
          </table:table-cell>
          <table:table-cell office:value-type="float" office:value="7.28" table:style-name="ce49">
            <text:p>7.28</text:p>
          </table:table-cell>
          <table:table-cell office:value-type="float" office:value="-1919" table:style-name="ce48">
            <text:p>–1,919</text:p>
          </table:table-cell>
          <table:table-cell office:value-type="float" office:value="-0.96" table:style-name="ce50">
            <text:p>–0.96</text:p>
          </table:table-cell>
          <table:table-cell office:value-type="float" office:value="8324" table:style-name="ce51">
            <text:p>8,324</text:p>
          </table:table-cell>
          <table:table-cell office:value-type="float" office:value="8170" table:style-name="ce51">
            <text:p>8,170</text:p>
          </table:table-cell>
          <table:table-cell office:value-type="float" office:value="154" table:style-name="ce51">
            <text:p>154</text:p>
          </table:table-cell>
          <table:table-cell office:value-type="float" office:value="44" table:style-name="ce52">
            <text:p>44</text:p>
          </table:table-cell>
          <table:table-cell office:value-type="float" office:value="110" table:style-name="ce52">
            <text:p>110</text:p>
          </table:table-cell>
          <table:table-cell office:value-type="float" office:value="4.17" table:style-name="ce53">
            <text:p>4.17</text:p>
          </table:table-cell>
          <table:table-cell office:value-type="float" office:value="4905" table:style-name="ce52">
            <text:p>4,905</text:p>
          </table:table-cell>
          <table:table-cell office:value-type="float" office:value="4867" table:style-name="ce52">
            <text:p>4,867</text:p>
          </table:table-cell>
          <table:table-cell office:value-type="float" office:value="38" table:style-name="ce52">
            <text:p>38</text:p>
          </table:table-cell>
          <table:table-cell office:value-type="float" office:value="7" table:style-name="ce52">
            <text:p>7</text:p>
          </table:table-cell>
          <table:table-cell office:value-type="float" office:value="31" table:style-name="ce52">
            <text:p>31</text:p>
          </table:table-cell>
          <table:table-cell office:value-type="float" office:value="2.46" table:style-name="ce53">
            <text:p>2.46</text:p>
          </table:table-cell>
          <table:table-cell office:value-type="float" office:value="88137" table:style-name="ce52">
            <text:p>88,137</text:p>
          </table:table-cell>
          <table:table-cell office:value-type="float" office:value="91336" table:style-name="ce52">
            <text:p>91,336</text:p>
          </table:table-cell>
          <table:table-cell office:value-type="float" office:value="574508" table:style-name="ce48">
            <text:p>574,508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8<text:s/><text:span text:style-name="T8">月</text:span></text:p>
          </table:table-cell>
          <table:covered-table-cell/>
          <table:table-cell office:value-type="float" office:value="8903119" table:style-name="ce48">
            <text:p>8,903,119</text:p>
          </table:table-cell>
          <table:table-cell office:value-type="float" office:value="23574334" table:style-name="ce48">
            <text:p>23,574,334</text:p>
          </table:table-cell>
          <table:table-cell office:value-type="float" office:value="11683160" table:style-name="ce48">
            <text:p>11,683,160</text:p>
          </table:table-cell>
          <table:table-cell office:value-type="float" office:value="11891174" table:style-name="ce48">
            <text:p>11,891,174</text:p>
          </table:table-cell>
          <table:table-cell office:value-type="float" office:value="12787" table:style-name="ce48">
            <text:p>12,787</text:p>
          </table:table-cell>
          <table:table-cell office:value-type="float" office:value="6638" table:style-name="ce48">
            <text:p>6,638</text:p>
          </table:table-cell>
          <table:table-cell office:value-type="float" office:value="6149" table:style-name="ce48">
            <text:p>6,149</text:p>
          </table:table-cell>
          <table:table-cell office:value-type="float" office:value="6.4" table:style-name="ce49">
            <text:p>6.40</text:p>
          </table:table-cell>
          <table:table-cell office:value-type="float" office:value="13301" table:style-name="ce48">
            <text:p>13,301</text:p>
          </table:table-cell>
          <table:table-cell office:value-type="float" office:value="7767" table:style-name="ce48">
            <text:p>7,767</text:p>
          </table:table-cell>
          <table:table-cell office:value-type="float" office:value="5534" table:style-name="ce48">
            <text:p>5,534</text:p>
          </table:table-cell>
          <table:table-cell office:value-type="float" office:value="6.66" table:style-name="ce49">
            <text:p>6.66</text:p>
          </table:table-cell>
          <table:table-cell office:value-type="float" office:value="-514" table:style-name="ce48">
            <text:p>–514</text:p>
          </table:table-cell>
          <table:table-cell office:value-type="float" office:value="-0.26" table:style-name="ce50">
            <text:p>–0.26</text:p>
          </table:table-cell>
          <table:table-cell office:value-type="float" office:value="6583" table:style-name="ce51">
            <text:p>6,583</text:p>
          </table:table-cell>
          <table:table-cell office:value-type="float" office:value="6422" table:style-name="ce51">
            <text:p>6,422</text:p>
          </table:table-cell>
          <table:table-cell office:value-type="float" office:value="161" table:style-name="ce51">
            <text:p>161</text:p>
          </table:table-cell>
          <table:table-cell office:value-type="float" office:value="64" table:style-name="ce52">
            <text:p>64</text:p>
          </table:table-cell>
          <table:table-cell office:value-type="float" office:value="97" table:style-name="ce52">
            <text:p>97</text:p>
          </table:table-cell>
          <table:table-cell office:value-type="float" office:value="3.3" table:style-name="ce53">
            <text:p>3.30</text:p>
          </table:table-cell>
          <table:table-cell office:value-type="float" office:value="4379" table:style-name="ce52">
            <text:p>4,379</text:p>
          </table:table-cell>
          <table:table-cell office:value-type="float" office:value="4350" table:style-name="ce52">
            <text:p>4,350</text:p>
          </table:table-cell>
          <table:table-cell office:value-type="float" office:value="29" table:style-name="ce52">
            <text:p>29</text:p>
          </table:table-cell>
          <table:table-cell office:value-type="float" office:value="9" table:style-name="ce52">
            <text:p>9</text:p>
          </table:table-cell>
          <table:table-cell office:value-type="float" office:value="20" table:style-name="ce52">
            <text:p>20</text:p>
          </table:table-cell>
          <table:table-cell office:value-type="float" office:value="2.19" table:style-name="ce53">
            <text:p>2.19</text:p>
          </table:table-cell>
          <table:table-cell office:value-type="float" office:value="89396" table:style-name="ce52">
            <text:p>89,396</text:p>
          </table:table-cell>
          <table:table-cell office:value-type="float" office:value="93253" table:style-name="ce52">
            <text:p>93,253</text:p>
          </table:table-cell>
          <table:table-cell office:value-type="float" office:value="575067" table:style-name="ce48">
            <text:p>575,067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9<text:s/><text:span text:style-name="T8">月</text:span></text:p>
          </table:table-cell>
          <table:covered-table-cell/>
          <table:table-cell office:value-type="float" office:value="8921682" table:style-name="ce48">
            <text:p>8,921,682</text:p>
          </table:table-cell>
          <table:table-cell office:value-type="float" office:value="23568378" table:style-name="ce48">
            <text:p>23,568,378</text:p>
          </table:table-cell>
          <table:table-cell office:value-type="float" office:value="11679669" table:style-name="ce48">
            <text:p>11,679,669</text:p>
          </table:table-cell>
          <table:table-cell office:value-type="float" office:value="11888709" table:style-name="ce48">
            <text:p>11,888,709</text:p>
          </table:table-cell>
          <table:table-cell office:value-type="float" office:value="13854" table:style-name="ce48">
            <text:p>13,854</text:p>
          </table:table-cell>
          <table:table-cell office:value-type="float" office:value="7318" table:style-name="ce48">
            <text:p>7,318</text:p>
          </table:table-cell>
          <table:table-cell office:value-type="float" office:value="6536" table:style-name="ce48">
            <text:p>6,536</text:p>
          </table:table-cell>
          <table:table-cell office:value-type="float" office:value="7.17" table:style-name="ce49">
            <text:p>7.17</text:p>
          </table:table-cell>
          <table:table-cell office:value-type="float" office:value="13876" table:style-name="ce48">
            <text:p>13,876</text:p>
          </table:table-cell>
          <table:table-cell office:value-type="float" office:value="8136" table:style-name="ce48">
            <text:p>8,136</text:p>
          </table:table-cell>
          <table:table-cell office:value-type="float" office:value="5740" table:style-name="ce48">
            <text:p>5,740</text:p>
          </table:table-cell>
          <table:table-cell office:value-type="float" office:value="7.18" table:style-name="ce49">
            <text:p>7.18</text:p>
          </table:table-cell>
          <table:table-cell office:value-type="float" office:value="-22" table:style-name="ce48">
            <text:p>–22</text:p>
          </table:table-cell>
          <table:table-cell office:value-type="float" office:value="-0.01" table:style-name="ce50">
            <text:p>–0.01</text:p>
          </table:table-cell>
          <table:table-cell office:value-type="float" office:value="7242" table:style-name="ce51">
            <text:p>7,242</text:p>
          </table:table-cell>
          <table:table-cell office:value-type="float" office:value="7063" table:style-name="ce51">
            <text:p>7,063</text:p>
          </table:table-cell>
          <table:table-cell office:value-type="float" office:value="179" table:style-name="ce51">
            <text:p>179</text:p>
          </table:table-cell>
          <table:table-cell office:value-type="float" office:value="46" table:style-name="ce52">
            <text:p>46</text:p>
          </table:table-cell>
          <table:table-cell office:value-type="float" office:value="133" table:style-name="ce52">
            <text:p>133</text:p>
          </table:table-cell>
          <table:table-cell office:value-type="float" office:value="3.75" table:style-name="ce53">
            <text:p>3.75</text:p>
          </table:table-cell>
          <table:table-cell office:value-type="float" office:value="4516" table:style-name="ce52">
            <text:p>4,516</text:p>
          </table:table-cell>
          <table:table-cell office:value-type="float" office:value="4492" table:style-name="ce52">
            <text:p>4,492</text:p>
          </table:table-cell>
          <table:table-cell office:value-type="float" office:value="24" table:style-name="ce52">
            <text:p>24</text:p>
          </table:table-cell>
          <table:table-cell office:value-type="float" office:value="5" table:style-name="ce52">
            <text:p>5</text:p>
          </table:table-cell>
          <table:table-cell office:value-type="float" office:value="19" table:style-name="ce52">
            <text:p>19</text:p>
          </table:table-cell>
          <table:table-cell office:value-type="float" office:value="2.34" table:style-name="ce53">
            <text:p>2.34</text:p>
          </table:table-cell>
          <table:table-cell office:value-type="float" office:value="92416" table:style-name="ce52">
            <text:p>92,416</text:p>
          </table:table-cell>
          <table:table-cell office:value-type="float" office:value="98350" table:style-name="ce52">
            <text:p>98,350</text:p>
          </table:table-cell>
          <table:table-cell office:value-type="float" office:value="575555" table:style-name="ce48">
            <text:p>575,555</text:p>
          </table:table-cell>
          <table:table-cell table:number-columns-repeated="16353" table:style-name="ce44"/>
        </table:table-row>
        <table:table-row table:style-name="ro7">
          <table:table-cell office:value-type="string" table:number-columns-spanned="2" table:number-rows-spanned="1" table:style-name="ce90">
            <text:p>10<text:s/><text:span text:style-name="T8">月</text:span></text:p>
          </table:table-cell>
          <table:covered-table-cell/>
          <table:table-cell office:value-type="float" office:value="8923738" table:style-name="ce48">
            <text:p>8,923,738</text:p>
          </table:table-cell>
          <table:table-cell office:value-type="float" office:value="23566471" table:style-name="ce48">
            <text:p>23,566,471</text:p>
          </table:table-cell>
          <table:table-cell office:value-type="float" office:value="11677788" table:style-name="ce48">
            <text:p>11,677,788</text:p>
          </table:table-cell>
          <table:table-cell office:value-type="float" office:value="11888683" table:style-name="ce48">
            <text:p>11,888,683</text:p>
          </table:table-cell>
          <table:table-cell office:value-type="float" office:value="14031" table:style-name="ce48">
            <text:p>14,031</text:p>
          </table:table-cell>
          <table:table-cell office:value-type="float" office:value="7205" table:style-name="ce48">
            <text:p>7,205</text:p>
          </table:table-cell>
          <table:table-cell office:value-type="float" office:value="6826" table:style-name="ce48">
            <text:p>6,826</text:p>
          </table:table-cell>
          <table:table-cell office:value-type="float" office:value="7.03" table:style-name="ce49">
            <text:p>7.03</text:p>
          </table:table-cell>
          <table:table-cell office:value-type="float" office:value="13542" table:style-name="ce48">
            <text:p>13,542</text:p>
          </table:table-cell>
          <table:table-cell office:value-type="float" office:value="7938" table:style-name="ce48">
            <text:p>7,938</text:p>
          </table:table-cell>
          <table:table-cell office:value-type="float" office:value="5604" table:style-name="ce48">
            <text:p>5,604</text:p>
          </table:table-cell>
          <table:table-cell office:value-type="float" office:value="6.78" table:style-name="ce49">
            <text:p>6.78</text:p>
          </table:table-cell>
          <table:table-cell office:value-type="float" office:value="489" table:style-name="ce48">
            <text:p>489</text:p>
          </table:table-cell>
          <table:table-cell office:value-type="float" office:value="0.24" table:style-name="ce50">
            <text:p>0.24</text:p>
          </table:table-cell>
          <table:table-cell office:value-type="float" office:value="12384" table:style-name="ce51">
            <text:p>12,384</text:p>
          </table:table-cell>
          <table:table-cell office:value-type="float" office:value="12204" table:style-name="ce51">
            <text:p>12,204</text:p>
          </table:table-cell>
          <table:table-cell office:value-type="float" office:value="180" table:style-name="ce51">
            <text:p>180</text:p>
          </table:table-cell>
          <table:table-cell office:value-type="float" office:value="50" table:style-name="ce52">
            <text:p>50</text:p>
          </table:table-cell>
          <table:table-cell office:value-type="float" office:value="130" table:style-name="ce52">
            <text:p>130</text:p>
          </table:table-cell>
          <table:table-cell office:value-type="float" office:value="6.2" table:style-name="ce53">
            <text:p>6.20</text:p>
          </table:table-cell>
          <table:table-cell office:value-type="float" office:value="4043" table:style-name="ce52">
            <text:p>4,043</text:p>
          </table:table-cell>
          <table:table-cell office:value-type="float" office:value="4017" table:style-name="ce52">
            <text:p>4,017</text:p>
          </table:table-cell>
          <table:table-cell office:value-type="float" office:value="26" table:style-name="ce52">
            <text:p>26</text:p>
          </table:table-cell>
          <table:table-cell office:value-type="float" office:value="9" table:style-name="ce52">
            <text:p>9</text:p>
          </table:table-cell>
          <table:table-cell office:value-type="float" office:value="17" table:style-name="ce52">
            <text:p>17</text:p>
          </table:table-cell>
          <table:table-cell office:value-type="float" office:value="2.0299999999999998" table:style-name="ce53">
            <text:p>2.03</text:p>
          </table:table-cell>
          <table:table-cell office:value-type="float" office:value="63402" table:style-name="ce52">
            <text:p>63,402</text:p>
          </table:table-cell>
          <table:table-cell office:value-type="float" office:value="65798" table:style-name="ce52">
            <text:p>65,798</text:p>
          </table:table-cell>
          <table:table-cell office:value-type="float" office:value="575967" table:style-name="ce48">
            <text:p>575,967</text:p>
          </table:table-cell>
          <table:table-cell table:number-columns-repeated="16353" table:style-name="ce44"/>
        </table:table-row>
        <table:table-row table:style-name="ro7" table:visibility="collapse">
          <table:table-cell office:value-type="string" table:number-columns-spanned="2" table:number-rows-spanned="1" table:style-name="ce90">
            <text:p>11<text:s/><text:span text:style-name="T8">月</text:span></text:p>
          </table:table-cell>
          <table:covered-table-cell/>
          <table:table-cell table:style-name="ce48"/>
          <table:table-cell office:value-type="float" office:value="0" table:style-name="ce48">
            <text:p>—</text:p>
          </table:table-cell>
          <table:table-cell table:number-columns-repeated="2" table:style-name="ce48"/>
          <table:table-cell office:value-type="float" office:value="0" table:style-name="ce48">
            <text:p>—</text:p>
          </table:table-cell>
          <table:table-cell table:number-columns-repeated="2" table:style-name="ce48"/>
          <table:table-cell table:style-name="ce49"/>
          <table:table-cell office:value-type="float" office:value="0" table:style-name="ce48">
            <text:p>—</text:p>
          </table:table-cell>
          <table:table-cell table:number-columns-repeated="2" table:style-name="ce48"/>
          <table:table-cell table:style-name="ce49"/>
          <table:table-cell office:value-type="float" office:value="0" table:style-name="ce48">
            <text:p>—</text:p>
          </table:table-cell>
          <table:table-cell table:style-name="ce50"/>
          <table:table-cell office:value-type="float" office:value="0" table:style-name="ce51">
            <text:p>—</text:p>
          </table:table-cell>
          <table:table-cell table:style-name="ce51"/>
          <table:table-cell office:value-type="float" office:value="0" table:style-name="ce51">
            <text:p>—</text:p>
          </table:table-cell>
          <table:table-cell table:number-columns-repeated="2" table:style-name="ce52"/>
          <table:table-cell table:style-name="ce53"/>
          <table:table-cell office:value-type="float" office:value="0" table:style-name="ce52">
            <text:p>—</text:p>
          </table:table-cell>
          <table:table-cell table:style-name="ce52"/>
          <table:table-cell office:value-type="float" office:value="0" table:style-name="ce52">
            <text:p>—</text:p>
          </table:table-cell>
          <table:table-cell table:number-columns-repeated="2" table:style-name="ce52"/>
          <table:table-cell table:style-name="ce53"/>
          <table:table-cell table:number-columns-repeated="2" table:style-name="ce52"/>
          <table:table-cell table:style-name="ce48"/>
          <table:table-cell table:number-columns-repeated="16353" table:style-name="ce44"/>
        </table:table-row>
        <table:table-row table:style-name="ro7" table:visibility="collapse">
          <table:table-cell office:value-type="string" table:number-columns-spanned="2" table:number-rows-spanned="1" table:style-name="ce91">
            <text:p>12<text:s/><text:span text:style-name="T8">月</text:span></text:p>
          </table:table-cell>
          <table:covered-table-cell/>
          <table:table-cell table:style-name="ce55"/>
          <table:table-cell office:value-type="float" office:value="0" table:style-name="ce55">
            <text:p>—</text:p>
          </table:table-cell>
          <table:table-cell table:number-columns-repeated="2" table:style-name="ce55"/>
          <table:table-cell office:value-type="float" office:value="0" table:style-name="ce55">
            <text:p>—</text:p>
          </table:table-cell>
          <table:table-cell table:number-columns-repeated="2" table:style-name="ce55"/>
          <table:table-cell table:style-name="ce56"/>
          <table:table-cell office:value-type="float" office:value="0" table:style-name="ce55">
            <text:p>—</text:p>
          </table:table-cell>
          <table:table-cell table:number-columns-repeated="2" table:style-name="ce55"/>
          <table:table-cell table:style-name="ce56"/>
          <table:table-cell office:value-type="float" office:value="0" table:style-name="ce55">
            <text:p>—</text:p>
          </table:table-cell>
          <table:table-cell table:style-name="ce57"/>
          <table:table-cell office:value-type="float" office:value="0" table:style-name="ce58">
            <text:p>—</text:p>
          </table:table-cell>
          <table:table-cell table:style-name="ce58"/>
          <table:table-cell office:value-type="float" office:value="0" table:style-name="ce58">
            <text:p>—</text:p>
          </table:table-cell>
          <table:table-cell table:number-columns-repeated="2" table:style-name="ce59"/>
          <table:table-cell table:style-name="ce60"/>
          <table:table-cell office:value-type="float" office:value="0" table:style-name="ce59">
            <text:p>—</text:p>
          </table:table-cell>
          <table:table-cell table:style-name="ce59"/>
          <table:table-cell office:value-type="float" office:value="0" table:style-name="ce59">
            <text:p>—</text:p>
          </table:table-cell>
          <table:table-cell table:number-columns-repeated="2" table:style-name="ce59"/>
          <table:table-cell table:style-name="ce60"/>
          <table:table-cell table:number-columns-repeated="2" table:style-name="ce59"/>
          <table:table-cell table:style-name="ce55"/>
          <table:table-cell table:number-columns-repeated="16353" table:style-name="ce44"/>
        </table:table-row>
        <table:table-row table:style-name="ro8">
          <table:table-cell office:value-type="string" table:number-columns-spanned="2" table:number-rows-spanned="1" table:style-name="ce92">
            <text:p><text:span text:style-name="T8">較上年同月</text:span><text:span text:style-name="T8"/></text:p>
            <text:p><text:span text:style-name="T8">増減</text:span><text:s/>(%)<text:s/><text:span text:style-name="T13">△</text:span></text:p>
          </table:table-cell>
          <table:covered-table-cell/>
          <table:table-cell office:value-type="float" office:value="1.1000000000000001" table:style-name="ce61">
            <text:p>1.10</text:p>
          </table:table-cell>
          <table:table-cell office:value-type="float" office:value="-0.13" table:style-name="ce62">
            <text:p>–0.13</text:p>
          </table:table-cell>
          <table:table-cell office:value-type="float" office:value="-0.23" table:style-name="ce62">
            <text:p>–0.23</text:p>
          </table:table-cell>
          <table:table-cell office:value-type="float" office:value="-0.03" table:style-name="ce62">
            <text:p>–0.03</text:p>
          </table:table-cell>
          <table:table-cell office:value-type="float" office:value="-13.58" table:style-name="ce62">
            <text:p>–13.58</text:p>
          </table:table-cell>
          <table:table-cell office:value-type="float" office:value="-14.36" table:style-name="ce62">
            <text:p>–14.36</text:p>
          </table:table-cell>
          <table:table-cell office:value-type="float" office:value="-12.74" table:style-name="ce62">
            <text:p>–12.74</text:p>
          </table:table-cell>
          <table:table-cell office:value-type="float" office:value="-1.0699999999999994" table:style-name="ce62">
            <text:p>–1.07</text:p>
          </table:table-cell>
          <table:table-cell office:value-type="float" office:value="-11.78" table:style-name="ce62">
            <text:p>–11.78</text:p>
          </table:table-cell>
          <table:table-cell office:value-type="float" office:value="-12.03" table:style-name="ce62">
            <text:p>–12.03</text:p>
          </table:table-cell>
          <table:table-cell office:value-type="float" office:value="-11.41" table:style-name="ce62">
            <text:p>–11.41</text:p>
          </table:table-cell>
          <table:table-cell office:value-type="float" office:value="-0.87999999999999989" table:style-name="ce62">
            <text:p>–0.88</text:p>
          </table:table-cell>
          <table:table-cell office:value-type="float" office:value="-44.81" table:style-name="ce62">
            <text:p>–44.81</text:p>
          </table:table-cell>
          <table:table-cell office:value-type="float" office:value="-0.2" table:style-name="ce63">
            <text:p>–0.20</text:p>
          </table:table-cell>
          <table:table-cell office:value-type="float" office:value="3.2" table:style-name="ce62">
            <text:p>3.20</text:p>
          </table:table-cell>
          <table:table-cell office:value-type="float" office:value="3.73" table:style-name="ce62">
            <text:p>3.73</text:p>
          </table:table-cell>
          <table:table-cell office:value-type="float" office:value="-23.4" table:style-name="ce62">
            <text:p>–23.40</text:p>
          </table:table-cell>
          <table:table-cell office:value-type="float" office:value="-35.06" table:style-name="ce62">
            <text:p>–35.06</text:p>
          </table:table-cell>
          <table:table-cell office:value-type="float" office:value="-17.72" table:style-name="ce62">
            <text:p>–17.72</text:p>
          </table:table-cell>
          <table:table-cell office:value-type="float" office:value="0.20999999999999996" table:style-name="ce62">
            <text:p>0.21</text:p>
          </table:table-cell>
          <table:table-cell office:value-type="float" office:value="-15.4" table:style-name="ce62">
            <text:p>–15.40</text:p>
          </table:table-cell>
          <table:table-cell office:value-type="float" office:value="-15.57" table:style-name="ce62">
            <text:p>–15.57</text:p>
          </table:table-cell>
          <table:table-cell office:value-type="float" office:value="23.81" table:style-name="ce62">
            <text:p>23.81</text:p>
          </table:table-cell>
          <table:table-cell office:value-type="float" office:value="-18.18" table:style-name="ce62">
            <text:p>–18.18</text:p>
          </table:table-cell>
          <table:table-cell office:value-type="float" office:value="70" table:style-name="ce62">
            <text:p>70.00</text:p>
          </table:table-cell>
          <table:table-cell office:value-type="float" office:value="-0.35000000000000009" table:style-name="ce62">
            <text:p>–0.35</text:p>
          </table:table-cell>
          <table:table-cell office:value-type="float" office:value="-8.93" table:style-name="ce62">
            <text:p>–8.93</text:p>
          </table:table-cell>
          <table:table-cell office:value-type="float" office:value="-3.27" table:style-name="ce62">
            <text:p>–3.27</text:p>
          </table:table-cell>
          <table:table-cell office:value-type="float" office:value="0.94" table:style-name="ce62">
            <text:p>0.94</text:p>
          </table:table-cell>
          <table:table-cell table:number-columns-repeated="16353" table:style-name="ce64"/>
        </table:table-row>
        <table:table-row table:style-name="ro8">
          <table:table-cell office:value-type="string" table:number-columns-spanned="2" table:number-rows-spanned="1" table:style-name="ce93">
            <text:p><text:span text:style-name="T8">較</text:span><text:s text:c="3"/><text:span text:style-name="T8">上</text:span><text:s text:c="3"/><text:span text:style-name="T8">月</text:span><text:span text:style-name="T8"/></text:p>
            <text:p><text:span text:style-name="T8">増減</text:span><text:s/>(%)<text:s/><text:span text:style-name="T13">△</text:span></text:p>
          </table:table-cell>
          <table:covered-table-cell/>
          <table:table-cell office:value-type="float" office:value="0.02" table:style-name="ce65">
            <text:p>0.02</text:p>
          </table:table-cell>
          <table:table-cell office:value-type="float" office:value="-0.01" table:style-name="ce65">
            <text:p>–0.01</text:p>
          </table:table-cell>
          <table:table-cell office:value-type="float" office:value="-0.02" table:style-name="ce65">
            <text:p>–0.02</text:p>
          </table:table-cell>
          <table:table-cell office:value-type="float" office:value="-2.1869489782279977E-4" table:style-name="ce65">
            <text:p>–0.00</text:p>
          </table:table-cell>
          <table:table-cell office:value-type="float" office:value="1.28" table:style-name="ce65">
            <text:p>1.28</text:p>
          </table:table-cell>
          <table:table-cell office:value-type="float" office:value="-1.54" table:style-name="ce65">
            <text:p>–1.54</text:p>
          </table:table-cell>
          <table:table-cell office:value-type="float" office:value="4.4400000000000004" table:style-name="ce65">
            <text:p>4.44</text:p>
          </table:table-cell>
          <table:table-cell office:value-type="float" office:value="-0.13999999999999968" table:style-name="ce66">
            <text:p>–0.14</text:p>
          </table:table-cell>
          <table:table-cell office:value-type="float" office:value="-2.41" table:style-name="ce65">
            <text:p>–2.41</text:p>
          </table:table-cell>
          <table:table-cell office:value-type="float" office:value="-2.4300000000000002" table:style-name="ce65">
            <text:p>–2.43</text:p>
          </table:table-cell>
          <table:table-cell office:value-type="float" office:value="-2.37" table:style-name="ce65">
            <text:p>–2.37</text:p>
          </table:table-cell>
          <table:table-cell office:value-type="float" office:value="-0.39999999999999947" table:style-name="ce66">
            <text:p>–0.40</text:p>
          </table:table-cell>
          <table:table-cell office:value-type="string" table:style-name="ce65">
            <text:p>--</text:p>
          </table:table-cell>
          <table:table-cell office:value-type="float" office:value="0.25" table:style-name="ce67">
            <text:p>0.25</text:p>
          </table:table-cell>
          <table:table-cell office:value-type="float" office:value="71" table:style-name="ce65">
            <text:p>71.00</text:p>
          </table:table-cell>
          <table:table-cell office:value-type="float" office:value="72.790000000000006" table:style-name="ce65">
            <text:p>72.79</text:p>
          </table:table-cell>
          <table:table-cell office:value-type="float" office:value="0.56000000000000005" table:style-name="ce65">
            <text:p>0.56</text:p>
          </table:table-cell>
          <table:table-cell office:value-type="float" office:value="8.6999999999999993" table:style-name="ce65">
            <text:p>8.70</text:p>
          </table:table-cell>
          <table:table-cell office:value-type="float" office:value="-2.2599999999999998" table:style-name="ce65">
            <text:p>–2.26</text:p>
          </table:table-cell>
          <table:table-cell office:value-type="float" office:value="2.4500000000000002" table:style-name="ce65">
            <text:p>2.45</text:p>
          </table:table-cell>
          <table:table-cell office:value-type="float" office:value="-10.47" table:style-name="ce65">
            <text:p>–10.47</text:p>
          </table:table-cell>
          <table:table-cell office:value-type="float" office:value="-10.57" table:style-name="ce65">
            <text:p>–10.57</text:p>
          </table:table-cell>
          <table:table-cell office:value-type="float" office:value="8.33" table:style-name="ce65">
            <text:p>8.33</text:p>
          </table:table-cell>
          <table:table-cell office:value-type="float" office:value="80" table:style-name="ce65">
            <text:p>80.00</text:p>
          </table:table-cell>
          <table:table-cell office:value-type="float" office:value="-10.53" table:style-name="ce65">
            <text:p>–10.53</text:p>
          </table:table-cell>
          <table:table-cell office:value-type="float" office:value="-0.31000000000000005" table:style-name="ce65">
            <text:p>–0.31</text:p>
          </table:table-cell>
          <table:table-cell office:value-type="float" office:value="-31.39" table:style-name="ce65">
            <text:p>–31.39</text:p>
          </table:table-cell>
          <table:table-cell office:value-type="float" office:value="-33.1" table:style-name="ce65">
            <text:p>–33.10</text:p>
          </table:table-cell>
          <table:table-cell office:value-type="float" office:value="7.0000000000000007E-2" table:style-name="ce65">
            <text:p>0.07</text:p>
          </table:table-cell>
          <table:table-cell table:number-columns-repeated="16353" table:style-name="ce64"/>
        </table:table-row>
        <table:table-row table:style-name="ro9">
          <table:table-cell office:value-type="string" table:number-columns-spanned="1" table:number-rows-spanned="2" table:style-name="ce94">
            <text:p><text:span text:style-name="T14">本年</text:span><text:span text:style-name="T6">1~10</text:span><text:span text:style-name="T8">月</text:span><text:span text:style-name="T6"/></text:p>
            <text:p><text:span text:style-name="T8">較上年</text:span><text:span text:style-name="T6">1~10</text:span><text:span text:style-name="T6"/></text:p>
            <text:p><text:span text:style-name="T8">月増減</text:span></text:p>
          </table:table-cell>
          <table:table-cell office:value-type="string" table:number-columns-spanned="1" table:number-rows-spanned="2" table:style-name="ce95">
            <text:p><text:span text:style-name="T7">實數</text:span><text:span text:style-name="T7"/></text:p>
            <text:p>%<text:s/><text:span text:style-name="T15">△</text:span></text:p>
          </table:table-cell>
          <table:table-cell office:value-type="float" office:value="96930" table:style-name="ce68">
            <text:p>96,930</text:p>
          </table:table-cell>
          <table:table-cell office:value-type="float" office:value="-29795" table:style-name="ce68">
            <text:p>–29,795</text:p>
          </table:table-cell>
          <table:table-cell office:value-type="float" office:value="-26354" table:style-name="ce68">
            <text:p>–26,354</text:p>
          </table:table-cell>
          <table:table-cell office:value-type="float" office:value="-3441" table:style-name="ce68">
            <text:p>–3,441</text:p>
          </table:table-cell>
          <table:table-cell office:value-type="float" office:value="-13118" table:style-name="ce68">
            <text:p>–13,118</text:p>
          </table:table-cell>
          <table:table-cell office:value-type="float" office:value="-6697" table:style-name="ce68">
            <text:p>–6,697</text:p>
          </table:table-cell>
          <table:table-cell office:value-type="float" office:value="-6421" table:style-name="ce68">
            <text:p>–6,421</text:p>
          </table:table-cell>
          <table:table-cell office:value-type="string" table:style-name="ce68">
            <text:p>…</text:p>
          </table:table-cell>
          <table:table-cell office:value-type="float" office:value="-3344" table:style-name="ce68">
            <text:p>–3,344</text:p>
          </table:table-cell>
          <table:table-cell office:value-type="float" office:value="-2329" table:style-name="ce68">
            <text:p>–2,329</text:p>
          </table:table-cell>
          <table:table-cell office:value-type="float" office:value="-1015" table:style-name="ce68">
            <text:p>–1,015</text:p>
          </table:table-cell>
          <table:table-cell office:value-type="string" table:style-name="ce68">
            <text:p>…</text:p>
          </table:table-cell>
          <table:table-cell office:value-type="float" office:value="-9774" table:style-name="ce68">
            <text:p>–9,774</text:p>
          </table:table-cell>
          <table:table-cell office:value-type="string" table:style-name="ce69">
            <text:p>…</text:p>
          </table:table-cell>
          <table:table-cell office:value-type="float" office:value="-11218" table:style-name="ce68">
            <text:p>–11,218</text:p>
          </table:table-cell>
          <table:table-cell office:value-type="float" office:value="-10794" table:style-name="ce68">
            <text:p>–10,794</text:p>
          </table:table-cell>
          <table:table-cell office:value-type="float" office:value="-424" table:style-name="ce68">
            <text:p>–424</text:p>
          </table:table-cell>
          <table:table-cell office:value-type="float" office:value="-187" table:style-name="ce68">
            <text:p>–187</text:p>
          </table:table-cell>
          <table:table-cell office:value-type="float" office:value="-237" table:style-name="ce68">
            <text:p>–237</text:p>
          </table:table-cell>
          <table:table-cell office:value-type="string" table:style-name="ce68">
            <text:p>…</text:p>
          </table:table-cell>
          <table:table-cell office:value-type="float" office:value="-2427" table:style-name="ce68">
            <text:p>–2,427</text:p>
          </table:table-cell>
          <table:table-cell office:value-type="float" office:value="-2638" table:style-name="ce68">
            <text:p>–2,638</text:p>
          </table:table-cell>
          <table:table-cell office:value-type="float" office:value="211" table:style-name="ce68">
            <text:p>211</text:p>
          </table:table-cell>
          <table:table-cell office:value-type="float" office:value="37" table:style-name="ce68">
            <text:p>37</text:p>
          </table:table-cell>
          <table:table-cell office:value-type="float" office:value="174" table:style-name="ce68">
            <text:p>174</text:p>
          </table:table-cell>
          <table:table-cell office:value-type="string" table:style-name="ce68">
            <text:p>…</text:p>
          </table:table-cell>
          <table:table-cell office:value-type="float" office:value="-46471" table:style-name="ce68">
            <text:p>–46,471</text:p>
          </table:table-cell>
          <table:table-cell office:value-type="float" office:value="-12261" table:style-name="ce68">
            <text:p>–12,261</text:p>
          </table:table-cell>
          <table:table-cell office:value-type="float" office:value="5359" table:style-name="ce68">
            <text:p>5,359</text:p>
          </table:table-cell>
          <table:table-cell table:number-columns-repeated="16353" table:style-name="ce70"/>
        </table:table-row>
        <table:table-row table:style-name="ro9">
          <table:covered-table-cell/>
          <table:covered-table-cell/>
          <table:table-cell office:value-type="float" office:value="1.1000000000000001" table:style-name="ce71">
            <text:p>1.10</text:p>
          </table:table-cell>
          <table:table-cell office:value-type="float" office:value="-0.13" table:style-name="ce71">
            <text:p>–0.13</text:p>
          </table:table-cell>
          <table:table-cell office:value-type="float" office:value="-0.23" table:style-name="ce71">
            <text:p>–0.23</text:p>
          </table:table-cell>
          <table:table-cell office:value-type="float" office:value="-0.03" table:style-name="ce71">
            <text:p>–0.03</text:p>
          </table:table-cell>
          <table:table-cell office:value-type="float" office:value="-8.9700000000000006" table:style-name="ce71">
            <text:p>–8.97</text:p>
          </table:table-cell>
          <table:table-cell office:value-type="float" office:value="-8.85" table:style-name="ce71">
            <text:p>–8.85</text:p>
          </table:table-cell>
          <table:table-cell office:value-type="float" office:value="-9.11" table:style-name="ce71">
            <text:p>–9.11</text:p>
          </table:table-cell>
          <table:table-cell office:value-type="float" office:value="-0.67000000000000082" table:style-name="ce71">
            <text:p>–0.67</text:p>
          </table:table-cell>
          <table:table-cell office:value-type="float" office:value="-2.27" table:style-name="ce71">
            <text:p>–2.27</text:p>
          </table:table-cell>
          <table:table-cell office:value-type="float" office:value="-2.69" table:style-name="ce71">
            <text:p>–2.69</text:p>
          </table:table-cell>
          <table:table-cell office:value-type="float" office:value="-1.68" table:style-name="ce71">
            <text:p>–1.68</text:p>
          </table:table-cell>
          <table:table-cell office:value-type="float" office:value="-0.16999999999999993" table:style-name="ce71">
            <text:p>–0.17</text:p>
          </table:table-cell>
          <table:table-cell office:value-type="string" table:style-name="ce71">
            <text:p>--</text:p>
          </table:table-cell>
          <table:table-cell office:value-type="float" office:value="-0.5" table:style-name="ce72">
            <text:p>–0.50</text:p>
          </table:table-cell>
          <table:table-cell office:value-type="float" office:value="-10.38" table:style-name="ce71">
            <text:p>–10.38</text:p>
          </table:table-cell>
          <table:table-cell office:value-type="float" office:value="-10.210000000000001" table:style-name="ce71">
            <text:p>–10.21</text:p>
          </table:table-cell>
          <table:table-cell office:value-type="float" office:value="-17.739999999999998" table:style-name="ce71">
            <text:p>–17.74</text:p>
          </table:table-cell>
          <table:table-cell office:value-type="float" office:value="-24.25" table:style-name="ce71">
            <text:p>–24.25</text:p>
          </table:table-cell>
          <table:table-cell office:value-type="float" office:value="-14.64" table:style-name="ce71">
            <text:p>–14.64</text:p>
          </table:table-cell>
          <table:table-cell office:value-type="float" office:value="-0.57000000000000028" table:style-name="ce71">
            <text:p>–0.57</text:p>
          </table:table-cell>
          <table:table-cell office:value-type="float" office:value="-5.33" table:style-name="ce71">
            <text:p>–5.33</text:p>
          </table:table-cell>
          <table:table-cell office:value-type="float" office:value="-5.8" table:style-name="ce71">
            <text:p>–5.80</text:p>
          </table:table-cell>
          <table:table-cell office:value-type="float" office:value="297.18" table:style-name="ce71">
            <text:p>297.18</text:p>
          </table:table-cell>
          <table:table-cell office:value-type="float" office:value="94.87" table:style-name="ce71">
            <text:p>94.87</text:p>
          </table:table-cell>
          <table:table-cell office:value-type="float" office:value="543.75" table:style-name="ce71">
            <text:p>543.75</text:p>
          </table:table-cell>
          <table:table-cell office:value-type="float" office:value="-0.12399011596199605" table:style-name="ce71">
            <text:p>–0.12</text:p>
          </table:table-cell>
          <table:table-cell office:value-type="float" office:value="-5.49" table:style-name="ce71">
            <text:p>–5.49</text:p>
          </table:table-cell>
          <table:table-cell office:value-type="float" office:value="-1.46" table:style-name="ce71">
            <text:p>–1.46</text:p>
          </table:table-cell>
          <table:table-cell office:value-type="float" office:value="0.94" table:style-name="ce71">
            <text:p>0.94</text:p>
          </table:table-cell>
          <table:table-cell table:number-columns-repeated="16353" table:style-name="ce70"/>
        </table:table-row>
        <table:table-row table:style-name="ro7">
          <table:table-cell table:style-name="ce43"/>
          <table:table-cell table:style-name="ce73"/>
          <table:table-cell office:value-type="string" table:style-name="ce43">
            <text:p><text:s text:c="2"/><text:span text:style-name="T5">附</text:span><text:s/><text:span text:style-name="T5">註</text:span><text:s/>: 1.<text:s/><text:span text:style-name="T5">△凡計量單位為千分率者，其増減比較數為千分點。表內列有「－」者表示無數值，「</text:span>0.00<text:span text:style-name="T5">」表示未滿百分之</text:span>0.005<text:span text:style-name="T5">，「</text:span>--<text:span text:style-name="T5">」表示該數值無意義（如分母為零或負值、正負值比較增減率）。</text:span></text:p>
          </table:table-cell>
          <table:table-cell table:number-columns-repeated="7" table:style-name="ce74"/>
          <table:table-cell table:number-columns-repeated="3" table:style-name="ce43"/>
          <table:table-cell table:style-name="ce73"/>
          <table:table-cell table:style-name="ce74"/>
          <table:table-cell table:style-name="ce75"/>
          <table:table-cell table:number-columns-repeated="5" table:style-name="ce43"/>
          <table:table-cell table:style-name="ce73"/>
          <table:table-cell table:style-name="ce74"/>
          <table:table-cell table:number-columns-repeated="7" table:style-name="ce76"/>
          <table:table-cell office:value-type="string" table:style-name="ce75">
            <text:p><text:s text:c="16"/><text:span text:style-name="T8">內政部戶政司</text:span><text:s text:c="2"/>109<text:span text:style-name="T8">年</text:span>11<text:span text:style-name="T8">月9日編製</text:span></text:p>
          </table:table-cell>
          <table:table-cell table:number-columns-repeated="16353" table:style-name="ce43"/>
        </table:table-row>
        <table:table-row table:style-name="ro7">
          <table:table-cell table:number-columns-repeated="2" table:style-name="ce43"/>
          <table:table-cell office:value-type="string" table:style-name="ce43">
            <text:p><text:s text:c="14"/>2. 60<text:span text:style-name="T5">年</text:span>(<text:span text:style-name="T5">含</text:span>)<text:span text:style-name="T5">以前戶數、人口數、結婚、離婚、</text:span>70<text:span text:style-name="T5">年以前出生、死亡、自然增加、</text:span>80<text:span text:style-name="T5">年遷入、遷出及</text:span>40<text:span text:style-name="T5">年原住民資料不包括金門縣及連江縣。</text:span></text:p>
          </table:table-cell>
          <table:table-cell table:number-columns-repeated="20" table:style-name="ce43"/>
          <table:table-cell table:number-columns-repeated="7" table:style-name="ce76"/>
          <table:table-cell table:style-name="ce77"/>
          <table:table-cell table:number-columns-repeated="16353" table:style-name="ce43"/>
        </table:table-row>
        <table:table-row table:style-name="ro7">
          <table:table-cell table:number-columns-repeated="2" table:style-name="ce43"/>
          <table:table-cell office:value-type="string" table:style-name="ce43">
            <text:p><text:s text:c="14"/>3.<text:span text:style-name="T5">本表出生、死亡、結婚、離婚</text:span>/<text:span text:style-name="T5">終止、遷入及遷出資料係按登記日期統計；折合年之率係指月部分，年部分則為該年實際比率。</text:span></text:p>
          </table:table-cell>
          <table:table-cell table:number-columns-repeated="20" table:style-name="ce43"/>
          <table:table-cell table:number-columns-repeated="7" table:style-name="ce76"/>
          <table:table-cell table:number-columns-repeated="16354" table:style-name="ce43"/>
        </table:table-row>
        <table:table-row table:style-name="ro7">
          <table:table-cell table:number-columns-repeated="2" table:style-name="ce43"/>
          <table:table-cell office:value-type="string" table:style-name="ce43">
            <text:p><text:s text:c="14"/>4.<text:span text:style-name="T5">相同性別</text:span>2<text:span text:style-name="T5">人之結婚及終止結婚資料係自</text:span>108<text:span text:style-name="T5">年</text:span>5<text:span text:style-name="T5">月</text:span>24<text:span text:style-name="T5">日起統計。</text:span></text:p>
          </table:table-cell>
          <table:table-cell table:number-columns-repeated="20" table:style-name="ce43"/>
          <table:table-cell table:number-columns-repeated="7" table:style-name="ce76"/>
          <table:table-cell table:number-columns-repeated="16354" table:style-name="ce43"/>
        </table:table-row>
        <table:table-row table:number-rows-repeated="1048515" table:style-name="ro10">
          <table:table-cell table:number-columns-repeated="16384"/>
        </table:table-row>
        <table:named-expressions>
          <table:named-range table:name="Print_Area" table:cell-range-address="01-年月別.$A$2:01-年月別.$AE$61" table:base-cell-address="01-年月別.$A$1"/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96"/>
        <table:table-column table:style-name="co1" table:default-cell-style-name="ce96"/>
        <table:table-column table:style-name="co14" table:default-cell-style-name="ce96"/>
        <table:table-column table:style-name="co12" table:number-columns-repeated="10" table:default-cell-style-name="ce1"/>
        <table:table-column table:style-name="co15" table:default-cell-style-name="ce97"/>
        <table:table-column table:style-name="co16" table:default-cell-style-name="ce96"/>
        <table:table-column table:style-name="co17" table:number-columns-repeated="2" table:default-cell-style-name="ce96"/>
        <table:table-column table:style-name="co18" table:default-cell-style-name="ce96"/>
        <table:table-column table:style-name="co19" table:number-columns-repeated="2" table:default-cell-style-name="ce96"/>
        <table:table-column table:style-name="co16" table:default-cell-style-name="ce96"/>
        <table:table-column table:style-name="co20" table:default-cell-style-name="ce96"/>
        <table:table-column table:style-name="co21" table:default-cell-style-name="ce96"/>
        <table:table-column table:style-name="co18" table:default-cell-style-name="ce96"/>
        <table:table-column table:style-name="co20" table:default-cell-style-name="ce96"/>
        <table:table-column table:style-name="co22" table:number-columns-repeated="2" table:default-cell-style-name="ce96"/>
        <table:table-column table:style-name="co22" table:default-cell-style-name="ce1"/>
        <table:table-column table:style-name="co10" table:number-columns-repeated="16354" table:default-cell-style-name="ce1"/>
        <table:table-row table:style-name="ro11">
          <table:table-cell table:number-columns-repeated="2" table:style-name="ce1"/>
          <table:table-cell table:number-columns-repeated="3" table:style-name="ce96"/>
          <table:table-cell table:number-columns-repeated="10" table:style-name="ce1"/>
          <table:table-cell table:style-name="ce97"/>
          <table:table-cell table:number-columns-repeated="13" table:style-name="ce96"/>
          <table:table-cell table:number-columns-repeated="16355" table:style-name="ce1"/>
        </table:table-row>
        <table:table-row table:style-name="ro12">
          <table:table-cell office:value-type="string" table:number-columns-spanned="15" table:number-rows-spanned="1" table:style-name="ce78">
            <text:p>民 國 109 年 10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78">
            <text:p>民 國 109 年 10 月 戶 口 統 計 速 報 表(縣市別)(續)</text:p>
          </table:table-cell>
          <table:covered-table-cell table:number-columns-repeated="14"/>
          <table:table-cell table:number-columns-repeated="16354" table:style-name="ce1"/>
        </table:table-row>
        <table:table-row table:style-name="ro4">
          <table:table-cell table:number-columns-repeated="2" table:style-name="ce98"/>
          <table:table-cell table:number-columns-repeated="3" table:style-name="ce99"/>
          <table:table-cell table:number-columns-repeated="10" table:style-name="ce98"/>
          <table:table-cell table:number-columns-repeated="14" table:style-name="ce99"/>
          <table:table-cell office:value-type="string" table:style-name="ce100">
            <text:p>單位：人；‰；對</text:p>
          </table:table-cell>
          <table:table-cell table:number-columns-repeated="16354" table:style-name="ce1"/>
        </table:table-row>
        <table:table-row table:style-name="ro13">
          <table:table-cell table:number-columns-repeated="2" table:style-name="ce101"/>
          <table:table-cell office:value-type="string" table:style-name="ce102">
            <text:p>人</text:p>
          </table:table-cell>
          <table:table-cell office:value-type="string" table:style-name="ce102">
            <text:p>口</text:p>
          </table:table-cell>
          <table:table-cell office:value-type="string" table:style-name="ce102">
            <text:p>數</text:p>
          </table:table-cell>
          <table:table-cell office:value-type="string" table:number-columns-spanned="4" table:number-rows-spanned="1" table:style-name="ce153">
            <text:p>出　 <text:s text:c="2"/>　　生</text:p>
          </table:table-cell>
          <table:covered-table-cell table:number-columns-repeated="3"/>
          <table:table-cell office:value-type="string" table:number-columns-spanned="4" table:number-rows-spanned="1" table:style-name="ce153">
            <text:p>死 <text:s text:c="4"/>　　亡</text:p>
          </table:table-cell>
          <table:covered-table-cell table:number-columns-repeated="3"/>
          <table:table-cell office:value-type="string" table:number-columns-spanned="2" table:number-rows-spanned="1" table:style-name="ce153">
            <text:p>自 然 增 加</text:p>
          </table:table-cell>
          <table:covered-table-cell/>
          <table:table-cell office:value-type="string" table:number-columns-spanned="6" table:number-rows-spanned="1" table:style-name="ce153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154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155">
            <text:p>遷入</text:p>
            <text:p>人數</text:p>
          </table:table-cell>
          <table:table-cell office:value-type="string" table:number-columns-spanned="1" table:number-rows-spanned="4" table:style-name="ce155">
            <text:p>遷出</text:p>
            <text:p>人數</text:p>
          </table:table-cell>
          <table:table-cell office:value-type="string" table:number-columns-spanned="1" table:number-rows-spanned="4" table:style-name="ce83">
            <text:p>原住民</text:p>
            <text:p>人口數</text:p>
          </table:table-cell>
          <table:table-cell table:style-name="ce103"/>
          <table:table-cell table:number-columns-repeated="16353"/>
        </table:table-row>
        <table:table-row table:style-name="ro14">
          <table:table-cell office:value-type="string" table:number-columns-spanned="1" table:number-rows-spanned="2" table:style-name="ce156">
            <text:p>區 域 別</text:p>
          </table:table-cell>
          <table:table-cell office:value-type="string" table:number-columns-spanned="1" table:number-rows-spanned="2" table:style-name="ce157">
            <text:p>戶　數</text:p>
          </table:table-cell>
          <table:table-cell table:number-columns-repeated="3" table:style-name="ce105"/>
          <table:table-cell office:value-type="string" table:number-columns-spanned="1" table:number-rows-spanned="3" table:style-name="ce153">
            <text:p>計</text:p>
          </table:table-cell>
          <table:table-cell office:value-type="string" table:number-columns-spanned="1" table:number-rows-spanned="3" table:style-name="ce153">
            <text:p>男</text:p>
          </table:table-cell>
          <table:table-cell office:value-type="string" table:number-columns-spanned="1" table:number-rows-spanned="3" table:style-name="ce153">
            <text:p>女</text:p>
          </table:table-cell>
          <table:table-cell office:value-type="string" table:style-name="ce106">
            <text:p>折合年</text:p>
          </table:table-cell>
          <table:table-cell office:value-type="string" table:number-columns-spanned="1" table:number-rows-spanned="3" table:style-name="ce153">
            <text:p>計</text:p>
          </table:table-cell>
          <table:table-cell office:value-type="string" table:number-columns-spanned="1" table:number-rows-spanned="3" table:style-name="ce153">
            <text:p>男</text:p>
          </table:table-cell>
          <table:table-cell office:value-type="string" table:number-columns-spanned="1" table:number-rows-spanned="3" table:style-name="ce153">
            <text:p>女</text:p>
          </table:table-cell>
          <table:table-cell office:value-type="string" table:style-name="ce107">
            <text:p>折合年</text:p>
          </table:table-cell>
          <table:table-cell table:style-name="ce108"/>
          <table:table-cell office:value-type="string" table:style-name="ce109">
            <text:p>折合年自</text:p>
          </table:table-cell>
          <table:table-cell office:value-type="string" table:number-columns-spanned="1" table:number-rows-spanned="3" table:style-name="ce158">
            <text:p>合 計</text:p>
          </table:table-cell>
          <table:table-cell office:value-type="string" table:number-columns-spanned="1" table:number-rows-spanned="3" table:style-name="ce155">
            <text:p>不同性別</text:p>
          </table:table-cell>
          <table:table-cell office:value-type="string" table:number-columns-spanned="3" table:number-rows-spanned="1" table:style-name="ce159">
            <text:p>相同性別</text:p>
          </table:table-cell>
          <table:covered-table-cell table:number-columns-repeated="2"/>
          <table:table-cell office:value-type="string" table:style-name="ce110">
            <text:p>折合年</text:p>
          </table:table-cell>
          <table:table-cell office:value-type="string" table:number-columns-spanned="1" table:number-rows-spanned="3" table:style-name="ce159">
            <text:p>合 計</text:p>
          </table:table-cell>
          <table:table-cell office:value-type="string" table:number-columns-spanned="1" table:number-rows-spanned="3" table:style-name="ce155">
            <text:p>不同性別</text:p>
          </table:table-cell>
          <table:table-cell office:value-type="string" table:number-columns-spanned="3" table:number-rows-spanned="1" table:style-name="ce159">
            <text:p>相同性別</text:p>
          </table:table-cell>
          <table:covered-table-cell table:number-columns-repeated="2"/>
          <table:table-cell office:value-type="string" table:style-name="ce110">
            <text:p>折合年</text:p>
          </table:table-cell>
          <table:covered-table-cell/>
          <table:covered-table-cell/>
          <table:covered-table-cell/>
          <table:table-cell table:style-name="ce103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111">
            <text:p>計</text:p>
          </table:table-cell>
          <table:table-cell office:value-type="string" table:style-name="ce111">
            <text:p>男</text:p>
          </table:table-cell>
          <table:table-cell office:value-type="string" table:style-name="ce111">
            <text:p>女</text:p>
          </table:table-cell>
          <table:covered-table-cell/>
          <table:covered-table-cell/>
          <table:covered-table-cell/>
          <table:table-cell office:value-type="string" table:style-name="ce112">
            <text:p>粗出生率</text:p>
          </table:table-cell>
          <table:covered-table-cell/>
          <table:covered-table-cell/>
          <table:covered-table-cell/>
          <table:table-cell office:value-type="string" table:style-name="ce112">
            <text:p>粗死亡率</text:p>
          </table:table-cell>
          <table:table-cell office:value-type="string" table:style-name="ce104">
            <text:p>人數</text:p>
          </table:table-cell>
          <table:table-cell office:value-type="string" table:style-name="ce113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159">
            <text:p>計</text:p>
          </table:table-cell>
          <table:table-cell office:value-type="string" table:number-columns-spanned="1" table:number-rows-spanned="2" table:style-name="ce159">
            <text:p>男</text:p>
          </table:table-cell>
          <table:table-cell office:value-type="string" table:number-columns-spanned="1" table:number-rows-spanned="2" table:style-name="ce160">
            <text:p>女</text:p>
          </table:table-cell>
          <table:table-cell office:value-type="string" table:style-name="ce114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159">
            <text:p>計</text:p>
          </table:table-cell>
          <table:table-cell office:value-type="string" table:number-columns-spanned="1" table:number-rows-spanned="2" table:style-name="ce159">
            <text:p>男</text:p>
          </table:table-cell>
          <table:table-cell office:value-type="string" table:number-columns-spanned="1" table:number-rows-spanned="2" table:style-name="ce160">
            <text:p>女</text:p>
          </table:table-cell>
          <table:table-cell office:value-type="string" table:style-name="ce114">
            <text:p>粗離婚率</text:p>
          </table:table-cell>
          <table:covered-table-cell/>
          <table:covered-table-cell/>
          <table:covered-table-cell/>
          <table:table-cell table:style-name="ce115"/>
          <table:table-cell table:number-columns-repeated="16353"/>
        </table:table-row>
        <table:table-row table:style-name="ro15">
          <table:table-cell table:number-columns-repeated="2" table:style-name="ce116"/>
          <table:table-cell table:style-name="ce117"/>
          <table:table-cell table:number-columns-repeated="2" table:style-name="ce118"/>
          <table:covered-table-cell/>
          <table:covered-table-cell/>
          <table:covered-table-cell/>
          <table:table-cell office:value-type="string" table:style-name="ce119">
            <text:p>‰</text:p>
          </table:table-cell>
          <table:covered-table-cell/>
          <table:covered-table-cell/>
          <table:covered-table-cell/>
          <table:table-cell office:value-type="string" table:style-name="ce119">
            <text:p>‰</text:p>
          </table:table-cell>
          <table:table-cell table:style-name="ce120"/>
          <table:table-cell office:value-type="string" table:style-name="ce190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table-cell table:style-name="ce121"/>
          <table:table-cell table:number-columns-repeated="16353"/>
        </table:table-row>
        <table:table-row table:style-name="ro16">
          <table:table-cell office:value-type="string" table:style-name="ce122">
            <text:p><text:span text:style-name="T17">總</text:span><text:s text:c="8"/><text:span text:style-name="T17">計</text:span></text:p>
          </table:table-cell>
          <table:table-cell office:value-type="float" office:value="8923738" table:style-name="ce36">
            <text:p>8,923,738</text:p>
          </table:table-cell>
          <table:table-cell office:value-type="float" office:value="23566471" table:style-name="ce39">
            <text:p>23,566,471</text:p>
          </table:table-cell>
          <table:table-cell office:value-type="float" office:value="11677788" table:style-name="ce39">
            <text:p>11,677,788</text:p>
          </table:table-cell>
          <table:table-cell office:value-type="float" office:value="11888683" table:style-name="ce39">
            <text:p>11,888,683</text:p>
          </table:table-cell>
          <table:table-cell office:value-type="float" office:value="14031" table:style-name="ce36">
            <text:p>14,031</text:p>
          </table:table-cell>
          <table:table-cell office:value-type="float" office:value="7205" table:style-name="ce36">
            <text:p>7,205</text:p>
          </table:table-cell>
          <table:table-cell office:value-type="float" office:value="6826" table:style-name="ce36">
            <text:p>6,826</text:p>
          </table:table-cell>
          <table:table-cell office:value-type="float" office:value="7.03" table:style-name="ce123">
            <text:p>7.03</text:p>
          </table:table-cell>
          <table:table-cell office:value-type="float" office:value="13542" table:style-name="ce36">
            <text:p>13,542</text:p>
          </table:table-cell>
          <table:table-cell office:value-type="float" office:value="7938" table:style-name="ce36">
            <text:p>7,938</text:p>
          </table:table-cell>
          <table:table-cell office:value-type="float" office:value="5604" table:style-name="ce36">
            <text:p>5,604</text:p>
          </table:table-cell>
          <table:table-cell office:value-type="float" office:value="6.78" table:style-name="ce123">
            <text:p>6.78</text:p>
          </table:table-cell>
          <table:table-cell office:value-type="float" office:value="489" table:style-name="ce42">
            <text:p>489</text:p>
          </table:table-cell>
          <table:table-cell office:value-type="float" office:value="0.24" table:style-name="ce124">
            <text:p>0.24</text:p>
          </table:table-cell>
          <table:table-cell office:value-type="float" office:value="12384" table:style-name="ce39">
            <text:p>12,384</text:p>
          </table:table-cell>
          <table:table-cell office:value-type="float" office:value="12204" table:style-name="ce39">
            <text:p>12,204</text:p>
          </table:table-cell>
          <table:table-cell office:value-type="float" office:value="180" table:style-name="ce39">
            <text:p>180</text:p>
          </table:table-cell>
          <table:table-cell office:value-type="float" office:value="50" table:style-name="ce39">
            <text:p>50</text:p>
          </table:table-cell>
          <table:table-cell office:value-type="float" office:value="130" table:style-name="ce39">
            <text:p>130</text:p>
          </table:table-cell>
          <table:table-cell office:value-type="float" office:value="6.2" table:style-name="ce125">
            <text:p>6.20</text:p>
          </table:table-cell>
          <table:table-cell office:value-type="float" office:value="4043" table:style-name="ce39">
            <text:p>4,043</text:p>
          </table:table-cell>
          <table:table-cell office:value-type="float" office:value="4017" table:style-name="ce39">
            <text:p>4,017</text:p>
          </table:table-cell>
          <table:table-cell office:value-type="float" office:value="26" table:style-name="ce39">
            <text:p>26</text:p>
          </table:table-cell>
          <table:table-cell office:value-type="float" office:value="9" table:style-name="ce39">
            <text:p>9</text:p>
          </table:table-cell>
          <table:table-cell office:value-type="float" office:value="17" table:style-name="ce39">
            <text:p>17</text:p>
          </table:table-cell>
          <table:table-cell office:value-type="float" office:value="2.0299999999999998" table:style-name="ce125">
            <text:p>2.03</text:p>
          </table:table-cell>
          <table:table-cell office:value-type="float" office:value="63402" table:style-name="ce39">
            <text:p>63,402</text:p>
          </table:table-cell>
          <table:table-cell office:value-type="float" office:value="65798" table:style-name="ce39">
            <text:p>65,798</text:p>
          </table:table-cell>
          <table:table-cell office:value-type="float" office:value="575967" table:style-name="ce36">
            <text:p>575,967</text:p>
          </table:table-cell>
          <table:table-cell table:style-name="ce126"/>
          <table:table-cell table:number-columns-repeated="16353" table:style-name="ce2"/>
        </table:table-row>
        <table:table-row table:style-name="ro17">
          <table:table-cell office:value-type="string" table:style-name="ce127">
            <text:p><text:span text:style-name="T17">新</text:span><text:s text:c="2"/><text:span text:style-name="T17">北</text:span><text:s text:c="2"/><text:span text:style-name="T17">市</text:span></text:p>
          </table:table-cell>
          <table:table-cell office:value-type="float" office:value="1604381" table:style-name="ce128">
            <text:p>1,604,381</text:p>
          </table:table-cell>
          <table:table-cell office:value-type="float" office:value="4029920" table:style-name="ce129">
            <text:p>4,029,920</text:p>
          </table:table-cell>
          <table:table-cell office:value-type="float" office:value="1967915" table:style-name="ce130">
            <text:p>1,967,915</text:p>
          </table:table-cell>
          <table:table-cell office:value-type="float" office:value="2062005" table:style-name="ce130">
            <text:p>2,062,005</text:p>
          </table:table-cell>
          <table:table-cell office:value-type="float" office:value="2247" table:style-name="ce131">
            <text:p>2,247</text:p>
          </table:table-cell>
          <table:table-cell office:value-type="float" office:value="1128" table:style-name="ce128">
            <text:p>1,128</text:p>
          </table:table-cell>
          <table:table-cell office:value-type="float" office:value="1119" table:style-name="ce128">
            <text:p>1,119</text:p>
          </table:table-cell>
          <table:table-cell office:value-type="float" office:value="6.58" table:style-name="ce123">
            <text:p>6.58</text:p>
          </table:table-cell>
          <table:table-cell office:value-type="float" office:value="1922" table:style-name="ce131">
            <text:p>1,922</text:p>
          </table:table-cell>
          <table:table-cell office:value-type="float" office:value="1127" table:style-name="ce128">
            <text:p>1,127</text:p>
          </table:table-cell>
          <table:table-cell office:value-type="float" office:value="795" table:style-name="ce128">
            <text:p>795</text:p>
          </table:table-cell>
          <table:table-cell office:value-type="float" office:value="5.63" table:style-name="ce123">
            <text:p>5.63</text:p>
          </table:table-cell>
          <table:table-cell office:value-type="float" office:value="325" table:style-name="ce131">
            <text:p>325</text:p>
          </table:table-cell>
          <table:table-cell office:value-type="float" office:value="0.95" table:style-name="ce124">
            <text:p>0.95</text:p>
          </table:table-cell>
          <table:table-cell office:value-type="float" office:value="2292" table:style-name="ce129">
            <text:p>2,292</text:p>
          </table:table-cell>
          <table:table-cell office:value-type="float" office:value="2249" table:style-name="ce129">
            <text:p>2,249</text:p>
          </table:table-cell>
          <table:table-cell office:value-type="float" office:value="43" table:style-name="ce129">
            <text:p>43</text:p>
          </table:table-cell>
          <table:table-cell office:value-type="float" office:value="12" table:style-name="ce130">
            <text:p>12</text:p>
          </table:table-cell>
          <table:table-cell office:value-type="float" office:value="31" table:style-name="ce130">
            <text:p>31</text:p>
          </table:table-cell>
          <table:table-cell office:value-type="float" office:value="6.72" table:style-name="ce125">
            <text:p>6.72</text:p>
          </table:table-cell>
          <table:table-cell office:value-type="float" office:value="709" table:style-name="ce129">
            <text:p>709</text:p>
          </table:table-cell>
          <table:table-cell office:value-type="float" office:value="702" table:style-name="ce129">
            <text:p>702</text:p>
          </table:table-cell>
          <table:table-cell office:value-type="float" office:value="7" table:style-name="ce129">
            <text:p>7</text:p>
          </table:table-cell>
          <table:table-cell office:value-type="float" office:value="2" table:style-name="ce130">
            <text:p>2</text:p>
          </table:table-cell>
          <table:table-cell office:value-type="float" office:value="5" table:style-name="ce130">
            <text:p>5</text:p>
          </table:table-cell>
          <table:table-cell office:value-type="float" office:value="2.08" table:style-name="ce125">
            <text:p>2.08</text:p>
          </table:table-cell>
          <table:table-cell office:value-type="float" office:value="11528" table:style-name="ce130">
            <text:p>11,528</text:p>
          </table:table-cell>
          <table:table-cell office:value-type="float" office:value="11138" table:style-name="ce130">
            <text:p>11,138</text:p>
          </table:table-cell>
          <table:table-cell office:value-type="float" office:value="57302" table:style-name="ce128">
            <text:p>57,302</text:p>
          </table:table-cell>
          <table:table-cell table:style-name="ce126"/>
          <table:table-cell table:number-columns-repeated="16353" table:style-name="ce2"/>
        </table:table-row>
        <table:table-row table:style-name="ro13">
          <table:table-cell office:value-type="string" table:style-name="ce127">
            <text:p><text:span text:style-name="T17">臺</text:span><text:s text:c="2"/><text:span text:style-name="T17">北</text:span><text:s text:c="2"/><text:span text:style-name="T17">市</text:span></text:p>
          </table:table-cell>
          <table:table-cell office:value-type="float" office:value="1061934" table:style-name="ce128">
            <text:p>1,061,934</text:p>
          </table:table-cell>
          <table:table-cell office:value-type="float" office:value="2608332" table:style-name="ce129">
            <text:p>2,608,332</text:p>
          </table:table-cell>
          <table:table-cell office:value-type="float" office:value="1241493" table:style-name="ce130">
            <text:p>1,241,493</text:p>
          </table:table-cell>
          <table:table-cell office:value-type="float" office:value="1366839" table:style-name="ce130">
            <text:p>1,366,839</text:p>
          </table:table-cell>
          <table:table-cell office:value-type="float" office:value="1496" table:style-name="ce131">
            <text:p>1,496</text:p>
          </table:table-cell>
          <table:table-cell office:value-type="float" office:value="781" table:style-name="ce128">
            <text:p>781</text:p>
          </table:table-cell>
          <table:table-cell office:value-type="float" office:value="715" table:style-name="ce128">
            <text:p>715</text:p>
          </table:table-cell>
          <table:table-cell office:value-type="float" office:value="6.77" table:style-name="ce123">
            <text:p>6.77</text:p>
          </table:table-cell>
          <table:table-cell office:value-type="float" office:value="1375" table:style-name="ce131">
            <text:p>1,375</text:p>
          </table:table-cell>
          <table:table-cell office:value-type="float" office:value="751" table:style-name="ce128">
            <text:p>751</text:p>
          </table:table-cell>
          <table:table-cell office:value-type="float" office:value="624" table:style-name="ce128">
            <text:p>624</text:p>
          </table:table-cell>
          <table:table-cell office:value-type="float" office:value="6.22" table:style-name="ce123">
            <text:p>6.22</text:p>
          </table:table-cell>
          <table:table-cell office:value-type="float" office:value="121" table:style-name="ce131">
            <text:p>121</text:p>
          </table:table-cell>
          <table:table-cell office:value-type="float" office:value="0.55000000000000004" table:style-name="ce124">
            <text:p>0.55</text:p>
          </table:table-cell>
          <table:table-cell office:value-type="float" office:value="1385" table:style-name="ce129">
            <text:p>1,385</text:p>
          </table:table-cell>
          <table:table-cell office:value-type="float" office:value="1361" table:style-name="ce129">
            <text:p>1,361</text:p>
          </table:table-cell>
          <table:table-cell office:value-type="float" office:value="24" table:style-name="ce129">
            <text:p>24</text:p>
          </table:table-cell>
          <table:table-cell office:value-type="float" office:value="11" table:style-name="ce130">
            <text:p>11</text:p>
          </table:table-cell>
          <table:table-cell office:value-type="float" office:value="13" table:style-name="ce130">
            <text:p>13</text:p>
          </table:table-cell>
          <table:table-cell office:value-type="float" office:value="6.27" table:style-name="ce125">
            <text:p>6.27</text:p>
          </table:table-cell>
          <table:table-cell office:value-type="float" office:value="360" table:style-name="ce129">
            <text:p>360</text:p>
          </table:table-cell>
          <table:table-cell office:value-type="float" office:value="358" table:style-name="ce129">
            <text:p>358</text:p>
          </table:table-cell>
          <table:table-cell office:value-type="float" office:value="2" table:style-name="ce129">
            <text:p>2</text:p>
          </table:table-cell>
          <table:table-cell office:value-type="float" office:value="0" table:style-name="ce130">
            <text:p>—</text:p>
          </table:table-cell>
          <table:table-cell office:value-type="float" office:value="2" table:style-name="ce130">
            <text:p>2</text:p>
          </table:table-cell>
          <table:table-cell office:value-type="float" office:value="1.63" table:style-name="ce125">
            <text:p>1.63</text:p>
          </table:table-cell>
          <table:table-cell office:value-type="float" office:value="8312" table:style-name="ce130">
            <text:p>8,312</text:p>
          </table:table-cell>
          <table:table-cell office:value-type="float" office:value="10863" table:style-name="ce130">
            <text:p>10,863</text:p>
          </table:table-cell>
          <table:table-cell office:value-type="float" office:value="17142" table:style-name="ce128">
            <text:p>17,142</text:p>
          </table:table-cell>
          <table:table-cell table:style-name="ce126"/>
          <table:table-cell table:number-columns-repeated="16353" table:style-name="ce2"/>
        </table:table-row>
        <table:table-row table:style-name="ro13">
          <table:table-cell office:value-type="string" table:style-name="ce127">
            <text:p><text:span text:style-name="T17">桃</text:span><text:s text:c="2"/><text:span text:style-name="T17">園</text:span><text:s text:c="2"/><text:span text:style-name="T17">市</text:span></text:p>
          </table:table-cell>
          <table:table-cell office:value-type="float" office:value="843925" table:style-name="ce128">
            <text:p>843,925</text:p>
          </table:table-cell>
          <table:table-cell office:value-type="float" office:value="2265940" table:style-name="ce129">
            <text:p>2,265,940</text:p>
          </table:table-cell>
          <table:table-cell office:value-type="float" office:value="1123132" table:style-name="ce130">
            <text:p>1,123,132</text:p>
          </table:table-cell>
          <table:table-cell office:value-type="float" office:value="1142808" table:style-name="ce130">
            <text:p>1,142,808</text:p>
          </table:table-cell>
          <table:table-cell office:value-type="float" office:value="1871" table:style-name="ce131">
            <text:p>1,871</text:p>
          </table:table-cell>
          <table:table-cell office:value-type="float" office:value="951" table:style-name="ce128">
            <text:p>951</text:p>
          </table:table-cell>
          <table:table-cell office:value-type="float" office:value="920" table:style-name="ce128">
            <text:p>920</text:p>
          </table:table-cell>
          <table:table-cell office:value-type="float" office:value="9.75" table:style-name="ce123">
            <text:p>9.75</text:p>
          </table:table-cell>
          <table:table-cell office:value-type="float" office:value="1027" table:style-name="ce131">
            <text:p>1,027</text:p>
          </table:table-cell>
          <table:table-cell office:value-type="float" office:value="628" table:style-name="ce128">
            <text:p>628</text:p>
          </table:table-cell>
          <table:table-cell office:value-type="float" office:value="399" table:style-name="ce128">
            <text:p>399</text:p>
          </table:table-cell>
          <table:table-cell office:value-type="float" office:value="5.35" table:style-name="ce123">
            <text:p>5.35</text:p>
          </table:table-cell>
          <table:table-cell office:value-type="float" office:value="844" table:style-name="ce131">
            <text:p>844</text:p>
          </table:table-cell>
          <table:table-cell office:value-type="float" office:value="4.4000000000000004" table:style-name="ce124">
            <text:p>4.40</text:p>
          </table:table-cell>
          <table:table-cell office:value-type="float" office:value="1369" table:style-name="ce129">
            <text:p>1,369</text:p>
          </table:table-cell>
          <table:table-cell office:value-type="float" office:value="1351" table:style-name="ce129">
            <text:p>1,351</text:p>
          </table:table-cell>
          <table:table-cell office:value-type="float" office:value="18" table:style-name="ce129">
            <text:p>18</text:p>
          </table:table-cell>
          <table:table-cell office:value-type="float" office:value="5" table:style-name="ce130">
            <text:p>5</text:p>
          </table:table-cell>
          <table:table-cell office:value-type="float" office:value="13" table:style-name="ce130">
            <text:p>13</text:p>
          </table:table-cell>
          <table:table-cell office:value-type="float" office:value="7.14" table:style-name="ce125">
            <text:p>7.14</text:p>
          </table:table-cell>
          <table:table-cell office:value-type="float" office:value="432" table:style-name="ce129">
            <text:p>432</text:p>
          </table:table-cell>
          <table:table-cell office:value-type="float" office:value="428" table:style-name="ce129">
            <text:p>428</text:p>
          </table:table-cell>
          <table:table-cell office:value-type="float" office:value="4" table:style-name="ce129">
            <text:p>4</text:p>
          </table:table-cell>
          <table:table-cell office:value-type="float" office:value="1" table:style-name="ce130">
            <text:p>1</text:p>
          </table:table-cell>
          <table:table-cell office:value-type="float" office:value="3" table:style-name="ce130">
            <text:p>3</text:p>
          </table:table-cell>
          <table:table-cell office:value-type="float" office:value="2.25" table:style-name="ce125">
            <text:p>2.25</text:p>
          </table:table-cell>
          <table:table-cell office:value-type="float" office:value="6979" table:style-name="ce130">
            <text:p>6,979</text:p>
          </table:table-cell>
          <table:table-cell office:value-type="float" office:value="6114" table:style-name="ce130">
            <text:p>6,114</text:p>
          </table:table-cell>
          <table:table-cell office:value-type="float" office:value="77465" table:style-name="ce128">
            <text:p>77,465</text:p>
          </table:table-cell>
          <table:table-cell table:style-name="ce126"/>
          <table:table-cell table:number-columns-repeated="16353" table:style-name="ce2"/>
        </table:table-row>
        <table:table-row table:style-name="ro18">
          <table:table-cell office:value-type="string" table:style-name="ce127">
            <text:p><text:span text:style-name="T17">臺</text:span><text:s text:c="2"/><text:span text:style-name="T17">中</text:span><text:s text:c="2"/><text:span text:style-name="T17">市</text:span></text:p>
          </table:table-cell>
          <table:table-cell office:value-type="float" office:value="999909" table:style-name="ce128">
            <text:p>999,909</text:p>
          </table:table-cell>
          <table:table-cell office:value-type="float" office:value="2817547" table:style-name="ce129">
            <text:p>2,817,547</text:p>
          </table:table-cell>
          <table:table-cell office:value-type="float" office:value="1384267" table:style-name="ce130">
            <text:p>1,384,267</text:p>
          </table:table-cell>
          <table:table-cell office:value-type="float" office:value="1433280" table:style-name="ce130">
            <text:p>1,433,280</text:p>
          </table:table-cell>
          <table:table-cell office:value-type="float" office:value="1675" table:style-name="ce131">
            <text:p>1,675</text:p>
          </table:table-cell>
          <table:table-cell office:value-type="float" office:value="806" table:style-name="ce128">
            <text:p>806</text:p>
          </table:table-cell>
          <table:table-cell office:value-type="float" office:value="869" table:style-name="ce128">
            <text:p>869</text:p>
          </table:table-cell>
          <table:table-cell office:value-type="float" office:value="7.02" table:style-name="ce123">
            <text:p>7.02</text:p>
          </table:table-cell>
          <table:table-cell office:value-type="float" office:value="1375" table:style-name="ce131">
            <text:p>1,375</text:p>
          </table:table-cell>
          <table:table-cell office:value-type="float" office:value="808" table:style-name="ce128">
            <text:p>808</text:p>
          </table:table-cell>
          <table:table-cell office:value-type="float" office:value="567" table:style-name="ce128">
            <text:p>567</text:p>
          </table:table-cell>
          <table:table-cell office:value-type="float" office:value="5.76" table:style-name="ce123">
            <text:p>5.76</text:p>
          </table:table-cell>
          <table:table-cell office:value-type="float" office:value="300" table:style-name="ce131">
            <text:p>300</text:p>
          </table:table-cell>
          <table:table-cell office:value-type="float" office:value="1.26" table:style-name="ce124">
            <text:p>1.26</text:p>
          </table:table-cell>
          <table:table-cell office:value-type="float" office:value="1554" table:style-name="ce129">
            <text:p>1,554</text:p>
          </table:table-cell>
          <table:table-cell office:value-type="float" office:value="1525" table:style-name="ce129">
            <text:p>1,525</text:p>
          </table:table-cell>
          <table:table-cell office:value-type="float" office:value="29" table:style-name="ce129">
            <text:p>29</text:p>
          </table:table-cell>
          <table:table-cell office:value-type="float" office:value="6" table:style-name="ce130">
            <text:p>6</text:p>
          </table:table-cell>
          <table:table-cell office:value-type="float" office:value="23" table:style-name="ce130">
            <text:p>23</text:p>
          </table:table-cell>
          <table:table-cell office:value-type="float" office:value="6.51" table:style-name="ce125">
            <text:p>6.51</text:p>
          </table:table-cell>
          <table:table-cell office:value-type="float" office:value="500" table:style-name="ce129">
            <text:p>500</text:p>
          </table:table-cell>
          <table:table-cell office:value-type="float" office:value="497" table:style-name="ce129">
            <text:p>497</text:p>
          </table:table-cell>
          <table:table-cell office:value-type="float" office:value="3" table:style-name="ce129">
            <text:p>3</text:p>
          </table:table-cell>
          <table:table-cell office:value-type="float" office:value="2" table:style-name="ce130">
            <text:p>2</text:p>
          </table:table-cell>
          <table:table-cell office:value-type="float" office:value="1" table:style-name="ce130">
            <text:p>1</text:p>
          </table:table-cell>
          <table:table-cell office:value-type="float" office:value="2.1" table:style-name="ce125">
            <text:p>2.10</text:p>
          </table:table-cell>
          <table:table-cell office:value-type="float" office:value="8415" table:style-name="ce130">
            <text:p>8,415</text:p>
          </table:table-cell>
          <table:table-cell office:value-type="float" office:value="7947" table:style-name="ce130">
            <text:p>7,947</text:p>
          </table:table-cell>
          <table:table-cell office:value-type="float" office:value="35723" table:style-name="ce128">
            <text:p>35,723</text:p>
          </table:table-cell>
          <table:table-cell table:style-name="ce126"/>
          <table:table-cell table:number-columns-repeated="16353" table:style-name="ce2"/>
        </table:table-row>
        <table:table-row table:style-name="ro13">
          <table:table-cell office:value-type="string" table:style-name="ce127">
            <text:p><text:span text:style-name="T17">臺</text:span><text:s text:c="2"/><text:span text:style-name="T17">南</text:span><text:s text:c="2"/><text:span text:style-name="T17">市</text:span></text:p>
          </table:table-cell>
          <table:table-cell office:value-type="float" office:value="703073" table:style-name="ce128">
            <text:p>703,073</text:p>
          </table:table-cell>
          <table:table-cell office:value-type="float" office:value="1875909" table:style-name="ce129">
            <text:p>1,875,909</text:p>
          </table:table-cell>
          <table:table-cell office:value-type="float" office:value="934400" table:style-name="ce130">
            <text:p>934,400</text:p>
          </table:table-cell>
          <table:table-cell office:value-type="float" office:value="941509" table:style-name="ce130">
            <text:p>941,509</text:p>
          </table:table-cell>
          <table:table-cell office:value-type="float" office:value="877" table:style-name="ce131">
            <text:p>877</text:p>
          </table:table-cell>
          <table:table-cell office:value-type="float" office:value="462" table:style-name="ce128">
            <text:p>462</text:p>
          </table:table-cell>
          <table:table-cell office:value-type="float" office:value="415" table:style-name="ce128">
            <text:p>415</text:p>
          </table:table-cell>
          <table:table-cell office:value-type="float" office:value="5.52" table:style-name="ce123">
            <text:p>5.52</text:p>
          </table:table-cell>
          <table:table-cell office:value-type="float" office:value="1211" table:style-name="ce131">
            <text:p>1,211</text:p>
          </table:table-cell>
          <table:table-cell office:value-type="float" office:value="703" table:style-name="ce128">
            <text:p>703</text:p>
          </table:table-cell>
          <table:table-cell office:value-type="float" office:value="508" table:style-name="ce128">
            <text:p>508</text:p>
          </table:table-cell>
          <table:table-cell office:value-type="float" office:value="7.62" table:style-name="ce123">
            <text:p>7.62</text:p>
          </table:table-cell>
          <table:table-cell office:value-type="float" office:value="-334" table:style-name="ce131">
            <text:p>–334</text:p>
          </table:table-cell>
          <table:table-cell office:value-type="float" office:value="-2.1" table:style-name="ce124">
            <text:p>–2.10</text:p>
          </table:table-cell>
          <table:table-cell office:value-type="float" office:value="902" table:style-name="ce129">
            <text:p>902</text:p>
          </table:table-cell>
          <table:table-cell office:value-type="float" office:value="887" table:style-name="ce129">
            <text:p>887</text:p>
          </table:table-cell>
          <table:table-cell office:value-type="float" office:value="15" table:style-name="ce129">
            <text:p>15</text:p>
          </table:table-cell>
          <table:table-cell office:value-type="float" office:value="3" table:style-name="ce130">
            <text:p>3</text:p>
          </table:table-cell>
          <table:table-cell office:value-type="float" office:value="12" table:style-name="ce130">
            <text:p>12</text:p>
          </table:table-cell>
          <table:table-cell office:value-type="float" office:value="5.68" table:style-name="ce125">
            <text:p>5.68</text:p>
          </table:table-cell>
          <table:table-cell office:value-type="float" office:value="317" table:style-name="ce129">
            <text:p>317</text:p>
          </table:table-cell>
          <table:table-cell office:value-type="float" office:value="315" table:style-name="ce129">
            <text:p>315</text:p>
          </table:table-cell>
          <table:table-cell office:value-type="float" office:value="2" table:style-name="ce129">
            <text:p>2</text:p>
          </table:table-cell>
          <table:table-cell office:value-type="float" office:value="1" table:style-name="ce130">
            <text:p>1</text:p>
          </table:table-cell>
          <table:table-cell office:value-type="float" office:value="1" table:style-name="ce130">
            <text:p>1</text:p>
          </table:table-cell>
          <table:table-cell office:value-type="float" office:value="1.99" table:style-name="ce125">
            <text:p>1.99</text:p>
          </table:table-cell>
          <table:table-cell office:value-type="float" office:value="4671" table:style-name="ce130">
            <text:p>4,671</text:p>
          </table:table-cell>
          <table:table-cell office:value-type="float" office:value="4792" table:style-name="ce130">
            <text:p>4,792</text:p>
          </table:table-cell>
          <table:table-cell office:value-type="float" office:value="8387" table:style-name="ce128">
            <text:p>8,387</text:p>
          </table:table-cell>
          <table:table-cell table:style-name="ce126"/>
          <table:table-cell table:number-columns-repeated="16353" table:style-name="ce2"/>
        </table:table-row>
        <table:table-row table:style-name="ro13">
          <table:table-cell office:value-type="string" table:style-name="ce127">
            <text:p><text:span text:style-name="T17">高</text:span><text:s text:c="2"/><text:span text:style-name="T17">雄</text:span><text:s text:c="2"/><text:span text:style-name="T17">市</text:span></text:p>
          </table:table-cell>
          <table:table-cell office:value-type="float" office:value="1118827" table:style-name="ce128">
            <text:p>1,118,827</text:p>
          </table:table-cell>
          <table:table-cell office:value-type="float" office:value="2767383" table:style-name="ce129">
            <text:p>2,767,383</text:p>
          </table:table-cell>
          <table:table-cell office:value-type="float" office:value="1365252" table:style-name="ce130">
            <text:p>1,365,252</text:p>
          </table:table-cell>
          <table:table-cell office:value-type="float" office:value="1402131" table:style-name="ce130">
            <text:p>1,402,131</text:p>
          </table:table-cell>
          <table:table-cell office:value-type="float" office:value="1683" table:style-name="ce131">
            <text:p>1,683</text:p>
          </table:table-cell>
          <table:table-cell office:value-type="float" office:value="883" table:style-name="ce128">
            <text:p>883</text:p>
          </table:table-cell>
          <table:table-cell office:value-type="float" office:value="800" table:style-name="ce128">
            <text:p>800</text:p>
          </table:table-cell>
          <table:table-cell office:value-type="float" office:value="7.18" table:style-name="ce123">
            <text:p>7.18</text:p>
          </table:table-cell>
          <table:table-cell office:value-type="float" office:value="1629" table:style-name="ce131">
            <text:p>1,629</text:p>
          </table:table-cell>
          <table:table-cell office:value-type="float" office:value="967" table:style-name="ce128">
            <text:p>967</text:p>
          </table:table-cell>
          <table:table-cell office:value-type="float" office:value="662" table:style-name="ce128">
            <text:p>662</text:p>
          </table:table-cell>
          <table:table-cell office:value-type="float" office:value="6.95" table:style-name="ce123">
            <text:p>6.95</text:p>
          </table:table-cell>
          <table:table-cell office:value-type="float" office:value="54" table:style-name="ce131">
            <text:p>54</text:p>
          </table:table-cell>
          <table:table-cell office:value-type="float" office:value="0.23" table:style-name="ce124">
            <text:p>0.23</text:p>
          </table:table-cell>
          <table:table-cell office:value-type="float" office:value="1344" table:style-name="ce129">
            <text:p>1,344</text:p>
          </table:table-cell>
          <table:table-cell office:value-type="float" office:value="1329" table:style-name="ce129">
            <text:p>1,329</text:p>
          </table:table-cell>
          <table:table-cell office:value-type="float" office:value="15" table:style-name="ce129">
            <text:p>15</text:p>
          </table:table-cell>
          <table:table-cell office:value-type="float" office:value="5" table:style-name="ce130">
            <text:p>5</text:p>
          </table:table-cell>
          <table:table-cell office:value-type="float" office:value="10" table:style-name="ce130">
            <text:p>10</text:p>
          </table:table-cell>
          <table:table-cell office:value-type="float" office:value="5.73" table:style-name="ce125">
            <text:p>5.73</text:p>
          </table:table-cell>
          <table:table-cell office:value-type="float" office:value="491" table:style-name="ce129">
            <text:p>491</text:p>
          </table:table-cell>
          <table:table-cell office:value-type="float" office:value="487" table:style-name="ce129">
            <text:p>487</text:p>
          </table:table-cell>
          <table:table-cell office:value-type="float" office:value="4" table:style-name="ce129">
            <text:p>4</text:p>
          </table:table-cell>
          <table:table-cell office:value-type="float" office:value="1" table:style-name="ce130">
            <text:p>1</text:p>
          </table:table-cell>
          <table:table-cell office:value-type="float" office:value="3" table:style-name="ce130">
            <text:p>3</text:p>
          </table:table-cell>
          <table:table-cell office:value-type="float" office:value="2.09" table:style-name="ce125">
            <text:p>2.09</text:p>
          </table:table-cell>
          <table:table-cell office:value-type="float" office:value="7565" table:style-name="ce130">
            <text:p>7,565</text:p>
          </table:table-cell>
          <table:table-cell office:value-type="float" office:value="8167" table:style-name="ce130">
            <text:p>8,167</text:p>
          </table:table-cell>
          <table:table-cell office:value-type="float" office:value="35676" table:style-name="ce128">
            <text:p>35,676</text:p>
          </table:table-cell>
          <table:table-cell table:style-name="ce126"/>
          <table:table-cell table:number-columns-repeated="16353" table:style-name="ce2"/>
        </table:table-row>
        <table:table-row table:style-name="ro19">
          <table:table-cell office:value-type="string" table:style-name="ce127">
            <text:p><text:s/><text:span text:style-name="T17">臺</text:span><text:s text:c="2"/><text:span text:style-name="T17">灣</text:span><text:s text:c="2"/><text:span text:style-name="T17">省</text:span><text:s/></text:p>
          </table:table-cell>
          <table:table-cell office:value-type="float" office:value="2546644" table:style-name="ce128">
            <text:p>2,546,644</text:p>
          </table:table-cell>
          <table:table-cell office:value-type="float" office:value="7047871" table:style-name="ce129">
            <text:p>7,047,871</text:p>
          </table:table-cell>
          <table:table-cell office:value-type="float" office:value="3583658" table:style-name="ce130">
            <text:p>3,583,658</text:p>
          </table:table-cell>
          <table:table-cell office:value-type="float" office:value="3464213" table:style-name="ce130">
            <text:p>3,464,213</text:p>
          </table:table-cell>
          <table:table-cell office:value-type="float" office:value="4068" table:style-name="ce131">
            <text:p>4,068</text:p>
          </table:table-cell>
          <table:table-cell office:value-type="float" office:value="2131" table:style-name="ce128">
            <text:p>2,131</text:p>
          </table:table-cell>
          <table:table-cell office:value-type="float" office:value="1937" table:style-name="ce128">
            <text:p>1,937</text:p>
          </table:table-cell>
          <table:table-cell office:value-type="float" office:value="6.81" table:style-name="ce123">
            <text:p>6.81</text:p>
          </table:table-cell>
          <table:table-cell office:value-type="float" office:value="4942" table:style-name="ce131">
            <text:p>4,942</text:p>
          </table:table-cell>
          <table:table-cell office:value-type="float" office:value="2924" table:style-name="ce128">
            <text:p>2,924</text:p>
          </table:table-cell>
          <table:table-cell office:value-type="float" office:value="2018" table:style-name="ce128">
            <text:p>2,018</text:p>
          </table:table-cell>
          <table:table-cell office:value-type="float" office:value="8.2799999999999994" table:style-name="ce123">
            <text:p>8.28</text:p>
          </table:table-cell>
          <table:table-cell office:value-type="float" office:value="-874" table:style-name="ce131">
            <text:p>–874</text:p>
          </table:table-cell>
          <table:table-cell office:value-type="float" office:value="-1.46" table:style-name="ce124">
            <text:p>–1.46</text:p>
          </table:table-cell>
          <table:table-cell office:value-type="float" office:value="3471" table:style-name="ce129">
            <text:p>3,471</text:p>
          </table:table-cell>
          <table:table-cell office:value-type="float" office:value="3436" table:style-name="ce128">
            <text:p>3,436</text:p>
          </table:table-cell>
          <table:table-cell office:value-type="float" office:value="35" table:style-name="ce129">
            <text:p>35</text:p>
          </table:table-cell>
          <table:table-cell office:value-type="float" office:value="7" table:style-name="ce128">
            <text:p>7</text:p>
          </table:table-cell>
          <table:table-cell office:value-type="float" office:value="28" table:style-name="ce128">
            <text:p>28</text:p>
          </table:table-cell>
          <table:table-cell office:value-type="float" office:value="5.81" table:style-name="ce125">
            <text:p>5.81</text:p>
          </table:table-cell>
          <table:table-cell office:value-type="float" office:value="1222" table:style-name="ce129">
            <text:p>1,222</text:p>
          </table:table-cell>
          <table:table-cell office:value-type="float" office:value="1218" table:style-name="ce130">
            <text:p>1,218</text:p>
          </table:table-cell>
          <table:table-cell office:value-type="float" office:value="4" table:style-name="ce129">
            <text:p>4</text:p>
          </table:table-cell>
          <table:table-cell office:value-type="float" office:value="2" table:style-name="ce128">
            <text:p>2</text:p>
          </table:table-cell>
          <table:table-cell office:value-type="float" office:value="2" table:style-name="ce128">
            <text:p>2</text:p>
          </table:table-cell>
          <table:table-cell office:value-type="float" office:value="2.0499999999999998" table:style-name="ce125">
            <text:p>2.05</text:p>
          </table:table-cell>
          <table:table-cell office:value-type="float" office:value="15402" table:style-name="ce130">
            <text:p>15,402</text:p>
          </table:table-cell>
          <table:table-cell office:value-type="float" office:value="16302" table:style-name="ce130">
            <text:p>16,302</text:p>
          </table:table-cell>
          <table:table-cell office:value-type="float" office:value="342878" table:style-name="ce128">
            <text:p>342,878</text:p>
          </table:table-cell>
          <table:table-cell table:style-name="ce126"/>
          <table:table-cell table:number-columns-repeated="16353" table:style-name="ce2"/>
        </table:table-row>
        <table:table-row table:style-name="ro20">
          <table:table-cell office:value-type="string" table:style-name="ce132">
            <text:p><text:span text:style-name="T19">宜</text:span><text:s/><text:span text:style-name="T19">蘭</text:span><text:s/><text:span text:style-name="T19">縣</text:span></text:p>
          </table:table-cell>
          <table:table-cell office:value-type="float" office:value="172464" table:style-name="ce133">
            <text:p>172,464</text:p>
          </table:table-cell>
          <table:table-cell office:value-type="float" office:value="453309" table:style-name="ce134">
            <text:p>453,309</text:p>
          </table:table-cell>
          <table:table-cell office:value-type="float" office:value="228490" table:style-name="ce134">
            <text:p>228,490</text:p>
          </table:table-cell>
          <table:table-cell office:value-type="float" office:value="224819" table:style-name="ce134">
            <text:p>224,819</text:p>
          </table:table-cell>
          <table:table-cell office:value-type="float" office:value="243" table:style-name="ce133">
            <text:p>243</text:p>
          </table:table-cell>
          <table:table-cell office:value-type="float" office:value="137" table:style-name="ce135">
            <text:p>137</text:p>
          </table:table-cell>
          <table:table-cell office:value-type="float" office:value="106" table:style-name="ce135">
            <text:p>106</text:p>
          </table:table-cell>
          <table:table-cell office:value-type="float" office:value="6.33" table:style-name="ce123">
            <text:p>6.33</text:p>
          </table:table-cell>
          <table:table-cell office:value-type="float" office:value="295" table:style-name="ce133">
            <text:p>295</text:p>
          </table:table-cell>
          <table:table-cell office:value-type="float" office:value="176" table:style-name="ce135">
            <text:p>176</text:p>
          </table:table-cell>
          <table:table-cell office:value-type="float" office:value="119" table:style-name="ce135">
            <text:p>119</text:p>
          </table:table-cell>
          <table:table-cell office:value-type="float" office:value="7.68" table:style-name="ce123">
            <text:p>7.68</text:p>
          </table:table-cell>
          <table:table-cell office:value-type="float" office:value="-52" table:style-name="ce133">
            <text:p>–52</text:p>
          </table:table-cell>
          <table:table-cell office:value-type="float" office:value="-1.35" table:style-name="ce124">
            <text:p>–1.35</text:p>
          </table:table-cell>
          <table:table-cell office:value-type="float" office:value="242" table:style-name="ce134">
            <text:p>242</text:p>
          </table:table-cell>
          <table:table-cell office:value-type="float" office:value="240" table:style-name="ce134">
            <text:p>240</text:p>
          </table:table-cell>
          <table:table-cell office:value-type="float" office:value="2" table:style-name="ce134">
            <text:p>2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6">
            <text:p>2</text:p>
          </table:table-cell>
          <table:table-cell office:value-type="float" office:value="6.3" table:style-name="ce125">
            <text:p>6.30</text:p>
          </table:table-cell>
          <table:table-cell office:value-type="float" office:value="84" table:style-name="ce134">
            <text:p>84</text:p>
          </table:table-cell>
          <table:table-cell office:value-type="float" office:value="84" table:style-name="ce134">
            <text:p>8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2.19" table:style-name="ce125">
            <text:p>2.19</text:p>
          </table:table-cell>
          <table:table-cell office:value-type="float" office:value="1043" table:style-name="ce136">
            <text:p>1,043</text:p>
          </table:table-cell>
          <table:table-cell office:value-type="float" office:value="1134" table:style-name="ce136">
            <text:p>1,134</text:p>
          </table:table-cell>
          <table:table-cell office:value-type="float" office:value="17611" table:style-name="ce135">
            <text:p>17,611</text:p>
          </table:table-cell>
          <table:table-cell table:style-name="ce126"/>
          <table:table-cell table:number-columns-repeated="16353" table:style-name="ce2"/>
        </table:table-row>
        <table:table-row table:style-name="ro4">
          <table:table-cell office:value-type="string" table:style-name="ce132">
            <text:p><text:span text:style-name="T19">新</text:span><text:s/><text:span text:style-name="T19">竹</text:span><text:s/><text:span text:style-name="T19">縣</text:span></text:p>
          </table:table-cell>
          <table:table-cell office:value-type="float" office:value="205085" table:style-name="ce133">
            <text:p>205,085</text:p>
          </table:table-cell>
          <table:table-cell office:value-type="float" office:value="569565" table:style-name="ce134">
            <text:p>569,565</text:p>
          </table:table-cell>
          <table:table-cell office:value-type="float" office:value="290730" table:style-name="ce134">
            <text:p>290,730</text:p>
          </table:table-cell>
          <table:table-cell office:value-type="float" office:value="278835" table:style-name="ce134">
            <text:p>278,835</text:p>
          </table:table-cell>
          <table:table-cell office:value-type="float" office:value="350" table:style-name="ce133">
            <text:p>350</text:p>
          </table:table-cell>
          <table:table-cell office:value-type="float" office:value="197" table:style-name="ce135">
            <text:p>197</text:p>
          </table:table-cell>
          <table:table-cell office:value-type="float" office:value="153" table:style-name="ce135">
            <text:p>153</text:p>
          </table:table-cell>
          <table:table-cell office:value-type="float" office:value="7.26" table:style-name="ce123">
            <text:p>7.26</text:p>
          </table:table-cell>
          <table:table-cell office:value-type="float" office:value="299" table:style-name="ce133">
            <text:p>299</text:p>
          </table:table-cell>
          <table:table-cell office:value-type="float" office:value="174" table:style-name="ce135">
            <text:p>174</text:p>
          </table:table-cell>
          <table:table-cell office:value-type="float" office:value="125" table:style-name="ce135">
            <text:p>125</text:p>
          </table:table-cell>
          <table:table-cell office:value-type="float" office:value="6.2" table:style-name="ce123">
            <text:p>6.20</text:p>
          </table:table-cell>
          <table:table-cell office:value-type="float" office:value="51" table:style-name="ce133">
            <text:p>51</text:p>
          </table:table-cell>
          <table:table-cell office:value-type="float" office:value="1.06" table:style-name="ce124">
            <text:p>1.06</text:p>
          </table:table-cell>
          <table:table-cell office:value-type="float" office:value="326" table:style-name="ce134">
            <text:p>326</text:p>
          </table:table-cell>
          <table:table-cell office:value-type="float" office:value="324" table:style-name="ce134">
            <text:p>324</text:p>
          </table:table-cell>
          <table:table-cell office:value-type="float" office:value="2" table:style-name="ce134">
            <text:p>2</text:p>
          </table:table-cell>
          <table:table-cell office:value-type="float" office:value="1" table:style-name="ce136">
            <text:p>1</text:p>
          </table:table-cell>
          <table:table-cell office:value-type="float" office:value="1" table:style-name="ce136">
            <text:p>1</text:p>
          </table:table-cell>
          <table:table-cell office:value-type="float" office:value="6.76" table:style-name="ce125">
            <text:p>6.76</text:p>
          </table:table-cell>
          <table:table-cell office:value-type="float" office:value="103" table:style-name="ce134">
            <text:p>103</text:p>
          </table:table-cell>
          <table:table-cell office:value-type="float" office:value="102" table:style-name="ce134">
            <text:p>102</text:p>
          </table:table-cell>
          <table:table-cell office:value-type="float" office:value="1" table:style-name="ce134">
            <text:p>1</text:p>
          </table:table-cell>
          <table:table-cell office:value-type="float" office:value="1" table:style-name="ce136">
            <text:p>1</text:p>
          </table:table-cell>
          <table:table-cell office:value-type="float" office:value="0" table:style-name="ce136">
            <text:p>—</text:p>
          </table:table-cell>
          <table:table-cell office:value-type="float" office:value="2.14" table:style-name="ce125">
            <text:p>2.14</text:p>
          </table:table-cell>
          <table:table-cell office:value-type="float" office:value="1605" table:style-name="ce136">
            <text:p>1,605</text:p>
          </table:table-cell>
          <table:table-cell office:value-type="float" office:value="1290" table:style-name="ce136">
            <text:p>1,290</text:p>
          </table:table-cell>
          <table:table-cell office:value-type="float" office:value="21941" table:style-name="ce135">
            <text:p>21,941</text:p>
          </table:table-cell>
          <table:table-cell table:style-name="ce126"/>
          <table:table-cell table:number-columns-repeated="16353" table:style-name="ce2"/>
        </table:table-row>
        <table:table-row table:style-name="ro4">
          <table:table-cell office:value-type="string" table:style-name="ce132">
            <text:p><text:span text:style-name="T19">苗</text:span><text:s/><text:span text:style-name="T19">栗</text:span><text:s/><text:span text:style-name="T19">縣</text:span></text:p>
          </table:table-cell>
          <table:table-cell office:value-type="float" office:value="193141" table:style-name="ce133">
            <text:p>193,141</text:p>
          </table:table-cell>
          <table:table-cell office:value-type="float" office:value="543287" table:style-name="ce134">
            <text:p>543,287</text:p>
          </table:table-cell>
          <table:table-cell office:value-type="float" office:value="280018" table:style-name="ce134">
            <text:p>280,018</text:p>
          </table:table-cell>
          <table:table-cell office:value-type="float" office:value="263269" table:style-name="ce134">
            <text:p>263,269</text:p>
          </table:table-cell>
          <table:table-cell office:value-type="float" office:value="240" table:style-name="ce133">
            <text:p>240</text:p>
          </table:table-cell>
          <table:table-cell office:value-type="float" office:value="124" table:style-name="ce135">
            <text:p>124</text:p>
          </table:table-cell>
          <table:table-cell office:value-type="float" office:value="116" table:style-name="ce135">
            <text:p>116</text:p>
          </table:table-cell>
          <table:table-cell office:value-type="float" office:value="5.21" table:style-name="ce123">
            <text:p>5.21</text:p>
          </table:table-cell>
          <table:table-cell office:value-type="float" office:value="375" table:style-name="ce133">
            <text:p>375</text:p>
          </table:table-cell>
          <table:table-cell office:value-type="float" office:value="231" table:style-name="ce135">
            <text:p>231</text:p>
          </table:table-cell>
          <table:table-cell office:value-type="float" office:value="144" table:style-name="ce135">
            <text:p>144</text:p>
          </table:table-cell>
          <table:table-cell office:value-type="float" office:value="8.15" table:style-name="ce123">
            <text:p>8.15</text:p>
          </table:table-cell>
          <table:table-cell office:value-type="float" office:value="-135" table:style-name="ce133">
            <text:p>–135</text:p>
          </table:table-cell>
          <table:table-cell office:value-type="float" office:value="-2.93" table:style-name="ce124">
            <text:p>–2.93</text:p>
          </table:table-cell>
          <table:table-cell office:value-type="float" office:value="276" table:style-name="ce134">
            <text:p>276</text:p>
          </table:table-cell>
          <table:table-cell office:value-type="float" office:value="275" table:style-name="ce134">
            <text:p>275</text:p>
          </table:table-cell>
          <table:table-cell office:value-type="float" office:value="1" table:style-name="ce134">
            <text:p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1</text:p>
          </table:table-cell>
          <table:table-cell office:value-type="float" office:value="6" table:style-name="ce125">
            <text:p>6.00</text:p>
          </table:table-cell>
          <table:table-cell office:value-type="float" office:value="104" table:style-name="ce134">
            <text:p>104</text:p>
          </table:table-cell>
          <table:table-cell office:value-type="float" office:value="104" table:style-name="ce134">
            <text:p>10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2.2599999999999998" table:style-name="ce125">
            <text:p>2.26</text:p>
          </table:table-cell>
          <table:table-cell office:value-type="float" office:value="990" table:style-name="ce136">
            <text:p>990</text:p>
          </table:table-cell>
          <table:table-cell office:value-type="float" office:value="1081" table:style-name="ce136">
            <text:p>1,081</text:p>
          </table:table-cell>
          <table:table-cell office:value-type="float" office:value="11447" table:style-name="ce135">
            <text:p>11,447</text:p>
          </table:table-cell>
          <table:table-cell table:style-name="ce126"/>
          <table:table-cell table:number-columns-repeated="16353" table:style-name="ce2"/>
        </table:table-row>
        <table:table-row table:style-name="ro4">
          <table:table-cell office:value-type="string" table:style-name="ce132">
            <text:p><text:span text:style-name="T19">彰</text:span><text:s/><text:span text:style-name="T19">化</text:span><text:s/><text:span text:style-name="T19">縣</text:span></text:p>
          </table:table-cell>
          <table:table-cell office:value-type="float" office:value="396310" table:style-name="ce133">
            <text:p>396,310</text:p>
          </table:table-cell>
          <table:table-cell office:value-type="float" office:value="1267786" table:style-name="ce134">
            <text:p>1,267,786</text:p>
          </table:table-cell>
          <table:table-cell office:value-type="float" office:value="644461" table:style-name="ce134">
            <text:p>644,461</text:p>
          </table:table-cell>
          <table:table-cell office:value-type="float" office:value="623325" table:style-name="ce134">
            <text:p>623,325</text:p>
          </table:table-cell>
          <table:table-cell office:value-type="float" office:value="1025" table:style-name="ce133">
            <text:p>1,025</text:p>
          </table:table-cell>
          <table:table-cell office:value-type="float" office:value="511" table:style-name="ce135">
            <text:p>511</text:p>
          </table:table-cell>
          <table:table-cell office:value-type="float" office:value="514" table:style-name="ce135">
            <text:p>514</text:p>
          </table:table-cell>
          <table:table-cell office:value-type="float" office:value="9.5399999999999991" table:style-name="ce123">
            <text:p>9.54</text:p>
          </table:table-cell>
          <table:table-cell office:value-type="float" office:value="805" table:style-name="ce133">
            <text:p>805</text:p>
          </table:table-cell>
          <table:table-cell office:value-type="float" office:value="442" table:style-name="ce135">
            <text:p>442</text:p>
          </table:table-cell>
          <table:table-cell office:value-type="float" office:value="363" table:style-name="ce135">
            <text:p>363</text:p>
          </table:table-cell>
          <table:table-cell office:value-type="float" office:value="7.5" table:style-name="ce123">
            <text:p>7.50</text:p>
          </table:table-cell>
          <table:table-cell office:value-type="float" office:value="220" table:style-name="ce133">
            <text:p>220</text:p>
          </table:table-cell>
          <table:table-cell office:value-type="float" office:value="2.0499999999999998" table:style-name="ce124">
            <text:p>2.05</text:p>
          </table:table-cell>
          <table:table-cell office:value-type="float" office:value="627" table:style-name="ce134">
            <text:p>627</text:p>
          </table:table-cell>
          <table:table-cell office:value-type="float" office:value="622" table:style-name="ce134">
            <text:p>622</text:p>
          </table:table-cell>
          <table:table-cell office:value-type="float" office:value="5" table:style-name="ce134">
            <text:p>5</text:p>
          </table:table-cell>
          <table:table-cell office:value-type="float" office:value="2" table:style-name="ce136">
            <text:p>2</text:p>
          </table:table-cell>
          <table:table-cell office:value-type="float" office:value="3" table:style-name="ce136">
            <text:p>3</text:p>
          </table:table-cell>
          <table:table-cell office:value-type="float" office:value="5.84" table:style-name="ce125">
            <text:p>5.84</text:p>
          </table:table-cell>
          <table:table-cell office:value-type="float" office:value="184" table:style-name="ce134">
            <text:p>184</text:p>
          </table:table-cell>
          <table:table-cell office:value-type="float" office:value="184" table:style-name="ce134">
            <text:p>18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.71" table:style-name="ce125">
            <text:p>1.71</text:p>
          </table:table-cell>
          <table:table-cell office:value-type="float" office:value="2165" table:style-name="ce136">
            <text:p>2,165</text:p>
          </table:table-cell>
          <table:table-cell office:value-type="float" office:value="2587" table:style-name="ce136">
            <text:p>2,587</text:p>
          </table:table-cell>
          <table:table-cell office:value-type="float" office:value="6017" table:style-name="ce135">
            <text:p>6,017</text:p>
          </table:table-cell>
          <table:table-cell table:style-name="ce126"/>
          <table:table-cell table:number-columns-repeated="16353" table:style-name="ce2"/>
        </table:table-row>
        <table:table-row table:style-name="ro21">
          <table:table-cell office:value-type="string" table:style-name="ce132">
            <text:p><text:span text:style-name="T19">南</text:span><text:s/><text:span text:style-name="T19">投</text:span><text:s/><text:span text:style-name="T19">縣</text:span></text:p>
          </table:table-cell>
          <table:table-cell office:value-type="float" office:value="179599" table:style-name="ce133">
            <text:p>179,599</text:p>
          </table:table-cell>
          <table:table-cell office:value-type="float" office:value="491546" table:style-name="ce134">
            <text:p>491,546</text:p>
          </table:table-cell>
          <table:table-cell office:value-type="float" office:value="251159" table:style-name="ce134">
            <text:p>251,159</text:p>
          </table:table-cell>
          <table:table-cell office:value-type="float" office:value="240387" table:style-name="ce134">
            <text:p>240,387</text:p>
          </table:table-cell>
          <table:table-cell office:value-type="float" office:value="283" table:style-name="ce133">
            <text:p>283</text:p>
          </table:table-cell>
          <table:table-cell office:value-type="float" office:value="153" table:style-name="ce135">
            <text:p>153</text:p>
          </table:table-cell>
          <table:table-cell office:value-type="float" office:value="130" table:style-name="ce135">
            <text:p>130</text:p>
          </table:table-cell>
          <table:table-cell office:value-type="float" office:value="6.8" table:style-name="ce123">
            <text:p>6.80</text:p>
          </table:table-cell>
          <table:table-cell office:value-type="float" office:value="380" table:style-name="ce133">
            <text:p>380</text:p>
          </table:table-cell>
          <table:table-cell office:value-type="float" office:value="240" table:style-name="ce135">
            <text:p>240</text:p>
          </table:table-cell>
          <table:table-cell office:value-type="float" office:value="140" table:style-name="ce135">
            <text:p>140</text:p>
          </table:table-cell>
          <table:table-cell office:value-type="float" office:value="9.1300000000000008" table:style-name="ce123">
            <text:p>9.13</text:p>
          </table:table-cell>
          <table:table-cell office:value-type="float" office:value="-97" table:style-name="ce133">
            <text:p>–97</text:p>
          </table:table-cell>
          <table:table-cell office:value-type="float" office:value="-2.33" table:style-name="ce124">
            <text:p>–2.33</text:p>
          </table:table-cell>
          <table:table-cell office:value-type="float" office:value="245" table:style-name="ce134">
            <text:p>245</text:p>
          </table:table-cell>
          <table:table-cell office:value-type="float" office:value="241" table:style-name="ce134">
            <text:p>241</text:p>
          </table:table-cell>
          <table:table-cell office:value-type="float" office:value="4" table:style-name="ce134">
            <text:p>4</text:p>
          </table:table-cell>
          <table:table-cell office:value-type="float" office:value="0" table:style-name="ce136">
            <text:p>—</text:p>
          </table:table-cell>
          <table:table-cell office:value-type="float" office:value="4" table:style-name="ce136">
            <text:p>4</text:p>
          </table:table-cell>
          <table:table-cell office:value-type="float" office:value="5.88" table:style-name="ce125">
            <text:p>5.88</text:p>
          </table:table-cell>
          <table:table-cell office:value-type="float" office:value="78" table:style-name="ce134">
            <text:p>78</text:p>
          </table:table-cell>
          <table:table-cell office:value-type="float" office:value="78" table:style-name="ce134">
            <text:p>7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.87" table:style-name="ce125">
            <text:p>1.87</text:p>
          </table:table-cell>
          <table:table-cell office:value-type="float" office:value="952" table:style-name="ce136">
            <text:p>952</text:p>
          </table:table-cell>
          <table:table-cell office:value-type="float" office:value="1052" table:style-name="ce136">
            <text:p>1,052</text:p>
          </table:table-cell>
          <table:table-cell office:value-type="float" office:value="29374" table:style-name="ce135">
            <text:p>29,374</text:p>
          </table:table-cell>
          <table:table-cell table:style-name="ce126"/>
          <table:table-cell table:number-columns-repeated="16353" table:style-name="ce2"/>
        </table:table-row>
        <table:table-row table:style-name="ro4">
          <table:table-cell office:value-type="string" table:style-name="ce132">
            <text:p><text:span text:style-name="T19">雲</text:span><text:s/><text:span text:style-name="T19">林</text:span><text:s/><text:span text:style-name="T19">縣</text:span></text:p>
          </table:table-cell>
          <table:table-cell office:value-type="float" office:value="243900" table:style-name="ce133">
            <text:p>243,900</text:p>
          </table:table-cell>
          <table:table-cell office:value-type="float" office:value="677669" table:style-name="ce134">
            <text:p>677,669</text:p>
          </table:table-cell>
          <table:table-cell office:value-type="float" office:value="350572" table:style-name="ce134">
            <text:p>350,572</text:p>
          </table:table-cell>
          <table:table-cell office:value-type="float" office:value="327097" table:style-name="ce134">
            <text:p>327,097</text:p>
          </table:table-cell>
          <table:table-cell office:value-type="float" office:value="313" table:style-name="ce133">
            <text:p>313</text:p>
          </table:table-cell>
          <table:table-cell office:value-type="float" office:value="175" table:style-name="ce135">
            <text:p>175</text:p>
          </table:table-cell>
          <table:table-cell office:value-type="float" office:value="138" table:style-name="ce135">
            <text:p>138</text:p>
          </table:table-cell>
          <table:table-cell office:value-type="float" office:value="5.45" table:style-name="ce123">
            <text:p>5.45</text:p>
          </table:table-cell>
          <table:table-cell office:value-type="float" office:value="573" table:style-name="ce133">
            <text:p>573</text:p>
          </table:table-cell>
          <table:table-cell office:value-type="float" office:value="315" table:style-name="ce135">
            <text:p>315</text:p>
          </table:table-cell>
          <table:table-cell office:value-type="float" office:value="258" table:style-name="ce135">
            <text:p>258</text:p>
          </table:table-cell>
          <table:table-cell office:value-type="float" office:value="9.98" table:style-name="ce123">
            <text:p>9.98</text:p>
          </table:table-cell>
          <table:table-cell office:value-type="float" office:value="-260" table:style-name="ce133">
            <text:p>–260</text:p>
          </table:table-cell>
          <table:table-cell office:value-type="float" office:value="-4.53" table:style-name="ce124">
            <text:p>–4.53</text:p>
          </table:table-cell>
          <table:table-cell office:value-type="float" office:value="261" table:style-name="ce134">
            <text:p>261</text:p>
          </table:table-cell>
          <table:table-cell office:value-type="float" office:value="261" table:style-name="ce134">
            <text:p>26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4.55" table:style-name="ce125">
            <text:p>4.55</text:p>
          </table:table-cell>
          <table:table-cell office:value-type="float" office:value="93" table:style-name="ce134">
            <text:p>93</text:p>
          </table:table-cell>
          <table:table-cell office:value-type="float" office:value="93" table:style-name="ce134">
            <text:p>9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.62" table:style-name="ce125">
            <text:p>1.62</text:p>
          </table:table-cell>
          <table:table-cell office:value-type="float" office:value="1264" table:style-name="ce136">
            <text:p>1,264</text:p>
          </table:table-cell>
          <table:table-cell office:value-type="float" office:value="1399" table:style-name="ce136">
            <text:p>1,399</text:p>
          </table:table-cell>
          <table:table-cell office:value-type="float" office:value="2625" table:style-name="ce135">
            <text:p>2,625</text:p>
          </table:table-cell>
          <table:table-cell table:style-name="ce126"/>
          <table:table-cell table:number-columns-repeated="16353" table:style-name="ce2"/>
        </table:table-row>
        <table:table-row table:style-name="ro4">
          <table:table-cell office:value-type="string" table:style-name="ce132">
            <text:p><text:span text:style-name="T19">嘉</text:span><text:s/><text:span text:style-name="T19">義</text:span><text:s/><text:span text:style-name="T19">縣</text:span></text:p>
          </table:table-cell>
          <table:table-cell office:value-type="float" office:value="184606" table:style-name="ce133">
            <text:p>184,606</text:p>
          </table:table-cell>
          <table:table-cell office:value-type="float" office:value="500117" table:style-name="ce134">
            <text:p>500,117</text:p>
          </table:table-cell>
          <table:table-cell office:value-type="float" office:value="259439" table:style-name="ce134">
            <text:p>259,439</text:p>
          </table:table-cell>
          <table:table-cell office:value-type="float" office:value="240678" table:style-name="ce134">
            <text:p>240,678</text:p>
          </table:table-cell>
          <table:table-cell office:value-type="float" office:value="252" table:style-name="ce133">
            <text:p>252</text:p>
          </table:table-cell>
          <table:table-cell office:value-type="float" office:value="126" table:style-name="ce135">
            <text:p>126</text:p>
          </table:table-cell>
          <table:table-cell office:value-type="float" office:value="126" table:style-name="ce135">
            <text:p>126</text:p>
          </table:table-cell>
          <table:table-cell office:value-type="float" office:value="5.95" table:style-name="ce123">
            <text:p>5.95</text:p>
          </table:table-cell>
          <table:table-cell office:value-type="float" office:value="442" table:style-name="ce133">
            <text:p>442</text:p>
          </table:table-cell>
          <table:table-cell office:value-type="float" office:value="257" table:style-name="ce135">
            <text:p>257</text:p>
          </table:table-cell>
          <table:table-cell office:value-type="float" office:value="185" table:style-name="ce135">
            <text:p>185</text:p>
          </table:table-cell>
          <table:table-cell office:value-type="float" office:value="10.43" table:style-name="ce123">
            <text:p>10.43</text:p>
          </table:table-cell>
          <table:table-cell office:value-type="float" office:value="-190" table:style-name="ce133">
            <text:p>–190</text:p>
          </table:table-cell>
          <table:table-cell office:value-type="float" office:value="-4.4800000000000004" table:style-name="ce124">
            <text:p>–4.48</text:p>
          </table:table-cell>
          <table:table-cell office:value-type="float" office:value="216" table:style-name="ce134">
            <text:p>216</text:p>
          </table:table-cell>
          <table:table-cell office:value-type="float" office:value="215" table:style-name="ce134">
            <text:p>215</text:p>
          </table:table-cell>
          <table:table-cell office:value-type="float" office:value="1" table:style-name="ce134">
            <text:p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1</text:p>
          </table:table-cell>
          <table:table-cell office:value-type="float" office:value="5.0999999999999996" table:style-name="ce125">
            <text:p>5.10</text:p>
          </table:table-cell>
          <table:table-cell office:value-type="float" office:value="80" table:style-name="ce134">
            <text:p>80</text:p>
          </table:table-cell>
          <table:table-cell office:value-type="float" office:value="80" table:style-name="ce134">
            <text:p>80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1.89" table:style-name="ce125">
            <text:p>1.89</text:p>
          </table:table-cell>
          <table:table-cell office:value-type="float" office:value="966" table:style-name="ce136">
            <text:p>966</text:p>
          </table:table-cell>
          <table:table-cell office:value-type="float" office:value="975" table:style-name="ce136">
            <text:p>975</text:p>
          </table:table-cell>
          <table:table-cell office:value-type="float" office:value="5942" table:style-name="ce135">
            <text:p>5,942</text:p>
          </table:table-cell>
          <table:table-cell table:style-name="ce126"/>
          <table:table-cell table:number-columns-repeated="16353" table:style-name="ce2"/>
        </table:table-row>
        <table:table-row table:style-name="ro4">
          <table:table-cell office:value-type="string" table:style-name="ce132">
            <text:p><text:span text:style-name="T19">屏</text:span><text:s/><text:span text:style-name="T19">東</text:span><text:s/><text:span text:style-name="T19">縣</text:span></text:p>
          </table:table-cell>
          <table:table-cell office:value-type="float" office:value="291522" table:style-name="ce133">
            <text:p>291,522</text:p>
          </table:table-cell>
          <table:table-cell office:value-type="float" office:value="813676" table:style-name="ce134">
            <text:p>813,676</text:p>
          </table:table-cell>
          <table:table-cell office:value-type="float" office:value="414594" table:style-name="ce134">
            <text:p>414,594</text:p>
          </table:table-cell>
          <table:table-cell office:value-type="float" office:value="399082" table:style-name="ce134">
            <text:p>399,082</text:p>
          </table:table-cell>
          <table:table-cell office:value-type="float" office:value="384" table:style-name="ce133">
            <text:p>384</text:p>
          </table:table-cell>
          <table:table-cell office:value-type="float" office:value="207" table:style-name="ce135">
            <text:p>207</text:p>
          </table:table-cell>
          <table:table-cell office:value-type="float" office:value="177" table:style-name="ce135">
            <text:p>177</text:p>
          </table:table-cell>
          <table:table-cell office:value-type="float" office:value="5.57" table:style-name="ce123">
            <text:p>5.57</text:p>
          </table:table-cell>
          <table:table-cell office:value-type="float" office:value="681" table:style-name="ce133">
            <text:p>681</text:p>
          </table:table-cell>
          <table:table-cell office:value-type="float" office:value="417" table:style-name="ce135">
            <text:p>417</text:p>
          </table:table-cell>
          <table:table-cell office:value-type="float" office:value="264" table:style-name="ce135">
            <text:p>264</text:p>
          </table:table-cell>
          <table:table-cell office:value-type="float" office:value="9.8800000000000008" table:style-name="ce123">
            <text:p>9.88</text:p>
          </table:table-cell>
          <table:table-cell office:value-type="float" office:value="-297" table:style-name="ce133">
            <text:p>–297</text:p>
          </table:table-cell>
          <table:table-cell office:value-type="float" office:value="-4.3099999999999996" table:style-name="ce124">
            <text:p>–4.31</text:p>
          </table:table-cell>
          <table:table-cell office:value-type="float" office:value="361" table:style-name="ce134">
            <text:p>361</text:p>
          </table:table-cell>
          <table:table-cell office:value-type="float" office:value="357" table:style-name="ce134">
            <text:p>357</text:p>
          </table:table-cell>
          <table:table-cell office:value-type="float" office:value="4" table:style-name="ce134">
            <text:p>4</text:p>
          </table:table-cell>
          <table:table-cell office:value-type="float" office:value="1" table:style-name="ce136">
            <text:p>1</text:p>
          </table:table-cell>
          <table:table-cell office:value-type="float" office:value="3" table:style-name="ce136">
            <text:p>3</text:p>
          </table:table-cell>
          <table:table-cell office:value-type="float" office:value="5.24" table:style-name="ce125">
            <text:p>5.24</text:p>
          </table:table-cell>
          <table:table-cell office:value-type="float" office:value="147" table:style-name="ce134">
            <text:p>147</text:p>
          </table:table-cell>
          <table:table-cell office:value-type="float" office:value="146" table:style-name="ce134">
            <text:p>146</text:p>
          </table:table-cell>
          <table:table-cell office:value-type="float" office:value="1" table:style-name="ce134">
            <text:p>1</text:p>
          </table:table-cell>
          <table:table-cell office:value-type="float" office:value="1" table:style-name="ce136">
            <text:p>1</text:p>
          </table:table-cell>
          <table:table-cell office:value-type="float" office:value="0" table:style-name="ce136">
            <text:p>—</text:p>
          </table:table-cell>
          <table:table-cell office:value-type="float" office:value="2.13" table:style-name="ce125">
            <text:p>2.13</text:p>
          </table:table-cell>
          <table:table-cell office:value-type="float" office:value="1511" table:style-name="ce136">
            <text:p>1,511</text:p>
          </table:table-cell>
          <table:table-cell office:value-type="float" office:value="1748" table:style-name="ce136">
            <text:p>1,748</text:p>
          </table:table-cell>
          <table:table-cell office:value-type="float" office:value="60424" table:style-name="ce135">
            <text:p>60,424</text:p>
          </table:table-cell>
          <table:table-cell table:style-name="ce126"/>
          <table:table-cell table:number-columns-repeated="16353" table:style-name="ce2"/>
        </table:table-row>
        <table:table-row table:style-name="ro21">
          <table:table-cell office:value-type="string" table:style-name="ce132">
            <text:p><text:span text:style-name="T19">臺</text:span><text:s/><text:span text:style-name="T19">東</text:span><text:s/><text:span text:style-name="T19">縣</text:span></text:p>
          </table:table-cell>
          <table:table-cell office:value-type="float" office:value="83590" table:style-name="ce133">
            <text:p>83,590</text:p>
          </table:table-cell>
          <table:table-cell office:value-type="float" office:value="215468" table:style-name="ce134">
            <text:p>215,468</text:p>
          </table:table-cell>
          <table:table-cell office:value-type="float" office:value="110744" table:style-name="ce134">
            <text:p>110,744</text:p>
          </table:table-cell>
          <table:table-cell office:value-type="float" office:value="104724" table:style-name="ce134">
            <text:p>104,724</text:p>
          </table:table-cell>
          <table:table-cell office:value-type="float" office:value="118" table:style-name="ce133">
            <text:p>118</text:p>
          </table:table-cell>
          <table:table-cell office:value-type="float" office:value="58" table:style-name="ce135">
            <text:p>58</text:p>
          </table:table-cell>
          <table:table-cell office:value-type="float" office:value="60" table:style-name="ce135">
            <text:p>60</text:p>
          </table:table-cell>
          <table:table-cell office:value-type="float" office:value="6.47" table:style-name="ce123">
            <text:p>6.47</text:p>
          </table:table-cell>
          <table:table-cell office:value-type="float" office:value="169" table:style-name="ce133">
            <text:p>169</text:p>
          </table:table-cell>
          <table:table-cell office:value-type="float" office:value="117" table:style-name="ce135">
            <text:p>117</text:p>
          </table:table-cell>
          <table:table-cell office:value-type="float" office:value="52" table:style-name="ce135">
            <text:p>52</text:p>
          </table:table-cell>
          <table:table-cell office:value-type="float" office:value="9.26" table:style-name="ce123">
            <text:p>9.26</text:p>
          </table:table-cell>
          <table:table-cell office:value-type="float" office:value="-51" table:style-name="ce133">
            <text:p>–51</text:p>
          </table:table-cell>
          <table:table-cell office:value-type="float" office:value="-2.79" table:style-name="ce124">
            <text:p>–2.79</text:p>
          </table:table-cell>
          <table:table-cell office:value-type="float" office:value="122" table:style-name="ce134">
            <text:p>122</text:p>
          </table:table-cell>
          <table:table-cell office:value-type="float" office:value="121" table:style-name="ce134">
            <text:p>121</text:p>
          </table:table-cell>
          <table:table-cell office:value-type="float" office:value="1" table:style-name="ce134">
            <text:p>1</text:p>
          </table:table-cell>
          <table:table-cell office:value-type="float" office:value="1" table:style-name="ce136">
            <text:p>1</text:p>
          </table:table-cell>
          <table:table-cell office:value-type="float" office:value="0" table:style-name="ce136">
            <text:p>—</text:p>
          </table:table-cell>
          <table:table-cell office:value-type="float" office:value="6.68" table:style-name="ce125">
            <text:p>6.68</text:p>
          </table:table-cell>
          <table:table-cell office:value-type="float" office:value="46" table:style-name="ce134">
            <text:p>46</text:p>
          </table:table-cell>
          <table:table-cell office:value-type="float" office:value="46" table:style-name="ce134">
            <text:p>4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2.52" table:style-name="ce125">
            <text:p>2.52</text:p>
          </table:table-cell>
          <table:table-cell office:value-type="float" office:value="530" table:style-name="ce136">
            <text:p>530</text:p>
          </table:table-cell>
          <table:table-cell office:value-type="float" office:value="494" table:style-name="ce136">
            <text:p>494</text:p>
          </table:table-cell>
          <table:table-cell office:value-type="float" office:value="78482" table:style-name="ce135">
            <text:p>78,482</text:p>
          </table:table-cell>
          <table:table-cell table:style-name="ce126"/>
          <table:table-cell table:number-columns-repeated="16353" table:style-name="ce2"/>
        </table:table-row>
        <table:table-row table:style-name="ro4">
          <table:table-cell office:value-type="string" table:style-name="ce132">
            <text:p><text:span text:style-name="T19">花</text:span><text:s/><text:span text:style-name="T19">蓮</text:span><text:s/><text:span text:style-name="T19">縣</text:span></text:p>
          </table:table-cell>
          <table:table-cell office:value-type="float" office:value="127359" table:style-name="ce133">
            <text:p>127,359</text:p>
          </table:table-cell>
          <table:table-cell office:value-type="float" office:value="324602" table:style-name="ce134">
            <text:p>324,602</text:p>
          </table:table-cell>
          <table:table-cell office:value-type="float" office:value="164173" table:style-name="ce134">
            <text:p>164,173</text:p>
          </table:table-cell>
          <table:table-cell office:value-type="float" office:value="160429" table:style-name="ce134">
            <text:p>160,429</text:p>
          </table:table-cell>
          <table:table-cell office:value-type="float" office:value="175" table:style-name="ce133">
            <text:p>175</text:p>
          </table:table-cell>
          <table:table-cell office:value-type="float" office:value="95" table:style-name="ce135">
            <text:p>95</text:p>
          </table:table-cell>
          <table:table-cell office:value-type="float" office:value="80" table:style-name="ce135">
            <text:p>80</text:p>
          </table:table-cell>
          <table:table-cell office:value-type="float" office:value="6.36" table:style-name="ce123">
            <text:p>6.36</text:p>
          </table:table-cell>
          <table:table-cell office:value-type="float" office:value="263" table:style-name="ce133">
            <text:p>263</text:p>
          </table:table-cell>
          <table:table-cell office:value-type="float" office:value="162" table:style-name="ce135">
            <text:p>162</text:p>
          </table:table-cell>
          <table:table-cell office:value-type="float" office:value="101" table:style-name="ce135">
            <text:p>101</text:p>
          </table:table-cell>
          <table:table-cell office:value-type="float" office:value="9.56" table:style-name="ce123">
            <text:p>9.56</text:p>
          </table:table-cell>
          <table:table-cell office:value-type="float" office:value="-88" table:style-name="ce133">
            <text:p>–88</text:p>
          </table:table-cell>
          <table:table-cell office:value-type="float" office:value="-3.2" table:style-name="ce124">
            <text:p>–3.20</text:p>
          </table:table-cell>
          <table:table-cell office:value-type="float" office:value="169" table:style-name="ce134">
            <text:p>169</text:p>
          </table:table-cell>
          <table:table-cell office:value-type="float" office:value="165" table:style-name="ce134">
            <text:p>165</text:p>
          </table:table-cell>
          <table:table-cell office:value-type="float" office:value="4" table:style-name="ce134">
            <text:p>4</text:p>
          </table:table-cell>
          <table:table-cell office:value-type="float" office:value="0" table:style-name="ce136">
            <text:p>—</text:p>
          </table:table-cell>
          <table:table-cell office:value-type="float" office:value="4" table:style-name="ce136">
            <text:p>4</text:p>
          </table:table-cell>
          <table:table-cell office:value-type="float" office:value="6.14" table:style-name="ce125">
            <text:p>6.14</text:p>
          </table:table-cell>
          <table:table-cell office:value-type="float" office:value="66" table:style-name="ce134">
            <text:p>66</text:p>
          </table:table-cell>
          <table:table-cell office:value-type="float" office:value="66" table:style-name="ce134">
            <text:p>6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2.4" table:style-name="ce125">
            <text:p>2.40</text:p>
          </table:table-cell>
          <table:table-cell office:value-type="float" office:value="1014" table:style-name="ce136">
            <text:p>1,014</text:p>
          </table:table-cell>
          <table:table-cell office:value-type="float" office:value="1128" table:style-name="ce136">
            <text:p>1,128</text:p>
          </table:table-cell>
          <table:table-cell office:value-type="float" office:value="93403" table:style-name="ce135">
            <text:p>93,403</text:p>
          </table:table-cell>
          <table:table-cell table:style-name="ce126"/>
          <table:table-cell table:number-columns-repeated="16353" table:style-name="ce2"/>
        </table:table-row>
        <table:table-row table:style-name="ro4">
          <table:table-cell office:value-type="string" table:style-name="ce132">
            <text:p><text:span text:style-name="T19">澎</text:span><text:s/><text:span text:style-name="T19">湖</text:span><text:s/><text:span text:style-name="T19">縣</text:span></text:p>
          </table:table-cell>
          <table:table-cell office:value-type="float" office:value="41945" table:style-name="ce133">
            <text:p>41,945</text:p>
          </table:table-cell>
          <table:table-cell office:value-type="float" office:value="105912" table:style-name="ce134">
            <text:p>105,912</text:p>
          </table:table-cell>
          <table:table-cell office:value-type="float" office:value="54514" table:style-name="ce134">
            <text:p>54,514</text:p>
          </table:table-cell>
          <table:table-cell office:value-type="float" office:value="51398" table:style-name="ce134">
            <text:p>51,398</text:p>
          </table:table-cell>
          <table:table-cell office:value-type="float" office:value="98" table:style-name="ce133">
            <text:p>98</text:p>
          </table:table-cell>
          <table:table-cell office:value-type="float" office:value="57" table:style-name="ce135">
            <text:p>57</text:p>
          </table:table-cell>
          <table:table-cell office:value-type="float" office:value="41" table:style-name="ce135">
            <text:p>41</text:p>
          </table:table-cell>
          <table:table-cell office:value-type="float" office:value="10.93" table:style-name="ce123">
            <text:p>10.93</text:p>
          </table:table-cell>
          <table:table-cell office:value-type="float" office:value="69" table:style-name="ce133">
            <text:p>69</text:p>
          </table:table-cell>
          <table:table-cell office:value-type="float" office:value="39" table:style-name="ce135">
            <text:p>39</text:p>
          </table:table-cell>
          <table:table-cell office:value-type="float" office:value="30" table:style-name="ce135">
            <text:p>30</text:p>
          </table:table-cell>
          <table:table-cell office:value-type="float" office:value="7.7" table:style-name="ce123">
            <text:p>7.70</text:p>
          </table:table-cell>
          <table:table-cell office:value-type="float" office:value="29" table:style-name="ce133">
            <text:p>29</text:p>
          </table:table-cell>
          <table:table-cell office:value-type="float" office:value="3.23" table:style-name="ce124">
            <text:p>3.23</text:p>
          </table:table-cell>
          <table:table-cell office:value-type="float" office:value="55" table:style-name="ce134">
            <text:p>55</text:p>
          </table:table-cell>
          <table:table-cell office:value-type="float" office:value="54" table:style-name="ce134">
            <text:p>54</text:p>
          </table:table-cell>
          <table:table-cell office:value-type="float" office:value="1" table:style-name="ce134">
            <text:p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1</text:p>
          </table:table-cell>
          <table:table-cell office:value-type="float" office:value="6.13" table:style-name="ce125">
            <text:p>6.13</text:p>
          </table:table-cell>
          <table:table-cell office:value-type="float" office:value="25" table:style-name="ce134">
            <text:p>25</text:p>
          </table:table-cell>
          <table:table-cell office:value-type="float" office:value="24" table:style-name="ce134">
            <text:p>24</text:p>
          </table:table-cell>
          <table:table-cell office:value-type="float" office:value="1" table:style-name="ce134">
            <text:p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1</text:p>
          </table:table-cell>
          <table:table-cell office:value-type="float" office:value="2.79" table:style-name="ce125">
            <text:p>2.79</text:p>
          </table:table-cell>
          <table:table-cell office:value-type="float" office:value="353" table:style-name="ce136">
            <text:p>353</text:p>
          </table:table-cell>
          <table:table-cell office:value-type="float" office:value="264" table:style-name="ce136">
            <text:p>264</text:p>
          </table:table-cell>
          <table:table-cell office:value-type="float" office:value="640" table:style-name="ce135">
            <text:p>640</text:p>
          </table:table-cell>
          <table:table-cell table:style-name="ce126"/>
          <table:table-cell table:number-columns-repeated="16353" table:style-name="ce2"/>
        </table:table-row>
        <table:table-row table:style-name="ro22">
          <table:table-cell office:value-type="string" table:style-name="ce132">
            <text:p><text:span text:style-name="T19">基</text:span><text:s/><text:span text:style-name="T19">隆</text:span><text:s/><text:span text:style-name="T19">市</text:span></text:p>
          </table:table-cell>
          <table:table-cell office:value-type="float" office:value="155454" table:style-name="ce133">
            <text:p>155,454</text:p>
          </table:table-cell>
          <table:table-cell office:value-type="float" office:value="367890" table:style-name="ce134">
            <text:p>367,890</text:p>
          </table:table-cell>
          <table:table-cell office:value-type="float" office:value="183494" table:style-name="ce134">
            <text:p>183,494</text:p>
          </table:table-cell>
          <table:table-cell office:value-type="float" office:value="184396" table:style-name="ce134">
            <text:p>184,396</text:p>
          </table:table-cell>
          <table:table-cell office:value-type="float" office:value="170" table:style-name="ce133">
            <text:p>170</text:p>
          </table:table-cell>
          <table:table-cell office:value-type="float" office:value="90" table:style-name="ce135">
            <text:p>90</text:p>
          </table:table-cell>
          <table:table-cell office:value-type="float" office:value="80" table:style-name="ce135">
            <text:p>80</text:p>
          </table:table-cell>
          <table:table-cell office:value-type="float" office:value="5.45" table:style-name="ce123">
            <text:p>5.45</text:p>
          </table:table-cell>
          <table:table-cell office:value-type="float" office:value="224" table:style-name="ce133">
            <text:p>224</text:p>
          </table:table-cell>
          <table:table-cell office:value-type="float" office:value="126" table:style-name="ce135">
            <text:p>126</text:p>
          </table:table-cell>
          <table:table-cell office:value-type="float" office:value="98" table:style-name="ce135">
            <text:p>98</text:p>
          </table:table-cell>
          <table:table-cell office:value-type="float" office:value="7.19" table:style-name="ce123">
            <text:p>7.19</text:p>
          </table:table-cell>
          <table:table-cell office:value-type="float" office:value="-54" table:style-name="ce133">
            <text:p>–54</text:p>
          </table:table-cell>
          <table:table-cell office:value-type="float" office:value="-1.73" table:style-name="ce124">
            <text:p>–1.73</text:p>
          </table:table-cell>
          <table:table-cell office:value-type="float" office:value="179" table:style-name="ce134">
            <text:p>179</text:p>
          </table:table-cell>
          <table:table-cell office:value-type="float" office:value="177" table:style-name="ce134">
            <text:p>177</text:p>
          </table:table-cell>
          <table:table-cell office:value-type="float" office:value="2" table:style-name="ce134">
            <text:p>2</text:p>
          </table:table-cell>
          <table:table-cell office:value-type="float" office:value="0" table:style-name="ce136">
            <text:p>—</text:p>
          </table:table-cell>
          <table:table-cell office:value-type="float" office:value="2" table:style-name="ce136">
            <text:p>2</text:p>
          </table:table-cell>
          <table:table-cell office:value-type="float" office:value="5.74" table:style-name="ce125">
            <text:p>5.74</text:p>
          </table:table-cell>
          <table:table-cell office:value-type="float" office:value="62" table:style-name="ce134">
            <text:p>62</text:p>
          </table:table-cell>
          <table:table-cell office:value-type="float" office:value="61" table:style-name="ce134">
            <text:p>61</text:p>
          </table:table-cell>
          <table:table-cell office:value-type="float" office:value="1" table:style-name="ce134">
            <text:p>1</text:p>
          </table:table-cell>
          <table:table-cell office:value-type="float" office:value="0" table:style-name="ce136">
            <text:p>—</text:p>
          </table:table-cell>
          <table:table-cell office:value-type="float" office:value="1" table:style-name="ce136">
            <text:p>1</text:p>
          </table:table-cell>
          <table:table-cell office:value-type="float" office:value="1.99" table:style-name="ce125">
            <text:p>1.99</text:p>
          </table:table-cell>
          <table:table-cell office:value-type="float" office:value="932" table:style-name="ce136">
            <text:p>932</text:p>
          </table:table-cell>
          <table:table-cell office:value-type="float" office:value="1008" table:style-name="ce136">
            <text:p>1,008</text:p>
          </table:table-cell>
          <table:table-cell office:value-type="float" office:value="9467" table:style-name="ce135">
            <text:p>9,467</text:p>
          </table:table-cell>
          <table:table-cell table:style-name="ce126"/>
          <table:table-cell table:number-columns-repeated="16353" table:style-name="ce2"/>
        </table:table-row>
        <table:table-row table:style-name="ro4">
          <table:table-cell office:value-type="string" table:style-name="ce132">
            <text:p><text:span text:style-name="T19">新</text:span><text:s/><text:span text:style-name="T19">竹</text:span><text:s/><text:span text:style-name="T19">市</text:span></text:p>
          </table:table-cell>
          <table:table-cell office:value-type="float" office:value="170532" table:style-name="ce133">
            <text:p>170,532</text:p>
          </table:table-cell>
          <table:table-cell office:value-type="float" office:value="450793" table:style-name="ce134">
            <text:p>450,793</text:p>
          </table:table-cell>
          <table:table-cell office:value-type="float" office:value="222369" table:style-name="ce134">
            <text:p>222,369</text:p>
          </table:table-cell>
          <table:table-cell office:value-type="float" office:value="228424" table:style-name="ce134">
            <text:p>228,424</text:p>
          </table:table-cell>
          <table:table-cell office:value-type="float" office:value="308" table:style-name="ce133">
            <text:p>308</text:p>
          </table:table-cell>
          <table:table-cell office:value-type="float" office:value="153" table:style-name="ce135">
            <text:p>153</text:p>
          </table:table-cell>
          <table:table-cell office:value-type="float" office:value="155" table:style-name="ce135">
            <text:p>155</text:p>
          </table:table-cell>
          <table:table-cell office:value-type="float" office:value="8.07" table:style-name="ce123">
            <text:p>8.07</text:p>
          </table:table-cell>
          <table:table-cell office:value-type="float" office:value="219" table:style-name="ce133">
            <text:p>219</text:p>
          </table:table-cell>
          <table:table-cell office:value-type="float" office:value="137" table:style-name="ce135">
            <text:p>137</text:p>
          </table:table-cell>
          <table:table-cell office:value-type="float" office:value="82" table:style-name="ce135">
            <text:p>82</text:p>
          </table:table-cell>
          <table:table-cell office:value-type="float" office:value="5.74" table:style-name="ce123">
            <text:p>5.74</text:p>
          </table:table-cell>
          <table:table-cell office:value-type="float" office:value="89" table:style-name="ce133">
            <text:p>89</text:p>
          </table:table-cell>
          <table:table-cell office:value-type="float" office:value="2.33" table:style-name="ce124">
            <text:p>2.33</text:p>
          </table:table-cell>
          <table:table-cell office:value-type="float" office:value="267" table:style-name="ce134">
            <text:p>267</text:p>
          </table:table-cell>
          <table:table-cell office:value-type="float" office:value="259" table:style-name="ce134">
            <text:p>259</text:p>
          </table:table-cell>
          <table:table-cell office:value-type="float" office:value="8" table:style-name="ce134">
            <text:p>8</text:p>
          </table:table-cell>
          <table:table-cell office:value-type="float" office:value="2" table:style-name="ce136">
            <text:p>2</text:p>
          </table:table-cell>
          <table:table-cell office:value-type="float" office:value="6" table:style-name="ce136">
            <text:p>6</text:p>
          </table:table-cell>
          <table:table-cell office:value-type="float" office:value="6.99" table:style-name="ce125">
            <text:p>6.99</text:p>
          </table:table-cell>
          <table:table-cell office:value-type="float" office:value="101" table:style-name="ce134">
            <text:p>101</text:p>
          </table:table-cell>
          <table:table-cell office:value-type="float" office:value="101" table:style-name="ce134">
            <text:p>10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2.65" table:style-name="ce125">
            <text:p>2.65</text:p>
          </table:table-cell>
          <table:table-cell office:value-type="float" office:value="1428" table:style-name="ce136">
            <text:p>1,428</text:p>
          </table:table-cell>
          <table:table-cell office:value-type="float" office:value="1341" table:style-name="ce136">
            <text:p>1,341</text:p>
          </table:table-cell>
          <table:table-cell office:value-type="float" office:value="4354" table:style-name="ce135">
            <text:p>4,354</text:p>
          </table:table-cell>
          <table:table-cell table:style-name="ce126"/>
          <table:table-cell table:number-columns-repeated="16353" table:style-name="ce2"/>
        </table:table-row>
        <table:table-row table:style-name="ro4">
          <table:table-cell office:value-type="string" table:style-name="ce132">
            <text:p><text:span text:style-name="T19">嘉</text:span><text:s/><text:span text:style-name="T19">義</text:span><text:s/><text:span text:style-name="T19">市</text:span></text:p>
          </table:table-cell>
          <table:table-cell office:value-type="float" office:value="101137" table:style-name="ce133">
            <text:p>101,137</text:p>
          </table:table-cell>
          <table:table-cell office:value-type="float" office:value="266251" table:style-name="ce134">
            <text:p>266,251</text:p>
          </table:table-cell>
          <table:table-cell office:value-type="float" office:value="128901" table:style-name="ce134">
            <text:p>128,901</text:p>
          </table:table-cell>
          <table:table-cell office:value-type="float" office:value="137350" table:style-name="ce134">
            <text:p>137,350</text:p>
          </table:table-cell>
          <table:table-cell office:value-type="float" office:value="109" table:style-name="ce133">
            <text:p>109</text:p>
          </table:table-cell>
          <table:table-cell office:value-type="float" office:value="48" table:style-name="ce135">
            <text:p>48</text:p>
          </table:table-cell>
          <table:table-cell office:value-type="float" office:value="61" table:style-name="ce135">
            <text:p>61</text:p>
          </table:table-cell>
          <table:table-cell office:value-type="float" office:value="4.83" table:style-name="ce123">
            <text:p>4.83</text:p>
          </table:table-cell>
          <table:table-cell office:value-type="float" office:value="148" table:style-name="ce133">
            <text:p>148</text:p>
          </table:table-cell>
          <table:table-cell office:value-type="float" office:value="91" table:style-name="ce135">
            <text:p>91</text:p>
          </table:table-cell>
          <table:table-cell office:value-type="float" office:value="57" table:style-name="ce135">
            <text:p>57</text:p>
          </table:table-cell>
          <table:table-cell office:value-type="float" office:value="6.56" table:style-name="ce123">
            <text:p>6.56</text:p>
          </table:table-cell>
          <table:table-cell office:value-type="float" office:value="-39" table:style-name="ce133">
            <text:p>–39</text:p>
          </table:table-cell>
          <table:table-cell office:value-type="float" office:value="-1.73" table:style-name="ce124">
            <text:p>–1.73</text:p>
          </table:table-cell>
          <table:table-cell office:value-type="float" office:value="125" table:style-name="ce134">
            <text:p>125</text:p>
          </table:table-cell>
          <table:table-cell office:value-type="float" office:value="125" table:style-name="ce134">
            <text:p>12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5.54" table:style-name="ce125">
            <text:p>5.54</text:p>
          </table:table-cell>
          <table:table-cell office:value-type="float" office:value="49" table:style-name="ce134">
            <text:p>49</text:p>
          </table:table-cell>
          <table:table-cell office:value-type="float" office:value="49" table:style-name="ce134">
            <text:p>4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2.17" table:style-name="ce125">
            <text:p>2.17</text:p>
          </table:table-cell>
          <table:table-cell office:value-type="float" office:value="649" table:style-name="ce136">
            <text:p>649</text:p>
          </table:table-cell>
          <table:table-cell office:value-type="float" office:value="801" table:style-name="ce136">
            <text:p>801</text:p>
          </table:table-cell>
          <table:table-cell office:value-type="float" office:value="1151" table:style-name="ce135">
            <text:p>1,151</text:p>
          </table:table-cell>
          <table:table-cell table:style-name="ce126"/>
          <table:table-cell table:number-columns-repeated="16353" table:style-name="ce2"/>
        </table:table-row>
        <table:table-row table:style-name="ro23">
          <table:table-cell office:value-type="string" table:style-name="ce122">
            <text:p><text:span text:style-name="T17">福</text:span><text:s text:c="2"/><text:span text:style-name="T17">建</text:span><text:s text:c="2"/><text:span text:style-name="T17">省</text:span></text:p>
          </table:table-cell>
          <table:table-cell office:value-type="float" office:value="45045" table:style-name="ce42">
            <text:p>45,045</text:p>
          </table:table-cell>
          <table:table-cell office:value-type="float" office:value="153569" table:style-name="ce41">
            <text:p>153,569</text:p>
          </table:table-cell>
          <table:table-cell office:value-type="float" office:value="77671" table:style-name="ce41">
            <text:p>77,671</text:p>
          </table:table-cell>
          <table:table-cell office:value-type="float" office:value="75898" table:style-name="ce41">
            <text:p>75,898</text:p>
          </table:table-cell>
          <table:table-cell office:value-type="float" office:value="114" table:style-name="ce42">
            <text:p>114</text:p>
          </table:table-cell>
          <table:table-cell office:value-type="float" office:value="63" table:style-name="ce42">
            <text:p>63</text:p>
          </table:table-cell>
          <table:table-cell office:value-type="float" office:value="51" table:style-name="ce42">
            <text:p>51</text:p>
          </table:table-cell>
          <table:table-cell office:value-type="float" office:value="8.77" table:style-name="ce123">
            <text:p>8.77</text:p>
          </table:table-cell>
          <table:table-cell office:value-type="float" office:value="61" table:style-name="ce42">
            <text:p>61</text:p>
          </table:table-cell>
          <table:table-cell office:value-type="float" office:value="30" table:style-name="ce42">
            <text:p>30</text:p>
          </table:table-cell>
          <table:table-cell office:value-type="float" office:value="31" table:style-name="ce42">
            <text:p>31</text:p>
          </table:table-cell>
          <table:table-cell office:value-type="float" office:value="4.6900000000000004" table:style-name="ce123">
            <text:p>4.69</text:p>
          </table:table-cell>
          <table:table-cell office:value-type="float" office:value="53" table:style-name="ce42">
            <text:p>53</text:p>
          </table:table-cell>
          <table:table-cell office:value-type="float" office:value="4.08" table:style-name="ce124">
            <text:p>4.08</text:p>
          </table:table-cell>
          <table:table-cell office:value-type="float" office:value="67" table:style-name="ce41">
            <text:p>67</text:p>
          </table:table-cell>
          <table:table-cell office:value-type="float" office:value="66" table:style-name="ce42">
            <text:p>66</text:p>
          </table:table-cell>
          <table:table-cell office:value-type="float" office:value="1" table:style-name="ce41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2">
            <text:p>—</text:p>
          </table:table-cell>
          <table:table-cell office:value-type="float" office:value="5.15" table:style-name="ce125">
            <text:p>5.15</text:p>
          </table:table-cell>
          <table:table-cell office:value-type="float" office:value="12" table:style-name="ce41">
            <text:p>12</text:p>
          </table:table-cell>
          <table:table-cell office:value-type="float" office:value="12" table:style-name="ce42">
            <text:p>12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.92" table:style-name="ce125">
            <text:p>0.92</text:p>
          </table:table-cell>
          <table:table-cell office:value-type="float" office:value="530" table:style-name="ce41">
            <text:p>530</text:p>
          </table:table-cell>
          <table:table-cell office:value-type="float" office:value="475" table:style-name="ce41">
            <text:p>475</text:p>
          </table:table-cell>
          <table:table-cell office:value-type="float" office:value="1394" table:style-name="ce42">
            <text:p>1,394</text:p>
          </table:table-cell>
          <table:table-cell table:style-name="ce126"/>
          <table:table-cell table:number-columns-repeated="16353" table:style-name="ce137"/>
        </table:table-row>
        <table:table-row table:style-name="ro17">
          <table:table-cell office:value-type="string" table:style-name="ce132">
            <text:p><text:span text:style-name="T19">金</text:span><text:s/><text:span text:style-name="T19">門</text:span><text:s/><text:span text:style-name="T19">縣</text:span></text:p>
          </table:table-cell>
          <table:table-cell office:value-type="float" office:value="41694" table:style-name="ce135">
            <text:p>41,694</text:p>
          </table:table-cell>
          <table:table-cell office:value-type="float" office:value="140420" table:style-name="ce134">
            <text:p>140,420</text:p>
          </table:table-cell>
          <table:table-cell office:value-type="float" office:value="70103" table:style-name="ce134">
            <text:p>70,103</text:p>
          </table:table-cell>
          <table:table-cell office:value-type="float" office:value="70317" table:style-name="ce134">
            <text:p>70,317</text:p>
          </table:table-cell>
          <table:table-cell office:value-type="float" office:value="104" table:style-name="ce133">
            <text:p>104</text:p>
          </table:table-cell>
          <table:table-cell office:value-type="float" office:value="56" table:style-name="ce135">
            <text:p>56</text:p>
          </table:table-cell>
          <table:table-cell office:value-type="float" office:value="48" table:style-name="ce135">
            <text:p>48</text:p>
          </table:table-cell>
          <table:table-cell office:value-type="float" office:value="8.75" table:style-name="ce123">
            <text:p>8.75</text:p>
          </table:table-cell>
          <table:table-cell office:value-type="float" office:value="56" table:style-name="ce133">
            <text:p>56</text:p>
          </table:table-cell>
          <table:table-cell office:value-type="float" office:value="27" table:style-name="ce135">
            <text:p>27</text:p>
          </table:table-cell>
          <table:table-cell office:value-type="float" office:value="29" table:style-name="ce135">
            <text:p>29</text:p>
          </table:table-cell>
          <table:table-cell office:value-type="float" office:value="4.71" table:style-name="ce123">
            <text:p>4.71</text:p>
          </table:table-cell>
          <table:table-cell office:value-type="float" office:value="48" table:style-name="ce133">
            <text:p>48</text:p>
          </table:table-cell>
          <table:table-cell office:value-type="float" office:value="4.04" table:style-name="ce124">
            <text:p>4.04</text:p>
          </table:table-cell>
          <table:table-cell office:value-type="float" office:value="57" table:style-name="ce134">
            <text:p>57</text:p>
          </table:table-cell>
          <table:table-cell office:value-type="float" office:value="56" table:style-name="ce134">
            <text:p>56</text:p>
          </table:table-cell>
          <table:table-cell office:value-type="float" office:value="1" table:style-name="ce134">
            <text:p>1</text:p>
          </table:table-cell>
          <table:table-cell office:value-type="float" office:value="1" table:style-name="ce136">
            <text:p>1</text:p>
          </table:table-cell>
          <table:table-cell office:value-type="float" office:value="0" table:style-name="ce136">
            <text:p>—</text:p>
          </table:table-cell>
          <table:table-cell office:value-type="float" office:value="4.79" table:style-name="ce125">
            <text:p>4.79</text:p>
          </table:table-cell>
          <table:table-cell office:value-type="float" office:value="11" table:style-name="ce134">
            <text:p>11</text:p>
          </table:table-cell>
          <table:table-cell office:value-type="float" office:value="11" table:style-name="ce134">
            <text:p>1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" table:style-name="ce136">
            <text:p>—</text:p>
          </table:table-cell>
          <table:table-cell office:value-type="float" office:value="0.93" table:style-name="ce125">
            <text:p>0.93</text:p>
          </table:table-cell>
          <table:table-cell office:value-type="float" office:value="453" table:style-name="ce136">
            <text:p>453</text:p>
          </table:table-cell>
          <table:table-cell office:value-type="float" office:value="410" table:style-name="ce136">
            <text:p>410</text:p>
          </table:table-cell>
          <table:table-cell office:value-type="float" office:value="1162" table:style-name="ce135">
            <text:p>1,162</text:p>
          </table:table-cell>
          <table:table-cell table:style-name="ce126"/>
          <table:table-cell table:number-columns-repeated="16353" table:style-name="ce2"/>
        </table:table-row>
        <table:table-row table:style-name="ro24">
          <table:table-cell office:value-type="string" table:style-name="ce138">
            <text:p><text:span text:style-name="T19">連</text:span><text:s/><text:span text:style-name="T19">江</text:span><text:s/><text:span text:style-name="T19">縣</text:span></text:p>
          </table:table-cell>
          <table:table-cell office:value-type="float" office:value="3351" table:style-name="ce139">
            <text:p>3,351</text:p>
          </table:table-cell>
          <table:table-cell office:value-type="float" office:value="13149" table:style-name="ce140">
            <text:p>13,149</text:p>
          </table:table-cell>
          <table:table-cell office:value-type="float" office:value="7568" table:style-name="ce140">
            <text:p>7,568</text:p>
          </table:table-cell>
          <table:table-cell office:value-type="float" office:value="5581" table:style-name="ce140">
            <text:p>5,581</text:p>
          </table:table-cell>
          <table:table-cell office:value-type="float" office:value="10" table:style-name="ce139">
            <text:p>10</text:p>
          </table:table-cell>
          <table:table-cell office:value-type="float" office:value="7" table:style-name="ce141">
            <text:p>7</text:p>
          </table:table-cell>
          <table:table-cell office:value-type="float" office:value="3" table:style-name="ce141">
            <text:p>3</text:p>
          </table:table-cell>
          <table:table-cell office:value-type="float" office:value="8.98" table:style-name="ce142">
            <text:p>8.98</text:p>
          </table:table-cell>
          <table:table-cell office:value-type="float" office:value="5" table:style-name="ce139">
            <text:p>5</text:p>
          </table:table-cell>
          <table:table-cell office:value-type="float" office:value="3" table:style-name="ce141">
            <text:p>3</text:p>
          </table:table-cell>
          <table:table-cell office:value-type="float" office:value="2" table:style-name="ce141">
            <text:p>2</text:p>
          </table:table-cell>
          <table:table-cell office:value-type="float" office:value="4.49" table:style-name="ce142">
            <text:p>4.49</text:p>
          </table:table-cell>
          <table:table-cell office:value-type="float" office:value="5" table:style-name="ce139">
            <text:p>5</text:p>
          </table:table-cell>
          <table:table-cell office:value-type="float" office:value="4.49" table:style-name="ce143">
            <text:p>4.49</text:p>
          </table:table-cell>
          <table:table-cell office:value-type="float" office:value="10" table:style-name="ce140">
            <text:p>10</text:p>
          </table:table-cell>
          <table:table-cell office:value-type="float" office:value="10" table:style-name="ce140">
            <text:p>10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8.98" table:style-name="ce145">
            <text:p>8.98</text:p>
          </table:table-cell>
          <table:table-cell office:value-type="float" office:value="1" table:style-name="ce140">
            <text:p>1</text:p>
          </table:table-cell>
          <table:table-cell office:value-type="float" office:value="1" table:style-name="ce140">
            <text:p>1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.9" table:style-name="ce145">
            <text:p>0.90</text:p>
          </table:table-cell>
          <table:table-cell office:value-type="float" office:value="77" table:style-name="ce144">
            <text:p>77</text:p>
          </table:table-cell>
          <table:table-cell office:value-type="float" office:value="65" table:style-name="ce144">
            <text:p>65</text:p>
          </table:table-cell>
          <table:table-cell office:value-type="float" office:value="232" table:style-name="ce141">
            <text:p>232</text:p>
          </table:table-cell>
          <table:table-cell table:style-name="ce126"/>
          <table:table-cell table:number-columns-repeated="16353" table:style-name="ce2"/>
        </table:table-row>
        <table:table-row table:style-name="ro25">
          <table:table-cell table:style-name="ce1"/>
          <table:table-cell office:value-type="string" table:style-name="ce14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3" table:style-name="ce147"/>
          <table:table-cell table:number-columns-repeated="4" table:style-name="ce148"/>
          <table:table-cell table:number-columns-repeated="3" table:style-name="ce1"/>
          <table:table-cell table:style-name="ce149"/>
          <table:table-cell table:style-name="ce148"/>
          <table:table-cell table:style-name="ce1"/>
          <table:table-cell table:style-name="ce97"/>
          <table:table-cell table:number-columns-repeated="13" table:style-name="ce96"/>
          <table:table-cell office:value-type="string" table:style-name="ce150">
            <text:p><text:s text:c="16"/>內政部戶政司 <text:s/>109年11月9日編製</text:p>
          </table:table-cell>
          <table:table-cell table:number-columns-repeated="16354"/>
        </table:table-row>
        <table:table-row table:style-name="ro26">
          <table:table-cell table:style-name="ce1"/>
          <table:table-cell office:value-type="string" table:style-name="ce146">
            <text:p><text:s text:c="14"/>2.本表相同性別2人之結婚及終止結婚資料係自108年5月24日起統計。</text:p>
          </table:table-cell>
          <table:table-cell table:number-columns-repeated="3" table:style-name="ce96"/>
          <table:table-cell table:number-columns-repeated="10" table:style-name="ce1"/>
          <table:table-cell table:style-name="ce97"/>
          <table:table-cell table:number-columns-repeated="11" table:style-name="ce96"/>
          <table:table-cell table:number-columns-repeated="2" table:style-name="ce151"/>
          <table:table-cell table:number-columns-repeated="16355" table:style-name="ce1"/>
        </table:table-row>
        <table:table-row table:style-name="ro26">
          <table:table-cell table:style-name="ce152"/>
          <table:table-cell table:style-name="ce1"/>
          <table:table-cell table:number-columns-repeated="3" table:style-name="ce96"/>
          <table:table-cell table:number-columns-repeated="10" table:style-name="ce1"/>
          <table:table-cell table:style-name="ce97"/>
          <table:table-cell table:number-columns-repeated="13" table:style-name="ce96"/>
          <table:table-cell table:number-columns-repeated="16355" table:style-name="ce1"/>
        </table:table-row>
        <table:table-row table:number-rows-repeated="1048541" table:style-name="ro27">
          <table:table-cell table:number-columns-repeated="16384"/>
        </table:table-row>
        <table:named-expressions>
          <table:named-range table:name="Print_Area" table:cell-range-address="01-縣市別.$A$2:01-縣市別.$AD$34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3" table:default-cell-style-name="ce161"/>
        <table:table-column table:style-name="co24" table:number-columns-repeated="3" table:default-cell-style-name="ce161"/>
        <table:table-column table:style-name="co25" table:default-cell-style-name="ce161"/>
        <table:table-column table:style-name="co10" table:number-columns-repeated="3" table:default-cell-style-name="ce161"/>
        <table:table-column table:style-name="co2" table:default-cell-style-name="ce161"/>
        <table:table-column table:style-name="co24" table:default-cell-style-name="ce161"/>
        <table:table-column table:style-name="co10" table:number-columns-repeated="2" table:default-cell-style-name="ce161"/>
        <table:table-column table:style-name="co2" table:default-cell-style-name="ce161"/>
        <table:table-column table:style-name="co10" table:number-columns-repeated="3" table:default-cell-style-name="ce161"/>
        <table:table-column table:style-name="co2" table:default-cell-style-name="ce161"/>
        <table:table-column table:style-name="co26" table:default-cell-style-name="ce161"/>
        <table:table-column table:style-name="co10" table:number-columns-repeated="2" table:default-cell-style-name="ce161"/>
        <table:table-column table:style-name="co2" table:default-cell-style-name="ce161"/>
        <table:table-column table:style-name="co26" table:default-cell-style-name="ce161"/>
        <table:table-column table:style-name="co10" table:number-columns-repeated="2" table:default-cell-style-name="ce161"/>
        <table:table-column table:style-name="co2" table:default-cell-style-name="ce161"/>
        <table:table-column table:style-name="co17" table:default-cell-style-name="ce161"/>
        <table:table-column table:style-name="co27" table:number-columns-repeated="16358" table:default-cell-style-name="ce161"/>
        <table:table-row table:style-name="ro18">
          <table:table-cell office:value-type="string" table:number-columns-spanned="25" table:number-rows-spanned="1" table:style-name="ce183">
            <text:p>各 縣 市 人 口 年 齡 結 構 統 計 表</text:p>
          </table:table-cell>
          <table:covered-table-cell table:number-columns-repeated="24"/>
          <table:table-cell table:number-columns-repeated="16359" table:style-name="ce161"/>
        </table:table-row>
        <table:table-row table:style-name="ro28">
          <table:table-cell table:style-name="ce162"/>
          <table:table-cell table:number-columns-repeated="8" table:style-name="ce163"/>
          <table:table-cell table:style-name="ce161"/>
          <table:table-cell office:value-type="string" table:style-name="ce164">
            <text:p>中 華 民 國 109 年 10 月 底</text:p>
          </table:table-cell>
          <table:table-cell table:style-name="ce165"/>
          <table:table-cell table:number-columns-repeated="9" table:style-name="ce163"/>
          <table:table-cell table:number-columns-repeated="3" table:style-name="ce161"/>
          <table:table-cell office:value-type="string" table:style-name="ce166">
            <text:p>單位：人；％</text:p>
          </table:table-cell>
          <table:table-cell table:number-columns-repeated="16359" table:style-name="ce161"/>
        </table:table-row>
        <table:table-row table:style-name="ro7">
          <table:table-cell office:value-type="string" table:number-columns-spanned="1" table:number-rows-spanned="3" table:style-name="ce184">
            <text:p>區域別</text:p>
          </table:table-cell>
          <table:table-cell office:value-type="string" table:number-columns-spanned="4" table:number-rows-spanned="2" table:style-name="ce185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185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185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185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185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186">
            <text:p>20歲以上</text:p>
          </table:table-cell>
          <table:covered-table-cell table:number-columns-repeated="3"/>
          <table:table-cell table:number-columns-repeated="16359" table:style-name="ce168"/>
        </table:table-row>
        <table:table-row table:style-name="ro29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68"/>
        </table:table-row>
        <table:table-row table:style-name="ro9">
          <table:covered-table-cell/>
          <table:table-cell office:value-type="string" table:style-name="ce167">
            <text:p>計</text:p>
          </table:table-cell>
          <table:table-cell office:value-type="string" table:style-name="ce167">
            <text:p>男</text:p>
          </table:table-cell>
          <table:table-cell office:value-type="string" table:style-name="ce167">
            <text:p>女</text:p>
          </table:table-cell>
          <table:table-cell office:value-type="string" table:style-name="ce167">
            <text:p>％</text:p>
          </table:table-cell>
          <table:table-cell office:value-type="string" table:style-name="ce169">
            <text:p>計</text:p>
          </table:table-cell>
          <table:table-cell office:value-type="string" table:style-name="ce169">
            <text:p>男</text:p>
          </table:table-cell>
          <table:table-cell office:value-type="string" table:style-name="ce169">
            <text:p>女</text:p>
          </table:table-cell>
          <table:table-cell office:value-type="string" table:style-name="ce169">
            <text:p>％</text:p>
          </table:table-cell>
          <table:table-cell office:value-type="string" table:style-name="ce169">
            <text:p>計</text:p>
          </table:table-cell>
          <table:table-cell office:value-type="string" table:style-name="ce169">
            <text:p>男</text:p>
          </table:table-cell>
          <table:table-cell office:value-type="string" table:style-name="ce169">
            <text:p>女</text:p>
          </table:table-cell>
          <table:table-cell office:value-type="string" table:style-name="ce169">
            <text:p>％</text:p>
          </table:table-cell>
          <table:table-cell office:value-type="string" table:style-name="ce169">
            <text:p>計</text:p>
          </table:table-cell>
          <table:table-cell office:value-type="string" table:style-name="ce169">
            <text:p>男</text:p>
          </table:table-cell>
          <table:table-cell office:value-type="string" table:style-name="ce169">
            <text:p>女</text:p>
          </table:table-cell>
          <table:table-cell office:value-type="string" table:style-name="ce169">
            <text:p>％</text:p>
          </table:table-cell>
          <table:table-cell office:value-type="string" table:style-name="ce169">
            <text:p>計</text:p>
          </table:table-cell>
          <table:table-cell office:value-type="string" table:style-name="ce169">
            <text:p>男</text:p>
          </table:table-cell>
          <table:table-cell office:value-type="string" table:style-name="ce169">
            <text:p>女</text:p>
          </table:table-cell>
          <table:table-cell office:value-type="string" table:style-name="ce169">
            <text:p>％</text:p>
          </table:table-cell>
          <table:table-cell office:value-type="string" table:style-name="ce169">
            <text:p>計</text:p>
          </table:table-cell>
          <table:table-cell office:value-type="string" table:style-name="ce169">
            <text:p>男</text:p>
          </table:table-cell>
          <table:table-cell office:value-type="string" table:style-name="ce169">
            <text:p>女</text:p>
          </table:table-cell>
          <table:table-cell office:value-type="string" table:style-name="ce169">
            <text:p>％</text:p>
          </table:table-cell>
          <table:table-cell table:number-columns-repeated="16359" table:style-name="ce168"/>
        </table:table-row>
        <table:table-row table:style-name="ro16">
          <table:table-cell office:value-type="string" table:style-name="ce170">
            <text:p><text:span text:style-name="T12">總</text:span><text:s text:c="6"/><text:span text:style-name="T12">計</text:span></text:p>
          </table:table-cell>
          <table:table-cell office:value-type="float" office:value="23566471" table:style-name="ce171">
            <text:p>23,566,471</text:p>
          </table:table-cell>
          <table:table-cell office:value-type="float" office:value="11677788" table:style-name="ce171">
            <text:p>11,677,788</text:p>
          </table:table-cell>
          <table:table-cell office:value-type="float" office:value="11888683" table:style-name="ce171">
            <text:p>11,888,683</text:p>
          </table:table-cell>
          <table:table-cell office:value-type="float" office:value="100" table:style-name="ce172">
            <text:p>100.00</text:p>
          </table:table-cell>
          <table:table-cell office:value-type="float" office:value="2967507" table:style-name="ce171">
            <text:p>2,967,507</text:p>
          </table:table-cell>
          <table:table-cell office:value-type="float" office:value="1541232" table:style-name="ce171">
            <text:p>1,541,232</text:p>
          </table:table-cell>
          <table:table-cell office:value-type="float" office:value="1426275" table:style-name="ce171">
            <text:p>1,426,275</text:p>
          </table:table-cell>
          <table:table-cell office:value-type="float" office:value="12.592072016213205" table:style-name="ce172">
            <text:p>12.59</text:p>
          </table:table-cell>
          <table:table-cell office:value-type="float" office:value="16841118" table:style-name="ce171">
            <text:p>16,841,118</text:p>
          </table:table-cell>
          <table:table-cell office:value-type="float" office:value="8422786" table:style-name="ce171">
            <text:p>8,422,786</text:p>
          </table:table-cell>
          <table:table-cell office:value-type="float" office:value="8418332" table:style-name="ce171">
            <text:p>8,418,332</text:p>
          </table:table-cell>
          <table:table-cell office:value-type="float" office:value="71.462197288681878" table:style-name="ce172">
            <text:p>71.46</text:p>
          </table:table-cell>
          <table:table-cell office:value-type="float" office:value="3757846" table:style-name="ce171">
            <text:p>3,757,846</text:p>
          </table:table-cell>
          <table:table-cell office:value-type="float" office:value="1713770" table:style-name="ce171">
            <text:p>1,713,770</text:p>
          </table:table-cell>
          <table:table-cell office:value-type="float" office:value="2044076" table:style-name="ce171">
            <text:p>2,044,076</text:p>
          </table:table-cell>
          <table:table-cell office:value-type="float" office:value="15.945730695104924" table:style-name="ce172">
            <text:p>15.95</text:p>
          </table:table-cell>
          <table:table-cell office:value-type="float" office:value="10362548" table:style-name="ce171">
            <text:p>10,362,548</text:p>
          </table:table-cell>
          <table:table-cell office:value-type="float" office:value="5220988" table:style-name="ce171">
            <text:p>5,220,988</text:p>
          </table:table-cell>
          <table:table-cell office:value-type="float" office:value="5141560" table:style-name="ce171">
            <text:p>5,141,560</text:p>
          </table:table-cell>
          <table:table-cell office:value-type="float" office:value="43.971573003017724" table:style-name="ce172">
            <text:p>43.97</text:p>
          </table:table-cell>
          <table:table-cell office:value-type="float" office:value="19426771" table:style-name="ce171">
            <text:p>19,426,771</text:p>
          </table:table-cell>
          <table:table-cell office:value-type="float" office:value="9524570" table:style-name="ce171">
            <text:p>9,524,570</text:p>
          </table:table-cell>
          <table:table-cell office:value-type="float" office:value="9902201" table:style-name="ce171">
            <text:p>9,902,201</text:p>
          </table:table-cell>
          <table:table-cell office:value-type="float" office:value="82.433941848993854" table:style-name="ce172">
            <text:p>82.43</text:p>
          </table:table-cell>
          <table:table-cell table:style-name="ce173"/>
          <table:table-cell table:number-columns-repeated="16358" table:style-name="ce168"/>
        </table:table-row>
        <table:table-row table:style-name="ro13">
          <table:table-cell office:value-type="string" table:style-name="ce174">
            <text:p><text:span text:style-name="T12">新</text:span><text:s/><text:span text:style-name="T12">北</text:span><text:s/><text:span text:style-name="T12">市</text:span></text:p>
          </table:table-cell>
          <table:table-cell office:value-type="float" office:value="4029920" table:style-name="ce171">
            <text:p>4,029,920</text:p>
          </table:table-cell>
          <table:table-cell office:value-type="float" office:value="1967915" table:style-name="ce171">
            <text:p>1,967,915</text:p>
          </table:table-cell>
          <table:table-cell office:value-type="float" office:value="2062005" table:style-name="ce171">
            <text:p>2,062,005</text:p>
          </table:table-cell>
          <table:table-cell office:value-type="float" office:value="100" table:style-name="ce172">
            <text:p>100.00</text:p>
          </table:table-cell>
          <table:table-cell office:value-type="float" office:value="482711" table:style-name="ce171">
            <text:p>482,711</text:p>
          </table:table-cell>
          <table:table-cell office:value-type="float" office:value="250291" table:style-name="ce171">
            <text:p>250,291</text:p>
          </table:table-cell>
          <table:table-cell office:value-type="float" office:value="232420" table:style-name="ce171">
            <text:p>232,420</text:p>
          </table:table-cell>
          <table:table-cell office:value-type="float" office:value="11.978178226863065" table:style-name="ce172">
            <text:p>11.98</text:p>
          </table:table-cell>
          <table:table-cell office:value-type="float" office:value="2935186" table:style-name="ce171">
            <text:p>2,935,186</text:p>
          </table:table-cell>
          <table:table-cell office:value-type="float" office:value="1441433" table:style-name="ce171">
            <text:p>1,441,433</text:p>
          </table:table-cell>
          <table:table-cell office:value-type="float" office:value="1493753" table:style-name="ce171">
            <text:p>1,493,753</text:p>
          </table:table-cell>
          <table:table-cell office:value-type="float" office:value="72.834845356731648" table:style-name="ce172">
            <text:p>72.83</text:p>
          </table:table-cell>
          <table:table-cell office:value-type="float" office:value="612023" table:style-name="ce171">
            <text:p>612,023</text:p>
          </table:table-cell>
          <table:table-cell office:value-type="float" office:value="276191" table:style-name="ce171">
            <text:p>276,191</text:p>
          </table:table-cell>
          <table:table-cell office:value-type="float" office:value="335832" table:style-name="ce171">
            <text:p>335,832</text:p>
          </table:table-cell>
          <table:table-cell office:value-type="float" office:value="15.186976416405287" table:style-name="ce172">
            <text:p>15.19</text:p>
          </table:table-cell>
          <table:table-cell office:value-type="float" office:value="1801386" table:style-name="ce171">
            <text:p>1,801,386</text:p>
          </table:table-cell>
          <table:table-cell office:value-type="float" office:value="902365" table:style-name="ce171">
            <text:p>902,365</text:p>
          </table:table-cell>
          <table:table-cell office:value-type="float" office:value="899021" table:style-name="ce171">
            <text:p>899,021</text:p>
          </table:table-cell>
          <table:table-cell office:value-type="float" office:value="44.700291817207287" table:style-name="ce172">
            <text:p>44.70</text:p>
          </table:table-cell>
          <table:table-cell office:value-type="float" office:value="3355278" table:style-name="ce171">
            <text:p>3,355,278</text:p>
          </table:table-cell>
          <table:table-cell office:value-type="float" office:value="1617377" table:style-name="ce171">
            <text:p>1,617,377</text:p>
          </table:table-cell>
          <table:table-cell office:value-type="float" office:value="1737901" table:style-name="ce171">
            <text:p>1,737,901</text:p>
          </table:table-cell>
          <table:table-cell office:value-type="float" office:value="83.259171397943391" table:style-name="ce172">
            <text:p>83.26</text:p>
          </table:table-cell>
          <table:table-cell table:number-columns-repeated="16359" table:style-name="ce168"/>
        </table:table-row>
        <table:table-row table:style-name="ro13">
          <table:table-cell office:value-type="string" table:style-name="ce174">
            <text:p><text:span text:style-name="T12">臺</text:span><text:s/><text:span text:style-name="T12">北</text:span><text:s/><text:span text:style-name="T12">市</text:span></text:p>
          </table:table-cell>
          <table:table-cell office:value-type="float" office:value="2608332" table:style-name="ce171">
            <text:p>2,608,332</text:p>
          </table:table-cell>
          <table:table-cell office:value-type="float" office:value="1241493" table:style-name="ce171">
            <text:p>1,241,493</text:p>
          </table:table-cell>
          <table:table-cell office:value-type="float" office:value="1366839" table:style-name="ce171">
            <text:p>1,366,839</text:p>
          </table:table-cell>
          <table:table-cell office:value-type="float" office:value="100" table:style-name="ce172">
            <text:p>100.00</text:p>
          </table:table-cell>
          <table:table-cell office:value-type="float" office:value="345206" table:style-name="ce171">
            <text:p>345,206</text:p>
          </table:table-cell>
          <table:table-cell office:value-type="float" office:value="178676" table:style-name="ce171">
            <text:p>178,676</text:p>
          </table:table-cell>
          <table:table-cell office:value-type="float" office:value="166530" table:style-name="ce171">
            <text:p>166,530</text:p>
          </table:table-cell>
          <table:table-cell office:value-type="float" office:value="13.234741589644264" table:style-name="ce172">
            <text:p>13.23</text:p>
          </table:table-cell>
          <table:table-cell office:value-type="float" office:value="1770029" table:style-name="ce171">
            <text:p>1,770,029</text:p>
          </table:table-cell>
          <table:table-cell office:value-type="float" office:value="843641" table:style-name="ce171">
            <text:p>843,641</text:p>
          </table:table-cell>
          <table:table-cell office:value-type="float" office:value="926388" table:style-name="ce171">
            <text:p>926,388</text:p>
          </table:table-cell>
          <table:table-cell office:value-type="float" office:value="67.860571430324057" table:style-name="ce172">
            <text:p>67.86</text:p>
          </table:table-cell>
          <table:table-cell office:value-type="float" office:value="493097" table:style-name="ce171">
            <text:p>493,097</text:p>
          </table:table-cell>
          <table:table-cell office:value-type="float" office:value="219176" table:style-name="ce171">
            <text:p>219,176</text:p>
          </table:table-cell>
          <table:table-cell office:value-type="float" office:value="273921" table:style-name="ce171">
            <text:p>273,921</text:p>
          </table:table-cell>
          <table:table-cell office:value-type="float" office:value="18.904686980031681" table:style-name="ce172">
            <text:p>18.90</text:p>
          </table:table-cell>
          <table:table-cell office:value-type="float" office:value="1076400" table:style-name="ce171">
            <text:p>1,076,400</text:p>
          </table:table-cell>
          <table:table-cell office:value-type="float" office:value="517305" table:style-name="ce171">
            <text:p>517,305</text:p>
          </table:table-cell>
          <table:table-cell office:value-type="float" office:value="559095" table:style-name="ce171">
            <text:p>559,095</text:p>
          </table:table-cell>
          <table:table-cell office:value-type="float" office:value="41.267752724729831" table:style-name="ce172">
            <text:p>41.27</text:p>
          </table:table-cell>
          <table:table-cell office:value-type="float" office:value="2153207" table:style-name="ce171">
            <text:p>2,153,207</text:p>
          </table:table-cell>
          <table:table-cell office:value-type="float" office:value="1005414" table:style-name="ce171">
            <text:p>1,005,414</text:p>
          </table:table-cell>
          <table:table-cell office:value-type="float" office:value="1147793" table:style-name="ce171">
            <text:p>1,147,793</text:p>
          </table:table-cell>
          <table:table-cell office:value-type="float" office:value="82.55110929130187" table:style-name="ce172">
            <text:p>82.55</text:p>
          </table:table-cell>
          <table:table-cell table:number-columns-repeated="16359" table:style-name="ce168"/>
        </table:table-row>
        <table:table-row table:style-name="ro13">
          <table:table-cell office:value-type="string" table:style-name="ce174">
            <text:p><text:span text:style-name="T12">桃</text:span><text:s/><text:span text:style-name="T12">園</text:span><text:s/><text:span text:style-name="T12">市</text:span></text:p>
          </table:table-cell>
          <table:table-cell office:value-type="float" office:value="2265940" table:style-name="ce171">
            <text:p>2,265,940</text:p>
          </table:table-cell>
          <table:table-cell office:value-type="float" office:value="1123132" table:style-name="ce171">
            <text:p>1,123,132</text:p>
          </table:table-cell>
          <table:table-cell office:value-type="float" office:value="1142808" table:style-name="ce171">
            <text:p>1,142,808</text:p>
          </table:table-cell>
          <table:table-cell office:value-type="float" office:value="100" table:style-name="ce172">
            <text:p>100.00</text:p>
          </table:table-cell>
          <table:table-cell office:value-type="float" office:value="331877" table:style-name="ce171">
            <text:p>331,877</text:p>
          </table:table-cell>
          <table:table-cell office:value-type="float" office:value="172665" table:style-name="ce171">
            <text:p>172,665</text:p>
          </table:table-cell>
          <table:table-cell office:value-type="float" office:value="159212" table:style-name="ce171">
            <text:p>159,212</text:p>
          </table:table-cell>
          <table:table-cell office:value-type="float" office:value="14.646327793321975" table:style-name="ce172">
            <text:p>14.65</text:p>
          </table:table-cell>
          <table:table-cell office:value-type="float" office:value="1645221" table:style-name="ce171">
            <text:p>1,645,221</text:p>
          </table:table-cell>
          <table:table-cell office:value-type="float" office:value="818149" table:style-name="ce171">
            <text:p>818,149</text:p>
          </table:table-cell>
          <table:table-cell office:value-type="float" office:value="827072" table:style-name="ce171">
            <text:p>827,072</text:p>
          </table:table-cell>
          <table:table-cell office:value-type="float" office:value="72.606556219493896" table:style-name="ce172">
            <text:p>72.61</text:p>
          </table:table-cell>
          <table:table-cell office:value-type="float" office:value="288842" table:style-name="ce171">
            <text:p>288,842</text:p>
          </table:table-cell>
          <table:table-cell office:value-type="float" office:value="132318" table:style-name="ce171">
            <text:p>132,318</text:p>
          </table:table-cell>
          <table:table-cell office:value-type="float" office:value="156524" table:style-name="ce171">
            <text:p>156,524</text:p>
          </table:table-cell>
          <table:table-cell office:value-type="float" office:value="12.747115987184127" table:style-name="ce172">
            <text:p>12.75</text:p>
          </table:table-cell>
          <table:table-cell office:value-type="float" office:value="1049464" table:style-name="ce171">
            <text:p>1,049,464</text:p>
          </table:table-cell>
          <table:table-cell office:value-type="float" office:value="525302" table:style-name="ce171">
            <text:p>525,302</text:p>
          </table:table-cell>
          <table:table-cell office:value-type="float" office:value="524162" table:style-name="ce171">
            <text:p>524,162</text:p>
          </table:table-cell>
          <table:table-cell office:value-type="float" office:value="46.314730310599572" table:style-name="ce172">
            <text:p>46.31</text:p>
          </table:table-cell>
          <table:table-cell office:value-type="float" office:value="1810456" table:style-name="ce171">
            <text:p>1,810,456</text:p>
          </table:table-cell>
          <table:table-cell office:value-type="float" office:value="885750" table:style-name="ce171">
            <text:p>885,750</text:p>
          </table:table-cell>
          <table:table-cell office:value-type="float" office:value="924706" table:style-name="ce171">
            <text:p>924,706</text:p>
          </table:table-cell>
          <table:table-cell office:value-type="float" office:value="79.898673398236497" table:style-name="ce172">
            <text:p>79.90</text:p>
          </table:table-cell>
          <table:table-cell table:number-columns-repeated="16359" table:style-name="ce168"/>
        </table:table-row>
        <table:table-row table:style-name="ro18">
          <table:table-cell office:value-type="string" table:style-name="ce174">
            <text:p><text:span text:style-name="T12">臺</text:span><text:s/><text:span text:style-name="T12">中</text:span><text:s/><text:span text:style-name="T12">市</text:span></text:p>
          </table:table-cell>
          <table:table-cell office:value-type="float" office:value="2817547" table:style-name="ce171">
            <text:p>2,817,547</text:p>
          </table:table-cell>
          <table:table-cell office:value-type="float" office:value="1384267" table:style-name="ce171">
            <text:p>1,384,267</text:p>
          </table:table-cell>
          <table:table-cell office:value-type="float" office:value="1433280" table:style-name="ce171">
            <text:p>1,433,280</text:p>
          </table:table-cell>
          <table:table-cell office:value-type="float" office:value="100" table:style-name="ce172">
            <text:p>100.00</text:p>
          </table:table-cell>
          <table:table-cell office:value-type="float" office:value="395277" table:style-name="ce171">
            <text:p>395,277</text:p>
          </table:table-cell>
          <table:table-cell office:value-type="float" office:value="205220" table:style-name="ce171">
            <text:p>205,220</text:p>
          </table:table-cell>
          <table:table-cell office:value-type="float" office:value="190057" table:style-name="ce171">
            <text:p>190,057</text:p>
          </table:table-cell>
          <table:table-cell office:value-type="float" office:value="14.029118236536958" table:style-name="ce172">
            <text:p>14.03</text:p>
          </table:table-cell>
          <table:table-cell office:value-type="float" office:value="2041690" table:style-name="ce171">
            <text:p>2,041,690</text:p>
          </table:table-cell>
          <table:table-cell office:value-type="float" office:value="1005446" table:style-name="ce171">
            <text:p>1,005,446</text:p>
          </table:table-cell>
          <table:table-cell office:value-type="float" office:value="1036244" table:style-name="ce171">
            <text:p>1,036,244</text:p>
          </table:table-cell>
          <table:table-cell office:value-type="float" office:value="72.463387478540724" table:style-name="ce172">
            <text:p>72.46</text:p>
          </table:table-cell>
          <table:table-cell office:value-type="float" office:value="380580" table:style-name="ce171">
            <text:p>380,580</text:p>
          </table:table-cell>
          <table:table-cell office:value-type="float" office:value="173601" table:style-name="ce171">
            <text:p>173,601</text:p>
          </table:table-cell>
          <table:table-cell office:value-type="float" office:value="206979" table:style-name="ce171">
            <text:p>206,979</text:p>
          </table:table-cell>
          <table:table-cell office:value-type="float" office:value="13.507494284922311" table:style-name="ce172">
            <text:p>13.51</text:p>
          </table:table-cell>
          <table:table-cell office:value-type="float" office:value="1286048" table:style-name="ce171">
            <text:p>1,286,048</text:p>
          </table:table-cell>
          <table:table-cell office:value-type="float" office:value="639965" table:style-name="ce171">
            <text:p>639,965</text:p>
          </table:table-cell>
          <table:table-cell office:value-type="float" office:value="646083" table:style-name="ce171">
            <text:p>646,083</text:p>
          </table:table-cell>
          <table:table-cell office:value-type="float" office:value="45.644243024162506" table:style-name="ce172">
            <text:p>45.64</text:p>
          </table:table-cell>
          <table:table-cell office:value-type="float" office:value="2272302" table:style-name="ce171">
            <text:p>2,272,302</text:p>
          </table:table-cell>
          <table:table-cell office:value-type="float" office:value="1101246" table:style-name="ce171">
            <text:p>1,101,246</text:p>
          </table:table-cell>
          <table:table-cell office:value-type="float" office:value="1171056" table:style-name="ce171">
            <text:p>1,171,056</text:p>
          </table:table-cell>
          <table:table-cell office:value-type="float" office:value="80.648237633657928" table:style-name="ce172">
            <text:p>80.65</text:p>
          </table:table-cell>
          <table:table-cell table:number-columns-repeated="16359" table:style-name="ce168"/>
        </table:table-row>
        <table:table-row table:style-name="ro13">
          <table:table-cell office:value-type="string" table:style-name="ce174">
            <text:p><text:span text:style-name="T12">臺</text:span><text:s/><text:span text:style-name="T12">南</text:span><text:s/><text:span text:style-name="T12">市</text:span></text:p>
          </table:table-cell>
          <table:table-cell office:value-type="float" office:value="1875909" table:style-name="ce171">
            <text:p>1,875,909</text:p>
          </table:table-cell>
          <table:table-cell office:value-type="float" office:value="934400" table:style-name="ce171">
            <text:p>934,400</text:p>
          </table:table-cell>
          <table:table-cell office:value-type="float" office:value="941509" table:style-name="ce171">
            <text:p>941,509</text:p>
          </table:table-cell>
          <table:table-cell office:value-type="float" office:value="100" table:style-name="ce172">
            <text:p>100.00</text:p>
          </table:table-cell>
          <table:table-cell office:value-type="float" office:value="223973" table:style-name="ce171">
            <text:p>223,973</text:p>
          </table:table-cell>
          <table:table-cell office:value-type="float" office:value="116147" table:style-name="ce171">
            <text:p>116,147</text:p>
          </table:table-cell>
          <table:table-cell office:value-type="float" office:value="107826" table:style-name="ce171">
            <text:p>107,826</text:p>
          </table:table-cell>
          <table:table-cell office:value-type="float" office:value="11.939438426917297" table:style-name="ce172">
            <text:p>11.94</text:p>
          </table:table-cell>
          <table:table-cell office:value-type="float" office:value="1344855" table:style-name="ce171">
            <text:p>1,344,855</text:p>
          </table:table-cell>
          <table:table-cell office:value-type="float" office:value="677266" table:style-name="ce171">
            <text:p>677,266</text:p>
          </table:table-cell>
          <table:table-cell office:value-type="float" office:value="667589" table:style-name="ce171">
            <text:p>667,589</text:p>
          </table:table-cell>
          <table:table-cell office:value-type="float" office:value="71.690844278693689" table:style-name="ce172">
            <text:p>71.69</text:p>
          </table:table-cell>
          <table:table-cell office:value-type="float" office:value="307081" table:style-name="ce171">
            <text:p>307,081</text:p>
          </table:table-cell>
          <table:table-cell office:value-type="float" office:value="140987" table:style-name="ce171">
            <text:p>140,987</text:p>
          </table:table-cell>
          <table:table-cell office:value-type="float" office:value="166094" table:style-name="ce171">
            <text:p>166,094</text:p>
          </table:table-cell>
          <table:table-cell office:value-type="float" office:value="16.369717294389012" table:style-name="ce172">
            <text:p>16.37</text:p>
          </table:table-cell>
          <table:table-cell office:value-type="float" office:value="819930" table:style-name="ce171">
            <text:p>819,930</text:p>
          </table:table-cell>
          <table:table-cell office:value-type="float" office:value="415704" table:style-name="ce171">
            <text:p>415,704</text:p>
          </table:table-cell>
          <table:table-cell office:value-type="float" office:value="404226" table:style-name="ce171">
            <text:p>404,226</text:p>
          </table:table-cell>
          <table:table-cell office:value-type="float" office:value="43.708410162753097" table:style-name="ce172">
            <text:p>43.71</text:p>
          </table:table-cell>
          <table:table-cell office:value-type="float" office:value="1563742" table:style-name="ce171">
            <text:p>1,563,742</text:p>
          </table:table-cell>
          <table:table-cell office:value-type="float" office:value="772354" table:style-name="ce171">
            <text:p>772,354</text:p>
          </table:table-cell>
          <table:table-cell office:value-type="float" office:value="791388" table:style-name="ce171">
            <text:p>791,388</text:p>
          </table:table-cell>
          <table:table-cell office:value-type="float" office:value="83.359160812171595" table:style-name="ce172">
            <text:p>83.36</text:p>
          </table:table-cell>
          <table:table-cell table:number-columns-repeated="16359" table:style-name="ce168"/>
        </table:table-row>
        <table:table-row table:style-name="ro13">
          <table:table-cell office:value-type="string" table:style-name="ce174">
            <text:p><text:span text:style-name="T12">高</text:span><text:s/><text:span text:style-name="T12">雄</text:span><text:s/><text:span text:style-name="T12">市</text:span></text:p>
          </table:table-cell>
          <table:table-cell office:value-type="float" office:value="2767383" table:style-name="ce171">
            <text:p>2,767,383</text:p>
          </table:table-cell>
          <table:table-cell office:value-type="float" office:value="1365252" table:style-name="ce171">
            <text:p>1,365,252</text:p>
          </table:table-cell>
          <table:table-cell office:value-type="float" office:value="1402131" table:style-name="ce171">
            <text:p>1,402,131</text:p>
          </table:table-cell>
          <table:table-cell office:value-type="float" office:value="100" table:style-name="ce172">
            <text:p>100.00</text:p>
          </table:table-cell>
          <table:table-cell office:value-type="float" office:value="323591" table:style-name="ce171">
            <text:p>323,591</text:p>
          </table:table-cell>
          <table:table-cell office:value-type="float" office:value="167965" table:style-name="ce171">
            <text:p>167,965</text:p>
          </table:table-cell>
          <table:table-cell office:value-type="float" office:value="155626" table:style-name="ce171">
            <text:p>155,626</text:p>
          </table:table-cell>
          <table:table-cell office:value-type="float" office:value="11.693032731645745" table:style-name="ce172">
            <text:p>11.69</text:p>
          </table:table-cell>
          <table:table-cell office:value-type="float" office:value="1986191" table:style-name="ce171">
            <text:p>1,986,191</text:p>
          </table:table-cell>
          <table:table-cell office:value-type="float" office:value="989609" table:style-name="ce171">
            <text:p>989,609</text:p>
          </table:table-cell>
          <table:table-cell office:value-type="float" office:value="996582" table:style-name="ce171">
            <text:p>996,582</text:p>
          </table:table-cell>
          <table:table-cell office:value-type="float" office:value="71.771453391164144" table:style-name="ce172">
            <text:p>71.77</text:p>
          </table:table-cell>
          <table:table-cell office:value-type="float" office:value="457601" table:style-name="ce171">
            <text:p>457,601</text:p>
          </table:table-cell>
          <table:table-cell office:value-type="float" office:value="207678" table:style-name="ce171">
            <text:p>207,678</text:p>
          </table:table-cell>
          <table:table-cell office:value-type="float" office:value="249923" table:style-name="ce171">
            <text:p>249,923</text:p>
          </table:table-cell>
          <table:table-cell office:value-type="float" office:value="16.535513877190112" table:style-name="ce172">
            <text:p>16.54</text:p>
          </table:table-cell>
          <table:table-cell office:value-type="float" office:value="1217717" table:style-name="ce171">
            <text:p>1,217,717</text:p>
          </table:table-cell>
          <table:table-cell office:value-type="float" office:value="612702" table:style-name="ce171">
            <text:p>612,702</text:p>
          </table:table-cell>
          <table:table-cell office:value-type="float" office:value="605015" table:style-name="ce171">
            <text:p>605,015</text:p>
          </table:table-cell>
          <table:table-cell office:value-type="float" office:value="44.002474540025723" table:style-name="ce172">
            <text:p>44.00</text:p>
          </table:table-cell>
          <table:table-cell office:value-type="float" office:value="2311746" table:style-name="ce171">
            <text:p>2,311,746</text:p>
          </table:table-cell>
          <table:table-cell office:value-type="float" office:value="1128612" table:style-name="ce171">
            <text:p>1,128,612</text:p>
          </table:table-cell>
          <table:table-cell office:value-type="float" office:value="1183134" table:style-name="ce171">
            <text:p>1,183,134</text:p>
          </table:table-cell>
          <table:table-cell office:value-type="float" office:value="83.535455699482142" table:style-name="ce172">
            <text:p>83.54</text:p>
          </table:table-cell>
          <table:table-cell table:number-columns-repeated="16359" table:style-name="ce168"/>
        </table:table-row>
        <table:table-row table:style-name="ro30">
          <table:table-cell office:value-type="string" table:style-name="ce174">
            <text:p><text:s/><text:span text:style-name="T12">臺</text:span><text:s/><text:span text:style-name="T12">灣</text:span><text:s/><text:span text:style-name="T12">省</text:span><text:s/></text:p>
          </table:table-cell>
          <table:table-cell office:value-type="float" office:value="7047871" table:style-name="ce171">
            <text:p>7,047,871</text:p>
          </table:table-cell>
          <table:table-cell office:value-type="float" office:value="3583658" table:style-name="ce171">
            <text:p>3,583,658</text:p>
          </table:table-cell>
          <table:table-cell office:value-type="float" office:value="3464213" table:style-name="ce171">
            <text:p>3,464,213</text:p>
          </table:table-cell>
          <table:table-cell office:value-type="float" office:value="100" table:style-name="ce172">
            <text:p>100.00</text:p>
          </table:table-cell>
          <table:table-cell office:value-type="float" office:value="850745" table:style-name="ce171">
            <text:p>850,745</text:p>
          </table:table-cell>
          <table:table-cell office:value-type="float" office:value="442914" table:style-name="ce171">
            <text:p>442,914</text:p>
          </table:table-cell>
          <table:table-cell office:value-type="float" office:value="407831" table:style-name="ce171">
            <text:p>407,831</text:p>
          </table:table-cell>
          <table:table-cell office:value-type="float" office:value="12.070950220286383" table:style-name="ce172">
            <text:p>12.07</text:p>
          </table:table-cell>
          <table:table-cell office:value-type="float" office:value="5000198" table:style-name="ce171">
            <text:p>5,000,198</text:p>
          </table:table-cell>
          <table:table-cell office:value-type="float" office:value="2587449" table:style-name="ce171">
            <text:p>2,587,449</text:p>
          </table:table-cell>
          <table:table-cell office:value-type="float" office:value="2412749" table:style-name="ce171">
            <text:p>2,412,749</text:p>
          </table:table-cell>
          <table:table-cell office:value-type="float" office:value="70.946219078073369" table:style-name="ce172">
            <text:p>70.95</text:p>
          </table:table-cell>
          <table:table-cell office:value-type="float" office:value="1196928" table:style-name="ce171">
            <text:p>1,196,928</text:p>
          </table:table-cell>
          <table:table-cell office:value-type="float" office:value="553295" table:style-name="ce171">
            <text:p>553,295</text:p>
          </table:table-cell>
          <table:table-cell office:value-type="float" office:value="643633" table:style-name="ce171">
            <text:p>643,633</text:p>
          </table:table-cell>
          <table:table-cell office:value-type="float" office:value="16.982830701640253" table:style-name="ce172">
            <text:p>16.98</text:p>
          </table:table-cell>
          <table:table-cell office:value-type="float" office:value="3041755" table:style-name="ce171">
            <text:p>3,041,755</text:p>
          </table:table-cell>
          <table:table-cell office:value-type="float" office:value="1572391" table:style-name="ce171">
            <text:p>1,572,391</text:p>
          </table:table-cell>
          <table:table-cell office:value-type="float" office:value="1469364" table:style-name="ce171">
            <text:p>1,469,364</text:p>
          </table:table-cell>
          <table:table-cell office:value-type="float" office:value="43.15849424599287" table:style-name="ce172">
            <text:p>43.16</text:p>
          </table:table-cell>
          <table:table-cell office:value-type="float" office:value="5827419" table:style-name="ce171">
            <text:p>5,827,419</text:p>
          </table:table-cell>
          <table:table-cell office:value-type="float" office:value="2947080" table:style-name="ce171">
            <text:p>2,947,080</text:p>
          </table:table-cell>
          <table:table-cell office:value-type="float" office:value="2880339" table:style-name="ce171">
            <text:p>2,880,339</text:p>
          </table:table-cell>
          <table:table-cell office:value-type="float" office:value="82.68339474431356" table:style-name="ce172">
            <text:p>82.68</text:p>
          </table:table-cell>
          <table:table-cell table:number-columns-repeated="16359" table:style-name="ce168"/>
        </table:table-row>
        <table:table-row table:style-name="ro13">
          <table:table-cell office:value-type="string" table:style-name="ce175">
            <text:p><text:span text:style-name="T8">宜</text:span><text:s/><text:span text:style-name="T8">蘭</text:span><text:s/><text:span text:style-name="T8">縣</text:span></text:p>
          </table:table-cell>
          <table:table-cell office:value-type="float" office:value="453309" table:style-name="ce176">
            <text:p>453,309</text:p>
          </table:table-cell>
          <table:table-cell office:value-type="float" office:value="228490" table:style-name="ce176">
            <text:p>228,490</text:p>
          </table:table-cell>
          <table:table-cell office:value-type="float" office:value="224819" table:style-name="ce176">
            <text:p>224,819</text:p>
          </table:table-cell>
          <table:table-cell office:value-type="float" office:value="100" table:style-name="ce177">
            <text:p>100.00</text:p>
          </table:table-cell>
          <table:table-cell office:value-type="float" office:value="52977" table:style-name="ce176">
            <text:p>52,977</text:p>
          </table:table-cell>
          <table:table-cell office:value-type="float" office:value="27406" table:style-name="ce176">
            <text:p>27,406</text:p>
          </table:table-cell>
          <table:table-cell office:value-type="float" office:value="25571" table:style-name="ce176">
            <text:p>25,571</text:p>
          </table:table-cell>
          <table:table-cell office:value-type="float" office:value="11.686730243608665" table:style-name="ce177">
            <text:p>11.69</text:p>
          </table:table-cell>
          <table:table-cell office:value-type="float" office:value="322683" table:style-name="ce176">
            <text:p>322,683</text:p>
          </table:table-cell>
          <table:table-cell office:value-type="float" office:value="165192" table:style-name="ce176">
            <text:p>165,192</text:p>
          </table:table-cell>
          <table:table-cell office:value-type="float" office:value="157491" table:style-name="ce176">
            <text:p>157,491</text:p>
          </table:table-cell>
          <table:table-cell office:value-type="float" office:value="71.183894429627472" table:style-name="ce177">
            <text:p>71.18</text:p>
          </table:table-cell>
          <table:table-cell office:value-type="float" office:value="77649" table:style-name="ce176">
            <text:p>77,649</text:p>
          </table:table-cell>
          <table:table-cell office:value-type="float" office:value="35892" table:style-name="ce176">
            <text:p>35,892</text:p>
          </table:table-cell>
          <table:table-cell office:value-type="float" office:value="41757" table:style-name="ce176">
            <text:p>41,757</text:p>
          </table:table-cell>
          <table:table-cell office:value-type="float" office:value="17.129375326763864" table:style-name="ce177">
            <text:p>17.13</text:p>
          </table:table-cell>
          <table:table-cell office:value-type="float" office:value="194216" table:style-name="ce176">
            <text:p>194,216</text:p>
          </table:table-cell>
          <table:table-cell office:value-type="float" office:value="99919" table:style-name="ce176">
            <text:p>99,919</text:p>
          </table:table-cell>
          <table:table-cell office:value-type="float" office:value="94297" table:style-name="ce176">
            <text:p>94,297</text:p>
          </table:table-cell>
          <table:table-cell office:value-type="float" office:value="42.844064424046294" table:style-name="ce177">
            <text:p>42.84</text:p>
          </table:table-cell>
          <table:table-cell office:value-type="float" office:value="377407" table:style-name="ce176">
            <text:p>377,407</text:p>
          </table:table-cell>
          <table:table-cell office:value-type="float" office:value="189180" table:style-name="ce176">
            <text:p>189,180</text:p>
          </table:table-cell>
          <table:table-cell office:value-type="float" office:value="188227" table:style-name="ce176">
            <text:p>188,227</text:p>
          </table:table-cell>
          <table:table-cell office:value-type="float" office:value="83.256013006580503" table:style-name="ce177">
            <text:p>83.26</text:p>
          </table:table-cell>
          <table:table-cell table:number-columns-repeated="16359" table:style-name="ce168"/>
        </table:table-row>
        <table:table-row table:style-name="ro13">
          <table:table-cell office:value-type="string" table:style-name="ce175">
            <text:p><text:span text:style-name="T8">新</text:span><text:s/><text:span text:style-name="T8">竹</text:span><text:s/><text:span text:style-name="T8">縣</text:span></text:p>
          </table:table-cell>
          <table:table-cell office:value-type="float" office:value="569565" table:style-name="ce176">
            <text:p>569,565</text:p>
          </table:table-cell>
          <table:table-cell office:value-type="float" office:value="290730" table:style-name="ce176">
            <text:p>290,730</text:p>
          </table:table-cell>
          <table:table-cell office:value-type="float" office:value="278835" table:style-name="ce176">
            <text:p>278,835</text:p>
          </table:table-cell>
          <table:table-cell office:value-type="float" office:value="100" table:style-name="ce177">
            <text:p>100.00</text:p>
          </table:table-cell>
          <table:table-cell office:value-type="float" office:value="91798" table:style-name="ce176">
            <text:p>91,798</text:p>
          </table:table-cell>
          <table:table-cell office:value-type="float" office:value="47688" table:style-name="ce176">
            <text:p>47,688</text:p>
          </table:table-cell>
          <table:table-cell office:value-type="float" office:value="44110" table:style-name="ce176">
            <text:p>44,110</text:p>
          </table:table-cell>
          <table:table-cell office:value-type="float" office:value="16.117212258477963" table:style-name="ce177">
            <text:p>16.12</text:p>
          </table:table-cell>
          <table:table-cell office:value-type="float" office:value="404385" table:style-name="ce176">
            <text:p>404,385</text:p>
          </table:table-cell>
          <table:table-cell office:value-type="float" office:value="208063" table:style-name="ce176">
            <text:p>208,063</text:p>
          </table:table-cell>
          <table:table-cell office:value-type="float" office:value="196322" table:style-name="ce176">
            <text:p>196,322</text:p>
          </table:table-cell>
          <table:table-cell office:value-type="float" office:value="70.998920228595509" table:style-name="ce177">
            <text:p>71.00</text:p>
          </table:table-cell>
          <table:table-cell office:value-type="float" office:value="73382" table:style-name="ce176">
            <text:p>73,382</text:p>
          </table:table-cell>
          <table:table-cell office:value-type="float" office:value="34979" table:style-name="ce176">
            <text:p>34,979</text:p>
          </table:table-cell>
          <table:table-cell office:value-type="float" office:value="38403" table:style-name="ce176">
            <text:p>38,403</text:p>
          </table:table-cell>
          <table:table-cell office:value-type="float" office:value="12.88386751292653" table:style-name="ce177">
            <text:p>12.88</text:p>
          </table:table-cell>
          <table:table-cell office:value-type="float" office:value="259165" table:style-name="ce176">
            <text:p>259,165</text:p>
          </table:table-cell>
          <table:table-cell office:value-type="float" office:value="132440" table:style-name="ce176">
            <text:p>132,440</text:p>
          </table:table-cell>
          <table:table-cell office:value-type="float" office:value="126725" table:style-name="ce176">
            <text:p>126,725</text:p>
          </table:table-cell>
          <table:table-cell office:value-type="float" office:value="45.502269275675296" table:style-name="ce177">
            <text:p>45.50</text:p>
          </table:table-cell>
          <table:table-cell office:value-type="float" office:value="445475" table:style-name="ce176">
            <text:p>445,475</text:p>
          </table:table-cell>
          <table:table-cell office:value-type="float" office:value="225995" table:style-name="ce176">
            <text:p>225,995</text:p>
          </table:table-cell>
          <table:table-cell office:value-type="float" office:value="219480" table:style-name="ce176">
            <text:p>219,480</text:p>
          </table:table-cell>
          <table:table-cell office:value-type="float" office:value="78.213197791296864" table:style-name="ce177">
            <text:p>78.21</text:p>
          </table:table-cell>
          <table:table-cell table:number-columns-repeated="16359" table:style-name="ce168"/>
        </table:table-row>
        <table:table-row table:style-name="ro9">
          <table:table-cell office:value-type="string" table:style-name="ce175">
            <text:p><text:span text:style-name="T8">苗</text:span><text:s/><text:span text:style-name="T8">栗</text:span><text:s/><text:span text:style-name="T8">縣</text:span></text:p>
          </table:table-cell>
          <table:table-cell office:value-type="float" office:value="543287" table:style-name="ce176">
            <text:p>543,287</text:p>
          </table:table-cell>
          <table:table-cell office:value-type="float" office:value="280018" table:style-name="ce176">
            <text:p>280,018</text:p>
          </table:table-cell>
          <table:table-cell office:value-type="float" office:value="263269" table:style-name="ce176">
            <text:p>263,269</text:p>
          </table:table-cell>
          <table:table-cell office:value-type="float" office:value="100" table:style-name="ce177">
            <text:p>100.00</text:p>
          </table:table-cell>
          <table:table-cell office:value-type="float" office:value="65801" table:style-name="ce176">
            <text:p>65,801</text:p>
          </table:table-cell>
          <table:table-cell office:value-type="float" office:value="34041" table:style-name="ce176">
            <text:p>34,041</text:p>
          </table:table-cell>
          <table:table-cell office:value-type="float" office:value="31760" table:style-name="ce176">
            <text:p>31,760</text:p>
          </table:table-cell>
          <table:table-cell office:value-type="float" office:value="12.111646330576656" table:style-name="ce177">
            <text:p>12.11</text:p>
          </table:table-cell>
          <table:table-cell office:value-type="float" office:value="384815" table:style-name="ce176">
            <text:p>384,815</text:p>
          </table:table-cell>
          <table:table-cell office:value-type="float" office:value="202005" table:style-name="ce176">
            <text:p>202,005</text:p>
          </table:table-cell>
          <table:table-cell office:value-type="float" office:value="182810" table:style-name="ce176">
            <text:p>182,810</text:p>
          </table:table-cell>
          <table:table-cell office:value-type="float" office:value="70.830886805684656" table:style-name="ce177">
            <text:p>70.83</text:p>
          </table:table-cell>
          <table:table-cell office:value-type="float" office:value="92671" table:style-name="ce176">
            <text:p>92,671</text:p>
          </table:table-cell>
          <table:table-cell office:value-type="float" office:value="43972" table:style-name="ce176">
            <text:p>43,972</text:p>
          </table:table-cell>
          <table:table-cell office:value-type="float" office:value="48699" table:style-name="ce176">
            <text:p>48,699</text:p>
          </table:table-cell>
          <table:table-cell office:value-type="float" office:value="17.057466863738689" table:style-name="ce177">
            <text:p>17.06</text:p>
          </table:table-cell>
          <table:table-cell office:value-type="float" office:value="234886" table:style-name="ce176">
            <text:p>234,886</text:p>
          </table:table-cell>
          <table:table-cell office:value-type="float" office:value="123050" table:style-name="ce176">
            <text:p>123,050</text:p>
          </table:table-cell>
          <table:table-cell office:value-type="float" office:value="111836" table:style-name="ce176">
            <text:p>111,836</text:p>
          </table:table-cell>
          <table:table-cell office:value-type="float" office:value="43.234238993386555" table:style-name="ce177">
            <text:p>43.23</text:p>
          </table:table-cell>
          <table:table-cell office:value-type="float" office:value="448616" table:style-name="ce176">
            <text:p>448,616</text:p>
          </table:table-cell>
          <table:table-cell office:value-type="float" office:value="230554" table:style-name="ce176">
            <text:p>230,554</text:p>
          </table:table-cell>
          <table:table-cell office:value-type="float" office:value="218062" table:style-name="ce176">
            <text:p>218,062</text:p>
          </table:table-cell>
          <table:table-cell office:value-type="float" office:value="82.574403584109319" table:style-name="ce177">
            <text:p>82.57</text:p>
          </table:table-cell>
          <table:table-cell table:number-columns-repeated="16359" table:style-name="ce168"/>
        </table:table-row>
        <table:table-row table:style-name="ro13">
          <table:table-cell office:value-type="string" table:style-name="ce175">
            <text:p><text:span text:style-name="T8">彰</text:span><text:s/><text:span text:style-name="T8">化</text:span><text:s/><text:span text:style-name="T8">縣</text:span></text:p>
          </table:table-cell>
          <table:table-cell office:value-type="float" office:value="1267786" table:style-name="ce176">
            <text:p>1,267,786</text:p>
          </table:table-cell>
          <table:table-cell office:value-type="float" office:value="644461" table:style-name="ce176">
            <text:p>644,461</text:p>
          </table:table-cell>
          <table:table-cell office:value-type="float" office:value="623325" table:style-name="ce176">
            <text:p>623,325</text:p>
          </table:table-cell>
          <table:table-cell office:value-type="float" office:value="100" table:style-name="ce177">
            <text:p>100.00</text:p>
          </table:table-cell>
          <table:table-cell office:value-type="float" office:value="160281" table:style-name="ce176">
            <text:p>160,281</text:p>
          </table:table-cell>
          <table:table-cell office:value-type="float" office:value="83813" table:style-name="ce176">
            <text:p>83,813</text:p>
          </table:table-cell>
          <table:table-cell office:value-type="float" office:value="76468" table:style-name="ce176">
            <text:p>76,468</text:p>
          </table:table-cell>
          <table:table-cell office:value-type="float" office:value="12.642591099759739" table:style-name="ce177">
            <text:p>12.64</text:p>
          </table:table-cell>
          <table:table-cell office:value-type="float" office:value="897869" table:style-name="ce176">
            <text:p>897,869</text:p>
          </table:table-cell>
          <table:table-cell office:value-type="float" office:value="463930" table:style-name="ce176">
            <text:p>463,930</text:p>
          </table:table-cell>
          <table:table-cell office:value-type="float" office:value="433939" table:style-name="ce176">
            <text:p>433,939</text:p>
          </table:table-cell>
          <table:table-cell office:value-type="float" office:value="70.821810621035411" table:style-name="ce177">
            <text:p>70.82</text:p>
          </table:table-cell>
          <table:table-cell office:value-type="float" office:value="209636" table:style-name="ce176">
            <text:p>209,636</text:p>
          </table:table-cell>
          <table:table-cell office:value-type="float" office:value="96718" table:style-name="ce176">
            <text:p>96,718</text:p>
          </table:table-cell>
          <table:table-cell office:value-type="float" office:value="112918" table:style-name="ce176">
            <text:p>112,918</text:p>
          </table:table-cell>
          <table:table-cell office:value-type="float" office:value="16.535598279204848" table:style-name="ce177">
            <text:p>16.54</text:p>
          </table:table-cell>
          <table:table-cell office:value-type="float" office:value="558470" table:style-name="ce176">
            <text:p>558,470</text:p>
          </table:table-cell>
          <table:table-cell office:value-type="float" office:value="288669" table:style-name="ce176">
            <text:p>288,669</text:p>
          </table:table-cell>
          <table:table-cell office:value-type="float" office:value="269801" table:style-name="ce176">
            <text:p>269,801</text:p>
          </table:table-cell>
          <table:table-cell office:value-type="float" office:value="44.050809836991419" table:style-name="ce177">
            <text:p>44.05</text:p>
          </table:table-cell>
          <table:table-cell office:value-type="float" office:value="1038838" table:style-name="ce176">
            <text:p>1,038,838</text:p>
          </table:table-cell>
          <table:table-cell office:value-type="float" office:value="524681" table:style-name="ce176">
            <text:p>524,681</text:p>
          </table:table-cell>
          <table:table-cell office:value-type="float" office:value="514157" table:style-name="ce176">
            <text:p>514,157</text:p>
          </table:table-cell>
          <table:table-cell office:value-type="float" office:value="81.941116245170718" table:style-name="ce177">
            <text:p>81.94</text:p>
          </table:table-cell>
          <table:table-cell table:number-columns-repeated="16359" table:style-name="ce168"/>
        </table:table-row>
        <table:table-row table:style-name="ro18">
          <table:table-cell office:value-type="string" table:style-name="ce175">
            <text:p><text:span text:style-name="T8">南</text:span><text:s/><text:span text:style-name="T8">投</text:span><text:s/><text:span text:style-name="T8">縣</text:span></text:p>
          </table:table-cell>
          <table:table-cell office:value-type="float" office:value="491546" table:style-name="ce176">
            <text:p>491,546</text:p>
          </table:table-cell>
          <table:table-cell office:value-type="float" office:value="251159" table:style-name="ce176">
            <text:p>251,159</text:p>
          </table:table-cell>
          <table:table-cell office:value-type="float" office:value="240387" table:style-name="ce176">
            <text:p>240,387</text:p>
          </table:table-cell>
          <table:table-cell office:value-type="float" office:value="100" table:style-name="ce177">
            <text:p>100.00</text:p>
          </table:table-cell>
          <table:table-cell office:value-type="float" office:value="52401" table:style-name="ce176">
            <text:p>52,401</text:p>
          </table:table-cell>
          <table:table-cell office:value-type="float" office:value="27259" table:style-name="ce176">
            <text:p>27,259</text:p>
          </table:table-cell>
          <table:table-cell office:value-type="float" office:value="25142" table:style-name="ce176">
            <text:p>25,142</text:p>
          </table:table-cell>
          <table:table-cell office:value-type="float" office:value="10.660446835087663" table:style-name="ce177">
            <text:p>10.66</text:p>
          </table:table-cell>
          <table:table-cell office:value-type="float" office:value="348074" table:style-name="ce176">
            <text:p>348,074</text:p>
          </table:table-cell>
          <table:table-cell office:value-type="float" office:value="181081" table:style-name="ce176">
            <text:p>181,081</text:p>
          </table:table-cell>
          <table:table-cell office:value-type="float" office:value="166993" table:style-name="ce176">
            <text:p>166,993</text:p>
          </table:table-cell>
          <table:table-cell office:value-type="float" office:value="70.812090831783806" table:style-name="ce177">
            <text:p>70.81</text:p>
          </table:table-cell>
          <table:table-cell office:value-type="float" office:value="91071" table:style-name="ce176">
            <text:p>91,071</text:p>
          </table:table-cell>
          <table:table-cell office:value-type="float" office:value="42819" table:style-name="ce176">
            <text:p>42,819</text:p>
          </table:table-cell>
          <table:table-cell office:value-type="float" office:value="48252" table:style-name="ce176">
            <text:p>48,252</text:p>
          </table:table-cell>
          <table:table-cell office:value-type="float" office:value="18.527462333128536" table:style-name="ce177">
            <text:p>18.53</text:p>
          </table:table-cell>
          <table:table-cell office:value-type="float" office:value="205069" table:style-name="ce176">
            <text:p>205,069</text:p>
          </table:table-cell>
          <table:table-cell office:value-type="float" office:value="107370" table:style-name="ce176">
            <text:p>107,370</text:p>
          </table:table-cell>
          <table:table-cell office:value-type="float" office:value="97699" table:style-name="ce176">
            <text:p>97,699</text:p>
          </table:table-cell>
          <table:table-cell office:value-type="float" office:value="41.719188031232072" table:style-name="ce177">
            <text:p>41.72</text:p>
          </table:table-cell>
          <table:table-cell office:value-type="float" office:value="413762" table:style-name="ce176">
            <text:p>413,762</text:p>
          </table:table-cell>
          <table:table-cell office:value-type="float" office:value="210743" table:style-name="ce176">
            <text:p>210,743</text:p>
          </table:table-cell>
          <table:table-cell office:value-type="float" office:value="203019" table:style-name="ce176">
            <text:p>203,019</text:p>
          </table:table-cell>
          <table:table-cell office:value-type="float" office:value="84.175641750721198" table:style-name="ce177">
            <text:p>84.18</text:p>
          </table:table-cell>
          <table:table-cell table:number-columns-repeated="16359" table:style-name="ce168"/>
        </table:table-row>
        <table:table-row table:style-name="ro13">
          <table:table-cell office:value-type="string" table:style-name="ce175">
            <text:p><text:span text:style-name="T8">雲</text:span><text:s/><text:span text:style-name="T8">林</text:span><text:s/><text:span text:style-name="T8">縣</text:span></text:p>
          </table:table-cell>
          <table:table-cell office:value-type="float" office:value="677669" table:style-name="ce176">
            <text:p>677,669</text:p>
          </table:table-cell>
          <table:table-cell office:value-type="float" office:value="350572" table:style-name="ce176">
            <text:p>350,572</text:p>
          </table:table-cell>
          <table:table-cell office:value-type="float" office:value="327097" table:style-name="ce176">
            <text:p>327,097</text:p>
          </table:table-cell>
          <table:table-cell office:value-type="float" office:value="100" table:style-name="ce177">
            <text:p>100.00</text:p>
          </table:table-cell>
          <table:table-cell office:value-type="float" office:value="75050" table:style-name="ce176">
            <text:p>75,050</text:p>
          </table:table-cell>
          <table:table-cell office:value-type="float" office:value="38980" table:style-name="ce176">
            <text:p>38,980</text:p>
          </table:table-cell>
          <table:table-cell office:value-type="float" office:value="36070" table:style-name="ce176">
            <text:p>36,070</text:p>
          </table:table-cell>
          <table:table-cell office:value-type="float" office:value="11.074728222775427" table:style-name="ce177">
            <text:p>11.07</text:p>
          </table:table-cell>
          <table:table-cell office:value-type="float" office:value="473912" table:style-name="ce176">
            <text:p>473,912</text:p>
          </table:table-cell>
          <table:table-cell office:value-type="float" office:value="252475" table:style-name="ce176">
            <text:p>252,475</text:p>
          </table:table-cell>
          <table:table-cell office:value-type="float" office:value="221437" table:style-name="ce176">
            <text:p>221,437</text:p>
          </table:table-cell>
          <table:table-cell office:value-type="float" office:value="69.932666242664183" table:style-name="ce177">
            <text:p>69.93</text:p>
          </table:table-cell>
          <table:table-cell office:value-type="float" office:value="128707" table:style-name="ce176">
            <text:p>128,707</text:p>
          </table:table-cell>
          <table:table-cell office:value-type="float" office:value="59117" table:style-name="ce176">
            <text:p>59,117</text:p>
          </table:table-cell>
          <table:table-cell office:value-type="float" office:value="69590" table:style-name="ce176">
            <text:p>69,590</text:p>
          </table:table-cell>
          <table:table-cell office:value-type="float" office:value="18.992605534560383" table:style-name="ce177">
            <text:p>18.99</text:p>
          </table:table-cell>
          <table:table-cell office:value-type="float" office:value="285486" table:style-name="ce176">
            <text:p>285,486</text:p>
          </table:table-cell>
          <table:table-cell office:value-type="float" office:value="149796" table:style-name="ce176">
            <text:p>149,796</text:p>
          </table:table-cell>
          <table:table-cell office:value-type="float" office:value="135690" table:style-name="ce176">
            <text:p>135,690</text:p>
          </table:table-cell>
          <table:table-cell office:value-type="float" office:value="42.127646387838311" table:style-name="ce177">
            <text:p>42.13</text:p>
          </table:table-cell>
          <table:table-cell office:value-type="float" office:value="566418" table:style-name="ce176">
            <text:p>566,418</text:p>
          </table:table-cell>
          <table:table-cell office:value-type="float" office:value="292626" table:style-name="ce176">
            <text:p>292,626</text:p>
          </table:table-cell>
          <table:table-cell office:value-type="float" office:value="273792" table:style-name="ce176">
            <text:p>273,792</text:p>
          </table:table-cell>
          <table:table-cell office:value-type="float" office:value="83.583283284317261" table:style-name="ce177">
            <text:p>83.58</text:p>
          </table:table-cell>
          <table:table-cell table:number-columns-repeated="16359" table:style-name="ce168"/>
        </table:table-row>
        <table:table-row table:style-name="ro9">
          <table:table-cell office:value-type="string" table:style-name="ce175">
            <text:p><text:span text:style-name="T8">嘉</text:span><text:s/><text:span text:style-name="T8">義</text:span><text:s/><text:span text:style-name="T8">縣</text:span></text:p>
          </table:table-cell>
          <table:table-cell office:value-type="float" office:value="500117" table:style-name="ce176">
            <text:p>500,117</text:p>
          </table:table-cell>
          <table:table-cell office:value-type="float" office:value="259439" table:style-name="ce176">
            <text:p>259,439</text:p>
          </table:table-cell>
          <table:table-cell office:value-type="float" office:value="240678" table:style-name="ce176">
            <text:p>240,678</text:p>
          </table:table-cell>
          <table:table-cell office:value-type="float" office:value="100" table:style-name="ce177">
            <text:p>100.00</text:p>
          </table:table-cell>
          <table:table-cell office:value-type="float" office:value="45178" table:style-name="ce176">
            <text:p>45,178</text:p>
          </table:table-cell>
          <table:table-cell office:value-type="float" office:value="23507" table:style-name="ce176">
            <text:p>23,507</text:p>
          </table:table-cell>
          <table:table-cell office:value-type="float" office:value="21671" table:style-name="ce176">
            <text:p>21,671</text:p>
          </table:table-cell>
          <table:table-cell office:value-type="float" office:value="9.0334861642375675" table:style-name="ce177">
            <text:p>9.03</text:p>
          </table:table-cell>
          <table:table-cell office:value-type="float" office:value="353679" table:style-name="ce176">
            <text:p>353,679</text:p>
          </table:table-cell>
          <table:table-cell office:value-type="float" office:value="188982" table:style-name="ce176">
            <text:p>188,982</text:p>
          </table:table-cell>
          <table:table-cell office:value-type="float" office:value="164697" table:style-name="ce176">
            <text:p>164,697</text:p>
          </table:table-cell>
          <table:table-cell office:value-type="float" office:value="70.719251695103353" table:style-name="ce177">
            <text:p>70.72</text:p>
          </table:table-cell>
          <table:table-cell office:value-type="float" office:value="101260" table:style-name="ce176">
            <text:p>101,260</text:p>
          </table:table-cell>
          <table:table-cell office:value-type="float" office:value="46950" table:style-name="ce176">
            <text:p>46,950</text:p>
          </table:table-cell>
          <table:table-cell office:value-type="float" office:value="54310" table:style-name="ce176">
            <text:p>54,310</text:p>
          </table:table-cell>
          <table:table-cell office:value-type="float" office:value="20.247262140659085" table:style-name="ce177">
            <text:p>20.25</text:p>
          </table:table-cell>
          <table:table-cell office:value-type="float" office:value="206314" table:style-name="ce176">
            <text:p>206,314</text:p>
          </table:table-cell>
          <table:table-cell office:value-type="float" office:value="108723" table:style-name="ce176">
            <text:p>108,723</text:p>
          </table:table-cell>
          <table:table-cell office:value-type="float" office:value="97591" table:style-name="ce176">
            <text:p>97,591</text:p>
          </table:table-cell>
          <table:table-cell office:value-type="float" office:value="41.253146763657305" table:style-name="ce177">
            <text:p>41.25</text:p>
          </table:table-cell>
          <table:table-cell office:value-type="float" office:value="429363" table:style-name="ce176">
            <text:p>429,363</text:p>
          </table:table-cell>
          <table:table-cell office:value-type="float" office:value="222525" table:style-name="ce176">
            <text:p>222,525</text:p>
          </table:table-cell>
          <table:table-cell office:value-type="float" office:value="206838" table:style-name="ce176">
            <text:p>206,838</text:p>
          </table:table-cell>
          <table:table-cell office:value-type="float" office:value="85.852510512540064" table:style-name="ce177">
            <text:p>85.85</text:p>
          </table:table-cell>
          <table:table-cell table:number-columns-repeated="16359" table:style-name="ce168"/>
        </table:table-row>
        <table:table-row table:style-name="ro13">
          <table:table-cell office:value-type="string" table:style-name="ce175">
            <text:p><text:span text:style-name="T8">屏</text:span><text:s/><text:span text:style-name="T8">東</text:span><text:s/><text:span text:style-name="T8">縣</text:span></text:p>
          </table:table-cell>
          <table:table-cell office:value-type="float" office:value="813676" table:style-name="ce176">
            <text:p>813,676</text:p>
          </table:table-cell>
          <table:table-cell office:value-type="float" office:value="414594" table:style-name="ce176">
            <text:p>414,594</text:p>
          </table:table-cell>
          <table:table-cell office:value-type="float" office:value="399082" table:style-name="ce176">
            <text:p>399,082</text:p>
          </table:table-cell>
          <table:table-cell office:value-type="float" office:value="100" table:style-name="ce177">
            <text:p>100.00</text:p>
          </table:table-cell>
          <table:table-cell office:value-type="float" office:value="84528" table:style-name="ce176">
            <text:p>84,528</text:p>
          </table:table-cell>
          <table:table-cell office:value-type="float" office:value="44084" table:style-name="ce176">
            <text:p>44,084</text:p>
          </table:table-cell>
          <table:table-cell office:value-type="float" office:value="40444" table:style-name="ce176">
            <text:p>40,444</text:p>
          </table:table-cell>
          <table:table-cell office:value-type="float" office:value="10.388410128847354" table:style-name="ce177">
            <text:p>10.39</text:p>
          </table:table-cell>
          <table:table-cell office:value-type="float" office:value="583705" table:style-name="ce176">
            <text:p>583,705</text:p>
          </table:table-cell>
          <table:table-cell office:value-type="float" office:value="302558" table:style-name="ce176">
            <text:p>302,558</text:p>
          </table:table-cell>
          <table:table-cell office:value-type="float" office:value="281147" table:style-name="ce176">
            <text:p>281,147</text:p>
          </table:table-cell>
          <table:table-cell office:value-type="float" office:value="71.736784666132465" table:style-name="ce177">
            <text:p>71.74</text:p>
          </table:table-cell>
          <table:table-cell office:value-type="float" office:value="145443" table:style-name="ce176">
            <text:p>145,443</text:p>
          </table:table-cell>
          <table:table-cell office:value-type="float" office:value="67952" table:style-name="ce176">
            <text:p>67,952</text:p>
          </table:table-cell>
          <table:table-cell office:value-type="float" office:value="77491" table:style-name="ce176">
            <text:p>77,491</text:p>
          </table:table-cell>
          <table:table-cell office:value-type="float" office:value="17.874805205020181" table:style-name="ce177">
            <text:p>17.87</text:p>
          </table:table-cell>
          <table:table-cell office:value-type="float" office:value="348100" table:style-name="ce176">
            <text:p>348,100</text:p>
          </table:table-cell>
          <table:table-cell office:value-type="float" office:value="181757" table:style-name="ce176">
            <text:p>181,757</text:p>
          </table:table-cell>
          <table:table-cell office:value-type="float" office:value="166343" table:style-name="ce176">
            <text:p>166,343</text:p>
          </table:table-cell>
          <table:table-cell office:value-type="float" office:value="42.781156135857515" table:style-name="ce177">
            <text:p>42.78</text:p>
          </table:table-cell>
          <table:table-cell office:value-type="float" office:value="689160" table:style-name="ce176">
            <text:p>689,160</text:p>
          </table:table-cell>
          <table:table-cell office:value-type="float" office:value="349799" table:style-name="ce176">
            <text:p>349,799</text:p>
          </table:table-cell>
          <table:table-cell office:value-type="float" office:value="339361" table:style-name="ce176">
            <text:p>339,361</text:p>
          </table:table-cell>
          <table:table-cell office:value-type="float" office:value="84.697103023808012" table:style-name="ce177">
            <text:p>84.70</text:p>
          </table:table-cell>
          <table:table-cell table:number-columns-repeated="16359" table:style-name="ce168"/>
        </table:table-row>
        <table:table-row table:style-name="ro18">
          <table:table-cell office:value-type="string" table:style-name="ce175">
            <text:p><text:span text:style-name="T8">臺</text:span><text:s/><text:span text:style-name="T8">東</text:span><text:s/><text:span text:style-name="T8">縣</text:span></text:p>
          </table:table-cell>
          <table:table-cell office:value-type="float" office:value="215468" table:style-name="ce176">
            <text:p>215,468</text:p>
          </table:table-cell>
          <table:table-cell office:value-type="float" office:value="110744" table:style-name="ce176">
            <text:p>110,744</text:p>
          </table:table-cell>
          <table:table-cell office:value-type="float" office:value="104724" table:style-name="ce176">
            <text:p>104,724</text:p>
          </table:table-cell>
          <table:table-cell office:value-type="float" office:value="100" table:style-name="ce177">
            <text:p>100.00</text:p>
          </table:table-cell>
          <table:table-cell office:value-type="float" office:value="24666" table:style-name="ce176">
            <text:p>24,666</text:p>
          </table:table-cell>
          <table:table-cell office:value-type="float" office:value="12930" table:style-name="ce176">
            <text:p>12,930</text:p>
          </table:table-cell>
          <table:table-cell office:value-type="float" office:value="11736" table:style-name="ce176">
            <text:p>11,736</text:p>
          </table:table-cell>
          <table:table-cell office:value-type="float" office:value="11.44763955668591" table:style-name="ce177">
            <text:p>11.45</text:p>
          </table:table-cell>
          <table:table-cell office:value-type="float" office:value="153430" table:style-name="ce176">
            <text:p>153,430</text:p>
          </table:table-cell>
          <table:table-cell office:value-type="float" office:value="80922" table:style-name="ce176">
            <text:p>80,922</text:p>
          </table:table-cell>
          <table:table-cell office:value-type="float" office:value="72508" table:style-name="ce176">
            <text:p>72,508</text:p>
          </table:table-cell>
          <table:table-cell office:value-type="float" office:value="71.207789555757699" table:style-name="ce177">
            <text:p>71.21</text:p>
          </table:table-cell>
          <table:table-cell office:value-type="float" office:value="37372" table:style-name="ce176">
            <text:p>37,372</text:p>
          </table:table-cell>
          <table:table-cell office:value-type="float" office:value="16892" table:style-name="ce176">
            <text:p>16,892</text:p>
          </table:table-cell>
          <table:table-cell office:value-type="float" office:value="20480" table:style-name="ce176">
            <text:p>20,480</text:p>
          </table:table-cell>
          <table:table-cell office:value-type="float" office:value="17.344570887556387" table:style-name="ce177">
            <text:p>17.34</text:p>
          </table:table-cell>
          <table:table-cell office:value-type="float" office:value="90756" table:style-name="ce176">
            <text:p>90,756</text:p>
          </table:table-cell>
          <table:table-cell office:value-type="float" office:value="47822" table:style-name="ce176">
            <text:p>47,822</text:p>
          </table:table-cell>
          <table:table-cell office:value-type="float" office:value="42934" table:style-name="ce176">
            <text:p>42,934</text:p>
          </table:table-cell>
          <table:table-cell office:value-type="float" office:value="42.120407670744612" table:style-name="ce177">
            <text:p>42.12</text:p>
          </table:table-cell>
          <table:table-cell office:value-type="float" office:value="179679" table:style-name="ce176">
            <text:p>179,679</text:p>
          </table:table-cell>
          <table:table-cell office:value-type="float" office:value="91997" table:style-name="ce176">
            <text:p>91,997</text:p>
          </table:table-cell>
          <table:table-cell office:value-type="float" office:value="87682" table:style-name="ce176">
            <text:p>87,682</text:p>
          </table:table-cell>
          <table:table-cell office:value-type="float" office:value="83.390108972097948" table:style-name="ce177">
            <text:p>83.39</text:p>
          </table:table-cell>
          <table:table-cell table:number-columns-repeated="16359" table:style-name="ce168"/>
        </table:table-row>
        <table:table-row table:style-name="ro13">
          <table:table-cell office:value-type="string" table:style-name="ce175">
            <text:p><text:span text:style-name="T8">花</text:span><text:s/><text:span text:style-name="T8">蓮</text:span><text:s/><text:span text:style-name="T8">縣</text:span></text:p>
          </table:table-cell>
          <table:table-cell office:value-type="float" office:value="324602" table:style-name="ce176">
            <text:p>324,602</text:p>
          </table:table-cell>
          <table:table-cell office:value-type="float" office:value="164173" table:style-name="ce176">
            <text:p>164,173</text:p>
          </table:table-cell>
          <table:table-cell office:value-type="float" office:value="160429" table:style-name="ce176">
            <text:p>160,429</text:p>
          </table:table-cell>
          <table:table-cell office:value-type="float" office:value="100" table:style-name="ce177">
            <text:p>100.00</text:p>
          </table:table-cell>
          <table:table-cell office:value-type="float" office:value="38029" table:style-name="ce176">
            <text:p>38,029</text:p>
          </table:table-cell>
          <table:table-cell office:value-type="float" office:value="19934" table:style-name="ce176">
            <text:p>19,934</text:p>
          </table:table-cell>
          <table:table-cell office:value-type="float" office:value="18095" table:style-name="ce176">
            <text:p>18,095</text:p>
          </table:table-cell>
          <table:table-cell office:value-type="float" office:value="11.715577846100764" table:style-name="ce177">
            <text:p>11.72</text:p>
          </table:table-cell>
          <table:table-cell office:value-type="float" office:value="230293" table:style-name="ce176">
            <text:p>230,293</text:p>
          </table:table-cell>
          <table:table-cell office:value-type="float" office:value="118392" table:style-name="ce176">
            <text:p>118,392</text:p>
          </table:table-cell>
          <table:table-cell office:value-type="float" office:value="111901" table:style-name="ce176">
            <text:p>111,901</text:p>
          </table:table-cell>
          <table:table-cell office:value-type="float" office:value="70.946266504827449" table:style-name="ce177">
            <text:p>70.95</text:p>
          </table:table-cell>
          <table:table-cell office:value-type="float" office:value="56280" table:style-name="ce176">
            <text:p>56,280</text:p>
          </table:table-cell>
          <table:table-cell office:value-type="float" office:value="25847" table:style-name="ce176">
            <text:p>25,847</text:p>
          </table:table-cell>
          <table:table-cell office:value-type="float" office:value="30433" table:style-name="ce176">
            <text:p>30,433</text:p>
          </table:table-cell>
          <table:table-cell office:value-type="float" office:value="17.338155649071787" table:style-name="ce177">
            <text:p>17.34</text:p>
          </table:table-cell>
          <table:table-cell office:value-type="float" office:value="137754" table:style-name="ce176">
            <text:p>137,754</text:p>
          </table:table-cell>
          <table:table-cell office:value-type="float" office:value="71147" table:style-name="ce176">
            <text:p>71,147</text:p>
          </table:table-cell>
          <table:table-cell office:value-type="float" office:value="66607" table:style-name="ce176">
            <text:p>66,607</text:p>
          </table:table-cell>
          <table:table-cell office:value-type="float" office:value="42.437816156400757" table:style-name="ce177">
            <text:p>42.44</text:p>
          </table:table-cell>
          <table:table-cell office:value-type="float" office:value="270225" table:style-name="ce176">
            <text:p>270,225</text:p>
          </table:table-cell>
          <table:table-cell office:value-type="float" office:value="135683" table:style-name="ce176">
            <text:p>135,683</text:p>
          </table:table-cell>
          <table:table-cell office:value-type="float" office:value="134542" table:style-name="ce176">
            <text:p>134,542</text:p>
          </table:table-cell>
          <table:table-cell office:value-type="float" office:value="83.248100751073622" table:style-name="ce177">
            <text:p>83.25</text:p>
          </table:table-cell>
          <table:table-cell table:number-columns-repeated="16359" table:style-name="ce168"/>
        </table:table-row>
        <table:table-row table:style-name="ro13">
          <table:table-cell office:value-type="string" table:style-name="ce175">
            <text:p><text:span text:style-name="T8">澎</text:span><text:s/><text:span text:style-name="T8">湖</text:span><text:s/><text:span text:style-name="T8">縣</text:span></text:p>
          </table:table-cell>
          <table:table-cell office:value-type="float" office:value="105912" table:style-name="ce176">
            <text:p>105,912</text:p>
          </table:table-cell>
          <table:table-cell office:value-type="float" office:value="54514" table:style-name="ce176">
            <text:p>54,514</text:p>
          </table:table-cell>
          <table:table-cell office:value-type="float" office:value="51398" table:style-name="ce176">
            <text:p>51,398</text:p>
          </table:table-cell>
          <table:table-cell office:value-type="float" office:value="100" table:style-name="ce177">
            <text:p>100.00</text:p>
          </table:table-cell>
          <table:table-cell office:value-type="float" office:value="10918" table:style-name="ce176">
            <text:p>10,918</text:p>
          </table:table-cell>
          <table:table-cell office:value-type="float" office:value="5743" table:style-name="ce176">
            <text:p>5,743</text:p>
          </table:table-cell>
          <table:table-cell office:value-type="float" office:value="5175" table:style-name="ce176">
            <text:p>5,175</text:p>
          </table:table-cell>
          <table:table-cell office:value-type="float" office:value="10.308558048190951" table:style-name="ce177">
            <text:p>10.31</text:p>
          </table:table-cell>
          <table:table-cell office:value-type="float" office:value="76997" table:style-name="ce176">
            <text:p>76,997</text:p>
          </table:table-cell>
          <table:table-cell office:value-type="float" office:value="40401" table:style-name="ce176">
            <text:p>40,401</text:p>
          </table:table-cell>
          <table:table-cell office:value-type="float" office:value="36596" table:style-name="ce176">
            <text:p>36,596</text:p>
          </table:table-cell>
          <table:table-cell office:value-type="float" office:value="72.699033159604198" table:style-name="ce177">
            <text:p>72.70</text:p>
          </table:table-cell>
          <table:table-cell office:value-type="float" office:value="17997" table:style-name="ce176">
            <text:p>17,997</text:p>
          </table:table-cell>
          <table:table-cell office:value-type="float" office:value="8370" table:style-name="ce176">
            <text:p>8,370</text:p>
          </table:table-cell>
          <table:table-cell office:value-type="float" office:value="9627" table:style-name="ce176">
            <text:p>9,627</text:p>
          </table:table-cell>
          <table:table-cell office:value-type="float" office:value="16.992408792204849" table:style-name="ce177">
            <text:p>16.99</text:p>
          </table:table-cell>
          <table:table-cell office:value-type="float" office:value="48135" table:style-name="ce176">
            <text:p>48,135</text:p>
          </table:table-cell>
          <table:table-cell office:value-type="float" office:value="25067" table:style-name="ce176">
            <text:p>25,067</text:p>
          </table:table-cell>
          <table:table-cell office:value-type="float" office:value="23068" table:style-name="ce176">
            <text:p>23,068</text:p>
          </table:table-cell>
          <table:table-cell office:value-type="float" office:value="45.448107863131654" table:style-name="ce177">
            <text:p>45.45</text:p>
          </table:table-cell>
          <table:table-cell office:value-type="float" office:value="89478" table:style-name="ce176">
            <text:p>89,478</text:p>
          </table:table-cell>
          <table:table-cell office:value-type="float" office:value="45832" table:style-name="ce176">
            <text:p>45,832</text:p>
          </table:table-cell>
          <table:table-cell office:value-type="float" office:value="43646" table:style-name="ce176">
            <text:p>43,646</text:p>
          </table:table-cell>
          <table:table-cell office:value-type="float" office:value="84.483344663494222" table:style-name="ce177">
            <text:p>84.48</text:p>
          </table:table-cell>
          <table:table-cell table:number-columns-repeated="16359" table:style-name="ce168"/>
        </table:table-row>
        <table:table-row table:style-name="ro19">
          <table:table-cell office:value-type="string" table:style-name="ce175">
            <text:p><text:span text:style-name="T8">基</text:span><text:s/><text:span text:style-name="T8">隆</text:span><text:s/><text:span text:style-name="T8">市</text:span></text:p>
          </table:table-cell>
          <table:table-cell office:value-type="float" office:value="367890" table:style-name="ce176">
            <text:p>367,890</text:p>
          </table:table-cell>
          <table:table-cell office:value-type="float" office:value="183494" table:style-name="ce176">
            <text:p>183,494</text:p>
          </table:table-cell>
          <table:table-cell office:value-type="float" office:value="184396" table:style-name="ce176">
            <text:p>184,396</text:p>
          </table:table-cell>
          <table:table-cell office:value-type="float" office:value="100" table:style-name="ce177">
            <text:p>100.00</text:p>
          </table:table-cell>
          <table:table-cell office:value-type="float" office:value="37609" table:style-name="ce176">
            <text:p>37,609</text:p>
          </table:table-cell>
          <table:table-cell office:value-type="float" office:value="19433" table:style-name="ce176">
            <text:p>19,433</text:p>
          </table:table-cell>
          <table:table-cell office:value-type="float" office:value="18176" table:style-name="ce176">
            <text:p>18,176</text:p>
          </table:table-cell>
          <table:table-cell office:value-type="float" office:value="10.222892712495584" table:style-name="ce177">
            <text:p>10.22</text:p>
          </table:table-cell>
          <table:table-cell office:value-type="float" office:value="266481" table:style-name="ce176">
            <text:p>266,481</text:p>
          </table:table-cell>
          <table:table-cell office:value-type="float" office:value="135230" table:style-name="ce176">
            <text:p>135,230</text:p>
          </table:table-cell>
          <table:table-cell office:value-type="float" office:value="131251" table:style-name="ce176">
            <text:p>131,251</text:p>
          </table:table-cell>
          <table:table-cell office:value-type="float" office:value="72.434966973823705" table:style-name="ce177">
            <text:p>72.43</text:p>
          </table:table-cell>
          <table:table-cell office:value-type="float" office:value="63800" table:style-name="ce176">
            <text:p>63,800</text:p>
          </table:table-cell>
          <table:table-cell office:value-type="float" office:value="28831" table:style-name="ce176">
            <text:p>28,831</text:p>
          </table:table-cell>
          <table:table-cell office:value-type="float" office:value="34969" table:style-name="ce176">
            <text:p>34,969</text:p>
          </table:table-cell>
          <table:table-cell office:value-type="float" office:value="17.342140313680719" table:style-name="ce177">
            <text:p>17.34</text:p>
          </table:table-cell>
          <table:table-cell office:value-type="float" office:value="156734" table:style-name="ce176">
            <text:p>156,734</text:p>
          </table:table-cell>
          <table:table-cell office:value-type="float" office:value="80395" table:style-name="ce176">
            <text:p>80,395</text:p>
          </table:table-cell>
          <table:table-cell office:value-type="float" office:value="76339" table:style-name="ce176">
            <text:p>76,339</text:p>
          </table:table-cell>
          <table:table-cell office:value-type="float" office:value="42.603495610100843" table:style-name="ce177">
            <text:p>42.60</text:p>
          </table:table-cell>
          <table:table-cell office:value-type="float" office:value="313310" table:style-name="ce176">
            <text:p>313,310</text:p>
          </table:table-cell>
          <table:table-cell office:value-type="float" office:value="155116" table:style-name="ce176">
            <text:p>155,116</text:p>
          </table:table-cell>
          <table:table-cell office:value-type="float" office:value="158194" table:style-name="ce176">
            <text:p>158,194</text:p>
          </table:table-cell>
          <table:table-cell office:value-type="float" office:value="85.164043599989128" table:style-name="ce177">
            <text:p>85.16</text:p>
          </table:table-cell>
          <table:table-cell table:number-columns-repeated="16359" table:style-name="ce168"/>
        </table:table-row>
        <table:table-row table:style-name="ro13">
          <table:table-cell office:value-type="string" table:style-name="ce175">
            <text:p><text:span text:style-name="T8">新</text:span><text:s/><text:span text:style-name="T8">竹</text:span><text:s/><text:span text:style-name="T8">市</text:span></text:p>
          </table:table-cell>
          <table:table-cell office:value-type="float" office:value="450793" table:style-name="ce176">
            <text:p>450,793</text:p>
          </table:table-cell>
          <table:table-cell office:value-type="float" office:value="222369" table:style-name="ce176">
            <text:p>222,369</text:p>
          </table:table-cell>
          <table:table-cell office:value-type="float" office:value="228424" table:style-name="ce176">
            <text:p>228,424</text:p>
          </table:table-cell>
          <table:table-cell office:value-type="float" office:value="100" table:style-name="ce177">
            <text:p>100.00</text:p>
          </table:table-cell>
          <table:table-cell office:value-type="float" office:value="76287" table:style-name="ce176">
            <text:p>76,287</text:p>
          </table:table-cell>
          <table:table-cell office:value-type="float" office:value="39711" table:style-name="ce176">
            <text:p>39,711</text:p>
          </table:table-cell>
          <table:table-cell office:value-type="float" office:value="36576" table:style-name="ce176">
            <text:p>36,576</text:p>
          </table:table-cell>
          <table:table-cell office:value-type="float" office:value="16.922844853402783" table:style-name="ce177">
            <text:p>16.92</text:p>
          </table:table-cell>
          <table:table-cell office:value-type="float" office:value="315863" table:style-name="ce176">
            <text:p>315,863</text:p>
          </table:table-cell>
          <table:table-cell office:value-type="float" office:value="156648" table:style-name="ce176">
            <text:p>156,648</text:p>
          </table:table-cell>
          <table:table-cell office:value-type="float" office:value="159215" table:style-name="ce176">
            <text:p>159,215</text:p>
          </table:table-cell>
          <table:table-cell office:value-type="float" office:value="70.068301859168187" table:style-name="ce177">
            <text:p>70.07</text:p>
          </table:table-cell>
          <table:table-cell office:value-type="float" office:value="58643" table:style-name="ce176">
            <text:p>58,643</text:p>
          </table:table-cell>
          <table:table-cell office:value-type="float" office:value="26010" table:style-name="ce176">
            <text:p>26,010</text:p>
          </table:table-cell>
          <table:table-cell office:value-type="float" office:value="32633" table:style-name="ce176">
            <text:p>32,633</text:p>
          </table:table-cell>
          <table:table-cell office:value-type="float" office:value="13.008853287429043" table:style-name="ce177">
            <text:p>13.01</text:p>
          </table:table-cell>
          <table:table-cell office:value-type="float" office:value="202396" table:style-name="ce176">
            <text:p>202,396</text:p>
          </table:table-cell>
          <table:table-cell office:value-type="float" office:value="100456" table:style-name="ce176">
            <text:p>100,456</text:p>
          </table:table-cell>
          <table:table-cell office:value-type="float" office:value="101940" table:style-name="ce176">
            <text:p>101,940</text:p>
          </table:table-cell>
          <table:table-cell office:value-type="float" office:value="44.897769042553897" table:style-name="ce177">
            <text:p>44.90</text:p>
          </table:table-cell>
          <table:table-cell office:value-type="float" office:value="349579" table:style-name="ce176">
            <text:p>349,579</text:p>
          </table:table-cell>
          <table:table-cell office:value-type="float" office:value="169675" table:style-name="ce176">
            <text:p>169,675</text:p>
          </table:table-cell>
          <table:table-cell office:value-type="float" office:value="179904" table:style-name="ce176">
            <text:p>179,904</text:p>
          </table:table-cell>
          <table:table-cell office:value-type="float" office:value="77.547566177824407" table:style-name="ce177">
            <text:p>77.55</text:p>
          </table:table-cell>
          <table:table-cell table:number-columns-repeated="16359" table:style-name="ce168"/>
        </table:table-row>
        <table:table-row table:style-name="ro13">
          <table:table-cell office:value-type="string" table:style-name="ce175">
            <text:p><text:span text:style-name="T8">嘉</text:span><text:s/><text:span text:style-name="T8">義</text:span><text:s/><text:span text:style-name="T8">市</text:span></text:p>
          </table:table-cell>
          <table:table-cell office:value-type="float" office:value="266251" table:style-name="ce176">
            <text:p>266,251</text:p>
          </table:table-cell>
          <table:table-cell office:value-type="float" office:value="128901" table:style-name="ce176">
            <text:p>128,901</text:p>
          </table:table-cell>
          <table:table-cell office:value-type="float" office:value="137350" table:style-name="ce176">
            <text:p>137,350</text:p>
          </table:table-cell>
          <table:table-cell office:value-type="float" office:value="100" table:style-name="ce177">
            <text:p>100.00</text:p>
          </table:table-cell>
          <table:table-cell office:value-type="float" office:value="35222" table:style-name="ce176">
            <text:p>35,222</text:p>
          </table:table-cell>
          <table:table-cell office:value-type="float" office:value="18385" table:style-name="ce176">
            <text:p>18,385</text:p>
          </table:table-cell>
          <table:table-cell office:value-type="float" office:value="16837" table:style-name="ce176">
            <text:p>16,837</text:p>
          </table:table-cell>
          <table:table-cell office:value-type="float" office:value="13.228870501894828" table:style-name="ce177">
            <text:p>13.23</text:p>
          </table:table-cell>
          <table:table-cell office:value-type="float" office:value="188012" table:style-name="ce176">
            <text:p>188,012</text:p>
          </table:table-cell>
          <table:table-cell office:value-type="float" office:value="91570" table:style-name="ce176">
            <text:p>91,570</text:p>
          </table:table-cell>
          <table:table-cell office:value-type="float" office:value="96442" table:style-name="ce176">
            <text:p>96,442</text:p>
          </table:table-cell>
          <table:table-cell office:value-type="float" office:value="70.614570461707189" table:style-name="ce177">
            <text:p>70.61</text:p>
          </table:table-cell>
          <table:table-cell office:value-type="float" office:value="43017" table:style-name="ce176">
            <text:p>43,017</text:p>
          </table:table-cell>
          <table:table-cell office:value-type="float" office:value="18946" table:style-name="ce176">
            <text:p>18,946</text:p>
          </table:table-cell>
          <table:table-cell office:value-type="float" office:value="24071" table:style-name="ce176">
            <text:p>24,071</text:p>
          </table:table-cell>
          <table:table-cell office:value-type="float" office:value="16.156559036397987" table:style-name="ce177">
            <text:p>16.16</text:p>
          </table:table-cell>
          <table:table-cell office:value-type="float" office:value="114274" table:style-name="ce176">
            <text:p>114,274</text:p>
          </table:table-cell>
          <table:table-cell office:value-type="float" office:value="55780" table:style-name="ce176">
            <text:p>55,780</text:p>
          </table:table-cell>
          <table:table-cell office:value-type="float" office:value="58494" table:style-name="ce176">
            <text:p>58,494</text:p>
          </table:table-cell>
          <table:table-cell office:value-type="float" office:value="42.919651006005608" table:style-name="ce177">
            <text:p>42.92</text:p>
          </table:table-cell>
          <table:table-cell office:value-type="float" office:value="216109" table:style-name="ce176">
            <text:p>216,109</text:p>
          </table:table-cell>
          <table:table-cell office:value-type="float" office:value="102674" table:style-name="ce176">
            <text:p>102,674</text:p>
          </table:table-cell>
          <table:table-cell office:value-type="float" office:value="113435" table:style-name="ce176">
            <text:p>113,435</text:p>
          </table:table-cell>
          <table:table-cell office:value-type="float" office:value="81.16739467645192" table:style-name="ce177">
            <text:p>81.17</text:p>
          </table:table-cell>
          <table:table-cell table:number-columns-repeated="16359" table:style-name="ce168"/>
        </table:table-row>
        <table:table-row table:style-name="ro31">
          <table:table-cell office:value-type="string" table:style-name="ce174">
            <text:p><text:span text:style-name="T12">福</text:span><text:s/><text:span text:style-name="T12">建</text:span><text:s/><text:span text:style-name="T12">省</text:span></text:p>
          </table:table-cell>
          <table:table-cell office:value-type="float" office:value="153569" table:style-name="ce171">
            <text:p>153,569</text:p>
          </table:table-cell>
          <table:table-cell office:value-type="float" office:value="77671" table:style-name="ce171">
            <text:p>77,671</text:p>
          </table:table-cell>
          <table:table-cell office:value-type="float" office:value="75898" table:style-name="ce171">
            <text:p>75,898</text:p>
          </table:table-cell>
          <table:table-cell office:value-type="float" office:value="100" table:style-name="ce172">
            <text:p>100.00</text:p>
          </table:table-cell>
          <table:table-cell office:value-type="float" office:value="14127" table:style-name="ce171">
            <text:p>14,127</text:p>
          </table:table-cell>
          <table:table-cell office:value-type="float" office:value="7354" table:style-name="ce171">
            <text:p>7,354</text:p>
          </table:table-cell>
          <table:table-cell office:value-type="float" office:value="6773" table:style-name="ce171">
            <text:p>6,773</text:p>
          </table:table-cell>
          <table:table-cell office:value-type="float" office:value="9.1991222186769459" table:style-name="ce172">
            <text:p>9.20</text:p>
          </table:table-cell>
          <table:table-cell office:value-type="float" office:value="117748" table:style-name="ce171">
            <text:p>117,748</text:p>
          </table:table-cell>
          <table:table-cell office:value-type="float" office:value="59793" table:style-name="ce171">
            <text:p>59,793</text:p>
          </table:table-cell>
          <table:table-cell office:value-type="float" office:value="57955" table:style-name="ce171">
            <text:p>57,955</text:p>
          </table:table-cell>
          <table:table-cell office:value-type="float" office:value="76.674328803339222" table:style-name="ce172">
            <text:p>76.67</text:p>
          </table:table-cell>
          <table:table-cell office:value-type="float" office:value="21694" table:style-name="ce171">
            <text:p>21,694</text:p>
          </table:table-cell>
          <table:table-cell office:value-type="float" office:value="10524" table:style-name="ce171">
            <text:p>10,524</text:p>
          </table:table-cell>
          <table:table-cell office:value-type="float" office:value="11170" table:style-name="ce171">
            <text:p>11,170</text:p>
          </table:table-cell>
          <table:table-cell office:value-type="float" office:value="14.126548977983838" table:style-name="ce172">
            <text:p>14.13</text:p>
          </table:table-cell>
          <table:table-cell office:value-type="float" office:value="69848" table:style-name="ce171">
            <text:p>69,848</text:p>
          </table:table-cell>
          <table:table-cell office:value-type="float" office:value="35254" table:style-name="ce171">
            <text:p>35,254</text:p>
          </table:table-cell>
          <table:table-cell office:value-type="float" office:value="34594" table:style-name="ce171">
            <text:p>34,594</text:p>
          </table:table-cell>
          <table:table-cell office:value-type="float" office:value="45.48313787287799" table:style-name="ce172">
            <text:p>45.48</text:p>
          </table:table-cell>
          <table:table-cell office:value-type="float" office:value="132621" table:style-name="ce171">
            <text:p>132,621</text:p>
          </table:table-cell>
          <table:table-cell office:value-type="float" office:value="66737" table:style-name="ce171">
            <text:p>66,737</text:p>
          </table:table-cell>
          <table:table-cell office:value-type="float" office:value="65884" table:style-name="ce171">
            <text:p>65,884</text:p>
          </table:table-cell>
          <table:table-cell office:value-type="float" office:value="86.359226145901843" table:style-name="ce172">
            <text:p>86.36</text:p>
          </table:table-cell>
          <table:table-cell table:number-columns-repeated="16359" table:style-name="ce168"/>
        </table:table-row>
        <table:table-row table:style-name="ro13">
          <table:table-cell office:value-type="string" table:style-name="ce175">
            <text:p><text:span text:style-name="T8">金</text:span><text:s/><text:span text:style-name="T8">門</text:span><text:s/><text:span text:style-name="T8">縣</text:span></text:p>
          </table:table-cell>
          <table:table-cell office:value-type="float" office:value="140420" table:style-name="ce176">
            <text:p>140,420</text:p>
          </table:table-cell>
          <table:table-cell office:value-type="float" office:value="70103" table:style-name="ce176">
            <text:p>70,103</text:p>
          </table:table-cell>
          <table:table-cell office:value-type="float" office:value="70317" table:style-name="ce176">
            <text:p>70,317</text:p>
          </table:table-cell>
          <table:table-cell office:value-type="float" office:value="100" table:style-name="ce177">
            <text:p>100.00</text:p>
          </table:table-cell>
          <table:table-cell office:value-type="float" office:value="12619" table:style-name="ce176">
            <text:p>12,619</text:p>
          </table:table-cell>
          <table:table-cell office:value-type="float" office:value="6544" table:style-name="ce176">
            <text:p>6,544</text:p>
          </table:table-cell>
          <table:table-cell office:value-type="float" office:value="6075" table:style-name="ce176">
            <text:p>6,075</text:p>
          </table:table-cell>
          <table:table-cell office:value-type="float" office:value="8.9866115937900588" table:style-name="ce177">
            <text:p>8.99</text:p>
          </table:table-cell>
          <table:table-cell office:value-type="float" office:value="107762" table:style-name="ce176">
            <text:p>107,762</text:p>
          </table:table-cell>
          <table:table-cell office:value-type="float" office:value="53933" table:style-name="ce176">
            <text:p>53,933</text:p>
          </table:table-cell>
          <table:table-cell office:value-type="float" office:value="53829" table:style-name="ce176">
            <text:p>53,829</text:p>
          </table:table-cell>
          <table:table-cell office:value-type="float" office:value="76.74262925509187" table:style-name="ce177">
            <text:p>76.74</text:p>
          </table:table-cell>
          <table:table-cell office:value-type="float" office:value="20039" table:style-name="ce176">
            <text:p>20,039</text:p>
          </table:table-cell>
          <table:table-cell office:value-type="float" office:value="9626" table:style-name="ce176">
            <text:p>9,626</text:p>
          </table:table-cell>
          <table:table-cell office:value-type="float" office:value="10413" table:style-name="ce176">
            <text:p>10,413</text:p>
          </table:table-cell>
          <table:table-cell office:value-type="float" office:value="14.270759151118073" table:style-name="ce177">
            <text:p>14.27</text:p>
          </table:table-cell>
          <table:table-cell office:value-type="float" office:value="63662" table:style-name="ce176">
            <text:p>63,662</text:p>
          </table:table-cell>
          <table:table-cell office:value-type="float" office:value="31664" table:style-name="ce176">
            <text:p>31,664</text:p>
          </table:table-cell>
          <table:table-cell office:value-type="float" office:value="31998" table:style-name="ce176">
            <text:p>31,998</text:p>
          </table:table-cell>
          <table:table-cell office:value-type="float" office:value="45.336846603047995" table:style-name="ce177">
            <text:p>45.34</text:p>
          </table:table-cell>
          <table:table-cell office:value-type="float" office:value="121541" table:style-name="ce176">
            <text:p>121,541</text:p>
          </table:table-cell>
          <table:table-cell office:value-type="float" office:value="60290" table:style-name="ce176">
            <text:p>60,290</text:p>
          </table:table-cell>
          <table:table-cell office:value-type="float" office:value="61251" table:style-name="ce176">
            <text:p>61,251</text:p>
          </table:table-cell>
          <table:table-cell office:value-type="float" office:value="86.555333998005977" table:style-name="ce177">
            <text:p>86.56</text:p>
          </table:table-cell>
          <table:table-cell table:number-columns-repeated="16359" table:style-name="ce168"/>
        </table:table-row>
        <table:table-row table:style-name="ro13">
          <table:table-cell office:value-type="string" table:style-name="ce178">
            <text:p><text:span text:style-name="T8">連</text:span><text:s/><text:span text:style-name="T8">江</text:span><text:s/><text:span text:style-name="T8">縣</text:span></text:p>
          </table:table-cell>
          <table:table-cell office:value-type="float" office:value="13149" table:style-name="ce179">
            <text:p>13,149</text:p>
          </table:table-cell>
          <table:table-cell office:value-type="float" office:value="7568" table:style-name="ce179">
            <text:p>7,568</text:p>
          </table:table-cell>
          <table:table-cell office:value-type="float" office:value="5581" table:style-name="ce179">
            <text:p>5,581</text:p>
          </table:table-cell>
          <table:table-cell office:value-type="float" office:value="100" table:style-name="ce180">
            <text:p>100.00</text:p>
          </table:table-cell>
          <table:table-cell office:value-type="float" office:value="1508" table:style-name="ce179">
            <text:p>1,508</text:p>
          </table:table-cell>
          <table:table-cell office:value-type="float" office:value="810" table:style-name="ce179">
            <text:p>810</text:p>
          </table:table-cell>
          <table:table-cell office:value-type="float" office:value="698" table:style-name="ce179">
            <text:p>698</text:p>
          </table:table-cell>
          <table:table-cell office:value-type="float" office:value="11.468552741653358" table:style-name="ce180">
            <text:p>11.47</text:p>
          </table:table-cell>
          <table:table-cell office:value-type="float" office:value="9986" table:style-name="ce179">
            <text:p>9,986</text:p>
          </table:table-cell>
          <table:table-cell office:value-type="float" office:value="5860" table:style-name="ce179">
            <text:p>5,860</text:p>
          </table:table-cell>
          <table:table-cell office:value-type="float" office:value="4126" table:style-name="ce179">
            <text:p>4,126</text:p>
          </table:table-cell>
          <table:table-cell office:value-type="float" office:value="75.944938778614343" table:style-name="ce180">
            <text:p>75.94</text:p>
          </table:table-cell>
          <table:table-cell office:value-type="float" office:value="1655" table:style-name="ce179">
            <text:p>1,655</text:p>
          </table:table-cell>
          <table:table-cell office:value-type="float" office:value="898" table:style-name="ce179">
            <text:p>898</text:p>
          </table:table-cell>
          <table:table-cell office:value-type="float" office:value="757" table:style-name="ce179">
            <text:p>757</text:p>
          </table:table-cell>
          <table:table-cell office:value-type="float" office:value="12.5865084797323" table:style-name="ce180">
            <text:p>12.59</text:p>
          </table:table-cell>
          <table:table-cell office:value-type="float" office:value="6186" table:style-name="ce179">
            <text:p>6,186</text:p>
          </table:table-cell>
          <table:table-cell office:value-type="float" office:value="3590" table:style-name="ce179">
            <text:p>3,590</text:p>
          </table:table-cell>
          <table:table-cell office:value-type="float" office:value="2596" table:style-name="ce179">
            <text:p>2,596</text:p>
          </table:table-cell>
          <table:table-cell office:value-type="float" office:value="47.045402692219938" table:style-name="ce180">
            <text:p>47.05</text:p>
          </table:table-cell>
          <table:table-cell office:value-type="float" office:value="11080" table:style-name="ce179">
            <text:p>11,080</text:p>
          </table:table-cell>
          <table:table-cell office:value-type="float" office:value="6447" table:style-name="ce179">
            <text:p>6,447</text:p>
          </table:table-cell>
          <table:table-cell office:value-type="float" office:value="4633" table:style-name="ce179">
            <text:p>4,633</text:p>
          </table:table-cell>
          <table:table-cell office:value-type="float" office:value="84.264963115065783" table:style-name="ce180">
            <text:p>84.26</text:p>
          </table:table-cell>
          <table:table-cell table:number-columns-repeated="16359" table:style-name="ce168"/>
        </table:table-row>
        <table:table-row table:style-name="ro10">
          <table:table-cell table:style-name="ce181"/>
          <table:table-cell table:number-columns-repeated="23" table:style-name="ce168"/>
          <table:table-cell office:value-type="string" table:style-name="ce182">
            <text:p><text:s text:c="16"/>內政部戶政司 <text:s/>109年11月9日編製</text:p>
          </table:table-cell>
          <table:table-cell table:number-columns-repeated="16359" table:style-name="ce168"/>
        </table:table-row>
        <table:table-row table:style-name="ro25">
          <table:table-cell table:style-name="ce181"/>
          <table:table-cell table:number-columns-repeated="24" table:style-name="ce161"/>
          <table:table-cell table:number-columns-repeated="16359" table:style-name="ce168"/>
        </table:table-row>
        <table:table-row table:number-rows-repeated="1048544" table:style-name="ro32">
          <table:table-cell table:number-columns-repeated="16384"/>
        </table:table-row>
        <table:named-expressions>
          <table:named-range table:name="Print_Area" table:cell-range-address="01-年齡結構.$A$1:01-年齡結構.$Y$31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__" table:style-name="ta4">
        <table:table-column table:style-name="co10" table:number-columns-repeated="16384" table:default-cell-style-name="ce1"/>
        <table:table-row table:number-rows-repeated="3" table:style-name="ro27">
          <table:table-cell table:number-columns-repeated="16384"/>
        </table:table-row>
        <table:table-row table:style-name="ro27">
          <table:table-cell table:style-name="ce1">
            <draw:frame draw:z-index="1" draw:id="id0" draw:style-name="a0" draw:name="Object 3" svg:x="0in" svg:y="0.15625in" svg:width="7.08333in" svg:height="10.781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27">
          <table:table-cell table:number-columns-repeated="16384"/>
        </table:table-row>
        <table:table-row table:style-name="ro27">
          <table:table-cell table:style-name="ce1">
            <draw:frame draw:z-index="2" draw:id="id1" draw:style-name="a1" draw:name="Object 4" svg:x="0in" svg:y="0.03125in" svg:width="7.30208in" svg:height="9.51042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23" table:style-name="ro27">
          <table:table-cell table:number-columns-repeated="16384"/>
        </table:table-row>
        <table:named-expressions>
          <table:named-range table:name="OLE_LINK10" table:cell-range-address="01資料分析__.$A$57" table:base-cell-address="01資料分析__.$A$1"/>
          <table:named-range table:name="OLE_LINK18" table:cell-range-address="01資料分析__.$A$53" table:base-cell-address="01資料分析__.$A$1"/>
          <table:named-range table:name="OLE_LINK9" table:cell-range-address="01資料分析__.$A$56" table:base-cell-address="01資料分析__.$A$1"/>
        </table:named-expressions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微軟正黑體" svg:font-family="微軟正黑體"/>
    <style:font-face style:name="新細明體" svg:font-family="新細明體"/>
    <style:font-face style:name="標楷體" svg:font-family="標楷體"/>
    <style:font-face style:name="Segoe UI Symbol" svg:font-family="&quot;Segoe UI Symbol&quot;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number number:decimal-places="0" number:min-integer-digits="1" number:grouping="true"/>
    </number:number-style>
    <number:number-style style:name="N52P1">
      <number:text>-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   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–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–</number:text>
      <number:number number:decimal-places="2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</number:text>
      <number:number number:decimal-places="2" number:min-integer-digits="1" number:grouping="true"/>
      <number:text> </number:text>
    </number:number-style>
    <number:number-style style:name="N56P1">
      <number:text> (</number:text>
      <number:number number:decimal-places="2" number:min-integer-digits="1" number:grouping="true"/>
      <number:text>)</number:text>
    </number:number-style>
    <number:text-style style:name="N56P2">
      <number:text> - </number:text>
    </number:text-style>
    <number:text-style style:name="N56">
      <number:text> </number:text>
      <number:text-content/>
      <number:text> </number:text>
      <style:map style:condition="value()&gt;0" style:apply-style-name="N56P0"/>
      <style:map style:condition="value()&lt;0" style:apply-style-name="N56P1"/>
      <style:map style:condition="value()=0" style:apply-style-name="N56P2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style:style style:name="Default" style:family="table-cell" style:data-style-name="N51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48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48"/>
    <style:style style:name="_21315__20998__20301__32_4" style:display-name="千分位 4" style:family="table-cell" style:data-style-name="N48"/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50"/>
    <style:style style:name="_21315__20998__20301__91_0_93__32_2_32_3" style:display-name="千分位[0] 2 3" style:family="table-cell" style:data-style-name="N50"/>
    <style:style style:name="_21315__20998__20301__91_0_93__32_3" style:display-name="千分位[0] 3" style:family="table-cell" style:data-style-name="N49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0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50"/>
    <style:style style:name="_21315__20998__20301__91_0_93__32_6" style:display-name="千分位[0] 6" style:family="table-cell" style:data-style-name="N50"/>
    <style:style style:name="_30334__20998__27604__32_2" style:display-name="百分比 2" style:family="table-cell" style:data-style-name="N13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55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7</meta:generator>
    <meta:initial-creator>溫麗華</meta:initial-creator>
    <dc:creator>盧怡婷</dc:creator>
    <meta:creation-date>2019-06-04T12:02:08Z</meta:creation-date>
    <dc:date>2020-11-10T08:58:31Z</dc:date>
    <meta:print-date>2020-11-04T07:50:32Z</meta:print-date>
  </office:meta>
</office:document-meta>
</file>